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31cm"/>
    </style:style>
    <style:style style:name="co5" style:family="table-column">
      <style:table-column-properties fo:break-before="auto" style:column-width="2.388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16.598cm"/>
    </style:style>
    <style:style style:name="co8" style:family="table-column">
      <style:table-column-properties fo:break-before="auto" style:column-width="2.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24cm"/>
    </style:style>
    <style:style style:name="co11" style:family="table-column">
      <style:table-column-properties fo:break-before="auto" style:column-width="1.953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7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7" style:family="table-cell" style:parent-style-name="Default">
      <style:table-cell-properties fo:background-color="#dee6ef" style:text-align-source="fix" style:repeat-content="false" fo:border="0.74pt solid #111111" style:vertical-align="middle"/>
      <style:paragraph-properties fo:text-align="start" fo:margin-left="0cm"/>
    </style:style>
    <style:style style:name="ce2" style:family="table-cell" style:parent-style-name="Default" style:data-style-name="N142">
      <style:table-cell-properties fo:background-color="#000000" style:text-align-source="fix" style:repeat-content="false" fo:border="0.74pt solid #333333" style:vertical-align="top"/>
      <style:paragraph-properties fo:text-align="start" fo:margin-left="0cm"/>
      <style:text-properties fo:color="#ffffff"/>
    </style:style>
    <style:style style:name="ce49" style:family="table-cell" style:parent-style-name="Default" style:data-style-name="N37">
      <style:table-cell-properties fo:background-color="#383d3c" fo:border="0.74pt solid #111111" style:vertical-align="middle"/>
    </style:style>
    <style:style style:name="ce50" style:family="table-cell" style:parent-style-name="Default">
      <style:table-cell-properties fo:background-color="#383d3c" fo:border="0.74pt solid #111111" style:vertical-align="middle"/>
    </style:style>
    <style:style style:name="ce51" style:family="table-cell" style:parent-style-name="Default" style:data-style-name="N37">
      <style:table-cell-properties fo:background-color="#dee6ef" fo:border="0.74pt solid #111111" style:vertical-align="middle"/>
    </style:style>
    <style:style style:name="ce6" style:family="table-cell" style:parent-style-name="Default" style:data-style-name="N142">
      <style:table-cell-properties fo:background-color="#000000" fo:border="0.74pt solid #333333" style:vertical-align="top"/>
      <style:text-properties fo:color="#ffffff"/>
    </style:style>
    <style:style style:name="ce53" style:family="table-cell" style:parent-style-name="Default">
      <style:table-cell-properties fo:background-color="#dee6ef" style:text-align-source="fix" style:repeat-content="false" fo:border="0.74pt solid #111111" style:vertical-align="middle"/>
      <style:paragraph-properties fo:text-align="start" fo:margin-left="0cm"/>
    </style:style>
    <style:style style:name="ce8" style:family="table-cell" style:parent-style-name="Default" style:data-style-name="N142">
      <style:table-cell-properties fo:background-color="#000000" style:text-align-source="fix" style:repeat-content="false" fo:border="0.74pt solid #333333" style:vertical-align="top"/>
      <style:paragraph-properties fo:text-align="start" fo:margin-left="0cm"/>
      <style:text-properties fo:color="#ffffff"/>
    </style:style>
    <style:style style:name="ce15" style:family="table-cell" style:parent-style-name="Default">
      <style:table-cell-properties fo:background-color="#383d3c" style:text-align-source="fix" style:repeat-content="false" fo:border="0.74pt solid #111111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383d3c" style:text-align-source="fix" style:repeat-content="false" fo:border="0.74pt solid #111111" style:vertical-align="middle"/>
      <style:paragraph-properties fo:text-align="center" fo:margin-left="0cm"/>
    </style:style>
    <style:style style:name="ce11" style:family="table-cell" style:parent-style-name="Durchschnitt_20_Zeit" style:data-style-name="N142">
      <style:table-cell-properties fo:background-color="#000000" style:text-align-source="fix" style:repeat-content="false" fo:border="0.74pt solid #333333" style:vertical-align="top"/>
      <style:paragraph-properties fo:text-align="center" fo:margin-left="0cm"/>
      <style:text-properties fo:color="#999999" fo:font-style="italic" style:font-style-asian="italic" style:font-style-complex="italic"/>
    </style:style>
    <style:style style:name="ce57" style:family="table-cell" style:parent-style-name="Default" style:data-style-name="N61">
      <style:table-cell-properties fo:background-color="#383d3c" style:text-align-source="fix" style:repeat-content="false" fo:border="0.74pt solid #111111" style:vertical-align="middle"/>
      <style:paragraph-properties fo:text-align="end" fo:margin-left="0cm"/>
    </style:style>
    <style:style style:name="ce61" style:family="table-cell" style:parent-style-name="Default">
      <style:table-cell-properties fo:background-color="#dee6ef" fo:border="0.74pt solid #111111" style:vertical-align="middle"/>
      <style:text-properties fo:font-size="10pt" style:font-size-asian="10pt" style:font-size-complex="10pt"/>
    </style:style>
    <style:style style:name="ce14" style:family="table-cell" style:parent-style-name="Default" style:data-style-name="N142">
      <style:table-cell-properties fo:background-color="#000000" fo:border="0.74pt solid #333333" style:vertical-align="top"/>
      <style:text-properties fo:color="#ffffff" fo:font-size="10pt" style:font-size-asian="10pt" style:font-size-complex="10pt"/>
    </style:style>
    <style:style style:name="ce63" style:family="table-cell" style:parent-style-name="Default">
      <style:table-cell-properties fo:background-color="#383d3c" fo:border="0.74pt solid #111111" style:vertical-align="middle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dee6ef" style:text-align-source="fix" style:repeat-content="false" fo:border="0.74pt solid #111111" style:vertical-align="middle"/>
      <style:paragraph-properties fo:text-align="center" fo:margin-left="0cm"/>
    </style:style>
    <style:style style:name="ce30" style:family="table-cell" style:parent-style-name="Durchschnitt_20_Zahl" style:data-style-name="N143">
      <style:table-cell-properties fo:background-color="#000000" style:text-align-source="fix" style:repeat-content="false" fo:border="0.74pt solid #333333" style:vertical-align="top"/>
      <style:paragraph-properties fo:text-align="center" fo:margin-left="0cm"/>
      <style:text-properties fo:color="#111111" fo:font-style="italic" style:font-style-asian="italic" style:font-style-complex="italic"/>
    </style:style>
    <style:style style:name="ce20" style:family="table-cell" style:parent-style-name="Default">
      <style:table-cell-properties fo:background-color="#383d3c" style:text-align-source="fix" style:repeat-content="false" fo:border="0.74pt solid #111111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transparent" fo:border="0.74pt solid #111111" style:vertical-align="middle"/>
      <style:text-properties fo:color="#ffffff"/>
    </style:style>
    <style:style style:name="ce26" style:family="table-cell" style:parent-style-name="Default" style:data-style-name="N142">
      <style:table-cell-properties fo:background-color="transparent" fo:border="0.74pt solid #111111" style:vertical-align="middle"/>
      <style:text-properties fo:color="#ffffff"/>
    </style:style>
    <style:style style:name="ce76" style:family="table-cell" style:parent-style-name="Default">
      <style:table-cell-properties fo:background-color="transparent" fo:border="0.74pt solid #111111" style:vertical-align="middle"/>
      <style:text-properties fo:color="#1c1c1c"/>
    </style:style>
    <style:style style:name="ce28" style:family="table-cell" style:parent-style-name="Default" style:data-style-name="N142">
      <style:table-cell-properties fo:background-color="transparent" fo:border="0.74pt solid #111111" style:vertical-align="middle"/>
      <style:text-properties fo:color="#1c1c1c"/>
    </style:style>
    <style:style style:name="ce77" style:family="table-cell" style:parent-style-name="Default" style:data-style-name="N4">
      <style:table-cell-properties fo:background-color="transparent" fo:border="0.74pt solid #111111" style:vertical-align="middle"/>
      <style:text-properties fo:color="#1c1c1c" style:font-name="Liberation Serif" style:font-name-asian="Segoe UI" style:font-name-complex="Tahoma"/>
    </style:style>
    <style:style style:name="ce5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dee6ef" fo:border="0.74pt solid #000000" style:vertical-align="middle"/>
    </style:style>
    <style:style style:name="ce5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158">
      <style:table-cell-properties fo:background-color="#383d3c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61">
      <style:table-cell-properties fo:background-color="#383d3c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3">
      <style:table-cell-properties fo:background-color="#383d3c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 style:data-style-name="N64">
      <style:table-cell-properties fo:background-color="#383d3c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="0.74pt solid #000000" style:vertical-align="middle"/>
    </style:style>
    <style:style style:name="ce72" style:family="table-cell" style:parent-style-name="Default">
      <style:table-cell-properties fo:background-color="transparent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gebuch" table:style-name="ta1">
        <office:forms form:automatic-focus="false" form:apply-design-mode="false"/>
        <table:table-column table:style-name="co1" table:default-cell-style-name="ce50"/>
        <table:table-column table:style-name="co1" table:default-cell-style-name="ce49"/>
        <table:table-column table:style-name="co2" table:default-cell-style-name="ce9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number-columns-repeated="2" table:default-cell-style-name="ce57"/>
        <table:table-column table:style-name="co7" table:default-cell-style-name="ce63"/>
        <table:table-column table:style-name="co8" table:default-cell-style-name="ce20"/>
        <table:table-column table:style-name="co9" table:default-cell-style-name="ce75"/>
        <table:table-column table:style-name="co10" table:default-cell-style-name="ce76"/>
        <table:table-column table:style-name="co11" table:default-cell-style-name="ce75"/>
        <table:table-column table:style-name="co9" table:number-columns-repeated="16371" table:default-cell-style-name="ce75"/>
        <table:table-row table:style-name="ro1">
          <table:table-cell table:style-name="ce47" office:value-type="string" calcext:value-type="string">
            <text:p>Tag</text:p>
          </table:table-cell>
          <table:table-cell table:style-name="ce51" office:value-type="string" calcext:value-type="string">
            <text:p>Datum</text:p>
          </table:table-cell>
          <table:table-cell table:style-name="ce53" office:value-type="string" calcext:value-type="string">
            <text:p>Frei?</text:p>
          </table:table-cell>
          <table:table-cell table:style-name="ce47" office:value-type="string" calcext:value-type="string">
            <text:p>Aufstehzeit</text:p>
          </table:table-cell>
          <table:table-cell table:style-name="ce47" office:value-type="string" calcext:value-type="string">
            <text:p>Schlafenszeit</text:p>
          </table:table-cell>
          <table:table-cell table:style-name="ce47" office:value-type="string" calcext:value-type="string">
            <text:p>Schlafstunden</text:p>
          </table:table-cell>
          <table:table-cell table:style-name="ce47" office:value-type="string" calcext:value-type="string">
            <text:p>Arbeitszeit?</text:p>
          </table:table-cell>
          <table:table-cell table:style-name="ce47" office:value-type="string" calcext:value-type="string">
            <text:p>Nickerchen?</text:p>
          </table:table-cell>
          <table:table-cell table:style-name="ce61" office:value-type="string" calcext:value-type="string">
            <text:p>notable Ereignisse</text:p>
          </table:table-cell>
          <table:table-cell table:style-name="ce71" office:value-type="string" calcext:value-type="string">
            <text:p>Stimmung /10</text:p>
          </table:table-cell>
          <table:table-cell table:number-columns-repeated="16374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1" table:formula="of:=AVERAGEIF([.D3:.D9879]; &quot;&gt;0&quot;)" office:value-type="string" office:string-value="" calcext:value-type="error">
            <text:p>#DIV/0!</text:p>
          </table:table-cell>
          <table:table-cell table:style-name="ce11" table:formula="of:=AVERAGEIF([.L:.L]; &quot;&gt;0&quot;)" office:value-type="string" office:string-value="" calcext:value-type="error">
            <text:p>#DIV/0!</text:p>
          </table:table-cell>
          <table:table-cell table:style-name="ce11" table:formula="of:=AVERAGEIF([.F3:.F9879]; &quot;&gt;0&quot;)" office:value-type="string" office:string-value="" calcext:value-type="error">
            <text:p>#DIV/0!</text:p>
          </table:table-cell>
          <table:table-cell table:style-name="ce11" table:formula="of:=AVERAGEIF([.G3:.G9879]; &quot;&gt;0&quot;)" office:value-type="string" office:string-value="" calcext:value-type="error">
            <text:p>#DIV/0!</text:p>
          </table:table-cell>
          <table:table-cell table:style-name="ce11" table:formula="of:=AVERAGEIF([.H3:.H9879]; &quot;&gt;0&quot;)" office:value-type="string" office:string-value="" calcext:value-type="error">
            <text:p>#DIV/0!</text:p>
          </table:table-cell>
          <table:table-cell table:style-name="ce14"/>
          <table:table-cell table:style-name="ce30" table:formula="of:=AVERAGE([.J3:.J9879])" office:value-type="string" office:string-value="" calcext:value-type="error">
            <text:p>#DIV/0!</text:p>
          </table:table-cell>
          <table:table-cell table:style-name="ce26"/>
          <table:table-cell table:style-name="ce28"/>
          <table:table-cell table:style-name="ce26" table:number-columns-repeated="16372"/>
        </table:table-row>
        <table:table-row table:style-name="ro1">
          <table:table-cell table:style-name="ce49" table:formula="of:=TEXT([.B3];&quot;DDDD&quot;)" office:value-type="string" office:string-value="Dienstag" calcext:value-type="string">
            <text:p>Dienstag</text:p>
          </table:table-cell>
          <table:table-cell office:value-type="date" office:date-value="2025-04-08" calcext:value-type="date">
            <text:p>08.04.25</text:p>
          </table:table-cell>
          <table:table-cell table:style-name="ce15"/>
          <table:table-cell table:number-columns-repeated="2"/>
          <table:table-cell table:formula="of:=([.D4]&lt;[.E3])+[.D4]-[.E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]); 0; IF([.E3]&gt;0.5; [.E3]; [.E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];&quot;DDDD&quot;)" office:value-type="string" office:string-value="Mittwoch" calcext:value-type="string">
            <text:p>Mittwoch</text:p>
          </table:table-cell>
          <table:table-cell office:value-type="date" office:date-value="2025-04-09" calcext:value-type="date">
            <text:p>09.04.25</text:p>
          </table:table-cell>
          <table:table-cell table:style-name="ce15"/>
          <table:table-cell table:number-columns-repeated="2"/>
          <table:table-cell table:formula="of:=([.D5]&lt;[.E4])+[.D5]-[.E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]); 0; IF([.E4]&gt;0.5; [.E4]; [.E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];&quot;DDDD&quot;)" office:value-type="string" office:string-value="Donnerstag" calcext:value-type="string">
            <text:p>Donnerstag</text:p>
          </table:table-cell>
          <table:table-cell office:value-type="date" office:date-value="2025-04-10" calcext:value-type="date">
            <text:p>10.04.25</text:p>
          </table:table-cell>
          <table:table-cell table:style-name="ce15"/>
          <table:table-cell table:number-columns-repeated="2"/>
          <table:table-cell table:formula="of:=([.D6]&lt;[.E5])+[.D6]-[.E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]); 0; IF([.E5]&gt;0.5; [.E5]; [.E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];&quot;DDDD&quot;)" office:value-type="string" office:string-value="Freitag" calcext:value-type="string">
            <text:p>Freitag</text:p>
          </table:table-cell>
          <table:table-cell office:value-type="date" office:date-value="2025-04-11" calcext:value-type="date">
            <text:p>11.04.25</text:p>
          </table:table-cell>
          <table:table-cell table:style-name="ce15"/>
          <table:table-cell table:number-columns-repeated="2"/>
          <table:table-cell table:formula="of:=([.D7]&lt;[.E6])+[.D7]-[.E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]); 0; IF([.E6]&gt;0.5; [.E6]; [.E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];&quot;DDDD&quot;)" office:value-type="string" office:string-value="Samstag" calcext:value-type="string">
            <text:p>Samstag</text:p>
          </table:table-cell>
          <table:table-cell office:value-type="date" office:date-value="2025-04-12" calcext:value-type="date">
            <text:p>12.04.25</text:p>
          </table:table-cell>
          <table:table-cell table:style-name="ce15"/>
          <table:table-cell table:number-columns-repeated="2"/>
          <table:table-cell table:formula="of:=([.D8]&lt;[.E7])+[.D8]-[.E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]); 0; IF([.E7]&gt;0.5; [.E7]; [.E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];&quot;DDDD&quot;)" office:value-type="string" office:string-value="Sonntag" calcext:value-type="string">
            <text:p>Sonntag</text:p>
          </table:table-cell>
          <table:table-cell office:value-type="date" office:date-value="2025-04-13" calcext:value-type="date">
            <text:p>13.04.25</text:p>
          </table:table-cell>
          <table:table-cell table:style-name="ce15"/>
          <table:table-cell table:number-columns-repeated="2"/>
          <table:table-cell table:formula="of:=([.D9]&lt;[.E8])+[.D9]-[.E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]); 0; IF([.E8]&gt;0.5; [.E8]; [.E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];&quot;DDDD&quot;)" office:value-type="string" office:string-value="Montag" calcext:value-type="string">
            <text:p>Montag</text:p>
          </table:table-cell>
          <table:table-cell office:value-type="date" office:date-value="2025-04-14" calcext:value-type="date">
            <text:p>14.04.25</text:p>
          </table:table-cell>
          <table:table-cell table:style-name="ce15"/>
          <table:table-cell table:number-columns-repeated="2"/>
          <table:table-cell table:formula="of:=([.D10]&lt;[.E9])+[.D10]-[.E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]); 0; IF([.E9]&gt;0.5; [.E9]; [.E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];&quot;DDDD&quot;)" office:value-type="string" office:string-value="Dienstag" calcext:value-type="string">
            <text:p>Dienstag</text:p>
          </table:table-cell>
          <table:table-cell office:value-type="date" office:date-value="2025-04-15" calcext:value-type="date">
            <text:p>15.04.25</text:p>
          </table:table-cell>
          <table:table-cell table:style-name="ce15"/>
          <table:table-cell table:number-columns-repeated="2"/>
          <table:table-cell table:formula="of:=([.D11]&lt;[.E10])+[.D11]-[.E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]); 0; IF([.E10]&gt;0.5; [.E10]; [.E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];&quot;DDDD&quot;)" office:value-type="string" office:string-value="Mittwoch" calcext:value-type="string">
            <text:p>Mittwoch</text:p>
          </table:table-cell>
          <table:table-cell office:value-type="date" office:date-value="2025-04-16" calcext:value-type="date">
            <text:p>16.04.25</text:p>
          </table:table-cell>
          <table:table-cell table:style-name="ce15"/>
          <table:table-cell table:number-columns-repeated="2"/>
          <table:table-cell table:formula="of:=([.D12]&lt;[.E11])+[.D12]-[.E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]); 0; IF([.E11]&gt;0.5; [.E11]; [.E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];&quot;DDDD&quot;)" office:value-type="string" office:string-value="Donnerstag" calcext:value-type="string">
            <text:p>Donnerstag</text:p>
          </table:table-cell>
          <table:table-cell office:value-type="date" office:date-value="2025-04-17" calcext:value-type="date">
            <text:p>17.04.25</text:p>
          </table:table-cell>
          <table:table-cell table:style-name="ce15"/>
          <table:table-cell table:number-columns-repeated="2"/>
          <table:table-cell table:formula="of:=([.D13]&lt;[.E12])+[.D13]-[.E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]); 0; IF([.E12]&gt;0.5; [.E12]; [.E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];&quot;DDDD&quot;)" office:value-type="string" office:string-value="Freitag" calcext:value-type="string">
            <text:p>Freitag</text:p>
          </table:table-cell>
          <table:table-cell office:value-type="date" office:date-value="2025-04-18" calcext:value-type="date">
            <text:p>18.04.25</text:p>
          </table:table-cell>
          <table:table-cell table:style-name="ce15"/>
          <table:table-cell table:number-columns-repeated="2"/>
          <table:table-cell table:formula="of:=([.D14]&lt;[.E13])+[.D14]-[.E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]); 0; IF([.E13]&gt;0.5; [.E13]; [.E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];&quot;DDDD&quot;)" office:value-type="string" office:string-value="Samstag" calcext:value-type="string">
            <text:p>Samstag</text:p>
          </table:table-cell>
          <table:table-cell office:value-type="date" office:date-value="2025-04-19" calcext:value-type="date">
            <text:p>19.04.25</text:p>
          </table:table-cell>
          <table:table-cell table:style-name="ce15"/>
          <table:table-cell table:number-columns-repeated="2"/>
          <table:table-cell table:formula="of:=([.D15]&lt;[.E14])+[.D15]-[.E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]); 0; IF([.E14]&gt;0.5; [.E14]; [.E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];&quot;DDDD&quot;)" office:value-type="string" office:string-value="Sonntag" calcext:value-type="string">
            <text:p>Sonntag</text:p>
          </table:table-cell>
          <table:table-cell office:value-type="date" office:date-value="2025-04-20" calcext:value-type="date">
            <text:p>20.04.25</text:p>
          </table:table-cell>
          <table:table-cell table:style-name="ce15"/>
          <table:table-cell table:number-columns-repeated="2"/>
          <table:table-cell table:formula="of:=([.D16]&lt;[.E15])+[.D16]-[.E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]); 0; IF([.E15]&gt;0.5; [.E15]; [.E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];&quot;DDDD&quot;)" office:value-type="string" office:string-value="Montag" calcext:value-type="string">
            <text:p>Montag</text:p>
          </table:table-cell>
          <table:table-cell office:value-type="date" office:date-value="2025-04-21" calcext:value-type="date">
            <text:p>21.04.25</text:p>
          </table:table-cell>
          <table:table-cell table:number-columns-repeated="3"/>
          <table:table-cell table:formula="of:=([.D17]&lt;[.E16])+[.D17]-[.E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]); 0; IF([.E16]&gt;0.5; [.E16]; [.E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];&quot;DDDD&quot;)" office:value-type="string" office:string-value="Dienstag" calcext:value-type="string">
            <text:p>Dienstag</text:p>
          </table:table-cell>
          <table:table-cell office:value-type="date" office:date-value="2025-04-22" calcext:value-type="date">
            <text:p>22.04.25</text:p>
          </table:table-cell>
          <table:table-cell table:number-columns-repeated="3"/>
          <table:table-cell table:formula="of:=([.D18]&lt;[.E17])+[.D18]-[.E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]); 0; IF([.E17]&gt;0.5; [.E17]; [.E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];&quot;DDDD&quot;)" office:value-type="string" office:string-value="Mittwoch" calcext:value-type="string">
            <text:p>Mittwoch</text:p>
          </table:table-cell>
          <table:table-cell office:value-type="date" office:date-value="2025-04-23" calcext:value-type="date">
            <text:p>23.04.25</text:p>
          </table:table-cell>
          <table:table-cell table:number-columns-repeated="3"/>
          <table:table-cell table:formula="of:=([.D19]&lt;[.E18])+[.D19]-[.E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]); 0; IF([.E18]&gt;0.5; [.E18]; [.E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];&quot;DDDD&quot;)" office:value-type="string" office:string-value="Donnerstag" calcext:value-type="string">
            <text:p>Donnerstag</text:p>
          </table:table-cell>
          <table:table-cell office:value-type="date" office:date-value="2025-04-24" calcext:value-type="date">
            <text:p>24.04.25</text:p>
          </table:table-cell>
          <table:table-cell table:number-columns-repeated="3"/>
          <table:table-cell table:formula="of:=([.D20]&lt;[.E19])+[.D20]-[.E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]); 0; IF([.E19]&gt;0.5; [.E19]; [.E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];&quot;DDDD&quot;)" office:value-type="string" office:string-value="Freitag" calcext:value-type="string">
            <text:p>Freitag</text:p>
          </table:table-cell>
          <table:table-cell office:value-type="date" office:date-value="2025-04-25" calcext:value-type="date">
            <text:p>25.04.25</text:p>
          </table:table-cell>
          <table:table-cell table:number-columns-repeated="3"/>
          <table:table-cell table:formula="of:=([.D21]&lt;[.E20])+[.D21]-[.E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]); 0; IF([.E20]&gt;0.5; [.E20]; [.E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];&quot;DDDD&quot;)" office:value-type="string" office:string-value="Samstag" calcext:value-type="string">
            <text:p>Samstag</text:p>
          </table:table-cell>
          <table:table-cell office:value-type="date" office:date-value="2025-04-26" calcext:value-type="date">
            <text:p>26.04.25</text:p>
          </table:table-cell>
          <table:table-cell table:number-columns-repeated="3"/>
          <table:table-cell table:formula="of:=([.D22]&lt;[.E21])+[.D22]-[.E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]); 0; IF([.E21]&gt;0.5; [.E21]; [.E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];&quot;DDDD&quot;)" office:value-type="string" office:string-value="Sonntag" calcext:value-type="string">
            <text:p>Sonntag</text:p>
          </table:table-cell>
          <table:table-cell office:value-type="date" office:date-value="2025-04-27" calcext:value-type="date">
            <text:p>27.04.25</text:p>
          </table:table-cell>
          <table:table-cell table:number-columns-repeated="3"/>
          <table:table-cell table:formula="of:=([.D23]&lt;[.E22])+[.D23]-[.E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]); 0; IF([.E22]&gt;0.5; [.E22]; [.E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];&quot;DDDD&quot;)" office:value-type="string" office:string-value="Montag" calcext:value-type="string">
            <text:p>Montag</text:p>
          </table:table-cell>
          <table:table-cell office:value-type="date" office:date-value="2025-04-28" calcext:value-type="date">
            <text:p>28.04.25</text:p>
          </table:table-cell>
          <table:table-cell table:number-columns-repeated="3"/>
          <table:table-cell table:formula="of:=([.D24]&lt;[.E23])+[.D24]-[.E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]); 0; IF([.E23]&gt;0.5; [.E23]; [.E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];&quot;DDDD&quot;)" office:value-type="string" office:string-value="Dienstag" calcext:value-type="string">
            <text:p>Dienstag</text:p>
          </table:table-cell>
          <table:table-cell office:value-type="date" office:date-value="2025-04-29" calcext:value-type="date">
            <text:p>29.04.25</text:p>
          </table:table-cell>
          <table:table-cell table:number-columns-repeated="3"/>
          <table:table-cell table:formula="of:=([.D25]&lt;[.E24])+[.D25]-[.E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]); 0; IF([.E24]&gt;0.5; [.E24]; [.E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];&quot;DDDD&quot;)" office:value-type="string" office:string-value="Mittwoch" calcext:value-type="string">
            <text:p>Mittwoch</text:p>
          </table:table-cell>
          <table:table-cell office:value-type="date" office:date-value="2025-04-30" calcext:value-type="date">
            <text:p>30.04.25</text:p>
          </table:table-cell>
          <table:table-cell table:number-columns-repeated="3"/>
          <table:table-cell table:formula="of:=([.D26]&lt;[.E25])+[.D26]-[.E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]); 0; IF([.E25]&gt;0.5; [.E25]; [.E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];&quot;DDDD&quot;)" office:value-type="string" office:string-value="Donnerstag" calcext:value-type="string">
            <text:p>Donnerstag</text:p>
          </table:table-cell>
          <table:table-cell office:value-type="date" office:date-value="2025-05-01" calcext:value-type="date">
            <text:p>01.05.25</text:p>
          </table:table-cell>
          <table:table-cell table:number-columns-repeated="3"/>
          <table:table-cell table:formula="of:=([.D27]&lt;[.E26])+[.D27]-[.E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]); 0; IF([.E26]&gt;0.5; [.E26]; [.E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];&quot;DDDD&quot;)" office:value-type="string" office:string-value="Freitag" calcext:value-type="string">
            <text:p>Freitag</text:p>
          </table:table-cell>
          <table:table-cell office:value-type="date" office:date-value="2025-05-02" calcext:value-type="date">
            <text:p>02.05.25</text:p>
          </table:table-cell>
          <table:table-cell table:number-columns-repeated="3"/>
          <table:table-cell table:formula="of:=([.D28]&lt;[.E27])+[.D28]-[.E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]); 0; IF([.E27]&gt;0.5; [.E27]; [.E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];&quot;DDDD&quot;)" office:value-type="string" office:string-value="Samstag" calcext:value-type="string">
            <text:p>Samstag</text:p>
          </table:table-cell>
          <table:table-cell office:value-type="date" office:date-value="2025-05-03" calcext:value-type="date">
            <text:p>03.05.25</text:p>
          </table:table-cell>
          <table:table-cell table:number-columns-repeated="3"/>
          <table:table-cell table:formula="of:=([.D29]&lt;[.E28])+[.D29]-[.E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]); 0; IF([.E28]&gt;0.5; [.E28]; [.E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];&quot;DDDD&quot;)" office:value-type="string" office:string-value="Sonntag" calcext:value-type="string">
            <text:p>Sonntag</text:p>
          </table:table-cell>
          <table:table-cell office:value-type="date" office:date-value="2025-05-04" calcext:value-type="date">
            <text:p>04.05.25</text:p>
          </table:table-cell>
          <table:table-cell table:number-columns-repeated="3"/>
          <table:table-cell table:formula="of:=([.D30]&lt;[.E29])+[.D30]-[.E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]); 0; IF([.E29]&gt;0.5; [.E29]; [.E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];&quot;DDDD&quot;)" office:value-type="string" office:string-value="Montag" calcext:value-type="string">
            <text:p>Montag</text:p>
          </table:table-cell>
          <table:table-cell office:value-type="date" office:date-value="2025-05-05" calcext:value-type="date">
            <text:p>05.05.25</text:p>
          </table:table-cell>
          <table:table-cell table:number-columns-repeated="3"/>
          <table:table-cell table:formula="of:=([.D31]&lt;[.E30])+[.D31]-[.E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]); 0; IF([.E30]&gt;0.5; [.E30]; [.E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];&quot;DDDD&quot;)" office:value-type="string" office:string-value="Dienstag" calcext:value-type="string">
            <text:p>Dienstag</text:p>
          </table:table-cell>
          <table:table-cell office:value-type="date" office:date-value="2025-05-06" calcext:value-type="date">
            <text:p>06.05.25</text:p>
          </table:table-cell>
          <table:table-cell table:number-columns-repeated="3"/>
          <table:table-cell table:formula="of:=([.D32]&lt;[.E31])+[.D32]-[.E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]); 0; IF([.E31]&gt;0.5; [.E31]; [.E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];&quot;DDDD&quot;)" office:value-type="string" office:string-value="Mittwoch" calcext:value-type="string">
            <text:p>Mittwoch</text:p>
          </table:table-cell>
          <table:table-cell office:value-type="date" office:date-value="2025-05-07" calcext:value-type="date">
            <text:p>07.05.25</text:p>
          </table:table-cell>
          <table:table-cell table:number-columns-repeated="3"/>
          <table:table-cell table:formula="of:=([.D33]&lt;[.E32])+[.D33]-[.E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]); 0; IF([.E32]&gt;0.5; [.E32]; [.E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];&quot;DDDD&quot;)" office:value-type="string" office:string-value="Donnerstag" calcext:value-type="string">
            <text:p>Donnerstag</text:p>
          </table:table-cell>
          <table:table-cell office:value-type="date" office:date-value="2025-05-08" calcext:value-type="date">
            <text:p>08.05.25</text:p>
          </table:table-cell>
          <table:table-cell table:number-columns-repeated="3"/>
          <table:table-cell table:formula="of:=([.D34]&lt;[.E33])+[.D34]-[.E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]); 0; IF([.E33]&gt;0.5; [.E33]; [.E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];&quot;DDDD&quot;)" office:value-type="string" office:string-value="Freitag" calcext:value-type="string">
            <text:p>Freitag</text:p>
          </table:table-cell>
          <table:table-cell office:value-type="date" office:date-value="2025-05-09" calcext:value-type="date">
            <text:p>09.05.25</text:p>
          </table:table-cell>
          <table:table-cell table:number-columns-repeated="3"/>
          <table:table-cell table:formula="of:=([.D35]&lt;[.E34])+[.D35]-[.E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]); 0; IF([.E34]&gt;0.5; [.E34]; [.E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];&quot;DDDD&quot;)" office:value-type="string" office:string-value="Samstag" calcext:value-type="string">
            <text:p>Samstag</text:p>
          </table:table-cell>
          <table:table-cell office:value-type="date" office:date-value="2025-05-10" calcext:value-type="date">
            <text:p>10.05.25</text:p>
          </table:table-cell>
          <table:table-cell table:number-columns-repeated="3"/>
          <table:table-cell table:formula="of:=([.D36]&lt;[.E35])+[.D36]-[.E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]); 0; IF([.E35]&gt;0.5; [.E35]; [.E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];&quot;DDDD&quot;)" office:value-type="string" office:string-value="Sonntag" calcext:value-type="string">
            <text:p>Sonntag</text:p>
          </table:table-cell>
          <table:table-cell office:value-type="date" office:date-value="2025-05-11" calcext:value-type="date">
            <text:p>11.05.25</text:p>
          </table:table-cell>
          <table:table-cell table:number-columns-repeated="3"/>
          <table:table-cell table:formula="of:=([.D37]&lt;[.E36])+[.D37]-[.E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]); 0; IF([.E36]&gt;0.5; [.E36]; [.E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];&quot;DDDD&quot;)" office:value-type="string" office:string-value="Montag" calcext:value-type="string">
            <text:p>Montag</text:p>
          </table:table-cell>
          <table:table-cell office:value-type="date" office:date-value="2025-05-12" calcext:value-type="date">
            <text:p>12.05.25</text:p>
          </table:table-cell>
          <table:table-cell table:number-columns-repeated="3"/>
          <table:table-cell table:formula="of:=([.D38]&lt;[.E37])+[.D38]-[.E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]); 0; IF([.E37]&gt;0.5; [.E37]; [.E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];&quot;DDDD&quot;)" office:value-type="string" office:string-value="Dienstag" calcext:value-type="string">
            <text:p>Dienstag</text:p>
          </table:table-cell>
          <table:table-cell office:value-type="date" office:date-value="2025-05-13" calcext:value-type="date">
            <text:p>13.05.25</text:p>
          </table:table-cell>
          <table:table-cell table:number-columns-repeated="3"/>
          <table:table-cell table:formula="of:=([.D39]&lt;[.E38])+[.D39]-[.E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]); 0; IF([.E38]&gt;0.5; [.E38]; [.E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];&quot;DDDD&quot;)" office:value-type="string" office:string-value="Mittwoch" calcext:value-type="string">
            <text:p>Mittwoch</text:p>
          </table:table-cell>
          <table:table-cell office:value-type="date" office:date-value="2025-05-14" calcext:value-type="date">
            <text:p>14.05.25</text:p>
          </table:table-cell>
          <table:table-cell table:number-columns-repeated="3"/>
          <table:table-cell table:formula="of:=([.D40]&lt;[.E39])+[.D40]-[.E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]); 0; IF([.E39]&gt;0.5; [.E39]; [.E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];&quot;DDDD&quot;)" office:value-type="string" office:string-value="Donnerstag" calcext:value-type="string">
            <text:p>Donnerstag</text:p>
          </table:table-cell>
          <table:table-cell office:value-type="date" office:date-value="2025-05-15" calcext:value-type="date">
            <text:p>15.05.25</text:p>
          </table:table-cell>
          <table:table-cell table:number-columns-repeated="3"/>
          <table:table-cell table:formula="of:=([.D41]&lt;[.E40])+[.D41]-[.E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]); 0; IF([.E40]&gt;0.5; [.E40]; [.E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];&quot;DDDD&quot;)" office:value-type="string" office:string-value="Freitag" calcext:value-type="string">
            <text:p>Freitag</text:p>
          </table:table-cell>
          <table:table-cell office:value-type="date" office:date-value="2025-05-16" calcext:value-type="date">
            <text:p>16.05.25</text:p>
          </table:table-cell>
          <table:table-cell table:number-columns-repeated="3"/>
          <table:table-cell table:formula="of:=([.D42]&lt;[.E41])+[.D42]-[.E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]); 0; IF([.E41]&gt;0.5; [.E41]; [.E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];&quot;DDDD&quot;)" office:value-type="string" office:string-value="Samstag" calcext:value-type="string">
            <text:p>Samstag</text:p>
          </table:table-cell>
          <table:table-cell office:value-type="date" office:date-value="2025-05-17" calcext:value-type="date">
            <text:p>17.05.25</text:p>
          </table:table-cell>
          <table:table-cell table:number-columns-repeated="3"/>
          <table:table-cell table:formula="of:=([.D43]&lt;[.E42])+[.D43]-[.E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]); 0; IF([.E42]&gt;0.5; [.E42]; [.E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];&quot;DDDD&quot;)" office:value-type="string" office:string-value="Sonntag" calcext:value-type="string">
            <text:p>Sonntag</text:p>
          </table:table-cell>
          <table:table-cell office:value-type="date" office:date-value="2025-05-18" calcext:value-type="date">
            <text:p>18.05.25</text:p>
          </table:table-cell>
          <table:table-cell table:number-columns-repeated="3"/>
          <table:table-cell table:formula="of:=([.D44]&lt;[.E43])+[.D44]-[.E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]); 0; IF([.E43]&gt;0.5; [.E43]; [.E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];&quot;DDDD&quot;)" office:value-type="string" office:string-value="Montag" calcext:value-type="string">
            <text:p>Montag</text:p>
          </table:table-cell>
          <table:table-cell office:value-type="date" office:date-value="2025-05-19" calcext:value-type="date">
            <text:p>19.05.25</text:p>
          </table:table-cell>
          <table:table-cell table:number-columns-repeated="3"/>
          <table:table-cell table:formula="of:=([.D45]&lt;[.E44])+[.D45]-[.E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]); 0; IF([.E44]&gt;0.5; [.E44]; [.E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];&quot;DDDD&quot;)" office:value-type="string" office:string-value="Dienstag" calcext:value-type="string">
            <text:p>Dienstag</text:p>
          </table:table-cell>
          <table:table-cell office:value-type="date" office:date-value="2025-05-20" calcext:value-type="date">
            <text:p>20.05.25</text:p>
          </table:table-cell>
          <table:table-cell table:number-columns-repeated="3"/>
          <table:table-cell table:formula="of:=([.D46]&lt;[.E45])+[.D46]-[.E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]); 0; IF([.E45]&gt;0.5; [.E45]; [.E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];&quot;DDDD&quot;)" office:value-type="string" office:string-value="Mittwoch" calcext:value-type="string">
            <text:p>Mittwoch</text:p>
          </table:table-cell>
          <table:table-cell office:value-type="date" office:date-value="2025-05-21" calcext:value-type="date">
            <text:p>21.05.25</text:p>
          </table:table-cell>
          <table:table-cell table:number-columns-repeated="3"/>
          <table:table-cell table:formula="of:=([.D47]&lt;[.E46])+[.D47]-[.E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]); 0; IF([.E46]&gt;0.5; [.E46]; [.E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];&quot;DDDD&quot;)" office:value-type="string" office:string-value="Donnerstag" calcext:value-type="string">
            <text:p>Donnerstag</text:p>
          </table:table-cell>
          <table:table-cell office:value-type="date" office:date-value="2025-05-22" calcext:value-type="date">
            <text:p>22.05.25</text:p>
          </table:table-cell>
          <table:table-cell table:number-columns-repeated="3"/>
          <table:table-cell table:formula="of:=([.D48]&lt;[.E47])+[.D48]-[.E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]); 0; IF([.E47]&gt;0.5; [.E47]; [.E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];&quot;DDDD&quot;)" office:value-type="string" office:string-value="Freitag" calcext:value-type="string">
            <text:p>Freitag</text:p>
          </table:table-cell>
          <table:table-cell office:value-type="date" office:date-value="2025-05-23" calcext:value-type="date">
            <text:p>23.05.25</text:p>
          </table:table-cell>
          <table:table-cell table:number-columns-repeated="3"/>
          <table:table-cell table:formula="of:=([.D49]&lt;[.E48])+[.D49]-[.E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]); 0; IF([.E48]&gt;0.5; [.E48]; [.E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];&quot;DDDD&quot;)" office:value-type="string" office:string-value="Samstag" calcext:value-type="string">
            <text:p>Samstag</text:p>
          </table:table-cell>
          <table:table-cell office:value-type="date" office:date-value="2025-05-24" calcext:value-type="date">
            <text:p>24.05.25</text:p>
          </table:table-cell>
          <table:table-cell table:number-columns-repeated="3"/>
          <table:table-cell table:formula="of:=([.D50]&lt;[.E49])+[.D50]-[.E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]); 0; IF([.E49]&gt;0.5; [.E49]; [.E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];&quot;DDDD&quot;)" office:value-type="string" office:string-value="Sonntag" calcext:value-type="string">
            <text:p>Sonntag</text:p>
          </table:table-cell>
          <table:table-cell office:value-type="date" office:date-value="2025-05-25" calcext:value-type="date">
            <text:p>25.05.25</text:p>
          </table:table-cell>
          <table:table-cell table:number-columns-repeated="3"/>
          <table:table-cell table:formula="of:=([.D51]&lt;[.E50])+[.D51]-[.E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]); 0; IF([.E50]&gt;0.5; [.E50]; [.E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];&quot;DDDD&quot;)" office:value-type="string" office:string-value="Montag" calcext:value-type="string">
            <text:p>Montag</text:p>
          </table:table-cell>
          <table:table-cell office:value-type="date" office:date-value="2025-05-26" calcext:value-type="date">
            <text:p>26.05.25</text:p>
          </table:table-cell>
          <table:table-cell table:number-columns-repeated="3"/>
          <table:table-cell table:formula="of:=([.D52]&lt;[.E51])+[.D52]-[.E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]); 0; IF([.E51]&gt;0.5; [.E51]; [.E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];&quot;DDDD&quot;)" office:value-type="string" office:string-value="Dienstag" calcext:value-type="string">
            <text:p>Dienstag</text:p>
          </table:table-cell>
          <table:table-cell office:value-type="date" office:date-value="2025-05-27" calcext:value-type="date">
            <text:p>27.05.25</text:p>
          </table:table-cell>
          <table:table-cell table:number-columns-repeated="3"/>
          <table:table-cell table:formula="of:=([.D53]&lt;[.E52])+[.D53]-[.E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]); 0; IF([.E52]&gt;0.5; [.E52]; [.E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];&quot;DDDD&quot;)" office:value-type="string" office:string-value="Mittwoch" calcext:value-type="string">
            <text:p>Mittwoch</text:p>
          </table:table-cell>
          <table:table-cell office:value-type="date" office:date-value="2025-05-28" calcext:value-type="date">
            <text:p>28.05.25</text:p>
          </table:table-cell>
          <table:table-cell table:number-columns-repeated="3"/>
          <table:table-cell table:formula="of:=([.D54]&lt;[.E53])+[.D54]-[.E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]); 0; IF([.E53]&gt;0.5; [.E53]; [.E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];&quot;DDDD&quot;)" office:value-type="string" office:string-value="Donnerstag" calcext:value-type="string">
            <text:p>Donnerstag</text:p>
          </table:table-cell>
          <table:table-cell office:value-type="date" office:date-value="2025-05-29" calcext:value-type="date">
            <text:p>29.05.25</text:p>
          </table:table-cell>
          <table:table-cell table:number-columns-repeated="3"/>
          <table:table-cell table:formula="of:=([.D55]&lt;[.E54])+[.D55]-[.E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]); 0; IF([.E54]&gt;0.5; [.E54]; [.E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];&quot;DDDD&quot;)" office:value-type="string" office:string-value="Freitag" calcext:value-type="string">
            <text:p>Freitag</text:p>
          </table:table-cell>
          <table:table-cell office:value-type="date" office:date-value="2025-05-30" calcext:value-type="date">
            <text:p>30.05.25</text:p>
          </table:table-cell>
          <table:table-cell table:number-columns-repeated="3"/>
          <table:table-cell table:formula="of:=([.D56]&lt;[.E55])+[.D56]-[.E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]); 0; IF([.E55]&gt;0.5; [.E55]; [.E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];&quot;DDDD&quot;)" office:value-type="string" office:string-value="Samstag" calcext:value-type="string">
            <text:p>Samstag</text:p>
          </table:table-cell>
          <table:table-cell office:value-type="date" office:date-value="2025-05-31" calcext:value-type="date">
            <text:p>31.05.25</text:p>
          </table:table-cell>
          <table:table-cell table:number-columns-repeated="3"/>
          <table:table-cell table:formula="of:=([.D57]&lt;[.E56])+[.D57]-[.E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]); 0; IF([.E56]&gt;0.5; [.E56]; [.E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];&quot;DDDD&quot;)" office:value-type="string" office:string-value="Sonntag" calcext:value-type="string">
            <text:p>Sonntag</text:p>
          </table:table-cell>
          <table:table-cell office:value-type="date" office:date-value="2025-06-01" calcext:value-type="date">
            <text:p>01.06.25</text:p>
          </table:table-cell>
          <table:table-cell table:number-columns-repeated="3"/>
          <table:table-cell table:formula="of:=([.D58]&lt;[.E57])+[.D58]-[.E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]); 0; IF([.E57]&gt;0.5; [.E57]; [.E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];&quot;DDDD&quot;)" office:value-type="string" office:string-value="Montag" calcext:value-type="string">
            <text:p>Montag</text:p>
          </table:table-cell>
          <table:table-cell office:value-type="date" office:date-value="2025-06-02" calcext:value-type="date">
            <text:p>02.06.25</text:p>
          </table:table-cell>
          <table:table-cell table:number-columns-repeated="3"/>
          <table:table-cell table:formula="of:=([.D59]&lt;[.E58])+[.D59]-[.E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]); 0; IF([.E58]&gt;0.5; [.E58]; [.E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];&quot;DDDD&quot;)" office:value-type="string" office:string-value="Dienstag" calcext:value-type="string">
            <text:p>Dienstag</text:p>
          </table:table-cell>
          <table:table-cell office:value-type="date" office:date-value="2025-06-03" calcext:value-type="date">
            <text:p>03.06.25</text:p>
          </table:table-cell>
          <table:table-cell table:number-columns-repeated="3"/>
          <table:table-cell table:formula="of:=([.D60]&lt;[.E59])+[.D60]-[.E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]); 0; IF([.E59]&gt;0.5; [.E59]; [.E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];&quot;DDDD&quot;)" office:value-type="string" office:string-value="Mittwoch" calcext:value-type="string">
            <text:p>Mittwoch</text:p>
          </table:table-cell>
          <table:table-cell office:value-type="date" office:date-value="2025-06-04" calcext:value-type="date">
            <text:p>04.06.25</text:p>
          </table:table-cell>
          <table:table-cell table:number-columns-repeated="3"/>
          <table:table-cell table:formula="of:=([.D61]&lt;[.E60])+[.D61]-[.E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]); 0; IF([.E60]&gt;0.5; [.E60]; [.E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];&quot;DDDD&quot;)" office:value-type="string" office:string-value="Donnerstag" calcext:value-type="string">
            <text:p>Donnerstag</text:p>
          </table:table-cell>
          <table:table-cell office:value-type="date" office:date-value="2025-06-05" calcext:value-type="date">
            <text:p>05.06.25</text:p>
          </table:table-cell>
          <table:table-cell table:number-columns-repeated="3"/>
          <table:table-cell table:formula="of:=([.D62]&lt;[.E61])+[.D62]-[.E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]); 0; IF([.E61]&gt;0.5; [.E61]; [.E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];&quot;DDDD&quot;)" office:value-type="string" office:string-value="Freitag" calcext:value-type="string">
            <text:p>Freitag</text:p>
          </table:table-cell>
          <table:table-cell office:value-type="date" office:date-value="2025-06-06" calcext:value-type="date">
            <text:p>06.06.25</text:p>
          </table:table-cell>
          <table:table-cell table:number-columns-repeated="3"/>
          <table:table-cell table:formula="of:=([.D63]&lt;[.E62])+[.D63]-[.E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]); 0; IF([.E62]&gt;0.5; [.E62]; [.E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];&quot;DDDD&quot;)" office:value-type="string" office:string-value="Samstag" calcext:value-type="string">
            <text:p>Samstag</text:p>
          </table:table-cell>
          <table:table-cell office:value-type="date" office:date-value="2025-06-07" calcext:value-type="date">
            <text:p>07.06.25</text:p>
          </table:table-cell>
          <table:table-cell table:number-columns-repeated="3"/>
          <table:table-cell table:formula="of:=([.D64]&lt;[.E63])+[.D64]-[.E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]); 0; IF([.E63]&gt;0.5; [.E63]; [.E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];&quot;DDDD&quot;)" office:value-type="string" office:string-value="Sonntag" calcext:value-type="string">
            <text:p>Sonntag</text:p>
          </table:table-cell>
          <table:table-cell office:value-type="date" office:date-value="2025-06-08" calcext:value-type="date">
            <text:p>08.06.25</text:p>
          </table:table-cell>
          <table:table-cell table:number-columns-repeated="3"/>
          <table:table-cell table:formula="of:=([.D65]&lt;[.E64])+[.D65]-[.E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]); 0; IF([.E64]&gt;0.5; [.E64]; [.E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];&quot;DDDD&quot;)" office:value-type="string" office:string-value="Montag" calcext:value-type="string">
            <text:p>Montag</text:p>
          </table:table-cell>
          <table:table-cell office:value-type="date" office:date-value="2025-06-09" calcext:value-type="date">
            <text:p>09.06.25</text:p>
          </table:table-cell>
          <table:table-cell table:number-columns-repeated="3"/>
          <table:table-cell table:formula="of:=([.D66]&lt;[.E65])+[.D66]-[.E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]); 0; IF([.E65]&gt;0.5; [.E65]; [.E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];&quot;DDDD&quot;)" office:value-type="string" office:string-value="Dienstag" calcext:value-type="string">
            <text:p>Dienstag</text:p>
          </table:table-cell>
          <table:table-cell office:value-type="date" office:date-value="2025-06-10" calcext:value-type="date">
            <text:p>10.06.25</text:p>
          </table:table-cell>
          <table:table-cell table:number-columns-repeated="3"/>
          <table:table-cell table:formula="of:=([.D67]&lt;[.E66])+[.D67]-[.E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]); 0; IF([.E66]&gt;0.5; [.E66]; [.E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];&quot;DDDD&quot;)" office:value-type="string" office:string-value="Mittwoch" calcext:value-type="string">
            <text:p>Mittwoch</text:p>
          </table:table-cell>
          <table:table-cell office:value-type="date" office:date-value="2025-06-11" calcext:value-type="date">
            <text:p>11.06.25</text:p>
          </table:table-cell>
          <table:table-cell table:number-columns-repeated="3"/>
          <table:table-cell table:formula="of:=([.D68]&lt;[.E67])+[.D68]-[.E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]); 0; IF([.E67]&gt;0.5; [.E67]; [.E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];&quot;DDDD&quot;)" office:value-type="string" office:string-value="Donnerstag" calcext:value-type="string">
            <text:p>Donnerstag</text:p>
          </table:table-cell>
          <table:table-cell office:value-type="date" office:date-value="2025-06-12" calcext:value-type="date">
            <text:p>12.06.25</text:p>
          </table:table-cell>
          <table:table-cell table:number-columns-repeated="3"/>
          <table:table-cell table:formula="of:=([.D69]&lt;[.E68])+[.D69]-[.E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]); 0; IF([.E68]&gt;0.5; [.E68]; [.E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];&quot;DDDD&quot;)" office:value-type="string" office:string-value="Freitag" calcext:value-type="string">
            <text:p>Freitag</text:p>
          </table:table-cell>
          <table:table-cell office:value-type="date" office:date-value="2025-06-13" calcext:value-type="date">
            <text:p>13.06.25</text:p>
          </table:table-cell>
          <table:table-cell table:number-columns-repeated="3"/>
          <table:table-cell table:formula="of:=([.D70]&lt;[.E69])+[.D70]-[.E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]); 0; IF([.E69]&gt;0.5; [.E69]; [.E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];&quot;DDDD&quot;)" office:value-type="string" office:string-value="Samstag" calcext:value-type="string">
            <text:p>Samstag</text:p>
          </table:table-cell>
          <table:table-cell office:value-type="date" office:date-value="2025-06-14" calcext:value-type="date">
            <text:p>14.06.25</text:p>
          </table:table-cell>
          <table:table-cell table:number-columns-repeated="3"/>
          <table:table-cell table:formula="of:=([.D71]&lt;[.E70])+[.D71]-[.E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]); 0; IF([.E70]&gt;0.5; [.E70]; [.E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];&quot;DDDD&quot;)" office:value-type="string" office:string-value="Sonntag" calcext:value-type="string">
            <text:p>Sonntag</text:p>
          </table:table-cell>
          <table:table-cell office:value-type="date" office:date-value="2025-06-15" calcext:value-type="date">
            <text:p>15.06.25</text:p>
          </table:table-cell>
          <table:table-cell table:number-columns-repeated="3"/>
          <table:table-cell table:formula="of:=([.D72]&lt;[.E71])+[.D72]-[.E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]); 0; IF([.E71]&gt;0.5; [.E71]; [.E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];&quot;DDDD&quot;)" office:value-type="string" office:string-value="Montag" calcext:value-type="string">
            <text:p>Montag</text:p>
          </table:table-cell>
          <table:table-cell office:value-type="date" office:date-value="2025-06-16" calcext:value-type="date">
            <text:p>16.06.25</text:p>
          </table:table-cell>
          <table:table-cell table:number-columns-repeated="3"/>
          <table:table-cell table:formula="of:=([.D73]&lt;[.E72])+[.D73]-[.E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]); 0; IF([.E72]&gt;0.5; [.E72]; [.E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];&quot;DDDD&quot;)" office:value-type="string" office:string-value="Dienstag" calcext:value-type="string">
            <text:p>Dienstag</text:p>
          </table:table-cell>
          <table:table-cell office:value-type="date" office:date-value="2025-06-17" calcext:value-type="date">
            <text:p>17.06.25</text:p>
          </table:table-cell>
          <table:table-cell table:number-columns-repeated="3"/>
          <table:table-cell table:formula="of:=([.D74]&lt;[.E73])+[.D74]-[.E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]); 0; IF([.E73]&gt;0.5; [.E73]; [.E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];&quot;DDDD&quot;)" office:value-type="string" office:string-value="Mittwoch" calcext:value-type="string">
            <text:p>Mittwoch</text:p>
          </table:table-cell>
          <table:table-cell office:value-type="date" office:date-value="2025-06-18" calcext:value-type="date">
            <text:p>18.06.25</text:p>
          </table:table-cell>
          <table:table-cell table:number-columns-repeated="3"/>
          <table:table-cell table:formula="of:=([.D75]&lt;[.E74])+[.D75]-[.E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]); 0; IF([.E74]&gt;0.5; [.E74]; [.E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];&quot;DDDD&quot;)" office:value-type="string" office:string-value="Donnerstag" calcext:value-type="string">
            <text:p>Donnerstag</text:p>
          </table:table-cell>
          <table:table-cell office:value-type="date" office:date-value="2025-06-19" calcext:value-type="date">
            <text:p>19.06.25</text:p>
          </table:table-cell>
          <table:table-cell table:number-columns-repeated="3"/>
          <table:table-cell table:formula="of:=([.D76]&lt;[.E75])+[.D76]-[.E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]); 0; IF([.E75]&gt;0.5; [.E75]; [.E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];&quot;DDDD&quot;)" office:value-type="string" office:string-value="Freitag" calcext:value-type="string">
            <text:p>Freitag</text:p>
          </table:table-cell>
          <table:table-cell office:value-type="date" office:date-value="2025-06-20" calcext:value-type="date">
            <text:p>20.06.25</text:p>
          </table:table-cell>
          <table:table-cell table:number-columns-repeated="3"/>
          <table:table-cell table:formula="of:=([.D77]&lt;[.E76])+[.D77]-[.E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]); 0; IF([.E76]&gt;0.5; [.E76]; [.E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];&quot;DDDD&quot;)" office:value-type="string" office:string-value="Samstag" calcext:value-type="string">
            <text:p>Samstag</text:p>
          </table:table-cell>
          <table:table-cell office:value-type="date" office:date-value="2025-06-21" calcext:value-type="date">
            <text:p>21.06.25</text:p>
          </table:table-cell>
          <table:table-cell table:number-columns-repeated="3"/>
          <table:table-cell table:formula="of:=([.D78]&lt;[.E77])+[.D78]-[.E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]); 0; IF([.E77]&gt;0.5; [.E77]; [.E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];&quot;DDDD&quot;)" office:value-type="string" office:string-value="Sonntag" calcext:value-type="string">
            <text:p>Sonntag</text:p>
          </table:table-cell>
          <table:table-cell office:value-type="date" office:date-value="2025-06-22" calcext:value-type="date">
            <text:p>22.06.25</text:p>
          </table:table-cell>
          <table:table-cell table:number-columns-repeated="3"/>
          <table:table-cell table:formula="of:=([.D79]&lt;[.E78])+[.D79]-[.E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]); 0; IF([.E78]&gt;0.5; [.E78]; [.E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];&quot;DDDD&quot;)" office:value-type="string" office:string-value="Montag" calcext:value-type="string">
            <text:p>Montag</text:p>
          </table:table-cell>
          <table:table-cell office:value-type="date" office:date-value="2025-06-23" calcext:value-type="date">
            <text:p>23.06.25</text:p>
          </table:table-cell>
          <table:table-cell table:number-columns-repeated="3"/>
          <table:table-cell table:formula="of:=([.D80]&lt;[.E79])+[.D80]-[.E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]); 0; IF([.E79]&gt;0.5; [.E79]; [.E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];&quot;DDDD&quot;)" office:value-type="string" office:string-value="Dienstag" calcext:value-type="string">
            <text:p>Dienstag</text:p>
          </table:table-cell>
          <table:table-cell office:value-type="date" office:date-value="2025-06-24" calcext:value-type="date">
            <text:p>24.06.25</text:p>
          </table:table-cell>
          <table:table-cell table:number-columns-repeated="3"/>
          <table:table-cell table:formula="of:=([.D81]&lt;[.E80])+[.D81]-[.E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]); 0; IF([.E80]&gt;0.5; [.E80]; [.E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];&quot;DDDD&quot;)" office:value-type="string" office:string-value="Mittwoch" calcext:value-type="string">
            <text:p>Mittwoch</text:p>
          </table:table-cell>
          <table:table-cell office:value-type="date" office:date-value="2025-06-25" calcext:value-type="date">
            <text:p>25.06.25</text:p>
          </table:table-cell>
          <table:table-cell table:number-columns-repeated="3"/>
          <table:table-cell table:formula="of:=([.D82]&lt;[.E81])+[.D82]-[.E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]); 0; IF([.E81]&gt;0.5; [.E81]; [.E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];&quot;DDDD&quot;)" office:value-type="string" office:string-value="Donnerstag" calcext:value-type="string">
            <text:p>Donnerstag</text:p>
          </table:table-cell>
          <table:table-cell office:value-type="date" office:date-value="2025-06-26" calcext:value-type="date">
            <text:p>26.06.25</text:p>
          </table:table-cell>
          <table:table-cell table:number-columns-repeated="3"/>
          <table:table-cell table:formula="of:=([.D83]&lt;[.E82])+[.D83]-[.E8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]); 0; IF([.E82]&gt;0.5; [.E82]; [.E8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];&quot;DDDD&quot;)" office:value-type="string" office:string-value="Freitag" calcext:value-type="string">
            <text:p>Freitag</text:p>
          </table:table-cell>
          <table:table-cell office:value-type="date" office:date-value="2025-06-27" calcext:value-type="date">
            <text:p>27.06.25</text:p>
          </table:table-cell>
          <table:table-cell table:number-columns-repeated="3"/>
          <table:table-cell table:formula="of:=([.D84]&lt;[.E83])+[.D84]-[.E8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]); 0; IF([.E83]&gt;0.5; [.E83]; [.E8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];&quot;DDDD&quot;)" office:value-type="string" office:string-value="Samstag" calcext:value-type="string">
            <text:p>Samstag</text:p>
          </table:table-cell>
          <table:table-cell office:value-type="date" office:date-value="2025-06-28" calcext:value-type="date">
            <text:p>28.06.25</text:p>
          </table:table-cell>
          <table:table-cell table:number-columns-repeated="3"/>
          <table:table-cell table:formula="of:=([.D85]&lt;[.E84])+[.D85]-[.E8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]); 0; IF([.E84]&gt;0.5; [.E84]; [.E8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];&quot;DDDD&quot;)" office:value-type="string" office:string-value="Sonntag" calcext:value-type="string">
            <text:p>Sonntag</text:p>
          </table:table-cell>
          <table:table-cell office:value-type="date" office:date-value="2025-06-29" calcext:value-type="date">
            <text:p>29.06.25</text:p>
          </table:table-cell>
          <table:table-cell table:number-columns-repeated="3"/>
          <table:table-cell table:formula="of:=([.D86]&lt;[.E85])+[.D86]-[.E8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]); 0; IF([.E85]&gt;0.5; [.E85]; [.E8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];&quot;DDDD&quot;)" office:value-type="string" office:string-value="Montag" calcext:value-type="string">
            <text:p>Montag</text:p>
          </table:table-cell>
          <table:table-cell office:value-type="date" office:date-value="2025-06-30" calcext:value-type="date">
            <text:p>30.06.25</text:p>
          </table:table-cell>
          <table:table-cell table:number-columns-repeated="3"/>
          <table:table-cell table:formula="of:=([.D87]&lt;[.E86])+[.D87]-[.E8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]); 0; IF([.E86]&gt;0.5; [.E86]; [.E8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];&quot;DDDD&quot;)" office:value-type="string" office:string-value="Dienstag" calcext:value-type="string">
            <text:p>Dienstag</text:p>
          </table:table-cell>
          <table:table-cell office:value-type="date" office:date-value="2025-07-01" calcext:value-type="date">
            <text:p>01.07.25</text:p>
          </table:table-cell>
          <table:table-cell table:number-columns-repeated="3"/>
          <table:table-cell table:formula="of:=([.D88]&lt;[.E87])+[.D88]-[.E8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]); 0; IF([.E87]&gt;0.5; [.E87]; [.E8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8];&quot;DDDD&quot;)" office:value-type="string" office:string-value="Mittwoch" calcext:value-type="string">
            <text:p>Mittwoch</text:p>
          </table:table-cell>
          <table:table-cell office:value-type="date" office:date-value="2025-07-02" calcext:value-type="date">
            <text:p>02.07.25</text:p>
          </table:table-cell>
          <table:table-cell table:number-columns-repeated="3"/>
          <table:table-cell table:formula="of:=([.D89]&lt;[.E88])+[.D89]-[.E8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8]); 0; IF([.E88]&gt;0.5; [.E88]; [.E8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9];&quot;DDDD&quot;)" office:value-type="string" office:string-value="Donnerstag" calcext:value-type="string">
            <text:p>Donnerstag</text:p>
          </table:table-cell>
          <table:table-cell office:value-type="date" office:date-value="2025-07-03" calcext:value-type="date">
            <text:p>03.07.25</text:p>
          </table:table-cell>
          <table:table-cell table:number-columns-repeated="3"/>
          <table:table-cell table:formula="of:=([.D90]&lt;[.E89])+[.D90]-[.E8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9]); 0; IF([.E89]&gt;0.5; [.E89]; [.E8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0];&quot;DDDD&quot;)" office:value-type="string" office:string-value="Freitag" calcext:value-type="string">
            <text:p>Freitag</text:p>
          </table:table-cell>
          <table:table-cell office:value-type="date" office:date-value="2025-07-04" calcext:value-type="date">
            <text:p>04.07.25</text:p>
          </table:table-cell>
          <table:table-cell table:number-columns-repeated="3"/>
          <table:table-cell table:formula="of:=([.D91]&lt;[.E90])+[.D91]-[.E9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0]); 0; IF([.E90]&gt;0.5; [.E90]; [.E9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1];&quot;DDDD&quot;)" office:value-type="string" office:string-value="Samstag" calcext:value-type="string">
            <text:p>Samstag</text:p>
          </table:table-cell>
          <table:table-cell office:value-type="date" office:date-value="2025-07-05" calcext:value-type="date">
            <text:p>05.07.25</text:p>
          </table:table-cell>
          <table:table-cell table:number-columns-repeated="3"/>
          <table:table-cell table:formula="of:=([.D92]&lt;[.E91])+[.D92]-[.E9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1]); 0; IF([.E91]&gt;0.5; [.E91]; [.E9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2];&quot;DDDD&quot;)" office:value-type="string" office:string-value="Sonntag" calcext:value-type="string">
            <text:p>Sonntag</text:p>
          </table:table-cell>
          <table:table-cell office:value-type="date" office:date-value="2025-07-06" calcext:value-type="date">
            <text:p>06.07.25</text:p>
          </table:table-cell>
          <table:table-cell table:number-columns-repeated="3"/>
          <table:table-cell table:formula="of:=([.D93]&lt;[.E92])+[.D93]-[.E9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2]); 0; IF([.E92]&gt;0.5; [.E92]; [.E9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3];&quot;DDDD&quot;)" office:value-type="string" office:string-value="Montag" calcext:value-type="string">
            <text:p>Montag</text:p>
          </table:table-cell>
          <table:table-cell office:value-type="date" office:date-value="2025-07-07" calcext:value-type="date">
            <text:p>07.07.25</text:p>
          </table:table-cell>
          <table:table-cell table:number-columns-repeated="3"/>
          <table:table-cell table:formula="of:=([.D94]&lt;[.E93])+[.D94]-[.E9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3]); 0; IF([.E93]&gt;0.5; [.E93]; [.E9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4];&quot;DDDD&quot;)" office:value-type="string" office:string-value="Dienstag" calcext:value-type="string">
            <text:p>Dienstag</text:p>
          </table:table-cell>
          <table:table-cell office:value-type="date" office:date-value="2025-07-08" calcext:value-type="date">
            <text:p>08.07.25</text:p>
          </table:table-cell>
          <table:table-cell table:number-columns-repeated="3"/>
          <table:table-cell table:formula="of:=([.D95]&lt;[.E94])+[.D95]-[.E9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4]); 0; IF([.E94]&gt;0.5; [.E94]; [.E9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5];&quot;DDDD&quot;)" office:value-type="string" office:string-value="Mittwoch" calcext:value-type="string">
            <text:p>Mittwoch</text:p>
          </table:table-cell>
          <table:table-cell office:value-type="date" office:date-value="2025-07-09" calcext:value-type="date">
            <text:p>09.07.25</text:p>
          </table:table-cell>
          <table:table-cell table:number-columns-repeated="3"/>
          <table:table-cell table:formula="of:=([.D96]&lt;[.E95])+[.D96]-[.E9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5]); 0; IF([.E95]&gt;0.5; [.E95]; [.E9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6];&quot;DDDD&quot;)" office:value-type="string" office:string-value="Donnerstag" calcext:value-type="string">
            <text:p>Donnerstag</text:p>
          </table:table-cell>
          <table:table-cell office:value-type="date" office:date-value="2025-07-10" calcext:value-type="date">
            <text:p>10.07.25</text:p>
          </table:table-cell>
          <table:table-cell table:number-columns-repeated="3"/>
          <table:table-cell table:formula="of:=([.D97]&lt;[.E96])+[.D97]-[.E9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6]); 0; IF([.E96]&gt;0.5; [.E96]; [.E9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7];&quot;DDDD&quot;)" office:value-type="string" office:string-value="Freitag" calcext:value-type="string">
            <text:p>Freitag</text:p>
          </table:table-cell>
          <table:table-cell office:value-type="date" office:date-value="2025-07-11" calcext:value-type="date">
            <text:p>11.07.25</text:p>
          </table:table-cell>
          <table:table-cell table:number-columns-repeated="3"/>
          <table:table-cell table:formula="of:=([.D98]&lt;[.E97])+[.D98]-[.E9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7]); 0; IF([.E97]&gt;0.5; [.E97]; [.E9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8];&quot;DDDD&quot;)" office:value-type="string" office:string-value="Samstag" calcext:value-type="string">
            <text:p>Samstag</text:p>
          </table:table-cell>
          <table:table-cell office:value-type="date" office:date-value="2025-07-12" calcext:value-type="date">
            <text:p>12.07.25</text:p>
          </table:table-cell>
          <table:table-cell table:number-columns-repeated="3"/>
          <table:table-cell table:formula="of:=([.D99]&lt;[.E98])+[.D99]-[.E9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8]); 0; IF([.E98]&gt;0.5; [.E98]; [.E9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99];&quot;DDDD&quot;)" office:value-type="string" office:string-value="Sonntag" calcext:value-type="string">
            <text:p>Sonntag</text:p>
          </table:table-cell>
          <table:table-cell office:value-type="date" office:date-value="2025-07-13" calcext:value-type="date">
            <text:p>13.07.25</text:p>
          </table:table-cell>
          <table:table-cell table:number-columns-repeated="3"/>
          <table:table-cell table:formula="of:=([.D100]&lt;[.E99])+[.D100]-[.E9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99]); 0; IF([.E99]&gt;0.5; [.E99]; [.E9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0];&quot;DDDD&quot;)" office:value-type="string" office:string-value="Montag" calcext:value-type="string">
            <text:p>Montag</text:p>
          </table:table-cell>
          <table:table-cell office:value-type="date" office:date-value="2025-07-14" calcext:value-type="date">
            <text:p>14.07.25</text:p>
          </table:table-cell>
          <table:table-cell table:number-columns-repeated="3"/>
          <table:table-cell table:formula="of:=([.D101]&lt;[.E100])+[.D101]-[.E10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0]); 0; IF([.E100]&gt;0.5; [.E100]; [.E10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1];&quot;DDDD&quot;)" office:value-type="string" office:string-value="Dienstag" calcext:value-type="string">
            <text:p>Dienstag</text:p>
          </table:table-cell>
          <table:table-cell office:value-type="date" office:date-value="2025-07-15" calcext:value-type="date">
            <text:p>15.07.25</text:p>
          </table:table-cell>
          <table:table-cell table:number-columns-repeated="3"/>
          <table:table-cell table:formula="of:=([.D102]&lt;[.E101])+[.D102]-[.E10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1]); 0; IF([.E101]&gt;0.5; [.E101]; [.E10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2];&quot;DDDD&quot;)" office:value-type="string" office:string-value="Mittwoch" calcext:value-type="string">
            <text:p>Mittwoch</text:p>
          </table:table-cell>
          <table:table-cell office:value-type="date" office:date-value="2025-07-16" calcext:value-type="date">
            <text:p>16.07.25</text:p>
          </table:table-cell>
          <table:table-cell table:number-columns-repeated="3"/>
          <table:table-cell table:formula="of:=([.D103]&lt;[.E102])+[.D103]-[.E10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2]); 0; IF([.E102]&gt;0.5; [.E102]; [.E10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3];&quot;DDDD&quot;)" office:value-type="string" office:string-value="Donnerstag" calcext:value-type="string">
            <text:p>Donnerstag</text:p>
          </table:table-cell>
          <table:table-cell office:value-type="date" office:date-value="2025-07-17" calcext:value-type="date">
            <text:p>17.07.25</text:p>
          </table:table-cell>
          <table:table-cell table:number-columns-repeated="3"/>
          <table:table-cell table:formula="of:=([.D104]&lt;[.E103])+[.D104]-[.E10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3]); 0; IF([.E103]&gt;0.5; [.E103]; [.E10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4];&quot;DDDD&quot;)" office:value-type="string" office:string-value="Freitag" calcext:value-type="string">
            <text:p>Freitag</text:p>
          </table:table-cell>
          <table:table-cell office:value-type="date" office:date-value="2025-07-18" calcext:value-type="date">
            <text:p>18.07.25</text:p>
          </table:table-cell>
          <table:table-cell table:number-columns-repeated="3"/>
          <table:table-cell table:formula="of:=([.D105]&lt;[.E104])+[.D105]-[.E10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4]); 0; IF([.E104]&gt;0.5; [.E104]; [.E10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5];&quot;DDDD&quot;)" office:value-type="string" office:string-value="Samstag" calcext:value-type="string">
            <text:p>Samstag</text:p>
          </table:table-cell>
          <table:table-cell office:value-type="date" office:date-value="2025-07-19" calcext:value-type="date">
            <text:p>19.07.25</text:p>
          </table:table-cell>
          <table:table-cell table:number-columns-repeated="3"/>
          <table:table-cell table:formula="of:=([.D106]&lt;[.E105])+[.D106]-[.E10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5]); 0; IF([.E105]&gt;0.5; [.E105]; [.E10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6];&quot;DDDD&quot;)" office:value-type="string" office:string-value="Sonntag" calcext:value-type="string">
            <text:p>Sonntag</text:p>
          </table:table-cell>
          <table:table-cell office:value-type="date" office:date-value="2025-07-20" calcext:value-type="date">
            <text:p>20.07.25</text:p>
          </table:table-cell>
          <table:table-cell table:number-columns-repeated="3"/>
          <table:table-cell table:formula="of:=([.D107]&lt;[.E106])+[.D107]-[.E10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6]); 0; IF([.E106]&gt;0.5; [.E106]; [.E10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7];&quot;DDDD&quot;)" office:value-type="string" office:string-value="Montag" calcext:value-type="string">
            <text:p>Montag</text:p>
          </table:table-cell>
          <table:table-cell office:value-type="date" office:date-value="2025-07-21" calcext:value-type="date">
            <text:p>21.07.25</text:p>
          </table:table-cell>
          <table:table-cell table:number-columns-repeated="3"/>
          <table:table-cell table:formula="of:=([.D108]&lt;[.E107])+[.D108]-[.E10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7]); 0; IF([.E107]&gt;0.5; [.E107]; [.E10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8];&quot;DDDD&quot;)" office:value-type="string" office:string-value="Dienstag" calcext:value-type="string">
            <text:p>Dienstag</text:p>
          </table:table-cell>
          <table:table-cell office:value-type="date" office:date-value="2025-07-22" calcext:value-type="date">
            <text:p>22.07.25</text:p>
          </table:table-cell>
          <table:table-cell table:number-columns-repeated="3"/>
          <table:table-cell table:formula="of:=([.D109]&lt;[.E108])+[.D109]-[.E10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8]); 0; IF([.E108]&gt;0.5; [.E108]; [.E10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09];&quot;DDDD&quot;)" office:value-type="string" office:string-value="Mittwoch" calcext:value-type="string">
            <text:p>Mittwoch</text:p>
          </table:table-cell>
          <table:table-cell office:value-type="date" office:date-value="2025-07-23" calcext:value-type="date">
            <text:p>23.07.25</text:p>
          </table:table-cell>
          <table:table-cell table:number-columns-repeated="3"/>
          <table:table-cell table:formula="of:=([.D110]&lt;[.E109])+[.D110]-[.E10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09]); 0; IF([.E109]&gt;0.5; [.E109]; [.E10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0];&quot;DDDD&quot;)" office:value-type="string" office:string-value="Donnerstag" calcext:value-type="string">
            <text:p>Donnerstag</text:p>
          </table:table-cell>
          <table:table-cell office:value-type="date" office:date-value="2025-07-24" calcext:value-type="date">
            <text:p>24.07.25</text:p>
          </table:table-cell>
          <table:table-cell table:number-columns-repeated="3"/>
          <table:table-cell table:formula="of:=([.D111]&lt;[.E110])+[.D111]-[.E1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0]); 0; IF([.E110]&gt;0.5; [.E110]; [.E1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1];&quot;DDDD&quot;)" office:value-type="string" office:string-value="Freitag" calcext:value-type="string">
            <text:p>Freitag</text:p>
          </table:table-cell>
          <table:table-cell office:value-type="date" office:date-value="2025-07-25" calcext:value-type="date">
            <text:p>25.07.25</text:p>
          </table:table-cell>
          <table:table-cell table:number-columns-repeated="3"/>
          <table:table-cell table:formula="of:=([.D112]&lt;[.E111])+[.D112]-[.E1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1]); 0; IF([.E111]&gt;0.5; [.E111]; [.E1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2];&quot;DDDD&quot;)" office:value-type="string" office:string-value="Samstag" calcext:value-type="string">
            <text:p>Samstag</text:p>
          </table:table-cell>
          <table:table-cell office:value-type="date" office:date-value="2025-07-26" calcext:value-type="date">
            <text:p>26.07.25</text:p>
          </table:table-cell>
          <table:table-cell table:number-columns-repeated="3"/>
          <table:table-cell table:formula="of:=([.D113]&lt;[.E112])+[.D113]-[.E1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2]); 0; IF([.E112]&gt;0.5; [.E112]; [.E1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3];&quot;DDDD&quot;)" office:value-type="string" office:string-value="Sonntag" calcext:value-type="string">
            <text:p>Sonntag</text:p>
          </table:table-cell>
          <table:table-cell office:value-type="date" office:date-value="2025-07-27" calcext:value-type="date">
            <text:p>27.07.25</text:p>
          </table:table-cell>
          <table:table-cell table:number-columns-repeated="3"/>
          <table:table-cell table:formula="of:=([.D114]&lt;[.E113])+[.D114]-[.E1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3]); 0; IF([.E113]&gt;0.5; [.E113]; [.E1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4];&quot;DDDD&quot;)" office:value-type="string" office:string-value="Montag" calcext:value-type="string">
            <text:p>Montag</text:p>
          </table:table-cell>
          <table:table-cell office:value-type="date" office:date-value="2025-07-28" calcext:value-type="date">
            <text:p>28.07.25</text:p>
          </table:table-cell>
          <table:table-cell table:number-columns-repeated="3"/>
          <table:table-cell table:formula="of:=([.D115]&lt;[.E114])+[.D115]-[.E1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4]); 0; IF([.E114]&gt;0.5; [.E114]; [.E1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5];&quot;DDDD&quot;)" office:value-type="string" office:string-value="Dienstag" calcext:value-type="string">
            <text:p>Dienstag</text:p>
          </table:table-cell>
          <table:table-cell office:value-type="date" office:date-value="2025-07-29" calcext:value-type="date">
            <text:p>29.07.25</text:p>
          </table:table-cell>
          <table:table-cell table:number-columns-repeated="3"/>
          <table:table-cell table:formula="of:=([.D116]&lt;[.E115])+[.D116]-[.E1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5]); 0; IF([.E115]&gt;0.5; [.E115]; [.E1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6];&quot;DDDD&quot;)" office:value-type="string" office:string-value="Mittwoch" calcext:value-type="string">
            <text:p>Mittwoch</text:p>
          </table:table-cell>
          <table:table-cell office:value-type="date" office:date-value="2025-07-30" calcext:value-type="date">
            <text:p>30.07.25</text:p>
          </table:table-cell>
          <table:table-cell table:number-columns-repeated="3"/>
          <table:table-cell table:formula="of:=([.D117]&lt;[.E116])+[.D117]-[.E1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6]); 0; IF([.E116]&gt;0.5; [.E116]; [.E1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7];&quot;DDDD&quot;)" office:value-type="string" office:string-value="Donnerstag" calcext:value-type="string">
            <text:p>Donnerstag</text:p>
          </table:table-cell>
          <table:table-cell office:value-type="date" office:date-value="2025-07-31" calcext:value-type="date">
            <text:p>31.07.25</text:p>
          </table:table-cell>
          <table:table-cell table:number-columns-repeated="3"/>
          <table:table-cell table:formula="of:=([.D118]&lt;[.E117])+[.D118]-[.E1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7]); 0; IF([.E117]&gt;0.5; [.E117]; [.E1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8];&quot;DDDD&quot;)" office:value-type="string" office:string-value="Freitag" calcext:value-type="string">
            <text:p>Freitag</text:p>
          </table:table-cell>
          <table:table-cell office:value-type="date" office:date-value="2025-08-01" calcext:value-type="date">
            <text:p>01.08.25</text:p>
          </table:table-cell>
          <table:table-cell table:number-columns-repeated="3"/>
          <table:table-cell table:formula="of:=([.D119]&lt;[.E118])+[.D119]-[.E1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8]); 0; IF([.E118]&gt;0.5; [.E118]; [.E1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19];&quot;DDDD&quot;)" office:value-type="string" office:string-value="Samstag" calcext:value-type="string">
            <text:p>Samstag</text:p>
          </table:table-cell>
          <table:table-cell office:value-type="date" office:date-value="2025-08-02" calcext:value-type="date">
            <text:p>02.08.25</text:p>
          </table:table-cell>
          <table:table-cell table:number-columns-repeated="3"/>
          <table:table-cell table:formula="of:=([.D120]&lt;[.E119])+[.D120]-[.E1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19]); 0; IF([.E119]&gt;0.5; [.E119]; [.E1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0];&quot;DDDD&quot;)" office:value-type="string" office:string-value="Sonntag" calcext:value-type="string">
            <text:p>Sonntag</text:p>
          </table:table-cell>
          <table:table-cell office:value-type="date" office:date-value="2025-08-03" calcext:value-type="date">
            <text:p>03.08.25</text:p>
          </table:table-cell>
          <table:table-cell table:number-columns-repeated="3"/>
          <table:table-cell table:formula="of:=([.D121]&lt;[.E120])+[.D121]-[.E1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0]); 0; IF([.E120]&gt;0.5; [.E120]; [.E1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1];&quot;DDDD&quot;)" office:value-type="string" office:string-value="Montag" calcext:value-type="string">
            <text:p>Montag</text:p>
          </table:table-cell>
          <table:table-cell office:value-type="date" office:date-value="2025-08-04" calcext:value-type="date">
            <text:p>04.08.25</text:p>
          </table:table-cell>
          <table:table-cell table:number-columns-repeated="3"/>
          <table:table-cell table:formula="of:=([.D122]&lt;[.E121])+[.D122]-[.E1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1]); 0; IF([.E121]&gt;0.5; [.E121]; [.E1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2];&quot;DDDD&quot;)" office:value-type="string" office:string-value="Dienstag" calcext:value-type="string">
            <text:p>Dienstag</text:p>
          </table:table-cell>
          <table:table-cell office:value-type="date" office:date-value="2025-08-05" calcext:value-type="date">
            <text:p>05.08.25</text:p>
          </table:table-cell>
          <table:table-cell table:number-columns-repeated="3"/>
          <table:table-cell table:formula="of:=([.D123]&lt;[.E122])+[.D123]-[.E1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2]); 0; IF([.E122]&gt;0.5; [.E122]; [.E1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3];&quot;DDDD&quot;)" office:value-type="string" office:string-value="Mittwoch" calcext:value-type="string">
            <text:p>Mittwoch</text:p>
          </table:table-cell>
          <table:table-cell office:value-type="date" office:date-value="2025-08-06" calcext:value-type="date">
            <text:p>06.08.25</text:p>
          </table:table-cell>
          <table:table-cell table:number-columns-repeated="3"/>
          <table:table-cell table:formula="of:=([.D124]&lt;[.E123])+[.D124]-[.E1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3]); 0; IF([.E123]&gt;0.5; [.E123]; [.E1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4];&quot;DDDD&quot;)" office:value-type="string" office:string-value="Donnerstag" calcext:value-type="string">
            <text:p>Donnerstag</text:p>
          </table:table-cell>
          <table:table-cell office:value-type="date" office:date-value="2025-08-07" calcext:value-type="date">
            <text:p>07.08.25</text:p>
          </table:table-cell>
          <table:table-cell table:number-columns-repeated="3"/>
          <table:table-cell table:formula="of:=([.D125]&lt;[.E124])+[.D125]-[.E1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4]); 0; IF([.E124]&gt;0.5; [.E124]; [.E1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5];&quot;DDDD&quot;)" office:value-type="string" office:string-value="Freitag" calcext:value-type="string">
            <text:p>Freitag</text:p>
          </table:table-cell>
          <table:table-cell office:value-type="date" office:date-value="2025-08-08" calcext:value-type="date">
            <text:p>08.08.25</text:p>
          </table:table-cell>
          <table:table-cell table:number-columns-repeated="3"/>
          <table:table-cell table:formula="of:=([.D126]&lt;[.E125])+[.D126]-[.E1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5]); 0; IF([.E125]&gt;0.5; [.E125]; [.E1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6];&quot;DDDD&quot;)" office:value-type="string" office:string-value="Samstag" calcext:value-type="string">
            <text:p>Samstag</text:p>
          </table:table-cell>
          <table:table-cell office:value-type="date" office:date-value="2025-08-09" calcext:value-type="date">
            <text:p>09.08.25</text:p>
          </table:table-cell>
          <table:table-cell table:number-columns-repeated="3"/>
          <table:table-cell table:formula="of:=([.D127]&lt;[.E126])+[.D127]-[.E1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6]); 0; IF([.E126]&gt;0.5; [.E126]; [.E1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7];&quot;DDDD&quot;)" office:value-type="string" office:string-value="Sonntag" calcext:value-type="string">
            <text:p>Sonntag</text:p>
          </table:table-cell>
          <table:table-cell office:value-type="date" office:date-value="2025-08-10" calcext:value-type="date">
            <text:p>10.08.25</text:p>
          </table:table-cell>
          <table:table-cell table:number-columns-repeated="3"/>
          <table:table-cell table:formula="of:=([.D128]&lt;[.E127])+[.D128]-[.E1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7]); 0; IF([.E127]&gt;0.5; [.E127]; [.E1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8];&quot;DDDD&quot;)" office:value-type="string" office:string-value="Montag" calcext:value-type="string">
            <text:p>Montag</text:p>
          </table:table-cell>
          <table:table-cell office:value-type="date" office:date-value="2025-08-11" calcext:value-type="date">
            <text:p>11.08.25</text:p>
          </table:table-cell>
          <table:table-cell table:number-columns-repeated="3"/>
          <table:table-cell table:formula="of:=([.D129]&lt;[.E128])+[.D129]-[.E1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8]); 0; IF([.E128]&gt;0.5; [.E128]; [.E1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29];&quot;DDDD&quot;)" office:value-type="string" office:string-value="Dienstag" calcext:value-type="string">
            <text:p>Dienstag</text:p>
          </table:table-cell>
          <table:table-cell office:value-type="date" office:date-value="2025-08-12" calcext:value-type="date">
            <text:p>12.08.25</text:p>
          </table:table-cell>
          <table:table-cell table:number-columns-repeated="3"/>
          <table:table-cell table:formula="of:=([.D130]&lt;[.E129])+[.D130]-[.E1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29]); 0; IF([.E129]&gt;0.5; [.E129]; [.E1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0];&quot;DDDD&quot;)" office:value-type="string" office:string-value="Mittwoch" calcext:value-type="string">
            <text:p>Mittwoch</text:p>
          </table:table-cell>
          <table:table-cell office:value-type="date" office:date-value="2025-08-13" calcext:value-type="date">
            <text:p>13.08.25</text:p>
          </table:table-cell>
          <table:table-cell table:number-columns-repeated="3"/>
          <table:table-cell table:formula="of:=([.D131]&lt;[.E130])+[.D131]-[.E1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0]); 0; IF([.E130]&gt;0.5; [.E130]; [.E1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1];&quot;DDDD&quot;)" office:value-type="string" office:string-value="Donnerstag" calcext:value-type="string">
            <text:p>Donnerstag</text:p>
          </table:table-cell>
          <table:table-cell office:value-type="date" office:date-value="2025-08-14" calcext:value-type="date">
            <text:p>14.08.25</text:p>
          </table:table-cell>
          <table:table-cell table:number-columns-repeated="3"/>
          <table:table-cell table:formula="of:=([.D132]&lt;[.E131])+[.D132]-[.E1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1]); 0; IF([.E131]&gt;0.5; [.E131]; [.E1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2];&quot;DDDD&quot;)" office:value-type="string" office:string-value="Freitag" calcext:value-type="string">
            <text:p>Freitag</text:p>
          </table:table-cell>
          <table:table-cell office:value-type="date" office:date-value="2025-08-15" calcext:value-type="date">
            <text:p>15.08.25</text:p>
          </table:table-cell>
          <table:table-cell table:number-columns-repeated="3"/>
          <table:table-cell table:formula="of:=([.D133]&lt;[.E132])+[.D133]-[.E1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2]); 0; IF([.E132]&gt;0.5; [.E132]; [.E1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3];&quot;DDDD&quot;)" office:value-type="string" office:string-value="Samstag" calcext:value-type="string">
            <text:p>Samstag</text:p>
          </table:table-cell>
          <table:table-cell office:value-type="date" office:date-value="2025-08-16" calcext:value-type="date">
            <text:p>16.08.25</text:p>
          </table:table-cell>
          <table:table-cell table:number-columns-repeated="3"/>
          <table:table-cell table:formula="of:=([.D134]&lt;[.E133])+[.D134]-[.E1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3]); 0; IF([.E133]&gt;0.5; [.E133]; [.E1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4];&quot;DDDD&quot;)" office:value-type="string" office:string-value="Sonntag" calcext:value-type="string">
            <text:p>Sonntag</text:p>
          </table:table-cell>
          <table:table-cell office:value-type="date" office:date-value="2025-08-17" calcext:value-type="date">
            <text:p>17.08.25</text:p>
          </table:table-cell>
          <table:table-cell table:number-columns-repeated="3"/>
          <table:table-cell table:formula="of:=([.D135]&lt;[.E134])+[.D135]-[.E1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4]); 0; IF([.E134]&gt;0.5; [.E134]; [.E1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5];&quot;DDDD&quot;)" office:value-type="string" office:string-value="Montag" calcext:value-type="string">
            <text:p>Montag</text:p>
          </table:table-cell>
          <table:table-cell office:value-type="date" office:date-value="2025-08-18" calcext:value-type="date">
            <text:p>18.08.25</text:p>
          </table:table-cell>
          <table:table-cell table:number-columns-repeated="3"/>
          <table:table-cell table:formula="of:=([.D136]&lt;[.E135])+[.D136]-[.E1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5]); 0; IF([.E135]&gt;0.5; [.E135]; [.E1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6];&quot;DDDD&quot;)" office:value-type="string" office:string-value="Dienstag" calcext:value-type="string">
            <text:p>Dienstag</text:p>
          </table:table-cell>
          <table:table-cell office:value-type="date" office:date-value="2025-08-19" calcext:value-type="date">
            <text:p>19.08.25</text:p>
          </table:table-cell>
          <table:table-cell table:number-columns-repeated="3"/>
          <table:table-cell table:formula="of:=([.D137]&lt;[.E136])+[.D137]-[.E1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6]); 0; IF([.E136]&gt;0.5; [.E136]; [.E1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7];&quot;DDDD&quot;)" office:value-type="string" office:string-value="Mittwoch" calcext:value-type="string">
            <text:p>Mittwoch</text:p>
          </table:table-cell>
          <table:table-cell office:value-type="date" office:date-value="2025-08-20" calcext:value-type="date">
            <text:p>20.08.25</text:p>
          </table:table-cell>
          <table:table-cell table:number-columns-repeated="3"/>
          <table:table-cell table:formula="of:=([.D138]&lt;[.E137])+[.D138]-[.E1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7]); 0; IF([.E137]&gt;0.5; [.E137]; [.E1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8];&quot;DDDD&quot;)" office:value-type="string" office:string-value="Donnerstag" calcext:value-type="string">
            <text:p>Donnerstag</text:p>
          </table:table-cell>
          <table:table-cell office:value-type="date" office:date-value="2025-08-21" calcext:value-type="date">
            <text:p>21.08.25</text:p>
          </table:table-cell>
          <table:table-cell table:number-columns-repeated="3"/>
          <table:table-cell table:formula="of:=([.D139]&lt;[.E138])+[.D139]-[.E1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8]); 0; IF([.E138]&gt;0.5; [.E138]; [.E1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39];&quot;DDDD&quot;)" office:value-type="string" office:string-value="Freitag" calcext:value-type="string">
            <text:p>Freitag</text:p>
          </table:table-cell>
          <table:table-cell office:value-type="date" office:date-value="2025-08-22" calcext:value-type="date">
            <text:p>22.08.25</text:p>
          </table:table-cell>
          <table:table-cell table:number-columns-repeated="3"/>
          <table:table-cell table:formula="of:=([.D140]&lt;[.E139])+[.D140]-[.E1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39]); 0; IF([.E139]&gt;0.5; [.E139]; [.E1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0];&quot;DDDD&quot;)" office:value-type="string" office:string-value="Samstag" calcext:value-type="string">
            <text:p>Samstag</text:p>
          </table:table-cell>
          <table:table-cell office:value-type="date" office:date-value="2025-08-23" calcext:value-type="date">
            <text:p>23.08.25</text:p>
          </table:table-cell>
          <table:table-cell table:number-columns-repeated="3"/>
          <table:table-cell table:formula="of:=([.D141]&lt;[.E140])+[.D141]-[.E1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0]); 0; IF([.E140]&gt;0.5; [.E140]; [.E1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1];&quot;DDDD&quot;)" office:value-type="string" office:string-value="Sonntag" calcext:value-type="string">
            <text:p>Sonntag</text:p>
          </table:table-cell>
          <table:table-cell office:value-type="date" office:date-value="2025-08-24" calcext:value-type="date">
            <text:p>24.08.25</text:p>
          </table:table-cell>
          <table:table-cell table:number-columns-repeated="3"/>
          <table:table-cell table:formula="of:=([.D142]&lt;[.E141])+[.D142]-[.E1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1]); 0; IF([.E141]&gt;0.5; [.E141]; [.E1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2];&quot;DDDD&quot;)" office:value-type="string" office:string-value="Montag" calcext:value-type="string">
            <text:p>Montag</text:p>
          </table:table-cell>
          <table:table-cell office:value-type="date" office:date-value="2025-08-25" calcext:value-type="date">
            <text:p>25.08.25</text:p>
          </table:table-cell>
          <table:table-cell table:number-columns-repeated="3"/>
          <table:table-cell table:formula="of:=([.D143]&lt;[.E142])+[.D143]-[.E1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2]); 0; IF([.E142]&gt;0.5; [.E142]; [.E1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3];&quot;DDDD&quot;)" office:value-type="string" office:string-value="Dienstag" calcext:value-type="string">
            <text:p>Dienstag</text:p>
          </table:table-cell>
          <table:table-cell office:value-type="date" office:date-value="2025-08-26" calcext:value-type="date">
            <text:p>26.08.25</text:p>
          </table:table-cell>
          <table:table-cell table:number-columns-repeated="3"/>
          <table:table-cell table:formula="of:=([.D144]&lt;[.E143])+[.D144]-[.E1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3]); 0; IF([.E143]&gt;0.5; [.E143]; [.E1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4];&quot;DDDD&quot;)" office:value-type="string" office:string-value="Mittwoch" calcext:value-type="string">
            <text:p>Mittwoch</text:p>
          </table:table-cell>
          <table:table-cell office:value-type="date" office:date-value="2025-08-27" calcext:value-type="date">
            <text:p>27.08.25</text:p>
          </table:table-cell>
          <table:table-cell table:number-columns-repeated="3"/>
          <table:table-cell table:formula="of:=([.D145]&lt;[.E144])+[.D145]-[.E1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4]); 0; IF([.E144]&gt;0.5; [.E144]; [.E1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5];&quot;DDDD&quot;)" office:value-type="string" office:string-value="Donnerstag" calcext:value-type="string">
            <text:p>Donnerstag</text:p>
          </table:table-cell>
          <table:table-cell office:value-type="date" office:date-value="2025-08-28" calcext:value-type="date">
            <text:p>28.08.25</text:p>
          </table:table-cell>
          <table:table-cell table:number-columns-repeated="3"/>
          <table:table-cell table:formula="of:=([.D146]&lt;[.E145])+[.D146]-[.E1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5]); 0; IF([.E145]&gt;0.5; [.E145]; [.E1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6];&quot;DDDD&quot;)" office:value-type="string" office:string-value="Freitag" calcext:value-type="string">
            <text:p>Freitag</text:p>
          </table:table-cell>
          <table:table-cell office:value-type="date" office:date-value="2025-08-29" calcext:value-type="date">
            <text:p>29.08.25</text:p>
          </table:table-cell>
          <table:table-cell table:number-columns-repeated="3"/>
          <table:table-cell table:formula="of:=([.D147]&lt;[.E146])+[.D147]-[.E1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6]); 0; IF([.E146]&gt;0.5; [.E146]; [.E1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7];&quot;DDDD&quot;)" office:value-type="string" office:string-value="Samstag" calcext:value-type="string">
            <text:p>Samstag</text:p>
          </table:table-cell>
          <table:table-cell office:value-type="date" office:date-value="2025-08-30" calcext:value-type="date">
            <text:p>30.08.25</text:p>
          </table:table-cell>
          <table:table-cell table:number-columns-repeated="3"/>
          <table:table-cell table:formula="of:=([.D148]&lt;[.E147])+[.D148]-[.E1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7]); 0; IF([.E147]&gt;0.5; [.E147]; [.E1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8];&quot;DDDD&quot;)" office:value-type="string" office:string-value="Sonntag" calcext:value-type="string">
            <text:p>Sonntag</text:p>
          </table:table-cell>
          <table:table-cell office:value-type="date" office:date-value="2025-08-31" calcext:value-type="date">
            <text:p>31.08.25</text:p>
          </table:table-cell>
          <table:table-cell table:number-columns-repeated="3"/>
          <table:table-cell table:formula="of:=([.D149]&lt;[.E148])+[.D149]-[.E1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8]); 0; IF([.E148]&gt;0.5; [.E148]; [.E1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49];&quot;DDDD&quot;)" office:value-type="string" office:string-value="Montag" calcext:value-type="string">
            <text:p>Montag</text:p>
          </table:table-cell>
          <table:table-cell office:value-type="date" office:date-value="2025-09-01" calcext:value-type="date">
            <text:p>01.09.25</text:p>
          </table:table-cell>
          <table:table-cell table:number-columns-repeated="3"/>
          <table:table-cell table:formula="of:=([.D150]&lt;[.E149])+[.D150]-[.E1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49]); 0; IF([.E149]&gt;0.5; [.E149]; [.E1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0];&quot;DDDD&quot;)" office:value-type="string" office:string-value="Dienstag" calcext:value-type="string">
            <text:p>Dienstag</text:p>
          </table:table-cell>
          <table:table-cell office:value-type="date" office:date-value="2025-09-02" calcext:value-type="date">
            <text:p>02.09.25</text:p>
          </table:table-cell>
          <table:table-cell table:number-columns-repeated="3"/>
          <table:table-cell table:formula="of:=([.D151]&lt;[.E150])+[.D151]-[.E1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0]); 0; IF([.E150]&gt;0.5; [.E150]; [.E1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1];&quot;DDDD&quot;)" office:value-type="string" office:string-value="Mittwoch" calcext:value-type="string">
            <text:p>Mittwoch</text:p>
          </table:table-cell>
          <table:table-cell office:value-type="date" office:date-value="2025-09-03" calcext:value-type="date">
            <text:p>03.09.25</text:p>
          </table:table-cell>
          <table:table-cell table:number-columns-repeated="3"/>
          <table:table-cell table:formula="of:=([.D152]&lt;[.E151])+[.D152]-[.E1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1]); 0; IF([.E151]&gt;0.5; [.E151]; [.E1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2];&quot;DDDD&quot;)" office:value-type="string" office:string-value="Donnerstag" calcext:value-type="string">
            <text:p>Donnerstag</text:p>
          </table:table-cell>
          <table:table-cell office:value-type="date" office:date-value="2025-09-04" calcext:value-type="date">
            <text:p>04.09.25</text:p>
          </table:table-cell>
          <table:table-cell table:number-columns-repeated="3"/>
          <table:table-cell table:formula="of:=([.D153]&lt;[.E152])+[.D153]-[.E1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2]); 0; IF([.E152]&gt;0.5; [.E152]; [.E1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3];&quot;DDDD&quot;)" office:value-type="string" office:string-value="Freitag" calcext:value-type="string">
            <text:p>Freitag</text:p>
          </table:table-cell>
          <table:table-cell office:value-type="date" office:date-value="2025-09-05" calcext:value-type="date">
            <text:p>05.09.25</text:p>
          </table:table-cell>
          <table:table-cell table:number-columns-repeated="3"/>
          <table:table-cell table:formula="of:=([.D154]&lt;[.E153])+[.D154]-[.E1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3]); 0; IF([.E153]&gt;0.5; [.E153]; [.E1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4];&quot;DDDD&quot;)" office:value-type="string" office:string-value="Samstag" calcext:value-type="string">
            <text:p>Samstag</text:p>
          </table:table-cell>
          <table:table-cell office:value-type="date" office:date-value="2025-09-06" calcext:value-type="date">
            <text:p>06.09.25</text:p>
          </table:table-cell>
          <table:table-cell table:number-columns-repeated="3"/>
          <table:table-cell table:formula="of:=([.D155]&lt;[.E154])+[.D155]-[.E1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4]); 0; IF([.E154]&gt;0.5; [.E154]; [.E1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5];&quot;DDDD&quot;)" office:value-type="string" office:string-value="Sonntag" calcext:value-type="string">
            <text:p>Sonntag</text:p>
          </table:table-cell>
          <table:table-cell office:value-type="date" office:date-value="2025-09-07" calcext:value-type="date">
            <text:p>07.09.25</text:p>
          </table:table-cell>
          <table:table-cell table:number-columns-repeated="3"/>
          <table:table-cell table:formula="of:=([.D156]&lt;[.E155])+[.D156]-[.E1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5]); 0; IF([.E155]&gt;0.5; [.E155]; [.E1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6];&quot;DDDD&quot;)" office:value-type="string" office:string-value="Montag" calcext:value-type="string">
            <text:p>Montag</text:p>
          </table:table-cell>
          <table:table-cell office:value-type="date" office:date-value="2025-09-08" calcext:value-type="date">
            <text:p>08.09.25</text:p>
          </table:table-cell>
          <table:table-cell table:number-columns-repeated="3"/>
          <table:table-cell table:formula="of:=([.D157]&lt;[.E156])+[.D157]-[.E1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6]); 0; IF([.E156]&gt;0.5; [.E156]; [.E1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7];&quot;DDDD&quot;)" office:value-type="string" office:string-value="Dienstag" calcext:value-type="string">
            <text:p>Dienstag</text:p>
          </table:table-cell>
          <table:table-cell office:value-type="date" office:date-value="2025-09-09" calcext:value-type="date">
            <text:p>09.09.25</text:p>
          </table:table-cell>
          <table:table-cell table:number-columns-repeated="3"/>
          <table:table-cell table:formula="of:=([.D158]&lt;[.E157])+[.D158]-[.E1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7]); 0; IF([.E157]&gt;0.5; [.E157]; [.E1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8];&quot;DDDD&quot;)" office:value-type="string" office:string-value="Mittwoch" calcext:value-type="string">
            <text:p>Mittwoch</text:p>
          </table:table-cell>
          <table:table-cell office:value-type="date" office:date-value="2025-09-10" calcext:value-type="date">
            <text:p>10.09.25</text:p>
          </table:table-cell>
          <table:table-cell table:number-columns-repeated="3"/>
          <table:table-cell table:formula="of:=([.D159]&lt;[.E158])+[.D159]-[.E1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8]); 0; IF([.E158]&gt;0.5; [.E158]; [.E1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59];&quot;DDDD&quot;)" office:value-type="string" office:string-value="Donnerstag" calcext:value-type="string">
            <text:p>Donnerstag</text:p>
          </table:table-cell>
          <table:table-cell office:value-type="date" office:date-value="2025-09-11" calcext:value-type="date">
            <text:p>11.09.25</text:p>
          </table:table-cell>
          <table:table-cell table:number-columns-repeated="3"/>
          <table:table-cell table:formula="of:=([.D160]&lt;[.E159])+[.D160]-[.E1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59]); 0; IF([.E159]&gt;0.5; [.E159]; [.E1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0];&quot;DDDD&quot;)" office:value-type="string" office:string-value="Freitag" calcext:value-type="string">
            <text:p>Freitag</text:p>
          </table:table-cell>
          <table:table-cell office:value-type="date" office:date-value="2025-09-12" calcext:value-type="date">
            <text:p>12.09.25</text:p>
          </table:table-cell>
          <table:table-cell table:number-columns-repeated="3"/>
          <table:table-cell table:formula="of:=([.D161]&lt;[.E160])+[.D161]-[.E1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0]); 0; IF([.E160]&gt;0.5; [.E160]; [.E1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1];&quot;DDDD&quot;)" office:value-type="string" office:string-value="Samstag" calcext:value-type="string">
            <text:p>Samstag</text:p>
          </table:table-cell>
          <table:table-cell office:value-type="date" office:date-value="2025-09-13" calcext:value-type="date">
            <text:p>13.09.25</text:p>
          </table:table-cell>
          <table:table-cell table:number-columns-repeated="3"/>
          <table:table-cell table:formula="of:=([.D162]&lt;[.E161])+[.D162]-[.E1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1]); 0; IF([.E161]&gt;0.5; [.E161]; [.E1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2];&quot;DDDD&quot;)" office:value-type="string" office:string-value="Sonntag" calcext:value-type="string">
            <text:p>Sonntag</text:p>
          </table:table-cell>
          <table:table-cell office:value-type="date" office:date-value="2025-09-14" calcext:value-type="date">
            <text:p>14.09.25</text:p>
          </table:table-cell>
          <table:table-cell table:number-columns-repeated="3"/>
          <table:table-cell table:formula="of:=([.D163]&lt;[.E162])+[.D163]-[.E1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2]); 0; IF([.E162]&gt;0.5; [.E162]; [.E1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3];&quot;DDDD&quot;)" office:value-type="string" office:string-value="Montag" calcext:value-type="string">
            <text:p>Montag</text:p>
          </table:table-cell>
          <table:table-cell office:value-type="date" office:date-value="2025-09-15" calcext:value-type="date">
            <text:p>15.09.25</text:p>
          </table:table-cell>
          <table:table-cell table:number-columns-repeated="3"/>
          <table:table-cell table:formula="of:=([.D164]&lt;[.E163])+[.D164]-[.E1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3]); 0; IF([.E163]&gt;0.5; [.E163]; [.E1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4];&quot;DDDD&quot;)" office:value-type="string" office:string-value="Dienstag" calcext:value-type="string">
            <text:p>Dienstag</text:p>
          </table:table-cell>
          <table:table-cell office:value-type="date" office:date-value="2025-09-16" calcext:value-type="date">
            <text:p>16.09.25</text:p>
          </table:table-cell>
          <table:table-cell table:number-columns-repeated="3"/>
          <table:table-cell table:formula="of:=([.D165]&lt;[.E164])+[.D165]-[.E1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4]); 0; IF([.E164]&gt;0.5; [.E164]; [.E1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5];&quot;DDDD&quot;)" office:value-type="string" office:string-value="Mittwoch" calcext:value-type="string">
            <text:p>Mittwoch</text:p>
          </table:table-cell>
          <table:table-cell office:value-type="date" office:date-value="2025-09-17" calcext:value-type="date">
            <text:p>17.09.25</text:p>
          </table:table-cell>
          <table:table-cell table:number-columns-repeated="3"/>
          <table:table-cell table:formula="of:=([.D166]&lt;[.E165])+[.D166]-[.E1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5]); 0; IF([.E165]&gt;0.5; [.E165]; [.E1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6];&quot;DDDD&quot;)" office:value-type="string" office:string-value="Donnerstag" calcext:value-type="string">
            <text:p>Donnerstag</text:p>
          </table:table-cell>
          <table:table-cell office:value-type="date" office:date-value="2025-09-18" calcext:value-type="date">
            <text:p>18.09.25</text:p>
          </table:table-cell>
          <table:table-cell table:number-columns-repeated="3"/>
          <table:table-cell table:formula="of:=([.D167]&lt;[.E166])+[.D167]-[.E1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6]); 0; IF([.E166]&gt;0.5; [.E166]; [.E1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7];&quot;DDDD&quot;)" office:value-type="string" office:string-value="Freitag" calcext:value-type="string">
            <text:p>Freitag</text:p>
          </table:table-cell>
          <table:table-cell office:value-type="date" office:date-value="2025-09-19" calcext:value-type="date">
            <text:p>19.09.25</text:p>
          </table:table-cell>
          <table:table-cell table:number-columns-repeated="3"/>
          <table:table-cell table:formula="of:=([.D168]&lt;[.E167])+[.D168]-[.E1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7]); 0; IF([.E167]&gt;0.5; [.E167]; [.E1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8];&quot;DDDD&quot;)" office:value-type="string" office:string-value="Samstag" calcext:value-type="string">
            <text:p>Samstag</text:p>
          </table:table-cell>
          <table:table-cell office:value-type="date" office:date-value="2025-09-20" calcext:value-type="date">
            <text:p>20.09.25</text:p>
          </table:table-cell>
          <table:table-cell table:number-columns-repeated="3"/>
          <table:table-cell table:formula="of:=([.D169]&lt;[.E168])+[.D169]-[.E1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8]); 0; IF([.E168]&gt;0.5; [.E168]; [.E1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69];&quot;DDDD&quot;)" office:value-type="string" office:string-value="Sonntag" calcext:value-type="string">
            <text:p>Sonntag</text:p>
          </table:table-cell>
          <table:table-cell office:value-type="date" office:date-value="2025-09-21" calcext:value-type="date">
            <text:p>21.09.25</text:p>
          </table:table-cell>
          <table:table-cell table:number-columns-repeated="3"/>
          <table:table-cell table:formula="of:=([.D170]&lt;[.E169])+[.D170]-[.E1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69]); 0; IF([.E169]&gt;0.5; [.E169]; [.E1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0];&quot;DDDD&quot;)" office:value-type="string" office:string-value="Montag" calcext:value-type="string">
            <text:p>Montag</text:p>
          </table:table-cell>
          <table:table-cell office:value-type="date" office:date-value="2025-09-22" calcext:value-type="date">
            <text:p>22.09.25</text:p>
          </table:table-cell>
          <table:table-cell table:number-columns-repeated="3"/>
          <table:table-cell table:formula="of:=([.D171]&lt;[.E170])+[.D171]-[.E1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0]); 0; IF([.E170]&gt;0.5; [.E170]; [.E1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1];&quot;DDDD&quot;)" office:value-type="string" office:string-value="Dienstag" calcext:value-type="string">
            <text:p>Dienstag</text:p>
          </table:table-cell>
          <table:table-cell office:value-type="date" office:date-value="2025-09-23" calcext:value-type="date">
            <text:p>23.09.25</text:p>
          </table:table-cell>
          <table:table-cell table:number-columns-repeated="3"/>
          <table:table-cell table:formula="of:=([.D172]&lt;[.E171])+[.D172]-[.E1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1]); 0; IF([.E171]&gt;0.5; [.E171]; [.E1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2];&quot;DDDD&quot;)" office:value-type="string" office:string-value="Mittwoch" calcext:value-type="string">
            <text:p>Mittwoch</text:p>
          </table:table-cell>
          <table:table-cell office:value-type="date" office:date-value="2025-09-24" calcext:value-type="date">
            <text:p>24.09.25</text:p>
          </table:table-cell>
          <table:table-cell table:number-columns-repeated="3"/>
          <table:table-cell table:formula="of:=([.D173]&lt;[.E172])+[.D173]-[.E1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2]); 0; IF([.E172]&gt;0.5; [.E172]; [.E1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3];&quot;DDDD&quot;)" office:value-type="string" office:string-value="Donnerstag" calcext:value-type="string">
            <text:p>Donnerstag</text:p>
          </table:table-cell>
          <table:table-cell office:value-type="date" office:date-value="2025-09-25" calcext:value-type="date">
            <text:p>25.09.25</text:p>
          </table:table-cell>
          <table:table-cell table:number-columns-repeated="3"/>
          <table:table-cell table:formula="of:=([.D174]&lt;[.E173])+[.D174]-[.E1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3]); 0; IF([.E173]&gt;0.5; [.E173]; [.E1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4];&quot;DDDD&quot;)" office:value-type="string" office:string-value="Freitag" calcext:value-type="string">
            <text:p>Freitag</text:p>
          </table:table-cell>
          <table:table-cell office:value-type="date" office:date-value="2025-09-26" calcext:value-type="date">
            <text:p>26.09.25</text:p>
          </table:table-cell>
          <table:table-cell table:number-columns-repeated="3"/>
          <table:table-cell table:formula="of:=([.D175]&lt;[.E174])+[.D175]-[.E1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4]); 0; IF([.E174]&gt;0.5; [.E174]; [.E1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5];&quot;DDDD&quot;)" office:value-type="string" office:string-value="Samstag" calcext:value-type="string">
            <text:p>Samstag</text:p>
          </table:table-cell>
          <table:table-cell office:value-type="date" office:date-value="2025-09-27" calcext:value-type="date">
            <text:p>27.09.25</text:p>
          </table:table-cell>
          <table:table-cell table:number-columns-repeated="3"/>
          <table:table-cell table:formula="of:=([.D176]&lt;[.E175])+[.D176]-[.E1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5]); 0; IF([.E175]&gt;0.5; [.E175]; [.E1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6];&quot;DDDD&quot;)" office:value-type="string" office:string-value="Sonntag" calcext:value-type="string">
            <text:p>Sonntag</text:p>
          </table:table-cell>
          <table:table-cell office:value-type="date" office:date-value="2025-09-28" calcext:value-type="date">
            <text:p>28.09.25</text:p>
          </table:table-cell>
          <table:table-cell table:number-columns-repeated="3"/>
          <table:table-cell table:formula="of:=([.D177]&lt;[.E176])+[.D177]-[.E1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6]); 0; IF([.E176]&gt;0.5; [.E176]; [.E1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7];&quot;DDDD&quot;)" office:value-type="string" office:string-value="Montag" calcext:value-type="string">
            <text:p>Montag</text:p>
          </table:table-cell>
          <table:table-cell office:value-type="date" office:date-value="2025-09-29" calcext:value-type="date">
            <text:p>29.09.25</text:p>
          </table:table-cell>
          <table:table-cell table:number-columns-repeated="3"/>
          <table:table-cell table:formula="of:=([.D178]&lt;[.E177])+[.D178]-[.E1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7]); 0; IF([.E177]&gt;0.5; [.E177]; [.E1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8];&quot;DDDD&quot;)" office:value-type="string" office:string-value="Dienstag" calcext:value-type="string">
            <text:p>Dienstag</text:p>
          </table:table-cell>
          <table:table-cell office:value-type="date" office:date-value="2025-09-30" calcext:value-type="date">
            <text:p>30.09.25</text:p>
          </table:table-cell>
          <table:table-cell table:number-columns-repeated="3"/>
          <table:table-cell table:formula="of:=([.D179]&lt;[.E178])+[.D179]-[.E1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8]); 0; IF([.E178]&gt;0.5; [.E178]; [.E1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79];&quot;DDDD&quot;)" office:value-type="string" office:string-value="Mittwoch" calcext:value-type="string">
            <text:p>Mittwoch</text:p>
          </table:table-cell>
          <table:table-cell office:value-type="date" office:date-value="2025-10-01" calcext:value-type="date">
            <text:p>01.10.25</text:p>
          </table:table-cell>
          <table:table-cell table:number-columns-repeated="3"/>
          <table:table-cell table:formula="of:=([.D180]&lt;[.E179])+[.D180]-[.E1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79]); 0; IF([.E179]&gt;0.5; [.E179]; [.E1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0];&quot;DDDD&quot;)" office:value-type="string" office:string-value="Donnerstag" calcext:value-type="string">
            <text:p>Donnerstag</text:p>
          </table:table-cell>
          <table:table-cell office:value-type="date" office:date-value="2025-10-02" calcext:value-type="date">
            <text:p>02.10.25</text:p>
          </table:table-cell>
          <table:table-cell table:number-columns-repeated="3"/>
          <table:table-cell table:formula="of:=([.D181]&lt;[.E180])+[.D181]-[.E1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0]); 0; IF([.E180]&gt;0.5; [.E180]; [.E1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1];&quot;DDDD&quot;)" office:value-type="string" office:string-value="Freitag" calcext:value-type="string">
            <text:p>Freitag</text:p>
          </table:table-cell>
          <table:table-cell office:value-type="date" office:date-value="2025-10-03" calcext:value-type="date">
            <text:p>03.10.25</text:p>
          </table:table-cell>
          <table:table-cell table:number-columns-repeated="3"/>
          <table:table-cell table:formula="of:=([.D182]&lt;[.E181])+[.D182]-[.E1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1]); 0; IF([.E181]&gt;0.5; [.E181]; [.E1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2];&quot;DDDD&quot;)" office:value-type="string" office:string-value="Samstag" calcext:value-type="string">
            <text:p>Samstag</text:p>
          </table:table-cell>
          <table:table-cell office:value-type="date" office:date-value="2025-10-04" calcext:value-type="date">
            <text:p>04.10.25</text:p>
          </table:table-cell>
          <table:table-cell table:number-columns-repeated="3"/>
          <table:table-cell table:formula="of:=([.D183]&lt;[.E182])+[.D183]-[.E18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2]); 0; IF([.E182]&gt;0.5; [.E182]; [.E18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3];&quot;DDDD&quot;)" office:value-type="string" office:string-value="Sonntag" calcext:value-type="string">
            <text:p>Sonntag</text:p>
          </table:table-cell>
          <table:table-cell office:value-type="date" office:date-value="2025-10-05" calcext:value-type="date">
            <text:p>05.10.25</text:p>
          </table:table-cell>
          <table:table-cell table:number-columns-repeated="3"/>
          <table:table-cell table:formula="of:=([.D184]&lt;[.E183])+[.D184]-[.E18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3]); 0; IF([.E183]&gt;0.5; [.E183]; [.E18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4];&quot;DDDD&quot;)" office:value-type="string" office:string-value="Montag" calcext:value-type="string">
            <text:p>Montag</text:p>
          </table:table-cell>
          <table:table-cell office:value-type="date" office:date-value="2025-10-06" calcext:value-type="date">
            <text:p>06.10.25</text:p>
          </table:table-cell>
          <table:table-cell table:number-columns-repeated="3"/>
          <table:table-cell table:formula="of:=([.D185]&lt;[.E184])+[.D185]-[.E18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4]); 0; IF([.E184]&gt;0.5; [.E184]; [.E18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5];&quot;DDDD&quot;)" office:value-type="string" office:string-value="Dienstag" calcext:value-type="string">
            <text:p>Dienstag</text:p>
          </table:table-cell>
          <table:table-cell office:value-type="date" office:date-value="2025-10-07" calcext:value-type="date">
            <text:p>07.10.25</text:p>
          </table:table-cell>
          <table:table-cell table:number-columns-repeated="3"/>
          <table:table-cell table:formula="of:=([.D186]&lt;[.E185])+[.D186]-[.E18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5]); 0; IF([.E185]&gt;0.5; [.E185]; [.E18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6];&quot;DDDD&quot;)" office:value-type="string" office:string-value="Mittwoch" calcext:value-type="string">
            <text:p>Mittwoch</text:p>
          </table:table-cell>
          <table:table-cell office:value-type="date" office:date-value="2025-10-08" calcext:value-type="date">
            <text:p>08.10.25</text:p>
          </table:table-cell>
          <table:table-cell table:number-columns-repeated="3"/>
          <table:table-cell table:formula="of:=([.D187]&lt;[.E186])+[.D187]-[.E18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6]); 0; IF([.E186]&gt;0.5; [.E186]; [.E18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7];&quot;DDDD&quot;)" office:value-type="string" office:string-value="Donnerstag" calcext:value-type="string">
            <text:p>Donnerstag</text:p>
          </table:table-cell>
          <table:table-cell office:value-type="date" office:date-value="2025-10-09" calcext:value-type="date">
            <text:p>09.10.25</text:p>
          </table:table-cell>
          <table:table-cell table:number-columns-repeated="3"/>
          <table:table-cell table:formula="of:=([.D188]&lt;[.E187])+[.D188]-[.E18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7]); 0; IF([.E187]&gt;0.5; [.E187]; [.E18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8];&quot;DDDD&quot;)" office:value-type="string" office:string-value="Freitag" calcext:value-type="string">
            <text:p>Freitag</text:p>
          </table:table-cell>
          <table:table-cell office:value-type="date" office:date-value="2025-10-10" calcext:value-type="date">
            <text:p>10.10.25</text:p>
          </table:table-cell>
          <table:table-cell table:number-columns-repeated="3"/>
          <table:table-cell table:formula="of:=([.D189]&lt;[.E188])+[.D189]-[.E18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8]); 0; IF([.E188]&gt;0.5; [.E188]; [.E18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89];&quot;DDDD&quot;)" office:value-type="string" office:string-value="Samstag" calcext:value-type="string">
            <text:p>Samstag</text:p>
          </table:table-cell>
          <table:table-cell office:value-type="date" office:date-value="2025-10-11" calcext:value-type="date">
            <text:p>11.10.25</text:p>
          </table:table-cell>
          <table:table-cell table:number-columns-repeated="3"/>
          <table:table-cell table:formula="of:=([.D190]&lt;[.E189])+[.D190]-[.E18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89]); 0; IF([.E189]&gt;0.5; [.E189]; [.E18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0];&quot;DDDD&quot;)" office:value-type="string" office:string-value="Sonntag" calcext:value-type="string">
            <text:p>Sonntag</text:p>
          </table:table-cell>
          <table:table-cell office:value-type="date" office:date-value="2025-10-12" calcext:value-type="date">
            <text:p>12.10.25</text:p>
          </table:table-cell>
          <table:table-cell table:number-columns-repeated="3"/>
          <table:table-cell table:formula="of:=([.D191]&lt;[.E190])+[.D191]-[.E19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0]); 0; IF([.E190]&gt;0.5; [.E190]; [.E19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1];&quot;DDDD&quot;)" office:value-type="string" office:string-value="Montag" calcext:value-type="string">
            <text:p>Montag</text:p>
          </table:table-cell>
          <table:table-cell office:value-type="date" office:date-value="2025-10-13" calcext:value-type="date">
            <text:p>13.10.25</text:p>
          </table:table-cell>
          <table:table-cell table:number-columns-repeated="3"/>
          <table:table-cell table:formula="of:=([.D192]&lt;[.E191])+[.D192]-[.E19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1]); 0; IF([.E191]&gt;0.5; [.E191]; [.E19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2];&quot;DDDD&quot;)" office:value-type="string" office:string-value="Dienstag" calcext:value-type="string">
            <text:p>Dienstag</text:p>
          </table:table-cell>
          <table:table-cell office:value-type="date" office:date-value="2025-10-14" calcext:value-type="date">
            <text:p>14.10.25</text:p>
          </table:table-cell>
          <table:table-cell table:number-columns-repeated="3"/>
          <table:table-cell table:formula="of:=([.D193]&lt;[.E192])+[.D193]-[.E19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2]); 0; IF([.E192]&gt;0.5; [.E192]; [.E19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3];&quot;DDDD&quot;)" office:value-type="string" office:string-value="Mittwoch" calcext:value-type="string">
            <text:p>Mittwoch</text:p>
          </table:table-cell>
          <table:table-cell office:value-type="date" office:date-value="2025-10-15" calcext:value-type="date">
            <text:p>15.10.25</text:p>
          </table:table-cell>
          <table:table-cell table:number-columns-repeated="3"/>
          <table:table-cell table:formula="of:=([.D194]&lt;[.E193])+[.D194]-[.E19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3]); 0; IF([.E193]&gt;0.5; [.E193]; [.E19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4];&quot;DDDD&quot;)" office:value-type="string" office:string-value="Donnerstag" calcext:value-type="string">
            <text:p>Donnerstag</text:p>
          </table:table-cell>
          <table:table-cell office:value-type="date" office:date-value="2025-10-16" calcext:value-type="date">
            <text:p>16.10.25</text:p>
          </table:table-cell>
          <table:table-cell table:number-columns-repeated="3"/>
          <table:table-cell table:formula="of:=([.D195]&lt;[.E194])+[.D195]-[.E19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4]); 0; IF([.E194]&gt;0.5; [.E194]; [.E19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5];&quot;DDDD&quot;)" office:value-type="string" office:string-value="Freitag" calcext:value-type="string">
            <text:p>Freitag</text:p>
          </table:table-cell>
          <table:table-cell office:value-type="date" office:date-value="2025-10-17" calcext:value-type="date">
            <text:p>17.10.25</text:p>
          </table:table-cell>
          <table:table-cell table:number-columns-repeated="3"/>
          <table:table-cell table:formula="of:=([.D196]&lt;[.E195])+[.D196]-[.E19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5]); 0; IF([.E195]&gt;0.5; [.E195]; [.E19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6];&quot;DDDD&quot;)" office:value-type="string" office:string-value="Samstag" calcext:value-type="string">
            <text:p>Samstag</text:p>
          </table:table-cell>
          <table:table-cell office:value-type="date" office:date-value="2025-10-18" calcext:value-type="date">
            <text:p>18.10.25</text:p>
          </table:table-cell>
          <table:table-cell table:number-columns-repeated="3"/>
          <table:table-cell table:formula="of:=([.D197]&lt;[.E196])+[.D197]-[.E19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6]); 0; IF([.E196]&gt;0.5; [.E196]; [.E19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7];&quot;DDDD&quot;)" office:value-type="string" office:string-value="Sonntag" calcext:value-type="string">
            <text:p>Sonntag</text:p>
          </table:table-cell>
          <table:table-cell office:value-type="date" office:date-value="2025-10-19" calcext:value-type="date">
            <text:p>19.10.25</text:p>
          </table:table-cell>
          <table:table-cell table:number-columns-repeated="3"/>
          <table:table-cell table:formula="of:=([.D198]&lt;[.E197])+[.D198]-[.E19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7]); 0; IF([.E197]&gt;0.5; [.E197]; [.E19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8];&quot;DDDD&quot;)" office:value-type="string" office:string-value="Montag" calcext:value-type="string">
            <text:p>Montag</text:p>
          </table:table-cell>
          <table:table-cell office:value-type="date" office:date-value="2025-10-20" calcext:value-type="date">
            <text:p>20.10.25</text:p>
          </table:table-cell>
          <table:table-cell table:number-columns-repeated="3"/>
          <table:table-cell table:formula="of:=([.D199]&lt;[.E198])+[.D199]-[.E19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8]); 0; IF([.E198]&gt;0.5; [.E198]; [.E19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199];&quot;DDDD&quot;)" office:value-type="string" office:string-value="Dienstag" calcext:value-type="string">
            <text:p>Dienstag</text:p>
          </table:table-cell>
          <table:table-cell office:value-type="date" office:date-value="2025-10-21" calcext:value-type="date">
            <text:p>21.10.25</text:p>
          </table:table-cell>
          <table:table-cell table:number-columns-repeated="3"/>
          <table:table-cell table:formula="of:=([.D200]&lt;[.E199])+[.D200]-[.E19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199]); 0; IF([.E199]&gt;0.5; [.E199]; [.E19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0];&quot;DDDD&quot;)" office:value-type="string" office:string-value="Mittwoch" calcext:value-type="string">
            <text:p>Mittwoch</text:p>
          </table:table-cell>
          <table:table-cell office:value-type="date" office:date-value="2025-10-22" calcext:value-type="date">
            <text:p>22.10.25</text:p>
          </table:table-cell>
          <table:table-cell table:number-columns-repeated="3"/>
          <table:table-cell table:formula="of:=([.D201]&lt;[.E200])+[.D201]-[.E20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0]); 0; IF([.E200]&gt;0.5; [.E200]; [.E20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1];&quot;DDDD&quot;)" office:value-type="string" office:string-value="Donnerstag" calcext:value-type="string">
            <text:p>Donnerstag</text:p>
          </table:table-cell>
          <table:table-cell office:value-type="date" office:date-value="2025-10-23" calcext:value-type="date">
            <text:p>23.10.25</text:p>
          </table:table-cell>
          <table:table-cell table:number-columns-repeated="3"/>
          <table:table-cell table:formula="of:=([.D202]&lt;[.E201])+[.D202]-[.E20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1]); 0; IF([.E201]&gt;0.5; [.E201]; [.E20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2];&quot;DDDD&quot;)" office:value-type="string" office:string-value="Freitag" calcext:value-type="string">
            <text:p>Freitag</text:p>
          </table:table-cell>
          <table:table-cell office:value-type="date" office:date-value="2025-10-24" calcext:value-type="date">
            <text:p>24.10.25</text:p>
          </table:table-cell>
          <table:table-cell table:number-columns-repeated="3"/>
          <table:table-cell table:formula="of:=([.D203]&lt;[.E202])+[.D203]-[.E20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2]); 0; IF([.E202]&gt;0.5; [.E202]; [.E20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3];&quot;DDDD&quot;)" office:value-type="string" office:string-value="Samstag" calcext:value-type="string">
            <text:p>Samstag</text:p>
          </table:table-cell>
          <table:table-cell office:value-type="date" office:date-value="2025-10-25" calcext:value-type="date">
            <text:p>25.10.25</text:p>
          </table:table-cell>
          <table:table-cell table:number-columns-repeated="3"/>
          <table:table-cell table:formula="of:=([.D204]&lt;[.E203])+[.D204]-[.E20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3]); 0; IF([.E203]&gt;0.5; [.E203]; [.E20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4];&quot;DDDD&quot;)" office:value-type="string" office:string-value="Sonntag" calcext:value-type="string">
            <text:p>Sonntag</text:p>
          </table:table-cell>
          <table:table-cell office:value-type="date" office:date-value="2025-10-26" calcext:value-type="date">
            <text:p>26.10.25</text:p>
          </table:table-cell>
          <table:table-cell table:number-columns-repeated="3"/>
          <table:table-cell table:formula="of:=([.D205]&lt;[.E204])+[.D205]-[.E20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4]); 0; IF([.E204]&gt;0.5; [.E204]; [.E20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5];&quot;DDDD&quot;)" office:value-type="string" office:string-value="Montag" calcext:value-type="string">
            <text:p>Montag</text:p>
          </table:table-cell>
          <table:table-cell office:value-type="date" office:date-value="2025-10-27" calcext:value-type="date">
            <text:p>27.10.25</text:p>
          </table:table-cell>
          <table:table-cell table:number-columns-repeated="3"/>
          <table:table-cell table:formula="of:=([.D206]&lt;[.E205])+[.D206]-[.E20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5]); 0; IF([.E205]&gt;0.5; [.E205]; [.E20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6];&quot;DDDD&quot;)" office:value-type="string" office:string-value="Dienstag" calcext:value-type="string">
            <text:p>Dienstag</text:p>
          </table:table-cell>
          <table:table-cell office:value-type="date" office:date-value="2025-10-28" calcext:value-type="date">
            <text:p>28.10.25</text:p>
          </table:table-cell>
          <table:table-cell table:number-columns-repeated="3"/>
          <table:table-cell table:formula="of:=([.D207]&lt;[.E206])+[.D207]-[.E20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6]); 0; IF([.E206]&gt;0.5; [.E206]; [.E20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7];&quot;DDDD&quot;)" office:value-type="string" office:string-value="Mittwoch" calcext:value-type="string">
            <text:p>Mittwoch</text:p>
          </table:table-cell>
          <table:table-cell office:value-type="date" office:date-value="2025-10-29" calcext:value-type="date">
            <text:p>29.10.25</text:p>
          </table:table-cell>
          <table:table-cell table:number-columns-repeated="3"/>
          <table:table-cell table:formula="of:=([.D208]&lt;[.E207])+[.D208]-[.E20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7]); 0; IF([.E207]&gt;0.5; [.E207]; [.E20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8];&quot;DDDD&quot;)" office:value-type="string" office:string-value="Donnerstag" calcext:value-type="string">
            <text:p>Donnerstag</text:p>
          </table:table-cell>
          <table:table-cell office:value-type="date" office:date-value="2025-10-30" calcext:value-type="date">
            <text:p>30.10.25</text:p>
          </table:table-cell>
          <table:table-cell table:number-columns-repeated="3"/>
          <table:table-cell table:formula="of:=([.D209]&lt;[.E208])+[.D209]-[.E20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8]); 0; IF([.E208]&gt;0.5; [.E208]; [.E20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09];&quot;DDDD&quot;)" office:value-type="string" office:string-value="Freitag" calcext:value-type="string">
            <text:p>Freitag</text:p>
          </table:table-cell>
          <table:table-cell office:value-type="date" office:date-value="2025-10-31" calcext:value-type="date">
            <text:p>31.10.25</text:p>
          </table:table-cell>
          <table:table-cell table:number-columns-repeated="3"/>
          <table:table-cell table:formula="of:=([.D210]&lt;[.E209])+[.D210]-[.E20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09]); 0; IF([.E209]&gt;0.5; [.E209]; [.E20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0];&quot;DDDD&quot;)" office:value-type="string" office:string-value="Samstag" calcext:value-type="string">
            <text:p>Samstag</text:p>
          </table:table-cell>
          <table:table-cell office:value-type="date" office:date-value="2025-11-01" calcext:value-type="date">
            <text:p>01.11.25</text:p>
          </table:table-cell>
          <table:table-cell table:number-columns-repeated="3"/>
          <table:table-cell table:formula="of:=([.D211]&lt;[.E210])+[.D211]-[.E2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0]); 0; IF([.E210]&gt;0.5; [.E210]; [.E2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1];&quot;DDDD&quot;)" office:value-type="string" office:string-value="Sonntag" calcext:value-type="string">
            <text:p>Sonntag</text:p>
          </table:table-cell>
          <table:table-cell office:value-type="date" office:date-value="2025-11-02" calcext:value-type="date">
            <text:p>02.11.25</text:p>
          </table:table-cell>
          <table:table-cell table:number-columns-repeated="3"/>
          <table:table-cell table:formula="of:=([.D212]&lt;[.E211])+[.D212]-[.E2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1]); 0; IF([.E211]&gt;0.5; [.E211]; [.E2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2];&quot;DDDD&quot;)" office:value-type="string" office:string-value="Montag" calcext:value-type="string">
            <text:p>Montag</text:p>
          </table:table-cell>
          <table:table-cell office:value-type="date" office:date-value="2025-11-03" calcext:value-type="date">
            <text:p>03.11.25</text:p>
          </table:table-cell>
          <table:table-cell table:number-columns-repeated="3"/>
          <table:table-cell table:formula="of:=([.D213]&lt;[.E212])+[.D213]-[.E2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2]); 0; IF([.E212]&gt;0.5; [.E212]; [.E2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3];&quot;DDDD&quot;)" office:value-type="string" office:string-value="Dienstag" calcext:value-type="string">
            <text:p>Dienstag</text:p>
          </table:table-cell>
          <table:table-cell office:value-type="date" office:date-value="2025-11-04" calcext:value-type="date">
            <text:p>04.11.25</text:p>
          </table:table-cell>
          <table:table-cell table:number-columns-repeated="3"/>
          <table:table-cell table:formula="of:=([.D214]&lt;[.E213])+[.D214]-[.E2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3]); 0; IF([.E213]&gt;0.5; [.E213]; [.E2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4];&quot;DDDD&quot;)" office:value-type="string" office:string-value="Mittwoch" calcext:value-type="string">
            <text:p>Mittwoch</text:p>
          </table:table-cell>
          <table:table-cell office:value-type="date" office:date-value="2025-11-05" calcext:value-type="date">
            <text:p>05.11.25</text:p>
          </table:table-cell>
          <table:table-cell table:number-columns-repeated="3"/>
          <table:table-cell table:formula="of:=([.D215]&lt;[.E214])+[.D215]-[.E2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4]); 0; IF([.E214]&gt;0.5; [.E214]; [.E2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5];&quot;DDDD&quot;)" office:value-type="string" office:string-value="Donnerstag" calcext:value-type="string">
            <text:p>Donnerstag</text:p>
          </table:table-cell>
          <table:table-cell office:value-type="date" office:date-value="2025-11-06" calcext:value-type="date">
            <text:p>06.11.25</text:p>
          </table:table-cell>
          <table:table-cell table:number-columns-repeated="3"/>
          <table:table-cell table:formula="of:=([.D216]&lt;[.E215])+[.D216]-[.E2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5]); 0; IF([.E215]&gt;0.5; [.E215]; [.E2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6];&quot;DDDD&quot;)" office:value-type="string" office:string-value="Freitag" calcext:value-type="string">
            <text:p>Freitag</text:p>
          </table:table-cell>
          <table:table-cell office:value-type="date" office:date-value="2025-11-07" calcext:value-type="date">
            <text:p>07.11.25</text:p>
          </table:table-cell>
          <table:table-cell table:number-columns-repeated="3"/>
          <table:table-cell table:formula="of:=([.D217]&lt;[.E216])+[.D217]-[.E2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6]); 0; IF([.E216]&gt;0.5; [.E216]; [.E2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7];&quot;DDDD&quot;)" office:value-type="string" office:string-value="Samstag" calcext:value-type="string">
            <text:p>Samstag</text:p>
          </table:table-cell>
          <table:table-cell office:value-type="date" office:date-value="2025-11-08" calcext:value-type="date">
            <text:p>08.11.25</text:p>
          </table:table-cell>
          <table:table-cell table:number-columns-repeated="3"/>
          <table:table-cell table:formula="of:=([.D218]&lt;[.E217])+[.D218]-[.E2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7]); 0; IF([.E217]&gt;0.5; [.E217]; [.E2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8];&quot;DDDD&quot;)" office:value-type="string" office:string-value="Sonntag" calcext:value-type="string">
            <text:p>Sonntag</text:p>
          </table:table-cell>
          <table:table-cell office:value-type="date" office:date-value="2025-11-09" calcext:value-type="date">
            <text:p>09.11.25</text:p>
          </table:table-cell>
          <table:table-cell table:number-columns-repeated="3"/>
          <table:table-cell table:formula="of:=([.D219]&lt;[.E218])+[.D219]-[.E2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8]); 0; IF([.E218]&gt;0.5; [.E218]; [.E2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19];&quot;DDDD&quot;)" office:value-type="string" office:string-value="Montag" calcext:value-type="string">
            <text:p>Montag</text:p>
          </table:table-cell>
          <table:table-cell office:value-type="date" office:date-value="2025-11-10" calcext:value-type="date">
            <text:p>10.11.25</text:p>
          </table:table-cell>
          <table:table-cell table:number-columns-repeated="3"/>
          <table:table-cell table:formula="of:=([.D220]&lt;[.E219])+[.D220]-[.E2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19]); 0; IF([.E219]&gt;0.5; [.E219]; [.E2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0];&quot;DDDD&quot;)" office:value-type="string" office:string-value="Dienstag" calcext:value-type="string">
            <text:p>Dienstag</text:p>
          </table:table-cell>
          <table:table-cell office:value-type="date" office:date-value="2025-11-11" calcext:value-type="date">
            <text:p>11.11.25</text:p>
          </table:table-cell>
          <table:table-cell table:number-columns-repeated="3"/>
          <table:table-cell table:formula="of:=([.D221]&lt;[.E220])+[.D221]-[.E2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0]); 0; IF([.E220]&gt;0.5; [.E220]; [.E2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1];&quot;DDDD&quot;)" office:value-type="string" office:string-value="Mittwoch" calcext:value-type="string">
            <text:p>Mittwoch</text:p>
          </table:table-cell>
          <table:table-cell office:value-type="date" office:date-value="2025-11-12" calcext:value-type="date">
            <text:p>12.11.25</text:p>
          </table:table-cell>
          <table:table-cell table:number-columns-repeated="3"/>
          <table:table-cell table:formula="of:=([.D222]&lt;[.E221])+[.D222]-[.E2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1]); 0; IF([.E221]&gt;0.5; [.E221]; [.E2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2];&quot;DDDD&quot;)" office:value-type="string" office:string-value="Donnerstag" calcext:value-type="string">
            <text:p>Donnerstag</text:p>
          </table:table-cell>
          <table:table-cell office:value-type="date" office:date-value="2025-11-13" calcext:value-type="date">
            <text:p>13.11.25</text:p>
          </table:table-cell>
          <table:table-cell table:number-columns-repeated="3"/>
          <table:table-cell table:formula="of:=([.D223]&lt;[.E222])+[.D223]-[.E2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2]); 0; IF([.E222]&gt;0.5; [.E222]; [.E2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3];&quot;DDDD&quot;)" office:value-type="string" office:string-value="Freitag" calcext:value-type="string">
            <text:p>Freitag</text:p>
          </table:table-cell>
          <table:table-cell office:value-type="date" office:date-value="2025-11-14" calcext:value-type="date">
            <text:p>14.11.25</text:p>
          </table:table-cell>
          <table:table-cell table:number-columns-repeated="3"/>
          <table:table-cell table:formula="of:=([.D224]&lt;[.E223])+[.D224]-[.E2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3]); 0; IF([.E223]&gt;0.5; [.E223]; [.E2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4];&quot;DDDD&quot;)" office:value-type="string" office:string-value="Samstag" calcext:value-type="string">
            <text:p>Samstag</text:p>
          </table:table-cell>
          <table:table-cell office:value-type="date" office:date-value="2025-11-15" calcext:value-type="date">
            <text:p>15.11.25</text:p>
          </table:table-cell>
          <table:table-cell table:number-columns-repeated="3"/>
          <table:table-cell table:formula="of:=([.D225]&lt;[.E224])+[.D225]-[.E2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4]); 0; IF([.E224]&gt;0.5; [.E224]; [.E2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5];&quot;DDDD&quot;)" office:value-type="string" office:string-value="Sonntag" calcext:value-type="string">
            <text:p>Sonntag</text:p>
          </table:table-cell>
          <table:table-cell office:value-type="date" office:date-value="2025-11-16" calcext:value-type="date">
            <text:p>16.11.25</text:p>
          </table:table-cell>
          <table:table-cell table:number-columns-repeated="3"/>
          <table:table-cell table:formula="of:=([.D226]&lt;[.E225])+[.D226]-[.E2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5]); 0; IF([.E225]&gt;0.5; [.E225]; [.E2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6];&quot;DDDD&quot;)" office:value-type="string" office:string-value="Montag" calcext:value-type="string">
            <text:p>Montag</text:p>
          </table:table-cell>
          <table:table-cell office:value-type="date" office:date-value="2025-11-17" calcext:value-type="date">
            <text:p>17.11.25</text:p>
          </table:table-cell>
          <table:table-cell table:number-columns-repeated="3"/>
          <table:table-cell table:formula="of:=([.D227]&lt;[.E226])+[.D227]-[.E2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6]); 0; IF([.E226]&gt;0.5; [.E226]; [.E2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7];&quot;DDDD&quot;)" office:value-type="string" office:string-value="Dienstag" calcext:value-type="string">
            <text:p>Dienstag</text:p>
          </table:table-cell>
          <table:table-cell office:value-type="date" office:date-value="2025-11-18" calcext:value-type="date">
            <text:p>18.11.25</text:p>
          </table:table-cell>
          <table:table-cell table:number-columns-repeated="3"/>
          <table:table-cell table:formula="of:=([.D228]&lt;[.E227])+[.D228]-[.E2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7]); 0; IF([.E227]&gt;0.5; [.E227]; [.E2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8];&quot;DDDD&quot;)" office:value-type="string" office:string-value="Mittwoch" calcext:value-type="string">
            <text:p>Mittwoch</text:p>
          </table:table-cell>
          <table:table-cell office:value-type="date" office:date-value="2025-11-19" calcext:value-type="date">
            <text:p>19.11.25</text:p>
          </table:table-cell>
          <table:table-cell table:number-columns-repeated="3"/>
          <table:table-cell table:formula="of:=([.D229]&lt;[.E228])+[.D229]-[.E2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8]); 0; IF([.E228]&gt;0.5; [.E228]; [.E2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29];&quot;DDDD&quot;)" office:value-type="string" office:string-value="Donnerstag" calcext:value-type="string">
            <text:p>Donnerstag</text:p>
          </table:table-cell>
          <table:table-cell office:value-type="date" office:date-value="2025-11-20" calcext:value-type="date">
            <text:p>20.11.25</text:p>
          </table:table-cell>
          <table:table-cell table:number-columns-repeated="3"/>
          <table:table-cell table:formula="of:=([.D230]&lt;[.E229])+[.D230]-[.E2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29]); 0; IF([.E229]&gt;0.5; [.E229]; [.E2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0];&quot;DDDD&quot;)" office:value-type="string" office:string-value="Freitag" calcext:value-type="string">
            <text:p>Freitag</text:p>
          </table:table-cell>
          <table:table-cell office:value-type="date" office:date-value="2025-11-21" calcext:value-type="date">
            <text:p>21.11.25</text:p>
          </table:table-cell>
          <table:table-cell table:number-columns-repeated="3"/>
          <table:table-cell table:formula="of:=([.D231]&lt;[.E230])+[.D231]-[.E2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0]); 0; IF([.E230]&gt;0.5; [.E230]; [.E2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1];&quot;DDDD&quot;)" office:value-type="string" office:string-value="Samstag" calcext:value-type="string">
            <text:p>Samstag</text:p>
          </table:table-cell>
          <table:table-cell office:value-type="date" office:date-value="2025-11-22" calcext:value-type="date">
            <text:p>22.11.25</text:p>
          </table:table-cell>
          <table:table-cell table:number-columns-repeated="3"/>
          <table:table-cell table:formula="of:=([.D232]&lt;[.E231])+[.D232]-[.E2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1]); 0; IF([.E231]&gt;0.5; [.E231]; [.E2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2];&quot;DDDD&quot;)" office:value-type="string" office:string-value="Sonntag" calcext:value-type="string">
            <text:p>Sonntag</text:p>
          </table:table-cell>
          <table:table-cell office:value-type="date" office:date-value="2025-11-23" calcext:value-type="date">
            <text:p>23.11.25</text:p>
          </table:table-cell>
          <table:table-cell table:number-columns-repeated="3"/>
          <table:table-cell table:formula="of:=([.D233]&lt;[.E232])+[.D233]-[.E2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2]); 0; IF([.E232]&gt;0.5; [.E232]; [.E2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3];&quot;DDDD&quot;)" office:value-type="string" office:string-value="Montag" calcext:value-type="string">
            <text:p>Montag</text:p>
          </table:table-cell>
          <table:table-cell office:value-type="date" office:date-value="2025-11-24" calcext:value-type="date">
            <text:p>24.11.25</text:p>
          </table:table-cell>
          <table:table-cell table:number-columns-repeated="3"/>
          <table:table-cell table:formula="of:=([.D234]&lt;[.E233])+[.D234]-[.E2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3]); 0; IF([.E233]&gt;0.5; [.E233]; [.E2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4];&quot;DDDD&quot;)" office:value-type="string" office:string-value="Dienstag" calcext:value-type="string">
            <text:p>Dienstag</text:p>
          </table:table-cell>
          <table:table-cell office:value-type="date" office:date-value="2025-11-25" calcext:value-type="date">
            <text:p>25.11.25</text:p>
          </table:table-cell>
          <table:table-cell table:number-columns-repeated="3"/>
          <table:table-cell table:formula="of:=([.D235]&lt;[.E234])+[.D235]-[.E2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4]); 0; IF([.E234]&gt;0.5; [.E234]; [.E2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5];&quot;DDDD&quot;)" office:value-type="string" office:string-value="Mittwoch" calcext:value-type="string">
            <text:p>Mittwoch</text:p>
          </table:table-cell>
          <table:table-cell office:value-type="date" office:date-value="2025-11-26" calcext:value-type="date">
            <text:p>26.11.25</text:p>
          </table:table-cell>
          <table:table-cell table:number-columns-repeated="3"/>
          <table:table-cell table:formula="of:=([.D236]&lt;[.E235])+[.D236]-[.E2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5]); 0; IF([.E235]&gt;0.5; [.E235]; [.E2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6];&quot;DDDD&quot;)" office:value-type="string" office:string-value="Donnerstag" calcext:value-type="string">
            <text:p>Donnerstag</text:p>
          </table:table-cell>
          <table:table-cell office:value-type="date" office:date-value="2025-11-27" calcext:value-type="date">
            <text:p>27.11.25</text:p>
          </table:table-cell>
          <table:table-cell table:number-columns-repeated="3"/>
          <table:table-cell table:formula="of:=([.D237]&lt;[.E236])+[.D237]-[.E2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6]); 0; IF([.E236]&gt;0.5; [.E236]; [.E2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7];&quot;DDDD&quot;)" office:value-type="string" office:string-value="Freitag" calcext:value-type="string">
            <text:p>Freitag</text:p>
          </table:table-cell>
          <table:table-cell office:value-type="date" office:date-value="2025-11-28" calcext:value-type="date">
            <text:p>28.11.25</text:p>
          </table:table-cell>
          <table:table-cell table:number-columns-repeated="3"/>
          <table:table-cell table:formula="of:=([.D238]&lt;[.E237])+[.D238]-[.E2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7]); 0; IF([.E237]&gt;0.5; [.E237]; [.E2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8];&quot;DDDD&quot;)" office:value-type="string" office:string-value="Samstag" calcext:value-type="string">
            <text:p>Samstag</text:p>
          </table:table-cell>
          <table:table-cell office:value-type="date" office:date-value="2025-11-29" calcext:value-type="date">
            <text:p>29.11.25</text:p>
          </table:table-cell>
          <table:table-cell table:number-columns-repeated="3"/>
          <table:table-cell table:formula="of:=([.D239]&lt;[.E238])+[.D239]-[.E2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8]); 0; IF([.E238]&gt;0.5; [.E238]; [.E2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39];&quot;DDDD&quot;)" office:value-type="string" office:string-value="Sonntag" calcext:value-type="string">
            <text:p>Sonntag</text:p>
          </table:table-cell>
          <table:table-cell office:value-type="date" office:date-value="2025-11-30" calcext:value-type="date">
            <text:p>30.11.25</text:p>
          </table:table-cell>
          <table:table-cell table:number-columns-repeated="3"/>
          <table:table-cell table:formula="of:=([.D240]&lt;[.E239])+[.D240]-[.E2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39]); 0; IF([.E239]&gt;0.5; [.E239]; [.E2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0];&quot;DDDD&quot;)" office:value-type="string" office:string-value="Montag" calcext:value-type="string">
            <text:p>Montag</text:p>
          </table:table-cell>
          <table:table-cell office:value-type="date" office:date-value="2025-12-01" calcext:value-type="date">
            <text:p>01.12.25</text:p>
          </table:table-cell>
          <table:table-cell table:number-columns-repeated="3"/>
          <table:table-cell table:formula="of:=([.D241]&lt;[.E240])+[.D241]-[.E2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0]); 0; IF([.E240]&gt;0.5; [.E240]; [.E2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1];&quot;DDDD&quot;)" office:value-type="string" office:string-value="Dienstag" calcext:value-type="string">
            <text:p>Dienstag</text:p>
          </table:table-cell>
          <table:table-cell office:value-type="date" office:date-value="2025-12-02" calcext:value-type="date">
            <text:p>02.12.25</text:p>
          </table:table-cell>
          <table:table-cell table:number-columns-repeated="3"/>
          <table:table-cell table:formula="of:=([.D242]&lt;[.E241])+[.D242]-[.E2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1]); 0; IF([.E241]&gt;0.5; [.E241]; [.E2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2];&quot;DDDD&quot;)" office:value-type="string" office:string-value="Mittwoch" calcext:value-type="string">
            <text:p>Mittwoch</text:p>
          </table:table-cell>
          <table:table-cell office:value-type="date" office:date-value="2025-12-03" calcext:value-type="date">
            <text:p>03.12.25</text:p>
          </table:table-cell>
          <table:table-cell table:number-columns-repeated="3"/>
          <table:table-cell table:formula="of:=([.D243]&lt;[.E242])+[.D243]-[.E2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2]); 0; IF([.E242]&gt;0.5; [.E242]; [.E2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3];&quot;DDDD&quot;)" office:value-type="string" office:string-value="Donnerstag" calcext:value-type="string">
            <text:p>Donnerstag</text:p>
          </table:table-cell>
          <table:table-cell office:value-type="date" office:date-value="2025-12-04" calcext:value-type="date">
            <text:p>04.12.25</text:p>
          </table:table-cell>
          <table:table-cell table:number-columns-repeated="3"/>
          <table:table-cell table:formula="of:=([.D244]&lt;[.E243])+[.D244]-[.E2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3]); 0; IF([.E243]&gt;0.5; [.E243]; [.E2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4];&quot;DDDD&quot;)" office:value-type="string" office:string-value="Freitag" calcext:value-type="string">
            <text:p>Freitag</text:p>
          </table:table-cell>
          <table:table-cell office:value-type="date" office:date-value="2025-12-05" calcext:value-type="date">
            <text:p>05.12.25</text:p>
          </table:table-cell>
          <table:table-cell table:number-columns-repeated="3"/>
          <table:table-cell table:formula="of:=([.D245]&lt;[.E244])+[.D245]-[.E2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4]); 0; IF([.E244]&gt;0.5; [.E244]; [.E2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5];&quot;DDDD&quot;)" office:value-type="string" office:string-value="Samstag" calcext:value-type="string">
            <text:p>Samstag</text:p>
          </table:table-cell>
          <table:table-cell office:value-type="date" office:date-value="2025-12-06" calcext:value-type="date">
            <text:p>06.12.25</text:p>
          </table:table-cell>
          <table:table-cell table:number-columns-repeated="3"/>
          <table:table-cell table:formula="of:=([.D246]&lt;[.E245])+[.D246]-[.E2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5]); 0; IF([.E245]&gt;0.5; [.E245]; [.E2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6];&quot;DDDD&quot;)" office:value-type="string" office:string-value="Sonntag" calcext:value-type="string">
            <text:p>Sonntag</text:p>
          </table:table-cell>
          <table:table-cell office:value-type="date" office:date-value="2025-12-07" calcext:value-type="date">
            <text:p>07.12.25</text:p>
          </table:table-cell>
          <table:table-cell table:number-columns-repeated="3"/>
          <table:table-cell table:formula="of:=([.D247]&lt;[.E246])+[.D247]-[.E2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6]); 0; IF([.E246]&gt;0.5; [.E246]; [.E2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7];&quot;DDDD&quot;)" office:value-type="string" office:string-value="Montag" calcext:value-type="string">
            <text:p>Montag</text:p>
          </table:table-cell>
          <table:table-cell office:value-type="date" office:date-value="2025-12-08" calcext:value-type="date">
            <text:p>08.12.25</text:p>
          </table:table-cell>
          <table:table-cell table:number-columns-repeated="3"/>
          <table:table-cell table:formula="of:=([.D248]&lt;[.E247])+[.D248]-[.E2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7]); 0; IF([.E247]&gt;0.5; [.E247]; [.E2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8];&quot;DDDD&quot;)" office:value-type="string" office:string-value="Dienstag" calcext:value-type="string">
            <text:p>Dienstag</text:p>
          </table:table-cell>
          <table:table-cell office:value-type="date" office:date-value="2025-12-09" calcext:value-type="date">
            <text:p>09.12.25</text:p>
          </table:table-cell>
          <table:table-cell table:number-columns-repeated="3"/>
          <table:table-cell table:formula="of:=([.D249]&lt;[.E248])+[.D249]-[.E2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8]); 0; IF([.E248]&gt;0.5; [.E248]; [.E2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49];&quot;DDDD&quot;)" office:value-type="string" office:string-value="Mittwoch" calcext:value-type="string">
            <text:p>Mittwoch</text:p>
          </table:table-cell>
          <table:table-cell office:value-type="date" office:date-value="2025-12-10" calcext:value-type="date">
            <text:p>10.12.25</text:p>
          </table:table-cell>
          <table:table-cell table:number-columns-repeated="3"/>
          <table:table-cell table:formula="of:=([.D250]&lt;[.E249])+[.D250]-[.E2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49]); 0; IF([.E249]&gt;0.5; [.E249]; [.E2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0];&quot;DDDD&quot;)" office:value-type="string" office:string-value="Donnerstag" calcext:value-type="string">
            <text:p>Donnerstag</text:p>
          </table:table-cell>
          <table:table-cell office:value-type="date" office:date-value="2025-12-11" calcext:value-type="date">
            <text:p>11.12.25</text:p>
          </table:table-cell>
          <table:table-cell table:number-columns-repeated="3"/>
          <table:table-cell table:formula="of:=([.D251]&lt;[.E250])+[.D251]-[.E2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0]); 0; IF([.E250]&gt;0.5; [.E250]; [.E2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1];&quot;DDDD&quot;)" office:value-type="string" office:string-value="Freitag" calcext:value-type="string">
            <text:p>Freitag</text:p>
          </table:table-cell>
          <table:table-cell office:value-type="date" office:date-value="2025-12-12" calcext:value-type="date">
            <text:p>12.12.25</text:p>
          </table:table-cell>
          <table:table-cell table:number-columns-repeated="3"/>
          <table:table-cell table:formula="of:=([.D252]&lt;[.E251])+[.D252]-[.E2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1]); 0; IF([.E251]&gt;0.5; [.E251]; [.E2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2];&quot;DDDD&quot;)" office:value-type="string" office:string-value="Samstag" calcext:value-type="string">
            <text:p>Samstag</text:p>
          </table:table-cell>
          <table:table-cell office:value-type="date" office:date-value="2025-12-13" calcext:value-type="date">
            <text:p>13.12.25</text:p>
          </table:table-cell>
          <table:table-cell table:number-columns-repeated="3"/>
          <table:table-cell table:formula="of:=([.D253]&lt;[.E252])+[.D253]-[.E2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2]); 0; IF([.E252]&gt;0.5; [.E252]; [.E2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3];&quot;DDDD&quot;)" office:value-type="string" office:string-value="Sonntag" calcext:value-type="string">
            <text:p>Sonntag</text:p>
          </table:table-cell>
          <table:table-cell office:value-type="date" office:date-value="2025-12-14" calcext:value-type="date">
            <text:p>14.12.25</text:p>
          </table:table-cell>
          <table:table-cell table:number-columns-repeated="3"/>
          <table:table-cell table:formula="of:=([.D254]&lt;[.E253])+[.D254]-[.E2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3]); 0; IF([.E253]&gt;0.5; [.E253]; [.E2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4];&quot;DDDD&quot;)" office:value-type="string" office:string-value="Montag" calcext:value-type="string">
            <text:p>Montag</text:p>
          </table:table-cell>
          <table:table-cell office:value-type="date" office:date-value="2025-12-15" calcext:value-type="date">
            <text:p>15.12.25</text:p>
          </table:table-cell>
          <table:table-cell table:number-columns-repeated="3"/>
          <table:table-cell table:formula="of:=([.D255]&lt;[.E254])+[.D255]-[.E2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4]); 0; IF([.E254]&gt;0.5; [.E254]; [.E2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5];&quot;DDDD&quot;)" office:value-type="string" office:string-value="Dienstag" calcext:value-type="string">
            <text:p>Dienstag</text:p>
          </table:table-cell>
          <table:table-cell office:value-type="date" office:date-value="2025-12-16" calcext:value-type="date">
            <text:p>16.12.25</text:p>
          </table:table-cell>
          <table:table-cell table:number-columns-repeated="3"/>
          <table:table-cell table:formula="of:=([.D256]&lt;[.E255])+[.D256]-[.E2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5]); 0; IF([.E255]&gt;0.5; [.E255]; [.E2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6];&quot;DDDD&quot;)" office:value-type="string" office:string-value="Mittwoch" calcext:value-type="string">
            <text:p>Mittwoch</text:p>
          </table:table-cell>
          <table:table-cell office:value-type="date" office:date-value="2025-12-17" calcext:value-type="date">
            <text:p>17.12.25</text:p>
          </table:table-cell>
          <table:table-cell table:number-columns-repeated="3"/>
          <table:table-cell table:formula="of:=([.D257]&lt;[.E256])+[.D257]-[.E2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6]); 0; IF([.E256]&gt;0.5; [.E256]; [.E2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7];&quot;DDDD&quot;)" office:value-type="string" office:string-value="Donnerstag" calcext:value-type="string">
            <text:p>Donnerstag</text:p>
          </table:table-cell>
          <table:table-cell office:value-type="date" office:date-value="2025-12-18" calcext:value-type="date">
            <text:p>18.12.25</text:p>
          </table:table-cell>
          <table:table-cell table:number-columns-repeated="3"/>
          <table:table-cell table:formula="of:=([.D258]&lt;[.E257])+[.D258]-[.E2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7]); 0; IF([.E257]&gt;0.5; [.E257]; [.E2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8];&quot;DDDD&quot;)" office:value-type="string" office:string-value="Freitag" calcext:value-type="string">
            <text:p>Freitag</text:p>
          </table:table-cell>
          <table:table-cell office:value-type="date" office:date-value="2025-12-19" calcext:value-type="date">
            <text:p>19.12.25</text:p>
          </table:table-cell>
          <table:table-cell table:number-columns-repeated="3"/>
          <table:table-cell table:formula="of:=([.D259]&lt;[.E258])+[.D259]-[.E2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8]); 0; IF([.E258]&gt;0.5; [.E258]; [.E2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59];&quot;DDDD&quot;)" office:value-type="string" office:string-value="Samstag" calcext:value-type="string">
            <text:p>Samstag</text:p>
          </table:table-cell>
          <table:table-cell office:value-type="date" office:date-value="2025-12-20" calcext:value-type="date">
            <text:p>20.12.25</text:p>
          </table:table-cell>
          <table:table-cell table:number-columns-repeated="3"/>
          <table:table-cell table:formula="of:=([.D260]&lt;[.E259])+[.D260]-[.E2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59]); 0; IF([.E259]&gt;0.5; [.E259]; [.E2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0];&quot;DDDD&quot;)" office:value-type="string" office:string-value="Sonntag" calcext:value-type="string">
            <text:p>Sonntag</text:p>
          </table:table-cell>
          <table:table-cell office:value-type="date" office:date-value="2025-12-21" calcext:value-type="date">
            <text:p>21.12.25</text:p>
          </table:table-cell>
          <table:table-cell table:number-columns-repeated="3"/>
          <table:table-cell table:formula="of:=([.D261]&lt;[.E260])+[.D261]-[.E2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0]); 0; IF([.E260]&gt;0.5; [.E260]; [.E2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1];&quot;DDDD&quot;)" office:value-type="string" office:string-value="Montag" calcext:value-type="string">
            <text:p>Montag</text:p>
          </table:table-cell>
          <table:table-cell office:value-type="date" office:date-value="2025-12-22" calcext:value-type="date">
            <text:p>22.12.25</text:p>
          </table:table-cell>
          <table:table-cell table:number-columns-repeated="3"/>
          <table:table-cell table:formula="of:=([.D262]&lt;[.E261])+[.D262]-[.E2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1]); 0; IF([.E261]&gt;0.5; [.E261]; [.E2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2];&quot;DDDD&quot;)" office:value-type="string" office:string-value="Dienstag" calcext:value-type="string">
            <text:p>Dienstag</text:p>
          </table:table-cell>
          <table:table-cell office:value-type="date" office:date-value="2025-12-23" calcext:value-type="date">
            <text:p>23.12.25</text:p>
          </table:table-cell>
          <table:table-cell table:number-columns-repeated="3"/>
          <table:table-cell table:formula="of:=([.D263]&lt;[.E262])+[.D263]-[.E2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2]); 0; IF([.E262]&gt;0.5; [.E262]; [.E2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3];&quot;DDDD&quot;)" office:value-type="string" office:string-value="Mittwoch" calcext:value-type="string">
            <text:p>Mittwoch</text:p>
          </table:table-cell>
          <table:table-cell office:value-type="date" office:date-value="2025-12-24" calcext:value-type="date">
            <text:p>24.12.25</text:p>
          </table:table-cell>
          <table:table-cell table:number-columns-repeated="3"/>
          <table:table-cell table:formula="of:=([.D264]&lt;[.E263])+[.D264]-[.E2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3]); 0; IF([.E263]&gt;0.5; [.E263]; [.E2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4];&quot;DDDD&quot;)" office:value-type="string" office:string-value="Donnerstag" calcext:value-type="string">
            <text:p>Donnerstag</text:p>
          </table:table-cell>
          <table:table-cell office:value-type="date" office:date-value="2025-12-25" calcext:value-type="date">
            <text:p>25.12.25</text:p>
          </table:table-cell>
          <table:table-cell table:number-columns-repeated="3"/>
          <table:table-cell table:formula="of:=([.D265]&lt;[.E264])+[.D265]-[.E2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4]); 0; IF([.E264]&gt;0.5; [.E264]; [.E2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5];&quot;DDDD&quot;)" office:value-type="string" office:string-value="Freitag" calcext:value-type="string">
            <text:p>Freitag</text:p>
          </table:table-cell>
          <table:table-cell office:value-type="date" office:date-value="2025-12-26" calcext:value-type="date">
            <text:p>26.12.25</text:p>
          </table:table-cell>
          <table:table-cell table:number-columns-repeated="3"/>
          <table:table-cell table:formula="of:=([.D266]&lt;[.E265])+[.D266]-[.E2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5]); 0; IF([.E265]&gt;0.5; [.E265]; [.E2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6];&quot;DDDD&quot;)" office:value-type="string" office:string-value="Samstag" calcext:value-type="string">
            <text:p>Samstag</text:p>
          </table:table-cell>
          <table:table-cell office:value-type="date" office:date-value="2025-12-27" calcext:value-type="date">
            <text:p>27.12.25</text:p>
          </table:table-cell>
          <table:table-cell table:number-columns-repeated="3"/>
          <table:table-cell table:formula="of:=([.D267]&lt;[.E266])+[.D267]-[.E2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6]); 0; IF([.E266]&gt;0.5; [.E266]; [.E2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7];&quot;DDDD&quot;)" office:value-type="string" office:string-value="Sonntag" calcext:value-type="string">
            <text:p>Sonntag</text:p>
          </table:table-cell>
          <table:table-cell office:value-type="date" office:date-value="2025-12-28" calcext:value-type="date">
            <text:p>28.12.25</text:p>
          </table:table-cell>
          <table:table-cell table:number-columns-repeated="3"/>
          <table:table-cell table:formula="of:=([.D268]&lt;[.E267])+[.D268]-[.E2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7]); 0; IF([.E267]&gt;0.5; [.E267]; [.E2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8];&quot;DDDD&quot;)" office:value-type="string" office:string-value="Montag" calcext:value-type="string">
            <text:p>Montag</text:p>
          </table:table-cell>
          <table:table-cell office:value-type="date" office:date-value="2025-12-29" calcext:value-type="date">
            <text:p>29.12.25</text:p>
          </table:table-cell>
          <table:table-cell table:number-columns-repeated="3"/>
          <table:table-cell table:formula="of:=([.D269]&lt;[.E268])+[.D269]-[.E2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8]); 0; IF([.E268]&gt;0.5; [.E268]; [.E2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69];&quot;DDDD&quot;)" office:value-type="string" office:string-value="Dienstag" calcext:value-type="string">
            <text:p>Dienstag</text:p>
          </table:table-cell>
          <table:table-cell office:value-type="date" office:date-value="2025-12-30" calcext:value-type="date">
            <text:p>30.12.25</text:p>
          </table:table-cell>
          <table:table-cell table:number-columns-repeated="3"/>
          <table:table-cell table:formula="of:=([.D270]&lt;[.E269])+[.D270]-[.E2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69]); 0; IF([.E269]&gt;0.5; [.E269]; [.E2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0];&quot;DDDD&quot;)" office:value-type="string" office:string-value="Mittwoch" calcext:value-type="string">
            <text:p>Mittwoch</text:p>
          </table:table-cell>
          <table:table-cell office:value-type="date" office:date-value="2025-12-31" calcext:value-type="date">
            <text:p>31.12.25</text:p>
          </table:table-cell>
          <table:table-cell table:number-columns-repeated="3"/>
          <table:table-cell table:formula="of:=([.D271]&lt;[.E270])+[.D271]-[.E2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0]); 0; IF([.E270]&gt;0.5; [.E270]; [.E2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1];&quot;DDDD&quot;)" office:value-type="string" office:string-value="Donnerstag" calcext:value-type="string">
            <text:p>Donnerstag</text:p>
          </table:table-cell>
          <table:table-cell office:value-type="date" office:date-value="2026-01-01" calcext:value-type="date">
            <text:p>01.01.26</text:p>
          </table:table-cell>
          <table:table-cell table:number-columns-repeated="3"/>
          <table:table-cell table:formula="of:=([.D272]&lt;[.E271])+[.D272]-[.E2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1]); 0; IF([.E271]&gt;0.5; [.E271]; [.E2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2];&quot;DDDD&quot;)" office:value-type="string" office:string-value="Freitag" calcext:value-type="string">
            <text:p>Freitag</text:p>
          </table:table-cell>
          <table:table-cell office:value-type="date" office:date-value="2026-01-02" calcext:value-type="date">
            <text:p>02.01.26</text:p>
          </table:table-cell>
          <table:table-cell table:number-columns-repeated="3"/>
          <table:table-cell table:formula="of:=([.D273]&lt;[.E272])+[.D273]-[.E2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2]); 0; IF([.E272]&gt;0.5; [.E272]; [.E2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3];&quot;DDDD&quot;)" office:value-type="string" office:string-value="Samstag" calcext:value-type="string">
            <text:p>Samstag</text:p>
          </table:table-cell>
          <table:table-cell office:value-type="date" office:date-value="2026-01-03" calcext:value-type="date">
            <text:p>03.01.26</text:p>
          </table:table-cell>
          <table:table-cell table:number-columns-repeated="3"/>
          <table:table-cell table:formula="of:=([.D274]&lt;[.E273])+[.D274]-[.E2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3]); 0; IF([.E273]&gt;0.5; [.E273]; [.E2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4];&quot;DDDD&quot;)" office:value-type="string" office:string-value="Sonntag" calcext:value-type="string">
            <text:p>Sonntag</text:p>
          </table:table-cell>
          <table:table-cell office:value-type="date" office:date-value="2026-01-04" calcext:value-type="date">
            <text:p>04.01.26</text:p>
          </table:table-cell>
          <table:table-cell table:number-columns-repeated="3"/>
          <table:table-cell table:formula="of:=([.D275]&lt;[.E274])+[.D275]-[.E2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4]); 0; IF([.E274]&gt;0.5; [.E274]; [.E2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5];&quot;DDDD&quot;)" office:value-type="string" office:string-value="Montag" calcext:value-type="string">
            <text:p>Montag</text:p>
          </table:table-cell>
          <table:table-cell office:value-type="date" office:date-value="2026-01-05" calcext:value-type="date">
            <text:p>05.01.26</text:p>
          </table:table-cell>
          <table:table-cell table:number-columns-repeated="3"/>
          <table:table-cell table:formula="of:=([.D276]&lt;[.E275])+[.D276]-[.E2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5]); 0; IF([.E275]&gt;0.5; [.E275]; [.E2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6];&quot;DDDD&quot;)" office:value-type="string" office:string-value="Dienstag" calcext:value-type="string">
            <text:p>Dienstag</text:p>
          </table:table-cell>
          <table:table-cell office:value-type="date" office:date-value="2026-01-06" calcext:value-type="date">
            <text:p>06.01.26</text:p>
          </table:table-cell>
          <table:table-cell table:number-columns-repeated="3"/>
          <table:table-cell table:formula="of:=([.D277]&lt;[.E276])+[.D277]-[.E2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6]); 0; IF([.E276]&gt;0.5; [.E276]; [.E2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7];&quot;DDDD&quot;)" office:value-type="string" office:string-value="Mittwoch" calcext:value-type="string">
            <text:p>Mittwoch</text:p>
          </table:table-cell>
          <table:table-cell office:value-type="date" office:date-value="2026-01-07" calcext:value-type="date">
            <text:p>07.01.26</text:p>
          </table:table-cell>
          <table:table-cell table:number-columns-repeated="3"/>
          <table:table-cell table:formula="of:=([.D278]&lt;[.E277])+[.D278]-[.E2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7]); 0; IF([.E277]&gt;0.5; [.E277]; [.E2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8];&quot;DDDD&quot;)" office:value-type="string" office:string-value="Donnerstag" calcext:value-type="string">
            <text:p>Donnerstag</text:p>
          </table:table-cell>
          <table:table-cell office:value-type="date" office:date-value="2026-01-08" calcext:value-type="date">
            <text:p>08.01.26</text:p>
          </table:table-cell>
          <table:table-cell table:number-columns-repeated="3"/>
          <table:table-cell table:formula="of:=([.D279]&lt;[.E278])+[.D279]-[.E2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8]); 0; IF([.E278]&gt;0.5; [.E278]; [.E2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79];&quot;DDDD&quot;)" office:value-type="string" office:string-value="Freitag" calcext:value-type="string">
            <text:p>Freitag</text:p>
          </table:table-cell>
          <table:table-cell office:value-type="date" office:date-value="2026-01-09" calcext:value-type="date">
            <text:p>09.01.26</text:p>
          </table:table-cell>
          <table:table-cell table:number-columns-repeated="3"/>
          <table:table-cell table:formula="of:=([.D280]&lt;[.E279])+[.D280]-[.E2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79]); 0; IF([.E279]&gt;0.5; [.E279]; [.E2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0];&quot;DDDD&quot;)" office:value-type="string" office:string-value="Samstag" calcext:value-type="string">
            <text:p>Samstag</text:p>
          </table:table-cell>
          <table:table-cell office:value-type="date" office:date-value="2026-01-10" calcext:value-type="date">
            <text:p>10.01.26</text:p>
          </table:table-cell>
          <table:table-cell table:number-columns-repeated="3"/>
          <table:table-cell table:formula="of:=([.D281]&lt;[.E280])+[.D281]-[.E2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0]); 0; IF([.E280]&gt;0.5; [.E280]; [.E2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1];&quot;DDDD&quot;)" office:value-type="string" office:string-value="Sonntag" calcext:value-type="string">
            <text:p>Sonntag</text:p>
          </table:table-cell>
          <table:table-cell office:value-type="date" office:date-value="2026-01-11" calcext:value-type="date">
            <text:p>11.01.26</text:p>
          </table:table-cell>
          <table:table-cell table:number-columns-repeated="3"/>
          <table:table-cell table:formula="of:=([.D282]&lt;[.E281])+[.D282]-[.E2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1]); 0; IF([.E281]&gt;0.5; [.E281]; [.E2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2];&quot;DDDD&quot;)" office:value-type="string" office:string-value="Montag" calcext:value-type="string">
            <text:p>Montag</text:p>
          </table:table-cell>
          <table:table-cell office:value-type="date" office:date-value="2026-01-12" calcext:value-type="date">
            <text:p>12.01.26</text:p>
          </table:table-cell>
          <table:table-cell table:number-columns-repeated="3"/>
          <table:table-cell table:formula="of:=([.D283]&lt;[.E282])+[.D283]-[.E28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2]); 0; IF([.E282]&gt;0.5; [.E282]; [.E28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3];&quot;DDDD&quot;)" office:value-type="string" office:string-value="Dienstag" calcext:value-type="string">
            <text:p>Dienstag</text:p>
          </table:table-cell>
          <table:table-cell office:value-type="date" office:date-value="2026-01-13" calcext:value-type="date">
            <text:p>13.01.26</text:p>
          </table:table-cell>
          <table:table-cell table:number-columns-repeated="3"/>
          <table:table-cell table:formula="of:=([.D284]&lt;[.E283])+[.D284]-[.E28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3]); 0; IF([.E283]&gt;0.5; [.E283]; [.E28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4];&quot;DDDD&quot;)" office:value-type="string" office:string-value="Mittwoch" calcext:value-type="string">
            <text:p>Mittwoch</text:p>
          </table:table-cell>
          <table:table-cell office:value-type="date" office:date-value="2026-01-14" calcext:value-type="date">
            <text:p>14.01.26</text:p>
          </table:table-cell>
          <table:table-cell table:number-columns-repeated="3"/>
          <table:table-cell table:formula="of:=([.D285]&lt;[.E284])+[.D285]-[.E28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4]); 0; IF([.E284]&gt;0.5; [.E284]; [.E28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5];&quot;DDDD&quot;)" office:value-type="string" office:string-value="Donnerstag" calcext:value-type="string">
            <text:p>Donnerstag</text:p>
          </table:table-cell>
          <table:table-cell office:value-type="date" office:date-value="2026-01-15" calcext:value-type="date">
            <text:p>15.01.26</text:p>
          </table:table-cell>
          <table:table-cell table:number-columns-repeated="3"/>
          <table:table-cell table:formula="of:=([.D286]&lt;[.E285])+[.D286]-[.E28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5]); 0; IF([.E285]&gt;0.5; [.E285]; [.E28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6];&quot;DDDD&quot;)" office:value-type="string" office:string-value="Freitag" calcext:value-type="string">
            <text:p>Freitag</text:p>
          </table:table-cell>
          <table:table-cell office:value-type="date" office:date-value="2026-01-16" calcext:value-type="date">
            <text:p>16.01.26</text:p>
          </table:table-cell>
          <table:table-cell table:number-columns-repeated="3"/>
          <table:table-cell table:formula="of:=([.D287]&lt;[.E286])+[.D287]-[.E28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6]); 0; IF([.E286]&gt;0.5; [.E286]; [.E28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7];&quot;DDDD&quot;)" office:value-type="string" office:string-value="Samstag" calcext:value-type="string">
            <text:p>Samstag</text:p>
          </table:table-cell>
          <table:table-cell office:value-type="date" office:date-value="2026-01-17" calcext:value-type="date">
            <text:p>17.01.26</text:p>
          </table:table-cell>
          <table:table-cell table:number-columns-repeated="3"/>
          <table:table-cell table:formula="of:=([.D288]&lt;[.E287])+[.D288]-[.E28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7]); 0; IF([.E287]&gt;0.5; [.E287]; [.E28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8];&quot;DDDD&quot;)" office:value-type="string" office:string-value="Sonntag" calcext:value-type="string">
            <text:p>Sonntag</text:p>
          </table:table-cell>
          <table:table-cell office:value-type="date" office:date-value="2026-01-18" calcext:value-type="date">
            <text:p>18.01.26</text:p>
          </table:table-cell>
          <table:table-cell table:number-columns-repeated="3"/>
          <table:table-cell table:formula="of:=([.D289]&lt;[.E288])+[.D289]-[.E28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8]); 0; IF([.E288]&gt;0.5; [.E288]; [.E28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89];&quot;DDDD&quot;)" office:value-type="string" office:string-value="Montag" calcext:value-type="string">
            <text:p>Montag</text:p>
          </table:table-cell>
          <table:table-cell office:value-type="date" office:date-value="2026-01-19" calcext:value-type="date">
            <text:p>19.01.26</text:p>
          </table:table-cell>
          <table:table-cell table:number-columns-repeated="3"/>
          <table:table-cell table:formula="of:=([.D290]&lt;[.E289])+[.D290]-[.E28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89]); 0; IF([.E289]&gt;0.5; [.E289]; [.E28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0];&quot;DDDD&quot;)" office:value-type="string" office:string-value="Dienstag" calcext:value-type="string">
            <text:p>Dienstag</text:p>
          </table:table-cell>
          <table:table-cell office:value-type="date" office:date-value="2026-01-20" calcext:value-type="date">
            <text:p>20.01.26</text:p>
          </table:table-cell>
          <table:table-cell table:number-columns-repeated="3"/>
          <table:table-cell table:formula="of:=([.D291]&lt;[.E290])+[.D291]-[.E29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0]); 0; IF([.E290]&gt;0.5; [.E290]; [.E29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1];&quot;DDDD&quot;)" office:value-type="string" office:string-value="Mittwoch" calcext:value-type="string">
            <text:p>Mittwoch</text:p>
          </table:table-cell>
          <table:table-cell office:value-type="date" office:date-value="2026-01-21" calcext:value-type="date">
            <text:p>21.01.26</text:p>
          </table:table-cell>
          <table:table-cell table:number-columns-repeated="3"/>
          <table:table-cell table:formula="of:=([.D292]&lt;[.E291])+[.D292]-[.E29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1]); 0; IF([.E291]&gt;0.5; [.E291]; [.E29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2];&quot;DDDD&quot;)" office:value-type="string" office:string-value="Donnerstag" calcext:value-type="string">
            <text:p>Donnerstag</text:p>
          </table:table-cell>
          <table:table-cell office:value-type="date" office:date-value="2026-01-22" calcext:value-type="date">
            <text:p>22.01.26</text:p>
          </table:table-cell>
          <table:table-cell table:number-columns-repeated="3"/>
          <table:table-cell table:formula="of:=([.D293]&lt;[.E292])+[.D293]-[.E29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2]); 0; IF([.E292]&gt;0.5; [.E292]; [.E29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3];&quot;DDDD&quot;)" office:value-type="string" office:string-value="Freitag" calcext:value-type="string">
            <text:p>Freitag</text:p>
          </table:table-cell>
          <table:table-cell office:value-type="date" office:date-value="2026-01-23" calcext:value-type="date">
            <text:p>23.01.26</text:p>
          </table:table-cell>
          <table:table-cell table:number-columns-repeated="3"/>
          <table:table-cell table:formula="of:=([.D294]&lt;[.E293])+[.D294]-[.E29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3]); 0; IF([.E293]&gt;0.5; [.E293]; [.E29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4];&quot;DDDD&quot;)" office:value-type="string" office:string-value="Samstag" calcext:value-type="string">
            <text:p>Samstag</text:p>
          </table:table-cell>
          <table:table-cell office:value-type="date" office:date-value="2026-01-24" calcext:value-type="date">
            <text:p>24.01.26</text:p>
          </table:table-cell>
          <table:table-cell table:number-columns-repeated="3"/>
          <table:table-cell table:formula="of:=([.D295]&lt;[.E294])+[.D295]-[.E29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4]); 0; IF([.E294]&gt;0.5; [.E294]; [.E29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5];&quot;DDDD&quot;)" office:value-type="string" office:string-value="Sonntag" calcext:value-type="string">
            <text:p>Sonntag</text:p>
          </table:table-cell>
          <table:table-cell office:value-type="date" office:date-value="2026-01-25" calcext:value-type="date">
            <text:p>25.01.26</text:p>
          </table:table-cell>
          <table:table-cell table:number-columns-repeated="3"/>
          <table:table-cell table:formula="of:=([.D296]&lt;[.E295])+[.D296]-[.E29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5]); 0; IF([.E295]&gt;0.5; [.E295]; [.E29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6];&quot;DDDD&quot;)" office:value-type="string" office:string-value="Montag" calcext:value-type="string">
            <text:p>Montag</text:p>
          </table:table-cell>
          <table:table-cell office:value-type="date" office:date-value="2026-01-26" calcext:value-type="date">
            <text:p>26.01.26</text:p>
          </table:table-cell>
          <table:table-cell table:number-columns-repeated="3"/>
          <table:table-cell table:formula="of:=([.D297]&lt;[.E296])+[.D297]-[.E29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6]); 0; IF([.E296]&gt;0.5; [.E296]; [.E29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7];&quot;DDDD&quot;)" office:value-type="string" office:string-value="Dienstag" calcext:value-type="string">
            <text:p>Dienstag</text:p>
          </table:table-cell>
          <table:table-cell office:value-type="date" office:date-value="2026-01-27" calcext:value-type="date">
            <text:p>27.01.26</text:p>
          </table:table-cell>
          <table:table-cell table:number-columns-repeated="3"/>
          <table:table-cell table:formula="of:=([.D298]&lt;[.E297])+[.D298]-[.E29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7]); 0; IF([.E297]&gt;0.5; [.E297]; [.E29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8];&quot;DDDD&quot;)" office:value-type="string" office:string-value="Mittwoch" calcext:value-type="string">
            <text:p>Mittwoch</text:p>
          </table:table-cell>
          <table:table-cell office:value-type="date" office:date-value="2026-01-28" calcext:value-type="date">
            <text:p>28.01.26</text:p>
          </table:table-cell>
          <table:table-cell table:number-columns-repeated="3"/>
          <table:table-cell table:formula="of:=([.D299]&lt;[.E298])+[.D299]-[.E29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8]); 0; IF([.E298]&gt;0.5; [.E298]; [.E29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299];&quot;DDDD&quot;)" office:value-type="string" office:string-value="Donnerstag" calcext:value-type="string">
            <text:p>Donnerstag</text:p>
          </table:table-cell>
          <table:table-cell office:value-type="date" office:date-value="2026-01-29" calcext:value-type="date">
            <text:p>29.01.26</text:p>
          </table:table-cell>
          <table:table-cell table:number-columns-repeated="3"/>
          <table:table-cell table:formula="of:=([.D300]&lt;[.E299])+[.D300]-[.E29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299]); 0; IF([.E299]&gt;0.5; [.E299]; [.E29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0];&quot;DDDD&quot;)" office:value-type="string" office:string-value="Freitag" calcext:value-type="string">
            <text:p>Freitag</text:p>
          </table:table-cell>
          <table:table-cell office:value-type="date" office:date-value="2026-01-30" calcext:value-type="date">
            <text:p>30.01.26</text:p>
          </table:table-cell>
          <table:table-cell table:number-columns-repeated="3"/>
          <table:table-cell table:formula="of:=([.D301]&lt;[.E300])+[.D301]-[.E30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0]); 0; IF([.E300]&gt;0.5; [.E300]; [.E30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1];&quot;DDDD&quot;)" office:value-type="string" office:string-value="Samstag" calcext:value-type="string">
            <text:p>Samstag</text:p>
          </table:table-cell>
          <table:table-cell office:value-type="date" office:date-value="2026-01-31" calcext:value-type="date">
            <text:p>31.01.26</text:p>
          </table:table-cell>
          <table:table-cell table:number-columns-repeated="3"/>
          <table:table-cell table:formula="of:=([.D302]&lt;[.E301])+[.D302]-[.E30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1]); 0; IF([.E301]&gt;0.5; [.E301]; [.E30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2];&quot;DDDD&quot;)" office:value-type="string" office:string-value="Sonntag" calcext:value-type="string">
            <text:p>Sonntag</text:p>
          </table:table-cell>
          <table:table-cell office:value-type="date" office:date-value="2026-02-01" calcext:value-type="date">
            <text:p>01.02.26</text:p>
          </table:table-cell>
          <table:table-cell table:number-columns-repeated="3"/>
          <table:table-cell table:formula="of:=([.D303]&lt;[.E302])+[.D303]-[.E30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2]); 0; IF([.E302]&gt;0.5; [.E302]; [.E30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3];&quot;DDDD&quot;)" office:value-type="string" office:string-value="Montag" calcext:value-type="string">
            <text:p>Montag</text:p>
          </table:table-cell>
          <table:table-cell office:value-type="date" office:date-value="2026-02-02" calcext:value-type="date">
            <text:p>02.02.26</text:p>
          </table:table-cell>
          <table:table-cell table:number-columns-repeated="3"/>
          <table:table-cell table:formula="of:=([.D304]&lt;[.E303])+[.D304]-[.E30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3]); 0; IF([.E303]&gt;0.5; [.E303]; [.E30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4];&quot;DDDD&quot;)" office:value-type="string" office:string-value="Dienstag" calcext:value-type="string">
            <text:p>Dienstag</text:p>
          </table:table-cell>
          <table:table-cell office:value-type="date" office:date-value="2026-02-03" calcext:value-type="date">
            <text:p>03.02.26</text:p>
          </table:table-cell>
          <table:table-cell table:number-columns-repeated="3"/>
          <table:table-cell table:formula="of:=([.D305]&lt;[.E304])+[.D305]-[.E30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4]); 0; IF([.E304]&gt;0.5; [.E304]; [.E30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5];&quot;DDDD&quot;)" office:value-type="string" office:string-value="Mittwoch" calcext:value-type="string">
            <text:p>Mittwoch</text:p>
          </table:table-cell>
          <table:table-cell office:value-type="date" office:date-value="2026-02-04" calcext:value-type="date">
            <text:p>04.02.26</text:p>
          </table:table-cell>
          <table:table-cell table:number-columns-repeated="3"/>
          <table:table-cell table:formula="of:=([.D306]&lt;[.E305])+[.D306]-[.E30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5]); 0; IF([.E305]&gt;0.5; [.E305]; [.E30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6];&quot;DDDD&quot;)" office:value-type="string" office:string-value="Donnerstag" calcext:value-type="string">
            <text:p>Donnerstag</text:p>
          </table:table-cell>
          <table:table-cell office:value-type="date" office:date-value="2026-02-05" calcext:value-type="date">
            <text:p>05.02.26</text:p>
          </table:table-cell>
          <table:table-cell table:number-columns-repeated="3"/>
          <table:table-cell table:formula="of:=([.D307]&lt;[.E306])+[.D307]-[.E30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6]); 0; IF([.E306]&gt;0.5; [.E306]; [.E30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7];&quot;DDDD&quot;)" office:value-type="string" office:string-value="Freitag" calcext:value-type="string">
            <text:p>Freitag</text:p>
          </table:table-cell>
          <table:table-cell office:value-type="date" office:date-value="2026-02-06" calcext:value-type="date">
            <text:p>06.02.26</text:p>
          </table:table-cell>
          <table:table-cell table:number-columns-repeated="3"/>
          <table:table-cell table:formula="of:=([.D308]&lt;[.E307])+[.D308]-[.E30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7]); 0; IF([.E307]&gt;0.5; [.E307]; [.E30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8];&quot;DDDD&quot;)" office:value-type="string" office:string-value="Samstag" calcext:value-type="string">
            <text:p>Samstag</text:p>
          </table:table-cell>
          <table:table-cell office:value-type="date" office:date-value="2026-02-07" calcext:value-type="date">
            <text:p>07.02.26</text:p>
          </table:table-cell>
          <table:table-cell table:number-columns-repeated="3"/>
          <table:table-cell table:formula="of:=([.D309]&lt;[.E308])+[.D309]-[.E30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8]); 0; IF([.E308]&gt;0.5; [.E308]; [.E30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09];&quot;DDDD&quot;)" office:value-type="string" office:string-value="Sonntag" calcext:value-type="string">
            <text:p>Sonntag</text:p>
          </table:table-cell>
          <table:table-cell office:value-type="date" office:date-value="2026-02-08" calcext:value-type="date">
            <text:p>08.02.26</text:p>
          </table:table-cell>
          <table:table-cell table:number-columns-repeated="3"/>
          <table:table-cell table:formula="of:=([.D310]&lt;[.E309])+[.D310]-[.E30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09]); 0; IF([.E309]&gt;0.5; [.E309]; [.E30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0];&quot;DDDD&quot;)" office:value-type="string" office:string-value="Montag" calcext:value-type="string">
            <text:p>Montag</text:p>
          </table:table-cell>
          <table:table-cell office:value-type="date" office:date-value="2026-02-09" calcext:value-type="date">
            <text:p>09.02.26</text:p>
          </table:table-cell>
          <table:table-cell table:number-columns-repeated="3"/>
          <table:table-cell table:formula="of:=([.D311]&lt;[.E310])+[.D311]-[.E3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0]); 0; IF([.E310]&gt;0.5; [.E310]; [.E3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1];&quot;DDDD&quot;)" office:value-type="string" office:string-value="Dienstag" calcext:value-type="string">
            <text:p>Dienstag</text:p>
          </table:table-cell>
          <table:table-cell office:value-type="date" office:date-value="2026-02-10" calcext:value-type="date">
            <text:p>10.02.26</text:p>
          </table:table-cell>
          <table:table-cell table:number-columns-repeated="3"/>
          <table:table-cell table:formula="of:=([.D312]&lt;[.E311])+[.D312]-[.E3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1]); 0; IF([.E311]&gt;0.5; [.E311]; [.E3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2];&quot;DDDD&quot;)" office:value-type="string" office:string-value="Mittwoch" calcext:value-type="string">
            <text:p>Mittwoch</text:p>
          </table:table-cell>
          <table:table-cell office:value-type="date" office:date-value="2026-02-11" calcext:value-type="date">
            <text:p>11.02.26</text:p>
          </table:table-cell>
          <table:table-cell table:number-columns-repeated="3"/>
          <table:table-cell table:formula="of:=([.D313]&lt;[.E312])+[.D313]-[.E3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2]); 0; IF([.E312]&gt;0.5; [.E312]; [.E3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3];&quot;DDDD&quot;)" office:value-type="string" office:string-value="Donnerstag" calcext:value-type="string">
            <text:p>Donnerstag</text:p>
          </table:table-cell>
          <table:table-cell office:value-type="date" office:date-value="2026-02-12" calcext:value-type="date">
            <text:p>12.02.26</text:p>
          </table:table-cell>
          <table:table-cell table:number-columns-repeated="3"/>
          <table:table-cell table:formula="of:=([.D314]&lt;[.E313])+[.D314]-[.E3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3]); 0; IF([.E313]&gt;0.5; [.E313]; [.E3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4];&quot;DDDD&quot;)" office:value-type="string" office:string-value="Freitag" calcext:value-type="string">
            <text:p>Freitag</text:p>
          </table:table-cell>
          <table:table-cell office:value-type="date" office:date-value="2026-02-13" calcext:value-type="date">
            <text:p>13.02.26</text:p>
          </table:table-cell>
          <table:table-cell table:number-columns-repeated="3"/>
          <table:table-cell table:formula="of:=([.D315]&lt;[.E314])+[.D315]-[.E3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4]); 0; IF([.E314]&gt;0.5; [.E314]; [.E3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5];&quot;DDDD&quot;)" office:value-type="string" office:string-value="Samstag" calcext:value-type="string">
            <text:p>Samstag</text:p>
          </table:table-cell>
          <table:table-cell office:value-type="date" office:date-value="2026-02-14" calcext:value-type="date">
            <text:p>14.02.26</text:p>
          </table:table-cell>
          <table:table-cell table:number-columns-repeated="3"/>
          <table:table-cell table:formula="of:=([.D316]&lt;[.E315])+[.D316]-[.E3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5]); 0; IF([.E315]&gt;0.5; [.E315]; [.E3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6];&quot;DDDD&quot;)" office:value-type="string" office:string-value="Sonntag" calcext:value-type="string">
            <text:p>Sonntag</text:p>
          </table:table-cell>
          <table:table-cell office:value-type="date" office:date-value="2026-02-15" calcext:value-type="date">
            <text:p>15.02.26</text:p>
          </table:table-cell>
          <table:table-cell table:number-columns-repeated="3"/>
          <table:table-cell table:formula="of:=([.D317]&lt;[.E316])+[.D317]-[.E3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6]); 0; IF([.E316]&gt;0.5; [.E316]; [.E3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7];&quot;DDDD&quot;)" office:value-type="string" office:string-value="Montag" calcext:value-type="string">
            <text:p>Montag</text:p>
          </table:table-cell>
          <table:table-cell office:value-type="date" office:date-value="2026-02-16" calcext:value-type="date">
            <text:p>16.02.26</text:p>
          </table:table-cell>
          <table:table-cell table:number-columns-repeated="3"/>
          <table:table-cell table:formula="of:=([.D318]&lt;[.E317])+[.D318]-[.E3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7]); 0; IF([.E317]&gt;0.5; [.E317]; [.E3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8];&quot;DDDD&quot;)" office:value-type="string" office:string-value="Dienstag" calcext:value-type="string">
            <text:p>Dienstag</text:p>
          </table:table-cell>
          <table:table-cell office:value-type="date" office:date-value="2026-02-17" calcext:value-type="date">
            <text:p>17.02.26</text:p>
          </table:table-cell>
          <table:table-cell table:number-columns-repeated="3"/>
          <table:table-cell table:formula="of:=([.D319]&lt;[.E318])+[.D319]-[.E3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8]); 0; IF([.E318]&gt;0.5; [.E318]; [.E3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19];&quot;DDDD&quot;)" office:value-type="string" office:string-value="Mittwoch" calcext:value-type="string">
            <text:p>Mittwoch</text:p>
          </table:table-cell>
          <table:table-cell office:value-type="date" office:date-value="2026-02-18" calcext:value-type="date">
            <text:p>18.02.26</text:p>
          </table:table-cell>
          <table:table-cell table:number-columns-repeated="3"/>
          <table:table-cell table:formula="of:=([.D320]&lt;[.E319])+[.D320]-[.E3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19]); 0; IF([.E319]&gt;0.5; [.E319]; [.E3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0];&quot;DDDD&quot;)" office:value-type="string" office:string-value="Donnerstag" calcext:value-type="string">
            <text:p>Donnerstag</text:p>
          </table:table-cell>
          <table:table-cell office:value-type="date" office:date-value="2026-02-19" calcext:value-type="date">
            <text:p>19.02.26</text:p>
          </table:table-cell>
          <table:table-cell table:number-columns-repeated="3"/>
          <table:table-cell table:formula="of:=([.D321]&lt;[.E320])+[.D321]-[.E3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0]); 0; IF([.E320]&gt;0.5; [.E320]; [.E3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1];&quot;DDDD&quot;)" office:value-type="string" office:string-value="Freitag" calcext:value-type="string">
            <text:p>Freitag</text:p>
          </table:table-cell>
          <table:table-cell office:value-type="date" office:date-value="2026-02-20" calcext:value-type="date">
            <text:p>20.02.26</text:p>
          </table:table-cell>
          <table:table-cell table:number-columns-repeated="3"/>
          <table:table-cell table:formula="of:=([.D322]&lt;[.E321])+[.D322]-[.E3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1]); 0; IF([.E321]&gt;0.5; [.E321]; [.E3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2];&quot;DDDD&quot;)" office:value-type="string" office:string-value="Samstag" calcext:value-type="string">
            <text:p>Samstag</text:p>
          </table:table-cell>
          <table:table-cell office:value-type="date" office:date-value="2026-02-21" calcext:value-type="date">
            <text:p>21.02.26</text:p>
          </table:table-cell>
          <table:table-cell table:number-columns-repeated="3"/>
          <table:table-cell table:formula="of:=([.D323]&lt;[.E322])+[.D323]-[.E3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2]); 0; IF([.E322]&gt;0.5; [.E322]; [.E3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3];&quot;DDDD&quot;)" office:value-type="string" office:string-value="Sonntag" calcext:value-type="string">
            <text:p>Sonntag</text:p>
          </table:table-cell>
          <table:table-cell office:value-type="date" office:date-value="2026-02-22" calcext:value-type="date">
            <text:p>22.02.26</text:p>
          </table:table-cell>
          <table:table-cell table:number-columns-repeated="3"/>
          <table:table-cell table:formula="of:=([.D324]&lt;[.E323])+[.D324]-[.E3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3]); 0; IF([.E323]&gt;0.5; [.E323]; [.E3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4];&quot;DDDD&quot;)" office:value-type="string" office:string-value="Montag" calcext:value-type="string">
            <text:p>Montag</text:p>
          </table:table-cell>
          <table:table-cell office:value-type="date" office:date-value="2026-02-23" calcext:value-type="date">
            <text:p>23.02.26</text:p>
          </table:table-cell>
          <table:table-cell table:number-columns-repeated="3"/>
          <table:table-cell table:formula="of:=([.D325]&lt;[.E324])+[.D325]-[.E3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4]); 0; IF([.E324]&gt;0.5; [.E324]; [.E3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5];&quot;DDDD&quot;)" office:value-type="string" office:string-value="Dienstag" calcext:value-type="string">
            <text:p>Dienstag</text:p>
          </table:table-cell>
          <table:table-cell office:value-type="date" office:date-value="2026-02-24" calcext:value-type="date">
            <text:p>24.02.26</text:p>
          </table:table-cell>
          <table:table-cell table:number-columns-repeated="3"/>
          <table:table-cell table:formula="of:=([.D326]&lt;[.E325])+[.D326]-[.E3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5]); 0; IF([.E325]&gt;0.5; [.E325]; [.E3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6];&quot;DDDD&quot;)" office:value-type="string" office:string-value="Mittwoch" calcext:value-type="string">
            <text:p>Mittwoch</text:p>
          </table:table-cell>
          <table:table-cell office:value-type="date" office:date-value="2026-02-25" calcext:value-type="date">
            <text:p>25.02.26</text:p>
          </table:table-cell>
          <table:table-cell table:number-columns-repeated="3"/>
          <table:table-cell table:formula="of:=([.D327]&lt;[.E326])+[.D327]-[.E3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6]); 0; IF([.E326]&gt;0.5; [.E326]; [.E3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7];&quot;DDDD&quot;)" office:value-type="string" office:string-value="Donnerstag" calcext:value-type="string">
            <text:p>Donnerstag</text:p>
          </table:table-cell>
          <table:table-cell office:value-type="date" office:date-value="2026-02-26" calcext:value-type="date">
            <text:p>26.02.26</text:p>
          </table:table-cell>
          <table:table-cell table:number-columns-repeated="3"/>
          <table:table-cell table:formula="of:=([.D328]&lt;[.E327])+[.D328]-[.E3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7]); 0; IF([.E327]&gt;0.5; [.E327]; [.E3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8];&quot;DDDD&quot;)" office:value-type="string" office:string-value="Freitag" calcext:value-type="string">
            <text:p>Freitag</text:p>
          </table:table-cell>
          <table:table-cell office:value-type="date" office:date-value="2026-02-27" calcext:value-type="date">
            <text:p>27.02.26</text:p>
          </table:table-cell>
          <table:table-cell table:number-columns-repeated="3"/>
          <table:table-cell table:formula="of:=([.D329]&lt;[.E328])+[.D329]-[.E3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8]); 0; IF([.E328]&gt;0.5; [.E328]; [.E3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29];&quot;DDDD&quot;)" office:value-type="string" office:string-value="Samstag" calcext:value-type="string">
            <text:p>Samstag</text:p>
          </table:table-cell>
          <table:table-cell office:value-type="date" office:date-value="2026-02-28" calcext:value-type="date">
            <text:p>28.02.26</text:p>
          </table:table-cell>
          <table:table-cell table:number-columns-repeated="3"/>
          <table:table-cell table:formula="of:=([.D330]&lt;[.E329])+[.D330]-[.E3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29]); 0; IF([.E329]&gt;0.5; [.E329]; [.E3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0];&quot;DDDD&quot;)" office:value-type="string" office:string-value="Sonntag" calcext:value-type="string">
            <text:p>Sonntag</text:p>
          </table:table-cell>
          <table:table-cell office:value-type="date" office:date-value="2026-03-01" calcext:value-type="date">
            <text:p>01.03.26</text:p>
          </table:table-cell>
          <table:table-cell table:number-columns-repeated="3"/>
          <table:table-cell table:formula="of:=([.D331]&lt;[.E330])+[.D331]-[.E3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0]); 0; IF([.E330]&gt;0.5; [.E330]; [.E3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1];&quot;DDDD&quot;)" office:value-type="string" office:string-value="Montag" calcext:value-type="string">
            <text:p>Montag</text:p>
          </table:table-cell>
          <table:table-cell office:value-type="date" office:date-value="2026-03-02" calcext:value-type="date">
            <text:p>02.03.26</text:p>
          </table:table-cell>
          <table:table-cell table:number-columns-repeated="3"/>
          <table:table-cell table:formula="of:=([.D332]&lt;[.E331])+[.D332]-[.E3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1]); 0; IF([.E331]&gt;0.5; [.E331]; [.E3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2];&quot;DDDD&quot;)" office:value-type="string" office:string-value="Dienstag" calcext:value-type="string">
            <text:p>Dienstag</text:p>
          </table:table-cell>
          <table:table-cell office:value-type="date" office:date-value="2026-03-03" calcext:value-type="date">
            <text:p>03.03.26</text:p>
          </table:table-cell>
          <table:table-cell table:number-columns-repeated="3"/>
          <table:table-cell table:formula="of:=([.D333]&lt;[.E332])+[.D333]-[.E3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2]); 0; IF([.E332]&gt;0.5; [.E332]; [.E3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3];&quot;DDDD&quot;)" office:value-type="string" office:string-value="Mittwoch" calcext:value-type="string">
            <text:p>Mittwoch</text:p>
          </table:table-cell>
          <table:table-cell office:value-type="date" office:date-value="2026-03-04" calcext:value-type="date">
            <text:p>04.03.26</text:p>
          </table:table-cell>
          <table:table-cell table:number-columns-repeated="3"/>
          <table:table-cell table:formula="of:=([.D334]&lt;[.E333])+[.D334]-[.E3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3]); 0; IF([.E333]&gt;0.5; [.E333]; [.E3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4];&quot;DDDD&quot;)" office:value-type="string" office:string-value="Donnerstag" calcext:value-type="string">
            <text:p>Donnerstag</text:p>
          </table:table-cell>
          <table:table-cell office:value-type="date" office:date-value="2026-03-05" calcext:value-type="date">
            <text:p>05.03.26</text:p>
          </table:table-cell>
          <table:table-cell table:number-columns-repeated="3"/>
          <table:table-cell table:formula="of:=([.D335]&lt;[.E334])+[.D335]-[.E3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4]); 0; IF([.E334]&gt;0.5; [.E334]; [.E3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5];&quot;DDDD&quot;)" office:value-type="string" office:string-value="Freitag" calcext:value-type="string">
            <text:p>Freitag</text:p>
          </table:table-cell>
          <table:table-cell office:value-type="date" office:date-value="2026-03-06" calcext:value-type="date">
            <text:p>06.03.26</text:p>
          </table:table-cell>
          <table:table-cell table:number-columns-repeated="3"/>
          <table:table-cell table:formula="of:=([.D336]&lt;[.E335])+[.D336]-[.E3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5]); 0; IF([.E335]&gt;0.5; [.E335]; [.E3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6];&quot;DDDD&quot;)" office:value-type="string" office:string-value="Samstag" calcext:value-type="string">
            <text:p>Samstag</text:p>
          </table:table-cell>
          <table:table-cell office:value-type="date" office:date-value="2026-03-07" calcext:value-type="date">
            <text:p>07.03.26</text:p>
          </table:table-cell>
          <table:table-cell table:number-columns-repeated="3"/>
          <table:table-cell table:formula="of:=([.D337]&lt;[.E336])+[.D337]-[.E3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6]); 0; IF([.E336]&gt;0.5; [.E336]; [.E3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7];&quot;DDDD&quot;)" office:value-type="string" office:string-value="Sonntag" calcext:value-type="string">
            <text:p>Sonntag</text:p>
          </table:table-cell>
          <table:table-cell office:value-type="date" office:date-value="2026-03-08" calcext:value-type="date">
            <text:p>08.03.26</text:p>
          </table:table-cell>
          <table:table-cell table:number-columns-repeated="3"/>
          <table:table-cell table:formula="of:=([.D338]&lt;[.E337])+[.D338]-[.E3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7]); 0; IF([.E337]&gt;0.5; [.E337]; [.E3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8];&quot;DDDD&quot;)" office:value-type="string" office:string-value="Montag" calcext:value-type="string">
            <text:p>Montag</text:p>
          </table:table-cell>
          <table:table-cell office:value-type="date" office:date-value="2026-03-09" calcext:value-type="date">
            <text:p>09.03.26</text:p>
          </table:table-cell>
          <table:table-cell table:number-columns-repeated="3"/>
          <table:table-cell table:formula="of:=([.D339]&lt;[.E338])+[.D339]-[.E3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8]); 0; IF([.E338]&gt;0.5; [.E338]; [.E3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39];&quot;DDDD&quot;)" office:value-type="string" office:string-value="Dienstag" calcext:value-type="string">
            <text:p>Dienstag</text:p>
          </table:table-cell>
          <table:table-cell office:value-type="date" office:date-value="2026-03-10" calcext:value-type="date">
            <text:p>10.03.26</text:p>
          </table:table-cell>
          <table:table-cell table:number-columns-repeated="3"/>
          <table:table-cell table:formula="of:=([.D340]&lt;[.E339])+[.D340]-[.E3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39]); 0; IF([.E339]&gt;0.5; [.E339]; [.E3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0];&quot;DDDD&quot;)" office:value-type="string" office:string-value="Mittwoch" calcext:value-type="string">
            <text:p>Mittwoch</text:p>
          </table:table-cell>
          <table:table-cell office:value-type="date" office:date-value="2026-03-11" calcext:value-type="date">
            <text:p>11.03.26</text:p>
          </table:table-cell>
          <table:table-cell table:number-columns-repeated="3"/>
          <table:table-cell table:formula="of:=([.D341]&lt;[.E340])+[.D341]-[.E3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0]); 0; IF([.E340]&gt;0.5; [.E340]; [.E3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1];&quot;DDDD&quot;)" office:value-type="string" office:string-value="Donnerstag" calcext:value-type="string">
            <text:p>Donnerstag</text:p>
          </table:table-cell>
          <table:table-cell office:value-type="date" office:date-value="2026-03-12" calcext:value-type="date">
            <text:p>12.03.26</text:p>
          </table:table-cell>
          <table:table-cell table:number-columns-repeated="3"/>
          <table:table-cell table:formula="of:=([.D342]&lt;[.E341])+[.D342]-[.E3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1]); 0; IF([.E341]&gt;0.5; [.E341]; [.E3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2];&quot;DDDD&quot;)" office:value-type="string" office:string-value="Freitag" calcext:value-type="string">
            <text:p>Freitag</text:p>
          </table:table-cell>
          <table:table-cell office:value-type="date" office:date-value="2026-03-13" calcext:value-type="date">
            <text:p>13.03.26</text:p>
          </table:table-cell>
          <table:table-cell table:number-columns-repeated="3"/>
          <table:table-cell table:formula="of:=([.D343]&lt;[.E342])+[.D343]-[.E3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2]); 0; IF([.E342]&gt;0.5; [.E342]; [.E3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3];&quot;DDDD&quot;)" office:value-type="string" office:string-value="Samstag" calcext:value-type="string">
            <text:p>Samstag</text:p>
          </table:table-cell>
          <table:table-cell office:value-type="date" office:date-value="2026-03-14" calcext:value-type="date">
            <text:p>14.03.26</text:p>
          </table:table-cell>
          <table:table-cell table:number-columns-repeated="3"/>
          <table:table-cell table:formula="of:=([.D344]&lt;[.E343])+[.D344]-[.E3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3]); 0; IF([.E343]&gt;0.5; [.E343]; [.E3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4];&quot;DDDD&quot;)" office:value-type="string" office:string-value="Sonntag" calcext:value-type="string">
            <text:p>Sonntag</text:p>
          </table:table-cell>
          <table:table-cell office:value-type="date" office:date-value="2026-03-15" calcext:value-type="date">
            <text:p>15.03.26</text:p>
          </table:table-cell>
          <table:table-cell table:number-columns-repeated="3"/>
          <table:table-cell table:formula="of:=([.D345]&lt;[.E344])+[.D345]-[.E3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4]); 0; IF([.E344]&gt;0.5; [.E344]; [.E3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5];&quot;DDDD&quot;)" office:value-type="string" office:string-value="Montag" calcext:value-type="string">
            <text:p>Montag</text:p>
          </table:table-cell>
          <table:table-cell office:value-type="date" office:date-value="2026-03-16" calcext:value-type="date">
            <text:p>16.03.26</text:p>
          </table:table-cell>
          <table:table-cell table:number-columns-repeated="3"/>
          <table:table-cell table:formula="of:=([.D346]&lt;[.E345])+[.D346]-[.E3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5]); 0; IF([.E345]&gt;0.5; [.E345]; [.E3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6];&quot;DDDD&quot;)" office:value-type="string" office:string-value="Dienstag" calcext:value-type="string">
            <text:p>Dienstag</text:p>
          </table:table-cell>
          <table:table-cell office:value-type="date" office:date-value="2026-03-17" calcext:value-type="date">
            <text:p>17.03.26</text:p>
          </table:table-cell>
          <table:table-cell table:number-columns-repeated="3"/>
          <table:table-cell table:formula="of:=([.D347]&lt;[.E346])+[.D347]-[.E3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6]); 0; IF([.E346]&gt;0.5; [.E346]; [.E3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7];&quot;DDDD&quot;)" office:value-type="string" office:string-value="Mittwoch" calcext:value-type="string">
            <text:p>Mittwoch</text:p>
          </table:table-cell>
          <table:table-cell office:value-type="date" office:date-value="2026-03-18" calcext:value-type="date">
            <text:p>18.03.26</text:p>
          </table:table-cell>
          <table:table-cell table:number-columns-repeated="3"/>
          <table:table-cell table:formula="of:=([.D348]&lt;[.E347])+[.D348]-[.E3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7]); 0; IF([.E347]&gt;0.5; [.E347]; [.E3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8];&quot;DDDD&quot;)" office:value-type="string" office:string-value="Donnerstag" calcext:value-type="string">
            <text:p>Donnerstag</text:p>
          </table:table-cell>
          <table:table-cell office:value-type="date" office:date-value="2026-03-19" calcext:value-type="date">
            <text:p>19.03.26</text:p>
          </table:table-cell>
          <table:table-cell table:number-columns-repeated="3"/>
          <table:table-cell table:formula="of:=([.D349]&lt;[.E348])+[.D349]-[.E3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8]); 0; IF([.E348]&gt;0.5; [.E348]; [.E3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49];&quot;DDDD&quot;)" office:value-type="string" office:string-value="Freitag" calcext:value-type="string">
            <text:p>Freitag</text:p>
          </table:table-cell>
          <table:table-cell office:value-type="date" office:date-value="2026-03-20" calcext:value-type="date">
            <text:p>20.03.26</text:p>
          </table:table-cell>
          <table:table-cell table:number-columns-repeated="3"/>
          <table:table-cell table:formula="of:=([.D350]&lt;[.E349])+[.D350]-[.E3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49]); 0; IF([.E349]&gt;0.5; [.E349]; [.E3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0];&quot;DDDD&quot;)" office:value-type="string" office:string-value="Samstag" calcext:value-type="string">
            <text:p>Samstag</text:p>
          </table:table-cell>
          <table:table-cell office:value-type="date" office:date-value="2026-03-21" calcext:value-type="date">
            <text:p>21.03.26</text:p>
          </table:table-cell>
          <table:table-cell table:number-columns-repeated="3"/>
          <table:table-cell table:formula="of:=([.D351]&lt;[.E350])+[.D351]-[.E3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0]); 0; IF([.E350]&gt;0.5; [.E350]; [.E3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1];&quot;DDDD&quot;)" office:value-type="string" office:string-value="Sonntag" calcext:value-type="string">
            <text:p>Sonntag</text:p>
          </table:table-cell>
          <table:table-cell office:value-type="date" office:date-value="2026-03-22" calcext:value-type="date">
            <text:p>22.03.26</text:p>
          </table:table-cell>
          <table:table-cell table:number-columns-repeated="3"/>
          <table:table-cell table:formula="of:=([.D352]&lt;[.E351])+[.D352]-[.E3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1]); 0; IF([.E351]&gt;0.5; [.E351]; [.E3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2];&quot;DDDD&quot;)" office:value-type="string" office:string-value="Montag" calcext:value-type="string">
            <text:p>Montag</text:p>
          </table:table-cell>
          <table:table-cell office:value-type="date" office:date-value="2026-03-23" calcext:value-type="date">
            <text:p>23.03.26</text:p>
          </table:table-cell>
          <table:table-cell table:number-columns-repeated="3"/>
          <table:table-cell table:formula="of:=([.D353]&lt;[.E352])+[.D353]-[.E3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2]); 0; IF([.E352]&gt;0.5; [.E352]; [.E3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3];&quot;DDDD&quot;)" office:value-type="string" office:string-value="Dienstag" calcext:value-type="string">
            <text:p>Dienstag</text:p>
          </table:table-cell>
          <table:table-cell office:value-type="date" office:date-value="2026-03-24" calcext:value-type="date">
            <text:p>24.03.26</text:p>
          </table:table-cell>
          <table:table-cell table:number-columns-repeated="3"/>
          <table:table-cell table:formula="of:=([.D354]&lt;[.E353])+[.D354]-[.E3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3]); 0; IF([.E353]&gt;0.5; [.E353]; [.E3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4];&quot;DDDD&quot;)" office:value-type="string" office:string-value="Mittwoch" calcext:value-type="string">
            <text:p>Mittwoch</text:p>
          </table:table-cell>
          <table:table-cell office:value-type="date" office:date-value="2026-03-25" calcext:value-type="date">
            <text:p>25.03.26</text:p>
          </table:table-cell>
          <table:table-cell table:number-columns-repeated="3"/>
          <table:table-cell table:formula="of:=([.D355]&lt;[.E354])+[.D355]-[.E3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4]); 0; IF([.E354]&gt;0.5; [.E354]; [.E3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5];&quot;DDDD&quot;)" office:value-type="string" office:string-value="Donnerstag" calcext:value-type="string">
            <text:p>Donnerstag</text:p>
          </table:table-cell>
          <table:table-cell office:value-type="date" office:date-value="2026-03-26" calcext:value-type="date">
            <text:p>26.03.26</text:p>
          </table:table-cell>
          <table:table-cell table:number-columns-repeated="3"/>
          <table:table-cell table:formula="of:=([.D356]&lt;[.E355])+[.D356]-[.E3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5]); 0; IF([.E355]&gt;0.5; [.E355]; [.E3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6];&quot;DDDD&quot;)" office:value-type="string" office:string-value="Freitag" calcext:value-type="string">
            <text:p>Freitag</text:p>
          </table:table-cell>
          <table:table-cell office:value-type="date" office:date-value="2026-03-27" calcext:value-type="date">
            <text:p>27.03.26</text:p>
          </table:table-cell>
          <table:table-cell table:number-columns-repeated="3"/>
          <table:table-cell table:formula="of:=([.D357]&lt;[.E356])+[.D357]-[.E3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6]); 0; IF([.E356]&gt;0.5; [.E356]; [.E3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7];&quot;DDDD&quot;)" office:value-type="string" office:string-value="Samstag" calcext:value-type="string">
            <text:p>Samstag</text:p>
          </table:table-cell>
          <table:table-cell office:value-type="date" office:date-value="2026-03-28" calcext:value-type="date">
            <text:p>28.03.26</text:p>
          </table:table-cell>
          <table:table-cell table:number-columns-repeated="3"/>
          <table:table-cell table:formula="of:=([.D358]&lt;[.E357])+[.D358]-[.E3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7]); 0; IF([.E357]&gt;0.5; [.E357]; [.E3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8];&quot;DDDD&quot;)" office:value-type="string" office:string-value="Sonntag" calcext:value-type="string">
            <text:p>Sonntag</text:p>
          </table:table-cell>
          <table:table-cell office:value-type="date" office:date-value="2026-03-29" calcext:value-type="date">
            <text:p>29.03.26</text:p>
          </table:table-cell>
          <table:table-cell table:number-columns-repeated="3"/>
          <table:table-cell table:formula="of:=([.D359]&lt;[.E358])+[.D359]-[.E3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8]); 0; IF([.E358]&gt;0.5; [.E358]; [.E3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59];&quot;DDDD&quot;)" office:value-type="string" office:string-value="Montag" calcext:value-type="string">
            <text:p>Montag</text:p>
          </table:table-cell>
          <table:table-cell office:value-type="date" office:date-value="2026-03-30" calcext:value-type="date">
            <text:p>30.03.26</text:p>
          </table:table-cell>
          <table:table-cell table:number-columns-repeated="3"/>
          <table:table-cell table:formula="of:=([.D360]&lt;[.E359])+[.D360]-[.E3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59]); 0; IF([.E359]&gt;0.5; [.E359]; [.E3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0];&quot;DDDD&quot;)" office:value-type="string" office:string-value="Dienstag" calcext:value-type="string">
            <text:p>Dienstag</text:p>
          </table:table-cell>
          <table:table-cell office:value-type="date" office:date-value="2026-03-31" calcext:value-type="date">
            <text:p>31.03.26</text:p>
          </table:table-cell>
          <table:table-cell table:number-columns-repeated="3"/>
          <table:table-cell table:formula="of:=([.D361]&lt;[.E360])+[.D361]-[.E3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0]); 0; IF([.E360]&gt;0.5; [.E360]; [.E3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1];&quot;DDDD&quot;)" office:value-type="string" office:string-value="Mittwoch" calcext:value-type="string">
            <text:p>Mittwoch</text:p>
          </table:table-cell>
          <table:table-cell office:value-type="date" office:date-value="2026-04-01" calcext:value-type="date">
            <text:p>01.04.26</text:p>
          </table:table-cell>
          <table:table-cell table:number-columns-repeated="3"/>
          <table:table-cell table:formula="of:=([.D362]&lt;[.E361])+[.D362]-[.E3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1]); 0; IF([.E361]&gt;0.5; [.E361]; [.E3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2];&quot;DDDD&quot;)" office:value-type="string" office:string-value="Donnerstag" calcext:value-type="string">
            <text:p>Donnerstag</text:p>
          </table:table-cell>
          <table:table-cell office:value-type="date" office:date-value="2026-04-02" calcext:value-type="date">
            <text:p>02.04.26</text:p>
          </table:table-cell>
          <table:table-cell table:number-columns-repeated="3"/>
          <table:table-cell table:formula="of:=([.D363]&lt;[.E362])+[.D363]-[.E3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2]); 0; IF([.E362]&gt;0.5; [.E362]; [.E3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3];&quot;DDDD&quot;)" office:value-type="string" office:string-value="Freitag" calcext:value-type="string">
            <text:p>Freitag</text:p>
          </table:table-cell>
          <table:table-cell office:value-type="date" office:date-value="2026-04-03" calcext:value-type="date">
            <text:p>03.04.26</text:p>
          </table:table-cell>
          <table:table-cell table:number-columns-repeated="3"/>
          <table:table-cell table:formula="of:=([.D364]&lt;[.E363])+[.D364]-[.E3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3]); 0; IF([.E363]&gt;0.5; [.E363]; [.E3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4];&quot;DDDD&quot;)" office:value-type="string" office:string-value="Samstag" calcext:value-type="string">
            <text:p>Samstag</text:p>
          </table:table-cell>
          <table:table-cell office:value-type="date" office:date-value="2026-04-04" calcext:value-type="date">
            <text:p>04.04.26</text:p>
          </table:table-cell>
          <table:table-cell table:number-columns-repeated="3"/>
          <table:table-cell table:formula="of:=([.D365]&lt;[.E364])+[.D365]-[.E3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4]); 0; IF([.E364]&gt;0.5; [.E364]; [.E3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5];&quot;DDDD&quot;)" office:value-type="string" office:string-value="Sonntag" calcext:value-type="string">
            <text:p>Sonntag</text:p>
          </table:table-cell>
          <table:table-cell office:value-type="date" office:date-value="2026-04-05" calcext:value-type="date">
            <text:p>05.04.26</text:p>
          </table:table-cell>
          <table:table-cell table:number-columns-repeated="3"/>
          <table:table-cell table:formula="of:=([.D366]&lt;[.E365])+[.D366]-[.E3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5]); 0; IF([.E365]&gt;0.5; [.E365]; [.E3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6];&quot;DDDD&quot;)" office:value-type="string" office:string-value="Montag" calcext:value-type="string">
            <text:p>Montag</text:p>
          </table:table-cell>
          <table:table-cell office:value-type="date" office:date-value="2026-04-06" calcext:value-type="date">
            <text:p>06.04.26</text:p>
          </table:table-cell>
          <table:table-cell table:number-columns-repeated="3"/>
          <table:table-cell table:formula="of:=([.D367]&lt;[.E366])+[.D367]-[.E3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6]); 0; IF([.E366]&gt;0.5; [.E366]; [.E3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7];&quot;DDDD&quot;)" office:value-type="string" office:string-value="Dienstag" calcext:value-type="string">
            <text:p>Dienstag</text:p>
          </table:table-cell>
          <table:table-cell office:value-type="date" office:date-value="2026-04-07" calcext:value-type="date">
            <text:p>07.04.26</text:p>
          </table:table-cell>
          <table:table-cell table:number-columns-repeated="3"/>
          <table:table-cell table:formula="of:=([.D368]&lt;[.E367])+[.D368]-[.E3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7]); 0; IF([.E367]&gt;0.5; [.E367]; [.E3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8];&quot;DDDD&quot;)" office:value-type="string" office:string-value="Mittwoch" calcext:value-type="string">
            <text:p>Mittwoch</text:p>
          </table:table-cell>
          <table:table-cell office:value-type="date" office:date-value="2026-04-08" calcext:value-type="date">
            <text:p>08.04.26</text:p>
          </table:table-cell>
          <table:table-cell table:number-columns-repeated="3"/>
          <table:table-cell table:formula="of:=([.D369]&lt;[.E368])+[.D369]-[.E3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8]); 0; IF([.E368]&gt;0.5; [.E368]; [.E3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69];&quot;DDDD&quot;)" office:value-type="string" office:string-value="Donnerstag" calcext:value-type="string">
            <text:p>Donnerstag</text:p>
          </table:table-cell>
          <table:table-cell office:value-type="date" office:date-value="2026-04-09" calcext:value-type="date">
            <text:p>09.04.26</text:p>
          </table:table-cell>
          <table:table-cell table:number-columns-repeated="3"/>
          <table:table-cell table:formula="of:=([.D370]&lt;[.E369])+[.D370]-[.E3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69]); 0; IF([.E369]&gt;0.5; [.E369]; [.E3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0];&quot;DDDD&quot;)" office:value-type="string" office:string-value="Freitag" calcext:value-type="string">
            <text:p>Freitag</text:p>
          </table:table-cell>
          <table:table-cell office:value-type="date" office:date-value="2026-04-10" calcext:value-type="date">
            <text:p>10.04.26</text:p>
          </table:table-cell>
          <table:table-cell table:number-columns-repeated="3"/>
          <table:table-cell table:formula="of:=([.D371]&lt;[.E370])+[.D371]-[.E3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0]); 0; IF([.E370]&gt;0.5; [.E370]; [.E3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1];&quot;DDDD&quot;)" office:value-type="string" office:string-value="Samstag" calcext:value-type="string">
            <text:p>Samstag</text:p>
          </table:table-cell>
          <table:table-cell office:value-type="date" office:date-value="2026-04-11" calcext:value-type="date">
            <text:p>11.04.26</text:p>
          </table:table-cell>
          <table:table-cell table:number-columns-repeated="3"/>
          <table:table-cell table:formula="of:=([.D372]&lt;[.E371])+[.D372]-[.E3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1]); 0; IF([.E371]&gt;0.5; [.E371]; [.E3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2];&quot;DDDD&quot;)" office:value-type="string" office:string-value="Sonntag" calcext:value-type="string">
            <text:p>Sonntag</text:p>
          </table:table-cell>
          <table:table-cell office:value-type="date" office:date-value="2026-04-12" calcext:value-type="date">
            <text:p>12.04.26</text:p>
          </table:table-cell>
          <table:table-cell table:number-columns-repeated="3"/>
          <table:table-cell table:formula="of:=([.D373]&lt;[.E372])+[.D373]-[.E3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2]); 0; IF([.E372]&gt;0.5; [.E372]; [.E3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3];&quot;DDDD&quot;)" office:value-type="string" office:string-value="Montag" calcext:value-type="string">
            <text:p>Montag</text:p>
          </table:table-cell>
          <table:table-cell office:value-type="date" office:date-value="2026-04-13" calcext:value-type="date">
            <text:p>13.04.26</text:p>
          </table:table-cell>
          <table:table-cell table:number-columns-repeated="3"/>
          <table:table-cell table:formula="of:=([.D374]&lt;[.E373])+[.D374]-[.E3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3]); 0; IF([.E373]&gt;0.5; [.E373]; [.E3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4];&quot;DDDD&quot;)" office:value-type="string" office:string-value="Dienstag" calcext:value-type="string">
            <text:p>Dienstag</text:p>
          </table:table-cell>
          <table:table-cell office:value-type="date" office:date-value="2026-04-14" calcext:value-type="date">
            <text:p>14.04.26</text:p>
          </table:table-cell>
          <table:table-cell table:number-columns-repeated="3"/>
          <table:table-cell table:formula="of:=([.D375]&lt;[.E374])+[.D375]-[.E3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4]); 0; IF([.E374]&gt;0.5; [.E374]; [.E3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5];&quot;DDDD&quot;)" office:value-type="string" office:string-value="Mittwoch" calcext:value-type="string">
            <text:p>Mittwoch</text:p>
          </table:table-cell>
          <table:table-cell office:value-type="date" office:date-value="2026-04-15" calcext:value-type="date">
            <text:p>15.04.26</text:p>
          </table:table-cell>
          <table:table-cell table:number-columns-repeated="3"/>
          <table:table-cell table:formula="of:=([.D376]&lt;[.E375])+[.D376]-[.E3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5]); 0; IF([.E375]&gt;0.5; [.E375]; [.E3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6];&quot;DDDD&quot;)" office:value-type="string" office:string-value="Donnerstag" calcext:value-type="string">
            <text:p>Donnerstag</text:p>
          </table:table-cell>
          <table:table-cell office:value-type="date" office:date-value="2026-04-16" calcext:value-type="date">
            <text:p>16.04.26</text:p>
          </table:table-cell>
          <table:table-cell table:number-columns-repeated="3"/>
          <table:table-cell table:formula="of:=([.D377]&lt;[.E376])+[.D377]-[.E3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6]); 0; IF([.E376]&gt;0.5; [.E376]; [.E3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7];&quot;DDDD&quot;)" office:value-type="string" office:string-value="Freitag" calcext:value-type="string">
            <text:p>Freitag</text:p>
          </table:table-cell>
          <table:table-cell office:value-type="date" office:date-value="2026-04-17" calcext:value-type="date">
            <text:p>17.04.26</text:p>
          </table:table-cell>
          <table:table-cell table:number-columns-repeated="3"/>
          <table:table-cell table:formula="of:=([.D378]&lt;[.E377])+[.D378]-[.E3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7]); 0; IF([.E377]&gt;0.5; [.E377]; [.E3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8];&quot;DDDD&quot;)" office:value-type="string" office:string-value="Samstag" calcext:value-type="string">
            <text:p>Samstag</text:p>
          </table:table-cell>
          <table:table-cell office:value-type="date" office:date-value="2026-04-18" calcext:value-type="date">
            <text:p>18.04.26</text:p>
          </table:table-cell>
          <table:table-cell table:number-columns-repeated="3"/>
          <table:table-cell table:formula="of:=([.D379]&lt;[.E378])+[.D379]-[.E3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8]); 0; IF([.E378]&gt;0.5; [.E378]; [.E3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79];&quot;DDDD&quot;)" office:value-type="string" office:string-value="Sonntag" calcext:value-type="string">
            <text:p>Sonntag</text:p>
          </table:table-cell>
          <table:table-cell office:value-type="date" office:date-value="2026-04-19" calcext:value-type="date">
            <text:p>19.04.26</text:p>
          </table:table-cell>
          <table:table-cell table:number-columns-repeated="3"/>
          <table:table-cell table:formula="of:=([.D380]&lt;[.E379])+[.D380]-[.E3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79]); 0; IF([.E379]&gt;0.5; [.E379]; [.E3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0];&quot;DDDD&quot;)" office:value-type="string" office:string-value="Montag" calcext:value-type="string">
            <text:p>Montag</text:p>
          </table:table-cell>
          <table:table-cell office:value-type="date" office:date-value="2026-04-20" calcext:value-type="date">
            <text:p>20.04.26</text:p>
          </table:table-cell>
          <table:table-cell table:number-columns-repeated="3"/>
          <table:table-cell table:formula="of:=([.D381]&lt;[.E380])+[.D381]-[.E3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0]); 0; IF([.E380]&gt;0.5; [.E380]; [.E3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1];&quot;DDDD&quot;)" office:value-type="string" office:string-value="Dienstag" calcext:value-type="string">
            <text:p>Dienstag</text:p>
          </table:table-cell>
          <table:table-cell office:value-type="date" office:date-value="2026-04-21" calcext:value-type="date">
            <text:p>21.04.26</text:p>
          </table:table-cell>
          <table:table-cell table:number-columns-repeated="3"/>
          <table:table-cell table:formula="of:=([.D382]&lt;[.E381])+[.D382]-[.E3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1]); 0; IF([.E381]&gt;0.5; [.E381]; [.E3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2];&quot;DDDD&quot;)" office:value-type="string" office:string-value="Mittwoch" calcext:value-type="string">
            <text:p>Mittwoch</text:p>
          </table:table-cell>
          <table:table-cell office:value-type="date" office:date-value="2026-04-22" calcext:value-type="date">
            <text:p>22.04.26</text:p>
          </table:table-cell>
          <table:table-cell table:number-columns-repeated="3"/>
          <table:table-cell table:formula="of:=([.D383]&lt;[.E382])+[.D383]-[.E38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2]); 0; IF([.E382]&gt;0.5; [.E382]; [.E38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3];&quot;DDDD&quot;)" office:value-type="string" office:string-value="Donnerstag" calcext:value-type="string">
            <text:p>Donnerstag</text:p>
          </table:table-cell>
          <table:table-cell office:value-type="date" office:date-value="2026-04-23" calcext:value-type="date">
            <text:p>23.04.26</text:p>
          </table:table-cell>
          <table:table-cell table:number-columns-repeated="3"/>
          <table:table-cell table:formula="of:=([.D384]&lt;[.E383])+[.D384]-[.E38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3]); 0; IF([.E383]&gt;0.5; [.E383]; [.E38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4];&quot;DDDD&quot;)" office:value-type="string" office:string-value="Freitag" calcext:value-type="string">
            <text:p>Freitag</text:p>
          </table:table-cell>
          <table:table-cell office:value-type="date" office:date-value="2026-04-24" calcext:value-type="date">
            <text:p>24.04.26</text:p>
          </table:table-cell>
          <table:table-cell table:number-columns-repeated="3"/>
          <table:table-cell table:formula="of:=([.D385]&lt;[.E384])+[.D385]-[.E38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4]); 0; IF([.E384]&gt;0.5; [.E384]; [.E38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5];&quot;DDDD&quot;)" office:value-type="string" office:string-value="Samstag" calcext:value-type="string">
            <text:p>Samstag</text:p>
          </table:table-cell>
          <table:table-cell office:value-type="date" office:date-value="2026-04-25" calcext:value-type="date">
            <text:p>25.04.26</text:p>
          </table:table-cell>
          <table:table-cell table:number-columns-repeated="3"/>
          <table:table-cell table:formula="of:=([.D386]&lt;[.E385])+[.D386]-[.E38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5]); 0; IF([.E385]&gt;0.5; [.E385]; [.E38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6];&quot;DDDD&quot;)" office:value-type="string" office:string-value="Sonntag" calcext:value-type="string">
            <text:p>Sonntag</text:p>
          </table:table-cell>
          <table:table-cell office:value-type="date" office:date-value="2026-04-26" calcext:value-type="date">
            <text:p>26.04.26</text:p>
          </table:table-cell>
          <table:table-cell table:number-columns-repeated="3"/>
          <table:table-cell table:formula="of:=([.D387]&lt;[.E386])+[.D387]-[.E38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6]); 0; IF([.E386]&gt;0.5; [.E386]; [.E38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7];&quot;DDDD&quot;)" office:value-type="string" office:string-value="Montag" calcext:value-type="string">
            <text:p>Montag</text:p>
          </table:table-cell>
          <table:table-cell office:value-type="date" office:date-value="2026-04-27" calcext:value-type="date">
            <text:p>27.04.26</text:p>
          </table:table-cell>
          <table:table-cell table:number-columns-repeated="3"/>
          <table:table-cell table:formula="of:=([.D388]&lt;[.E387])+[.D388]-[.E38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7]); 0; IF([.E387]&gt;0.5; [.E387]; [.E38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8];&quot;DDDD&quot;)" office:value-type="string" office:string-value="Dienstag" calcext:value-type="string">
            <text:p>Dienstag</text:p>
          </table:table-cell>
          <table:table-cell office:value-type="date" office:date-value="2026-04-28" calcext:value-type="date">
            <text:p>28.04.26</text:p>
          </table:table-cell>
          <table:table-cell table:number-columns-repeated="3"/>
          <table:table-cell table:formula="of:=([.D389]&lt;[.E388])+[.D389]-[.E38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8]); 0; IF([.E388]&gt;0.5; [.E388]; [.E38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89];&quot;DDDD&quot;)" office:value-type="string" office:string-value="Mittwoch" calcext:value-type="string">
            <text:p>Mittwoch</text:p>
          </table:table-cell>
          <table:table-cell office:value-type="date" office:date-value="2026-04-29" calcext:value-type="date">
            <text:p>29.04.26</text:p>
          </table:table-cell>
          <table:table-cell table:number-columns-repeated="3"/>
          <table:table-cell table:formula="of:=([.D390]&lt;[.E389])+[.D390]-[.E38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89]); 0; IF([.E389]&gt;0.5; [.E389]; [.E38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0];&quot;DDDD&quot;)" office:value-type="string" office:string-value="Donnerstag" calcext:value-type="string">
            <text:p>Donnerstag</text:p>
          </table:table-cell>
          <table:table-cell office:value-type="date" office:date-value="2026-04-30" calcext:value-type="date">
            <text:p>30.04.26</text:p>
          </table:table-cell>
          <table:table-cell table:number-columns-repeated="3"/>
          <table:table-cell table:formula="of:=([.D391]&lt;[.E390])+[.D391]-[.E39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0]); 0; IF([.E390]&gt;0.5; [.E390]; [.E39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1];&quot;DDDD&quot;)" office:value-type="string" office:string-value="Freitag" calcext:value-type="string">
            <text:p>Freitag</text:p>
          </table:table-cell>
          <table:table-cell office:value-type="date" office:date-value="2026-05-01" calcext:value-type="date">
            <text:p>01.05.26</text:p>
          </table:table-cell>
          <table:table-cell table:number-columns-repeated="3"/>
          <table:table-cell table:formula="of:=([.D392]&lt;[.E391])+[.D392]-[.E39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1]); 0; IF([.E391]&gt;0.5; [.E391]; [.E39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2];&quot;DDDD&quot;)" office:value-type="string" office:string-value="Samstag" calcext:value-type="string">
            <text:p>Samstag</text:p>
          </table:table-cell>
          <table:table-cell office:value-type="date" office:date-value="2026-05-02" calcext:value-type="date">
            <text:p>02.05.26</text:p>
          </table:table-cell>
          <table:table-cell table:number-columns-repeated="3"/>
          <table:table-cell table:formula="of:=([.D393]&lt;[.E392])+[.D393]-[.E39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2]); 0; IF([.E392]&gt;0.5; [.E392]; [.E39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3];&quot;DDDD&quot;)" office:value-type="string" office:string-value="Sonntag" calcext:value-type="string">
            <text:p>Sonntag</text:p>
          </table:table-cell>
          <table:table-cell office:value-type="date" office:date-value="2026-05-03" calcext:value-type="date">
            <text:p>03.05.26</text:p>
          </table:table-cell>
          <table:table-cell table:number-columns-repeated="3"/>
          <table:table-cell table:formula="of:=([.D394]&lt;[.E393])+[.D394]-[.E39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3]); 0; IF([.E393]&gt;0.5; [.E393]; [.E39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4];&quot;DDDD&quot;)" office:value-type="string" office:string-value="Montag" calcext:value-type="string">
            <text:p>Montag</text:p>
          </table:table-cell>
          <table:table-cell office:value-type="date" office:date-value="2026-05-04" calcext:value-type="date">
            <text:p>04.05.26</text:p>
          </table:table-cell>
          <table:table-cell table:number-columns-repeated="3"/>
          <table:table-cell table:formula="of:=([.D395]&lt;[.E394])+[.D395]-[.E39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4]); 0; IF([.E394]&gt;0.5; [.E394]; [.E39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5];&quot;DDDD&quot;)" office:value-type="string" office:string-value="Dienstag" calcext:value-type="string">
            <text:p>Dienstag</text:p>
          </table:table-cell>
          <table:table-cell office:value-type="date" office:date-value="2026-05-05" calcext:value-type="date">
            <text:p>05.05.26</text:p>
          </table:table-cell>
          <table:table-cell table:number-columns-repeated="3"/>
          <table:table-cell table:formula="of:=([.D396]&lt;[.E395])+[.D396]-[.E39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5]); 0; IF([.E395]&gt;0.5; [.E395]; [.E39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6];&quot;DDDD&quot;)" office:value-type="string" office:string-value="Mittwoch" calcext:value-type="string">
            <text:p>Mittwoch</text:p>
          </table:table-cell>
          <table:table-cell office:value-type="date" office:date-value="2026-05-06" calcext:value-type="date">
            <text:p>06.05.26</text:p>
          </table:table-cell>
          <table:table-cell table:number-columns-repeated="3"/>
          <table:table-cell table:formula="of:=([.D397]&lt;[.E396])+[.D397]-[.E39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6]); 0; IF([.E396]&gt;0.5; [.E396]; [.E39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7];&quot;DDDD&quot;)" office:value-type="string" office:string-value="Donnerstag" calcext:value-type="string">
            <text:p>Donnerstag</text:p>
          </table:table-cell>
          <table:table-cell office:value-type="date" office:date-value="2026-05-07" calcext:value-type="date">
            <text:p>07.05.26</text:p>
          </table:table-cell>
          <table:table-cell table:number-columns-repeated="3"/>
          <table:table-cell table:formula="of:=([.D398]&lt;[.E397])+[.D398]-[.E39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7]); 0; IF([.E397]&gt;0.5; [.E397]; [.E39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8];&quot;DDDD&quot;)" office:value-type="string" office:string-value="Freitag" calcext:value-type="string">
            <text:p>Freitag</text:p>
          </table:table-cell>
          <table:table-cell office:value-type="date" office:date-value="2026-05-08" calcext:value-type="date">
            <text:p>08.05.26</text:p>
          </table:table-cell>
          <table:table-cell table:number-columns-repeated="3"/>
          <table:table-cell table:formula="of:=([.D399]&lt;[.E398])+[.D399]-[.E39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8]); 0; IF([.E398]&gt;0.5; [.E398]; [.E39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399];&quot;DDDD&quot;)" office:value-type="string" office:string-value="Samstag" calcext:value-type="string">
            <text:p>Samstag</text:p>
          </table:table-cell>
          <table:table-cell office:value-type="date" office:date-value="2026-05-09" calcext:value-type="date">
            <text:p>09.05.26</text:p>
          </table:table-cell>
          <table:table-cell table:number-columns-repeated="3"/>
          <table:table-cell table:formula="of:=([.D400]&lt;[.E399])+[.D400]-[.E39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399]); 0; IF([.E399]&gt;0.5; [.E399]; [.E39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0];&quot;DDDD&quot;)" office:value-type="string" office:string-value="Sonntag" calcext:value-type="string">
            <text:p>Sonntag</text:p>
          </table:table-cell>
          <table:table-cell office:value-type="date" office:date-value="2026-05-10" calcext:value-type="date">
            <text:p>10.05.26</text:p>
          </table:table-cell>
          <table:table-cell table:number-columns-repeated="3"/>
          <table:table-cell table:formula="of:=([.D401]&lt;[.E400])+[.D401]-[.E40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0]); 0; IF([.E400]&gt;0.5; [.E400]; [.E40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1];&quot;DDDD&quot;)" office:value-type="string" office:string-value="Montag" calcext:value-type="string">
            <text:p>Montag</text:p>
          </table:table-cell>
          <table:table-cell office:value-type="date" office:date-value="2026-05-11" calcext:value-type="date">
            <text:p>11.05.26</text:p>
          </table:table-cell>
          <table:table-cell table:number-columns-repeated="3"/>
          <table:table-cell table:formula="of:=([.D402]&lt;[.E401])+[.D402]-[.E40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1]); 0; IF([.E401]&gt;0.5; [.E401]; [.E40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2];&quot;DDDD&quot;)" office:value-type="string" office:string-value="Dienstag" calcext:value-type="string">
            <text:p>Dienstag</text:p>
          </table:table-cell>
          <table:table-cell office:value-type="date" office:date-value="2026-05-12" calcext:value-type="date">
            <text:p>12.05.26</text:p>
          </table:table-cell>
          <table:table-cell table:number-columns-repeated="3"/>
          <table:table-cell table:formula="of:=([.D403]&lt;[.E402])+[.D403]-[.E40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2]); 0; IF([.E402]&gt;0.5; [.E402]; [.E40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3];&quot;DDDD&quot;)" office:value-type="string" office:string-value="Mittwoch" calcext:value-type="string">
            <text:p>Mittwoch</text:p>
          </table:table-cell>
          <table:table-cell office:value-type="date" office:date-value="2026-05-13" calcext:value-type="date">
            <text:p>13.05.26</text:p>
          </table:table-cell>
          <table:table-cell table:number-columns-repeated="3"/>
          <table:table-cell table:formula="of:=([.D404]&lt;[.E403])+[.D404]-[.E40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3]); 0; IF([.E403]&gt;0.5; [.E403]; [.E40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4];&quot;DDDD&quot;)" office:value-type="string" office:string-value="Donnerstag" calcext:value-type="string">
            <text:p>Donnerstag</text:p>
          </table:table-cell>
          <table:table-cell office:value-type="date" office:date-value="2026-05-14" calcext:value-type="date">
            <text:p>14.05.26</text:p>
          </table:table-cell>
          <table:table-cell table:number-columns-repeated="3"/>
          <table:table-cell table:formula="of:=([.D405]&lt;[.E404])+[.D405]-[.E40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4]); 0; IF([.E404]&gt;0.5; [.E404]; [.E40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5];&quot;DDDD&quot;)" office:value-type="string" office:string-value="Freitag" calcext:value-type="string">
            <text:p>Freitag</text:p>
          </table:table-cell>
          <table:table-cell office:value-type="date" office:date-value="2026-05-15" calcext:value-type="date">
            <text:p>15.05.26</text:p>
          </table:table-cell>
          <table:table-cell table:number-columns-repeated="3"/>
          <table:table-cell table:formula="of:=([.D406]&lt;[.E405])+[.D406]-[.E40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5]); 0; IF([.E405]&gt;0.5; [.E405]; [.E40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6];&quot;DDDD&quot;)" office:value-type="string" office:string-value="Samstag" calcext:value-type="string">
            <text:p>Samstag</text:p>
          </table:table-cell>
          <table:table-cell office:value-type="date" office:date-value="2026-05-16" calcext:value-type="date">
            <text:p>16.05.26</text:p>
          </table:table-cell>
          <table:table-cell table:number-columns-repeated="3"/>
          <table:table-cell table:formula="of:=([.D407]&lt;[.E406])+[.D407]-[.E40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6]); 0; IF([.E406]&gt;0.5; [.E406]; [.E40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7];&quot;DDDD&quot;)" office:value-type="string" office:string-value="Sonntag" calcext:value-type="string">
            <text:p>Sonntag</text:p>
          </table:table-cell>
          <table:table-cell office:value-type="date" office:date-value="2026-05-17" calcext:value-type="date">
            <text:p>17.05.26</text:p>
          </table:table-cell>
          <table:table-cell table:number-columns-repeated="3"/>
          <table:table-cell table:formula="of:=([.D408]&lt;[.E407])+[.D408]-[.E40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7]); 0; IF([.E407]&gt;0.5; [.E407]; [.E40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8];&quot;DDDD&quot;)" office:value-type="string" office:string-value="Montag" calcext:value-type="string">
            <text:p>Montag</text:p>
          </table:table-cell>
          <table:table-cell office:value-type="date" office:date-value="2026-05-18" calcext:value-type="date">
            <text:p>18.05.26</text:p>
          </table:table-cell>
          <table:table-cell table:number-columns-repeated="3"/>
          <table:table-cell table:formula="of:=([.D409]&lt;[.E408])+[.D409]-[.E40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8]); 0; IF([.E408]&gt;0.5; [.E408]; [.E40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09];&quot;DDDD&quot;)" office:value-type="string" office:string-value="Dienstag" calcext:value-type="string">
            <text:p>Dienstag</text:p>
          </table:table-cell>
          <table:table-cell office:value-type="date" office:date-value="2026-05-19" calcext:value-type="date">
            <text:p>19.05.26</text:p>
          </table:table-cell>
          <table:table-cell table:number-columns-repeated="3"/>
          <table:table-cell table:formula="of:=([.D410]&lt;[.E409])+[.D410]-[.E40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09]); 0; IF([.E409]&gt;0.5; [.E409]; [.E40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0];&quot;DDDD&quot;)" office:value-type="string" office:string-value="Mittwoch" calcext:value-type="string">
            <text:p>Mittwoch</text:p>
          </table:table-cell>
          <table:table-cell office:value-type="date" office:date-value="2026-05-20" calcext:value-type="date">
            <text:p>20.05.26</text:p>
          </table:table-cell>
          <table:table-cell table:number-columns-repeated="3"/>
          <table:table-cell table:formula="of:=([.D411]&lt;[.E410])+[.D411]-[.E4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0]); 0; IF([.E410]&gt;0.5; [.E410]; [.E4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1];&quot;DDDD&quot;)" office:value-type="string" office:string-value="Donnerstag" calcext:value-type="string">
            <text:p>Donnerstag</text:p>
          </table:table-cell>
          <table:table-cell office:value-type="date" office:date-value="2026-05-21" calcext:value-type="date">
            <text:p>21.05.26</text:p>
          </table:table-cell>
          <table:table-cell table:number-columns-repeated="3"/>
          <table:table-cell table:formula="of:=([.D412]&lt;[.E411])+[.D412]-[.E4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1]); 0; IF([.E411]&gt;0.5; [.E411]; [.E4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2];&quot;DDDD&quot;)" office:value-type="string" office:string-value="Freitag" calcext:value-type="string">
            <text:p>Freitag</text:p>
          </table:table-cell>
          <table:table-cell office:value-type="date" office:date-value="2026-05-22" calcext:value-type="date">
            <text:p>22.05.26</text:p>
          </table:table-cell>
          <table:table-cell table:number-columns-repeated="3"/>
          <table:table-cell table:formula="of:=([.D413]&lt;[.E412])+[.D413]-[.E4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2]); 0; IF([.E412]&gt;0.5; [.E412]; [.E4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3];&quot;DDDD&quot;)" office:value-type="string" office:string-value="Samstag" calcext:value-type="string">
            <text:p>Samstag</text:p>
          </table:table-cell>
          <table:table-cell office:value-type="date" office:date-value="2026-05-23" calcext:value-type="date">
            <text:p>23.05.26</text:p>
          </table:table-cell>
          <table:table-cell table:number-columns-repeated="3"/>
          <table:table-cell table:formula="of:=([.D414]&lt;[.E413])+[.D414]-[.E4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3]); 0; IF([.E413]&gt;0.5; [.E413]; [.E4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4];&quot;DDDD&quot;)" office:value-type="string" office:string-value="Sonntag" calcext:value-type="string">
            <text:p>Sonntag</text:p>
          </table:table-cell>
          <table:table-cell office:value-type="date" office:date-value="2026-05-24" calcext:value-type="date">
            <text:p>24.05.26</text:p>
          </table:table-cell>
          <table:table-cell table:number-columns-repeated="3"/>
          <table:table-cell table:formula="of:=([.D415]&lt;[.E414])+[.D415]-[.E4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4]); 0; IF([.E414]&gt;0.5; [.E414]; [.E4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5];&quot;DDDD&quot;)" office:value-type="string" office:string-value="Montag" calcext:value-type="string">
            <text:p>Montag</text:p>
          </table:table-cell>
          <table:table-cell office:value-type="date" office:date-value="2026-05-25" calcext:value-type="date">
            <text:p>25.05.26</text:p>
          </table:table-cell>
          <table:table-cell table:number-columns-repeated="3"/>
          <table:table-cell table:formula="of:=([.D416]&lt;[.E415])+[.D416]-[.E4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5]); 0; IF([.E415]&gt;0.5; [.E415]; [.E4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6];&quot;DDDD&quot;)" office:value-type="string" office:string-value="Dienstag" calcext:value-type="string">
            <text:p>Dienstag</text:p>
          </table:table-cell>
          <table:table-cell office:value-type="date" office:date-value="2026-05-26" calcext:value-type="date">
            <text:p>26.05.26</text:p>
          </table:table-cell>
          <table:table-cell table:number-columns-repeated="3"/>
          <table:table-cell table:formula="of:=([.D417]&lt;[.E416])+[.D417]-[.E4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6]); 0; IF([.E416]&gt;0.5; [.E416]; [.E4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7];&quot;DDDD&quot;)" office:value-type="string" office:string-value="Mittwoch" calcext:value-type="string">
            <text:p>Mittwoch</text:p>
          </table:table-cell>
          <table:table-cell office:value-type="date" office:date-value="2026-05-27" calcext:value-type="date">
            <text:p>27.05.26</text:p>
          </table:table-cell>
          <table:table-cell table:number-columns-repeated="3"/>
          <table:table-cell table:formula="of:=([.D418]&lt;[.E417])+[.D418]-[.E4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7]); 0; IF([.E417]&gt;0.5; [.E417]; [.E4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8];&quot;DDDD&quot;)" office:value-type="string" office:string-value="Donnerstag" calcext:value-type="string">
            <text:p>Donnerstag</text:p>
          </table:table-cell>
          <table:table-cell office:value-type="date" office:date-value="2026-05-28" calcext:value-type="date">
            <text:p>28.05.26</text:p>
          </table:table-cell>
          <table:table-cell table:number-columns-repeated="3"/>
          <table:table-cell table:formula="of:=([.D419]&lt;[.E418])+[.D419]-[.E4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8]); 0; IF([.E418]&gt;0.5; [.E418]; [.E4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19];&quot;DDDD&quot;)" office:value-type="string" office:string-value="Freitag" calcext:value-type="string">
            <text:p>Freitag</text:p>
          </table:table-cell>
          <table:table-cell office:value-type="date" office:date-value="2026-05-29" calcext:value-type="date">
            <text:p>29.05.26</text:p>
          </table:table-cell>
          <table:table-cell table:number-columns-repeated="3"/>
          <table:table-cell table:formula="of:=([.D420]&lt;[.E419])+[.D420]-[.E4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19]); 0; IF([.E419]&gt;0.5; [.E419]; [.E4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0];&quot;DDDD&quot;)" office:value-type="string" office:string-value="Samstag" calcext:value-type="string">
            <text:p>Samstag</text:p>
          </table:table-cell>
          <table:table-cell office:value-type="date" office:date-value="2026-05-30" calcext:value-type="date">
            <text:p>30.05.26</text:p>
          </table:table-cell>
          <table:table-cell table:number-columns-repeated="3"/>
          <table:table-cell table:formula="of:=([.D421]&lt;[.E420])+[.D421]-[.E4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0]); 0; IF([.E420]&gt;0.5; [.E420]; [.E4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1];&quot;DDDD&quot;)" office:value-type="string" office:string-value="Sonntag" calcext:value-type="string">
            <text:p>Sonntag</text:p>
          </table:table-cell>
          <table:table-cell office:value-type="date" office:date-value="2026-05-31" calcext:value-type="date">
            <text:p>31.05.26</text:p>
          </table:table-cell>
          <table:table-cell table:number-columns-repeated="3"/>
          <table:table-cell table:formula="of:=([.D422]&lt;[.E421])+[.D422]-[.E4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1]); 0; IF([.E421]&gt;0.5; [.E421]; [.E4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2];&quot;DDDD&quot;)" office:value-type="string" office:string-value="Montag" calcext:value-type="string">
            <text:p>Montag</text:p>
          </table:table-cell>
          <table:table-cell office:value-type="date" office:date-value="2026-06-01" calcext:value-type="date">
            <text:p>01.06.26</text:p>
          </table:table-cell>
          <table:table-cell table:number-columns-repeated="3"/>
          <table:table-cell table:formula="of:=([.D423]&lt;[.E422])+[.D423]-[.E4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2]); 0; IF([.E422]&gt;0.5; [.E422]; [.E4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3];&quot;DDDD&quot;)" office:value-type="string" office:string-value="Dienstag" calcext:value-type="string">
            <text:p>Dienstag</text:p>
          </table:table-cell>
          <table:table-cell office:value-type="date" office:date-value="2026-06-02" calcext:value-type="date">
            <text:p>02.06.26</text:p>
          </table:table-cell>
          <table:table-cell table:number-columns-repeated="3"/>
          <table:table-cell table:formula="of:=([.D424]&lt;[.E423])+[.D424]-[.E4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3]); 0; IF([.E423]&gt;0.5; [.E423]; [.E4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4];&quot;DDDD&quot;)" office:value-type="string" office:string-value="Mittwoch" calcext:value-type="string">
            <text:p>Mittwoch</text:p>
          </table:table-cell>
          <table:table-cell office:value-type="date" office:date-value="2026-06-03" calcext:value-type="date">
            <text:p>03.06.26</text:p>
          </table:table-cell>
          <table:table-cell table:number-columns-repeated="3"/>
          <table:table-cell table:formula="of:=([.D425]&lt;[.E424])+[.D425]-[.E4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4]); 0; IF([.E424]&gt;0.5; [.E424]; [.E4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5];&quot;DDDD&quot;)" office:value-type="string" office:string-value="Donnerstag" calcext:value-type="string">
            <text:p>Donnerstag</text:p>
          </table:table-cell>
          <table:table-cell office:value-type="date" office:date-value="2026-06-04" calcext:value-type="date">
            <text:p>04.06.26</text:p>
          </table:table-cell>
          <table:table-cell table:number-columns-repeated="3"/>
          <table:table-cell table:formula="of:=([.D426]&lt;[.E425])+[.D426]-[.E4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5]); 0; IF([.E425]&gt;0.5; [.E425]; [.E4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6];&quot;DDDD&quot;)" office:value-type="string" office:string-value="Freitag" calcext:value-type="string">
            <text:p>Freitag</text:p>
          </table:table-cell>
          <table:table-cell office:value-type="date" office:date-value="2026-06-05" calcext:value-type="date">
            <text:p>05.06.26</text:p>
          </table:table-cell>
          <table:table-cell table:number-columns-repeated="3"/>
          <table:table-cell table:formula="of:=([.D427]&lt;[.E426])+[.D427]-[.E4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6]); 0; IF([.E426]&gt;0.5; [.E426]; [.E4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7];&quot;DDDD&quot;)" office:value-type="string" office:string-value="Samstag" calcext:value-type="string">
            <text:p>Samstag</text:p>
          </table:table-cell>
          <table:table-cell office:value-type="date" office:date-value="2026-06-06" calcext:value-type="date">
            <text:p>06.06.26</text:p>
          </table:table-cell>
          <table:table-cell table:number-columns-repeated="3"/>
          <table:table-cell table:formula="of:=([.D428]&lt;[.E427])+[.D428]-[.E4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7]); 0; IF([.E427]&gt;0.5; [.E427]; [.E4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8];&quot;DDDD&quot;)" office:value-type="string" office:string-value="Sonntag" calcext:value-type="string">
            <text:p>Sonntag</text:p>
          </table:table-cell>
          <table:table-cell office:value-type="date" office:date-value="2026-06-07" calcext:value-type="date">
            <text:p>07.06.26</text:p>
          </table:table-cell>
          <table:table-cell table:number-columns-repeated="3"/>
          <table:table-cell table:formula="of:=([.D429]&lt;[.E428])+[.D429]-[.E4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8]); 0; IF([.E428]&gt;0.5; [.E428]; [.E4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29];&quot;DDDD&quot;)" office:value-type="string" office:string-value="Montag" calcext:value-type="string">
            <text:p>Montag</text:p>
          </table:table-cell>
          <table:table-cell office:value-type="date" office:date-value="2026-06-08" calcext:value-type="date">
            <text:p>08.06.26</text:p>
          </table:table-cell>
          <table:table-cell table:number-columns-repeated="3"/>
          <table:table-cell table:formula="of:=([.D430]&lt;[.E429])+[.D430]-[.E4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29]); 0; IF([.E429]&gt;0.5; [.E429]; [.E4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0];&quot;DDDD&quot;)" office:value-type="string" office:string-value="Dienstag" calcext:value-type="string">
            <text:p>Dienstag</text:p>
          </table:table-cell>
          <table:table-cell office:value-type="date" office:date-value="2026-06-09" calcext:value-type="date">
            <text:p>09.06.26</text:p>
          </table:table-cell>
          <table:table-cell table:number-columns-repeated="3"/>
          <table:table-cell table:formula="of:=([.D431]&lt;[.E430])+[.D431]-[.E4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0]); 0; IF([.E430]&gt;0.5; [.E430]; [.E4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1];&quot;DDDD&quot;)" office:value-type="string" office:string-value="Mittwoch" calcext:value-type="string">
            <text:p>Mittwoch</text:p>
          </table:table-cell>
          <table:table-cell office:value-type="date" office:date-value="2026-06-10" calcext:value-type="date">
            <text:p>10.06.26</text:p>
          </table:table-cell>
          <table:table-cell table:number-columns-repeated="3"/>
          <table:table-cell table:formula="of:=([.D432]&lt;[.E431])+[.D432]-[.E4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1]); 0; IF([.E431]&gt;0.5; [.E431]; [.E4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2];&quot;DDDD&quot;)" office:value-type="string" office:string-value="Donnerstag" calcext:value-type="string">
            <text:p>Donnerstag</text:p>
          </table:table-cell>
          <table:table-cell office:value-type="date" office:date-value="2026-06-11" calcext:value-type="date">
            <text:p>11.06.26</text:p>
          </table:table-cell>
          <table:table-cell table:number-columns-repeated="3"/>
          <table:table-cell table:formula="of:=([.D433]&lt;[.E432])+[.D433]-[.E4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2]); 0; IF([.E432]&gt;0.5; [.E432]; [.E4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3];&quot;DDDD&quot;)" office:value-type="string" office:string-value="Freitag" calcext:value-type="string">
            <text:p>Freitag</text:p>
          </table:table-cell>
          <table:table-cell office:value-type="date" office:date-value="2026-06-12" calcext:value-type="date">
            <text:p>12.06.26</text:p>
          </table:table-cell>
          <table:table-cell table:number-columns-repeated="3"/>
          <table:table-cell table:formula="of:=([.D434]&lt;[.E433])+[.D434]-[.E4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3]); 0; IF([.E433]&gt;0.5; [.E433]; [.E4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4];&quot;DDDD&quot;)" office:value-type="string" office:string-value="Samstag" calcext:value-type="string">
            <text:p>Samstag</text:p>
          </table:table-cell>
          <table:table-cell office:value-type="date" office:date-value="2026-06-13" calcext:value-type="date">
            <text:p>13.06.26</text:p>
          </table:table-cell>
          <table:table-cell table:number-columns-repeated="3"/>
          <table:table-cell table:formula="of:=([.D435]&lt;[.E434])+[.D435]-[.E4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4]); 0; IF([.E434]&gt;0.5; [.E434]; [.E4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5];&quot;DDDD&quot;)" office:value-type="string" office:string-value="Sonntag" calcext:value-type="string">
            <text:p>Sonntag</text:p>
          </table:table-cell>
          <table:table-cell office:value-type="date" office:date-value="2026-06-14" calcext:value-type="date">
            <text:p>14.06.26</text:p>
          </table:table-cell>
          <table:table-cell table:number-columns-repeated="3"/>
          <table:table-cell table:formula="of:=([.D436]&lt;[.E435])+[.D436]-[.E4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5]); 0; IF([.E435]&gt;0.5; [.E435]; [.E4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6];&quot;DDDD&quot;)" office:value-type="string" office:string-value="Montag" calcext:value-type="string">
            <text:p>Montag</text:p>
          </table:table-cell>
          <table:table-cell office:value-type="date" office:date-value="2026-06-15" calcext:value-type="date">
            <text:p>15.06.26</text:p>
          </table:table-cell>
          <table:table-cell table:number-columns-repeated="3"/>
          <table:table-cell table:formula="of:=([.D437]&lt;[.E436])+[.D437]-[.E4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6]); 0; IF([.E436]&gt;0.5; [.E436]; [.E4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7];&quot;DDDD&quot;)" office:value-type="string" office:string-value="Dienstag" calcext:value-type="string">
            <text:p>Dienstag</text:p>
          </table:table-cell>
          <table:table-cell office:value-type="date" office:date-value="2026-06-16" calcext:value-type="date">
            <text:p>16.06.26</text:p>
          </table:table-cell>
          <table:table-cell table:number-columns-repeated="3"/>
          <table:table-cell table:formula="of:=([.D438]&lt;[.E437])+[.D438]-[.E4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7]); 0; IF([.E437]&gt;0.5; [.E437]; [.E4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8];&quot;DDDD&quot;)" office:value-type="string" office:string-value="Mittwoch" calcext:value-type="string">
            <text:p>Mittwoch</text:p>
          </table:table-cell>
          <table:table-cell office:value-type="date" office:date-value="2026-06-17" calcext:value-type="date">
            <text:p>17.06.26</text:p>
          </table:table-cell>
          <table:table-cell table:number-columns-repeated="3"/>
          <table:table-cell table:formula="of:=([.D439]&lt;[.E438])+[.D439]-[.E4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8]); 0; IF([.E438]&gt;0.5; [.E438]; [.E4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39];&quot;DDDD&quot;)" office:value-type="string" office:string-value="Donnerstag" calcext:value-type="string">
            <text:p>Donnerstag</text:p>
          </table:table-cell>
          <table:table-cell office:value-type="date" office:date-value="2026-06-18" calcext:value-type="date">
            <text:p>18.06.26</text:p>
          </table:table-cell>
          <table:table-cell table:number-columns-repeated="3"/>
          <table:table-cell table:formula="of:=([.D440]&lt;[.E439])+[.D440]-[.E4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39]); 0; IF([.E439]&gt;0.5; [.E439]; [.E4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0];&quot;DDDD&quot;)" office:value-type="string" office:string-value="Freitag" calcext:value-type="string">
            <text:p>Freitag</text:p>
          </table:table-cell>
          <table:table-cell office:value-type="date" office:date-value="2026-06-19" calcext:value-type="date">
            <text:p>19.06.26</text:p>
          </table:table-cell>
          <table:table-cell table:number-columns-repeated="3"/>
          <table:table-cell table:formula="of:=([.D441]&lt;[.E440])+[.D441]-[.E4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0]); 0; IF([.E440]&gt;0.5; [.E440]; [.E4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1];&quot;DDDD&quot;)" office:value-type="string" office:string-value="Samstag" calcext:value-type="string">
            <text:p>Samstag</text:p>
          </table:table-cell>
          <table:table-cell office:value-type="date" office:date-value="2026-06-20" calcext:value-type="date">
            <text:p>20.06.26</text:p>
          </table:table-cell>
          <table:table-cell table:number-columns-repeated="3"/>
          <table:table-cell table:formula="of:=([.D442]&lt;[.E441])+[.D442]-[.E4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1]); 0; IF([.E441]&gt;0.5; [.E441]; [.E4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2];&quot;DDDD&quot;)" office:value-type="string" office:string-value="Sonntag" calcext:value-type="string">
            <text:p>Sonntag</text:p>
          </table:table-cell>
          <table:table-cell office:value-type="date" office:date-value="2026-06-21" calcext:value-type="date">
            <text:p>21.06.26</text:p>
          </table:table-cell>
          <table:table-cell table:number-columns-repeated="3"/>
          <table:table-cell table:formula="of:=([.D443]&lt;[.E442])+[.D443]-[.E4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2]); 0; IF([.E442]&gt;0.5; [.E442]; [.E4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3];&quot;DDDD&quot;)" office:value-type="string" office:string-value="Montag" calcext:value-type="string">
            <text:p>Montag</text:p>
          </table:table-cell>
          <table:table-cell office:value-type="date" office:date-value="2026-06-22" calcext:value-type="date">
            <text:p>22.06.26</text:p>
          </table:table-cell>
          <table:table-cell table:number-columns-repeated="3"/>
          <table:table-cell table:formula="of:=([.D444]&lt;[.E443])+[.D444]-[.E4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3]); 0; IF([.E443]&gt;0.5; [.E443]; [.E4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4];&quot;DDDD&quot;)" office:value-type="string" office:string-value="Dienstag" calcext:value-type="string">
            <text:p>Dienstag</text:p>
          </table:table-cell>
          <table:table-cell office:value-type="date" office:date-value="2026-06-23" calcext:value-type="date">
            <text:p>23.06.26</text:p>
          </table:table-cell>
          <table:table-cell table:number-columns-repeated="3"/>
          <table:table-cell table:formula="of:=([.D445]&lt;[.E444])+[.D445]-[.E4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4]); 0; IF([.E444]&gt;0.5; [.E444]; [.E4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5];&quot;DDDD&quot;)" office:value-type="string" office:string-value="Mittwoch" calcext:value-type="string">
            <text:p>Mittwoch</text:p>
          </table:table-cell>
          <table:table-cell office:value-type="date" office:date-value="2026-06-24" calcext:value-type="date">
            <text:p>24.06.26</text:p>
          </table:table-cell>
          <table:table-cell table:number-columns-repeated="3"/>
          <table:table-cell table:formula="of:=([.D446]&lt;[.E445])+[.D446]-[.E4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5]); 0; IF([.E445]&gt;0.5; [.E445]; [.E4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6];&quot;DDDD&quot;)" office:value-type="string" office:string-value="Donnerstag" calcext:value-type="string">
            <text:p>Donnerstag</text:p>
          </table:table-cell>
          <table:table-cell office:value-type="date" office:date-value="2026-06-25" calcext:value-type="date">
            <text:p>25.06.26</text:p>
          </table:table-cell>
          <table:table-cell table:number-columns-repeated="3"/>
          <table:table-cell table:formula="of:=([.D447]&lt;[.E446])+[.D447]-[.E4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6]); 0; IF([.E446]&gt;0.5; [.E446]; [.E4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7];&quot;DDDD&quot;)" office:value-type="string" office:string-value="Freitag" calcext:value-type="string">
            <text:p>Freitag</text:p>
          </table:table-cell>
          <table:table-cell office:value-type="date" office:date-value="2026-06-26" calcext:value-type="date">
            <text:p>26.06.26</text:p>
          </table:table-cell>
          <table:table-cell table:number-columns-repeated="3"/>
          <table:table-cell table:formula="of:=([.D448]&lt;[.E447])+[.D448]-[.E4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7]); 0; IF([.E447]&gt;0.5; [.E447]; [.E4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8];&quot;DDDD&quot;)" office:value-type="string" office:string-value="Samstag" calcext:value-type="string">
            <text:p>Samstag</text:p>
          </table:table-cell>
          <table:table-cell office:value-type="date" office:date-value="2026-06-27" calcext:value-type="date">
            <text:p>27.06.26</text:p>
          </table:table-cell>
          <table:table-cell table:number-columns-repeated="3"/>
          <table:table-cell table:formula="of:=([.D449]&lt;[.E448])+[.D449]-[.E4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8]); 0; IF([.E448]&gt;0.5; [.E448]; [.E4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49];&quot;DDDD&quot;)" office:value-type="string" office:string-value="Sonntag" calcext:value-type="string">
            <text:p>Sonntag</text:p>
          </table:table-cell>
          <table:table-cell office:value-type="date" office:date-value="2026-06-28" calcext:value-type="date">
            <text:p>28.06.26</text:p>
          </table:table-cell>
          <table:table-cell table:number-columns-repeated="3"/>
          <table:table-cell table:formula="of:=([.D450]&lt;[.E449])+[.D450]-[.E4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49]); 0; IF([.E449]&gt;0.5; [.E449]; [.E4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0];&quot;DDDD&quot;)" office:value-type="string" office:string-value="Montag" calcext:value-type="string">
            <text:p>Montag</text:p>
          </table:table-cell>
          <table:table-cell office:value-type="date" office:date-value="2026-06-29" calcext:value-type="date">
            <text:p>29.06.26</text:p>
          </table:table-cell>
          <table:table-cell table:number-columns-repeated="3"/>
          <table:table-cell table:formula="of:=([.D451]&lt;[.E450])+[.D451]-[.E4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0]); 0; IF([.E450]&gt;0.5; [.E450]; [.E4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1];&quot;DDDD&quot;)" office:value-type="string" office:string-value="Dienstag" calcext:value-type="string">
            <text:p>Dienstag</text:p>
          </table:table-cell>
          <table:table-cell office:value-type="date" office:date-value="2026-06-30" calcext:value-type="date">
            <text:p>30.06.26</text:p>
          </table:table-cell>
          <table:table-cell table:number-columns-repeated="3"/>
          <table:table-cell table:formula="of:=([.D452]&lt;[.E451])+[.D452]-[.E4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1]); 0; IF([.E451]&gt;0.5; [.E451]; [.E4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2];&quot;DDDD&quot;)" office:value-type="string" office:string-value="Mittwoch" calcext:value-type="string">
            <text:p>Mittwoch</text:p>
          </table:table-cell>
          <table:table-cell office:value-type="date" office:date-value="2026-07-01" calcext:value-type="date">
            <text:p>01.07.26</text:p>
          </table:table-cell>
          <table:table-cell table:number-columns-repeated="3"/>
          <table:table-cell table:formula="of:=([.D453]&lt;[.E452])+[.D453]-[.E4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2]); 0; IF([.E452]&gt;0.5; [.E452]; [.E4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3];&quot;DDDD&quot;)" office:value-type="string" office:string-value="Donnerstag" calcext:value-type="string">
            <text:p>Donnerstag</text:p>
          </table:table-cell>
          <table:table-cell office:value-type="date" office:date-value="2026-07-02" calcext:value-type="date">
            <text:p>02.07.26</text:p>
          </table:table-cell>
          <table:table-cell table:number-columns-repeated="3"/>
          <table:table-cell table:formula="of:=([.D454]&lt;[.E453])+[.D454]-[.E4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3]); 0; IF([.E453]&gt;0.5; [.E453]; [.E4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4];&quot;DDDD&quot;)" office:value-type="string" office:string-value="Freitag" calcext:value-type="string">
            <text:p>Freitag</text:p>
          </table:table-cell>
          <table:table-cell office:value-type="date" office:date-value="2026-07-03" calcext:value-type="date">
            <text:p>03.07.26</text:p>
          </table:table-cell>
          <table:table-cell table:number-columns-repeated="3"/>
          <table:table-cell table:formula="of:=([.D455]&lt;[.E454])+[.D455]-[.E4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4]); 0; IF([.E454]&gt;0.5; [.E454]; [.E4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5];&quot;DDDD&quot;)" office:value-type="string" office:string-value="Samstag" calcext:value-type="string">
            <text:p>Samstag</text:p>
          </table:table-cell>
          <table:table-cell office:value-type="date" office:date-value="2026-07-04" calcext:value-type="date">
            <text:p>04.07.26</text:p>
          </table:table-cell>
          <table:table-cell table:number-columns-repeated="3"/>
          <table:table-cell table:formula="of:=([.D456]&lt;[.E455])+[.D456]-[.E4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5]); 0; IF([.E455]&gt;0.5; [.E455]; [.E4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6];&quot;DDDD&quot;)" office:value-type="string" office:string-value="Sonntag" calcext:value-type="string">
            <text:p>Sonntag</text:p>
          </table:table-cell>
          <table:table-cell office:value-type="date" office:date-value="2026-07-05" calcext:value-type="date">
            <text:p>05.07.26</text:p>
          </table:table-cell>
          <table:table-cell table:number-columns-repeated="3"/>
          <table:table-cell table:formula="of:=([.D457]&lt;[.E456])+[.D457]-[.E4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6]); 0; IF([.E456]&gt;0.5; [.E456]; [.E4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7];&quot;DDDD&quot;)" office:value-type="string" office:string-value="Montag" calcext:value-type="string">
            <text:p>Montag</text:p>
          </table:table-cell>
          <table:table-cell office:value-type="date" office:date-value="2026-07-06" calcext:value-type="date">
            <text:p>06.07.26</text:p>
          </table:table-cell>
          <table:table-cell table:number-columns-repeated="3"/>
          <table:table-cell table:formula="of:=([.D458]&lt;[.E457])+[.D458]-[.E4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7]); 0; IF([.E457]&gt;0.5; [.E457]; [.E4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8];&quot;DDDD&quot;)" office:value-type="string" office:string-value="Dienstag" calcext:value-type="string">
            <text:p>Dienstag</text:p>
          </table:table-cell>
          <table:table-cell office:value-type="date" office:date-value="2026-07-07" calcext:value-type="date">
            <text:p>07.07.26</text:p>
          </table:table-cell>
          <table:table-cell table:number-columns-repeated="3"/>
          <table:table-cell table:formula="of:=([.D459]&lt;[.E458])+[.D459]-[.E4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8]); 0; IF([.E458]&gt;0.5; [.E458]; [.E4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59];&quot;DDDD&quot;)" office:value-type="string" office:string-value="Mittwoch" calcext:value-type="string">
            <text:p>Mittwoch</text:p>
          </table:table-cell>
          <table:table-cell office:value-type="date" office:date-value="2026-07-08" calcext:value-type="date">
            <text:p>08.07.26</text:p>
          </table:table-cell>
          <table:table-cell table:number-columns-repeated="3"/>
          <table:table-cell table:formula="of:=([.D460]&lt;[.E459])+[.D460]-[.E4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59]); 0; IF([.E459]&gt;0.5; [.E459]; [.E4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0];&quot;DDDD&quot;)" office:value-type="string" office:string-value="Donnerstag" calcext:value-type="string">
            <text:p>Donnerstag</text:p>
          </table:table-cell>
          <table:table-cell office:value-type="date" office:date-value="2026-07-09" calcext:value-type="date">
            <text:p>09.07.26</text:p>
          </table:table-cell>
          <table:table-cell table:number-columns-repeated="3"/>
          <table:table-cell table:formula="of:=([.D461]&lt;[.E460])+[.D461]-[.E4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0]); 0; IF([.E460]&gt;0.5; [.E460]; [.E4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1];&quot;DDDD&quot;)" office:value-type="string" office:string-value="Freitag" calcext:value-type="string">
            <text:p>Freitag</text:p>
          </table:table-cell>
          <table:table-cell office:value-type="date" office:date-value="2026-07-10" calcext:value-type="date">
            <text:p>10.07.26</text:p>
          </table:table-cell>
          <table:table-cell table:number-columns-repeated="3"/>
          <table:table-cell table:formula="of:=([.D462]&lt;[.E461])+[.D462]-[.E4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1]); 0; IF([.E461]&gt;0.5; [.E461]; [.E4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2];&quot;DDDD&quot;)" office:value-type="string" office:string-value="Samstag" calcext:value-type="string">
            <text:p>Samstag</text:p>
          </table:table-cell>
          <table:table-cell office:value-type="date" office:date-value="2026-07-11" calcext:value-type="date">
            <text:p>11.07.26</text:p>
          </table:table-cell>
          <table:table-cell table:number-columns-repeated="3"/>
          <table:table-cell table:formula="of:=([.D463]&lt;[.E462])+[.D463]-[.E4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2]); 0; IF([.E462]&gt;0.5; [.E462]; [.E4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3];&quot;DDDD&quot;)" office:value-type="string" office:string-value="Sonntag" calcext:value-type="string">
            <text:p>Sonntag</text:p>
          </table:table-cell>
          <table:table-cell office:value-type="date" office:date-value="2026-07-12" calcext:value-type="date">
            <text:p>12.07.26</text:p>
          </table:table-cell>
          <table:table-cell table:number-columns-repeated="3"/>
          <table:table-cell table:formula="of:=([.D464]&lt;[.E463])+[.D464]-[.E4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3]); 0; IF([.E463]&gt;0.5; [.E463]; [.E4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4];&quot;DDDD&quot;)" office:value-type="string" office:string-value="Montag" calcext:value-type="string">
            <text:p>Montag</text:p>
          </table:table-cell>
          <table:table-cell office:value-type="date" office:date-value="2026-07-13" calcext:value-type="date">
            <text:p>13.07.26</text:p>
          </table:table-cell>
          <table:table-cell table:number-columns-repeated="3"/>
          <table:table-cell table:formula="of:=([.D465]&lt;[.E464])+[.D465]-[.E4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4]); 0; IF([.E464]&gt;0.5; [.E464]; [.E4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5];&quot;DDDD&quot;)" office:value-type="string" office:string-value="Dienstag" calcext:value-type="string">
            <text:p>Dienstag</text:p>
          </table:table-cell>
          <table:table-cell office:value-type="date" office:date-value="2026-07-14" calcext:value-type="date">
            <text:p>14.07.26</text:p>
          </table:table-cell>
          <table:table-cell table:number-columns-repeated="3"/>
          <table:table-cell table:formula="of:=([.D466]&lt;[.E465])+[.D466]-[.E4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5]); 0; IF([.E465]&gt;0.5; [.E465]; [.E4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6];&quot;DDDD&quot;)" office:value-type="string" office:string-value="Mittwoch" calcext:value-type="string">
            <text:p>Mittwoch</text:p>
          </table:table-cell>
          <table:table-cell office:value-type="date" office:date-value="2026-07-15" calcext:value-type="date">
            <text:p>15.07.26</text:p>
          </table:table-cell>
          <table:table-cell table:number-columns-repeated="3"/>
          <table:table-cell table:formula="of:=([.D467]&lt;[.E466])+[.D467]-[.E4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6]); 0; IF([.E466]&gt;0.5; [.E466]; [.E4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7];&quot;DDDD&quot;)" office:value-type="string" office:string-value="Donnerstag" calcext:value-type="string">
            <text:p>Donnerstag</text:p>
          </table:table-cell>
          <table:table-cell office:value-type="date" office:date-value="2026-07-16" calcext:value-type="date">
            <text:p>16.07.26</text:p>
          </table:table-cell>
          <table:table-cell table:number-columns-repeated="3"/>
          <table:table-cell table:formula="of:=([.D468]&lt;[.E467])+[.D468]-[.E4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7]); 0; IF([.E467]&gt;0.5; [.E467]; [.E4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8];&quot;DDDD&quot;)" office:value-type="string" office:string-value="Freitag" calcext:value-type="string">
            <text:p>Freitag</text:p>
          </table:table-cell>
          <table:table-cell office:value-type="date" office:date-value="2026-07-17" calcext:value-type="date">
            <text:p>17.07.26</text:p>
          </table:table-cell>
          <table:table-cell table:number-columns-repeated="3"/>
          <table:table-cell table:formula="of:=([.D469]&lt;[.E468])+[.D469]-[.E4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8]); 0; IF([.E468]&gt;0.5; [.E468]; [.E4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69];&quot;DDDD&quot;)" office:value-type="string" office:string-value="Samstag" calcext:value-type="string">
            <text:p>Samstag</text:p>
          </table:table-cell>
          <table:table-cell office:value-type="date" office:date-value="2026-07-18" calcext:value-type="date">
            <text:p>18.07.26</text:p>
          </table:table-cell>
          <table:table-cell table:number-columns-repeated="3"/>
          <table:table-cell table:formula="of:=([.D470]&lt;[.E469])+[.D470]-[.E4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69]); 0; IF([.E469]&gt;0.5; [.E469]; [.E4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0];&quot;DDDD&quot;)" office:value-type="string" office:string-value="Sonntag" calcext:value-type="string">
            <text:p>Sonntag</text:p>
          </table:table-cell>
          <table:table-cell office:value-type="date" office:date-value="2026-07-19" calcext:value-type="date">
            <text:p>19.07.26</text:p>
          </table:table-cell>
          <table:table-cell table:number-columns-repeated="3"/>
          <table:table-cell table:formula="of:=([.D471]&lt;[.E470])+[.D471]-[.E4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0]); 0; IF([.E470]&gt;0.5; [.E470]; [.E4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1];&quot;DDDD&quot;)" office:value-type="string" office:string-value="Montag" calcext:value-type="string">
            <text:p>Montag</text:p>
          </table:table-cell>
          <table:table-cell office:value-type="date" office:date-value="2026-07-20" calcext:value-type="date">
            <text:p>20.07.26</text:p>
          </table:table-cell>
          <table:table-cell table:number-columns-repeated="3"/>
          <table:table-cell table:formula="of:=([.D472]&lt;[.E471])+[.D472]-[.E4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1]); 0; IF([.E471]&gt;0.5; [.E471]; [.E4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2];&quot;DDDD&quot;)" office:value-type="string" office:string-value="Dienstag" calcext:value-type="string">
            <text:p>Dienstag</text:p>
          </table:table-cell>
          <table:table-cell office:value-type="date" office:date-value="2026-07-21" calcext:value-type="date">
            <text:p>21.07.26</text:p>
          </table:table-cell>
          <table:table-cell table:number-columns-repeated="3"/>
          <table:table-cell table:formula="of:=([.D473]&lt;[.E472])+[.D473]-[.E4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2]); 0; IF([.E472]&gt;0.5; [.E472]; [.E4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3];&quot;DDDD&quot;)" office:value-type="string" office:string-value="Mittwoch" calcext:value-type="string">
            <text:p>Mittwoch</text:p>
          </table:table-cell>
          <table:table-cell office:value-type="date" office:date-value="2026-07-22" calcext:value-type="date">
            <text:p>22.07.26</text:p>
          </table:table-cell>
          <table:table-cell table:number-columns-repeated="3"/>
          <table:table-cell table:formula="of:=([.D474]&lt;[.E473])+[.D474]-[.E4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3]); 0; IF([.E473]&gt;0.5; [.E473]; [.E4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4];&quot;DDDD&quot;)" office:value-type="string" office:string-value="Donnerstag" calcext:value-type="string">
            <text:p>Donnerstag</text:p>
          </table:table-cell>
          <table:table-cell office:value-type="date" office:date-value="2026-07-23" calcext:value-type="date">
            <text:p>23.07.26</text:p>
          </table:table-cell>
          <table:table-cell table:number-columns-repeated="3"/>
          <table:table-cell table:formula="of:=([.D475]&lt;[.E474])+[.D475]-[.E4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4]); 0; IF([.E474]&gt;0.5; [.E474]; [.E4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5];&quot;DDDD&quot;)" office:value-type="string" office:string-value="Freitag" calcext:value-type="string">
            <text:p>Freitag</text:p>
          </table:table-cell>
          <table:table-cell office:value-type="date" office:date-value="2026-07-24" calcext:value-type="date">
            <text:p>24.07.26</text:p>
          </table:table-cell>
          <table:table-cell table:number-columns-repeated="3"/>
          <table:table-cell table:formula="of:=([.D476]&lt;[.E475])+[.D476]-[.E4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5]); 0; IF([.E475]&gt;0.5; [.E475]; [.E4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6];&quot;DDDD&quot;)" office:value-type="string" office:string-value="Samstag" calcext:value-type="string">
            <text:p>Samstag</text:p>
          </table:table-cell>
          <table:table-cell office:value-type="date" office:date-value="2026-07-25" calcext:value-type="date">
            <text:p>25.07.26</text:p>
          </table:table-cell>
          <table:table-cell table:number-columns-repeated="3"/>
          <table:table-cell table:formula="of:=([.D477]&lt;[.E476])+[.D477]-[.E4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6]); 0; IF([.E476]&gt;0.5; [.E476]; [.E4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7];&quot;DDDD&quot;)" office:value-type="string" office:string-value="Sonntag" calcext:value-type="string">
            <text:p>Sonntag</text:p>
          </table:table-cell>
          <table:table-cell office:value-type="date" office:date-value="2026-07-26" calcext:value-type="date">
            <text:p>26.07.26</text:p>
          </table:table-cell>
          <table:table-cell table:number-columns-repeated="3"/>
          <table:table-cell table:formula="of:=([.D478]&lt;[.E477])+[.D478]-[.E4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7]); 0; IF([.E477]&gt;0.5; [.E477]; [.E4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8];&quot;DDDD&quot;)" office:value-type="string" office:string-value="Montag" calcext:value-type="string">
            <text:p>Montag</text:p>
          </table:table-cell>
          <table:table-cell office:value-type="date" office:date-value="2026-07-27" calcext:value-type="date">
            <text:p>27.07.26</text:p>
          </table:table-cell>
          <table:table-cell table:number-columns-repeated="3"/>
          <table:table-cell table:formula="of:=([.D479]&lt;[.E478])+[.D479]-[.E4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8]); 0; IF([.E478]&gt;0.5; [.E478]; [.E4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79];&quot;DDDD&quot;)" office:value-type="string" office:string-value="Dienstag" calcext:value-type="string">
            <text:p>Dienstag</text:p>
          </table:table-cell>
          <table:table-cell office:value-type="date" office:date-value="2026-07-28" calcext:value-type="date">
            <text:p>28.07.26</text:p>
          </table:table-cell>
          <table:table-cell table:number-columns-repeated="3"/>
          <table:table-cell table:formula="of:=([.D480]&lt;[.E479])+[.D480]-[.E4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79]); 0; IF([.E479]&gt;0.5; [.E479]; [.E4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0];&quot;DDDD&quot;)" office:value-type="string" office:string-value="Mittwoch" calcext:value-type="string">
            <text:p>Mittwoch</text:p>
          </table:table-cell>
          <table:table-cell office:value-type="date" office:date-value="2026-07-29" calcext:value-type="date">
            <text:p>29.07.26</text:p>
          </table:table-cell>
          <table:table-cell table:number-columns-repeated="3"/>
          <table:table-cell table:formula="of:=([.D481]&lt;[.E480])+[.D481]-[.E4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0]); 0; IF([.E480]&gt;0.5; [.E480]; [.E4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1];&quot;DDDD&quot;)" office:value-type="string" office:string-value="Donnerstag" calcext:value-type="string">
            <text:p>Donnerstag</text:p>
          </table:table-cell>
          <table:table-cell office:value-type="date" office:date-value="2026-07-30" calcext:value-type="date">
            <text:p>30.07.26</text:p>
          </table:table-cell>
          <table:table-cell table:number-columns-repeated="3"/>
          <table:table-cell table:formula="of:=([.D482]&lt;[.E481])+[.D482]-[.E4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1]); 0; IF([.E481]&gt;0.5; [.E481]; [.E4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2];&quot;DDDD&quot;)" office:value-type="string" office:string-value="Freitag" calcext:value-type="string">
            <text:p>Freitag</text:p>
          </table:table-cell>
          <table:table-cell office:value-type="date" office:date-value="2026-07-31" calcext:value-type="date">
            <text:p>31.07.26</text:p>
          </table:table-cell>
          <table:table-cell table:number-columns-repeated="3"/>
          <table:table-cell table:formula="of:=([.D483]&lt;[.E482])+[.D483]-[.E48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2]); 0; IF([.E482]&gt;0.5; [.E482]; [.E48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3];&quot;DDDD&quot;)" office:value-type="string" office:string-value="Samstag" calcext:value-type="string">
            <text:p>Samstag</text:p>
          </table:table-cell>
          <table:table-cell office:value-type="date" office:date-value="2026-08-01" calcext:value-type="date">
            <text:p>01.08.26</text:p>
          </table:table-cell>
          <table:table-cell table:number-columns-repeated="3"/>
          <table:table-cell table:formula="of:=([.D484]&lt;[.E483])+[.D484]-[.E48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3]); 0; IF([.E483]&gt;0.5; [.E483]; [.E48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4];&quot;DDDD&quot;)" office:value-type="string" office:string-value="Sonntag" calcext:value-type="string">
            <text:p>Sonntag</text:p>
          </table:table-cell>
          <table:table-cell office:value-type="date" office:date-value="2026-08-02" calcext:value-type="date">
            <text:p>02.08.26</text:p>
          </table:table-cell>
          <table:table-cell table:number-columns-repeated="3"/>
          <table:table-cell table:formula="of:=([.D485]&lt;[.E484])+[.D485]-[.E48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4]); 0; IF([.E484]&gt;0.5; [.E484]; [.E48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5];&quot;DDDD&quot;)" office:value-type="string" office:string-value="Montag" calcext:value-type="string">
            <text:p>Montag</text:p>
          </table:table-cell>
          <table:table-cell office:value-type="date" office:date-value="2026-08-03" calcext:value-type="date">
            <text:p>03.08.26</text:p>
          </table:table-cell>
          <table:table-cell table:number-columns-repeated="3"/>
          <table:table-cell table:formula="of:=([.D486]&lt;[.E485])+[.D486]-[.E48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5]); 0; IF([.E485]&gt;0.5; [.E485]; [.E48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6];&quot;DDDD&quot;)" office:value-type="string" office:string-value="Dienstag" calcext:value-type="string">
            <text:p>Dienstag</text:p>
          </table:table-cell>
          <table:table-cell office:value-type="date" office:date-value="2026-08-04" calcext:value-type="date">
            <text:p>04.08.26</text:p>
          </table:table-cell>
          <table:table-cell table:number-columns-repeated="3"/>
          <table:table-cell table:formula="of:=([.D487]&lt;[.E486])+[.D487]-[.E48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6]); 0; IF([.E486]&gt;0.5; [.E486]; [.E48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7];&quot;DDDD&quot;)" office:value-type="string" office:string-value="Mittwoch" calcext:value-type="string">
            <text:p>Mittwoch</text:p>
          </table:table-cell>
          <table:table-cell office:value-type="date" office:date-value="2026-08-05" calcext:value-type="date">
            <text:p>05.08.26</text:p>
          </table:table-cell>
          <table:table-cell table:number-columns-repeated="3"/>
          <table:table-cell table:formula="of:=([.D488]&lt;[.E487])+[.D488]-[.E48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7]); 0; IF([.E487]&gt;0.5; [.E487]; [.E48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8];&quot;DDDD&quot;)" office:value-type="string" office:string-value="Donnerstag" calcext:value-type="string">
            <text:p>Donnerstag</text:p>
          </table:table-cell>
          <table:table-cell office:value-type="date" office:date-value="2026-08-06" calcext:value-type="date">
            <text:p>06.08.26</text:p>
          </table:table-cell>
          <table:table-cell table:number-columns-repeated="3"/>
          <table:table-cell table:formula="of:=([.D489]&lt;[.E488])+[.D489]-[.E48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8]); 0; IF([.E488]&gt;0.5; [.E488]; [.E48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89];&quot;DDDD&quot;)" office:value-type="string" office:string-value="Freitag" calcext:value-type="string">
            <text:p>Freitag</text:p>
          </table:table-cell>
          <table:table-cell office:value-type="date" office:date-value="2026-08-07" calcext:value-type="date">
            <text:p>07.08.26</text:p>
          </table:table-cell>
          <table:table-cell table:number-columns-repeated="3"/>
          <table:table-cell table:formula="of:=([.D490]&lt;[.E489])+[.D490]-[.E48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89]); 0; IF([.E489]&gt;0.5; [.E489]; [.E48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0];&quot;DDDD&quot;)" office:value-type="string" office:string-value="Samstag" calcext:value-type="string">
            <text:p>Samstag</text:p>
          </table:table-cell>
          <table:table-cell office:value-type="date" office:date-value="2026-08-08" calcext:value-type="date">
            <text:p>08.08.26</text:p>
          </table:table-cell>
          <table:table-cell table:number-columns-repeated="3"/>
          <table:table-cell table:formula="of:=([.D491]&lt;[.E490])+[.D491]-[.E49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0]); 0; IF([.E490]&gt;0.5; [.E490]; [.E49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1];&quot;DDDD&quot;)" office:value-type="string" office:string-value="Sonntag" calcext:value-type="string">
            <text:p>Sonntag</text:p>
          </table:table-cell>
          <table:table-cell office:value-type="date" office:date-value="2026-08-09" calcext:value-type="date">
            <text:p>09.08.26</text:p>
          </table:table-cell>
          <table:table-cell table:number-columns-repeated="3"/>
          <table:table-cell table:formula="of:=([.D492]&lt;[.E491])+[.D492]-[.E49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1]); 0; IF([.E491]&gt;0.5; [.E491]; [.E49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2];&quot;DDDD&quot;)" office:value-type="string" office:string-value="Montag" calcext:value-type="string">
            <text:p>Montag</text:p>
          </table:table-cell>
          <table:table-cell office:value-type="date" office:date-value="2026-08-10" calcext:value-type="date">
            <text:p>10.08.26</text:p>
          </table:table-cell>
          <table:table-cell table:number-columns-repeated="3"/>
          <table:table-cell table:formula="of:=([.D493]&lt;[.E492])+[.D493]-[.E49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2]); 0; IF([.E492]&gt;0.5; [.E492]; [.E49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3];&quot;DDDD&quot;)" office:value-type="string" office:string-value="Dienstag" calcext:value-type="string">
            <text:p>Dienstag</text:p>
          </table:table-cell>
          <table:table-cell office:value-type="date" office:date-value="2026-08-11" calcext:value-type="date">
            <text:p>11.08.26</text:p>
          </table:table-cell>
          <table:table-cell table:number-columns-repeated="3"/>
          <table:table-cell table:formula="of:=([.D494]&lt;[.E493])+[.D494]-[.E49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3]); 0; IF([.E493]&gt;0.5; [.E493]; [.E49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4];&quot;DDDD&quot;)" office:value-type="string" office:string-value="Mittwoch" calcext:value-type="string">
            <text:p>Mittwoch</text:p>
          </table:table-cell>
          <table:table-cell office:value-type="date" office:date-value="2026-08-12" calcext:value-type="date">
            <text:p>12.08.26</text:p>
          </table:table-cell>
          <table:table-cell table:number-columns-repeated="3"/>
          <table:table-cell table:formula="of:=([.D495]&lt;[.E494])+[.D495]-[.E49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4]); 0; IF([.E494]&gt;0.5; [.E494]; [.E49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5];&quot;DDDD&quot;)" office:value-type="string" office:string-value="Donnerstag" calcext:value-type="string">
            <text:p>Donnerstag</text:p>
          </table:table-cell>
          <table:table-cell office:value-type="date" office:date-value="2026-08-13" calcext:value-type="date">
            <text:p>13.08.26</text:p>
          </table:table-cell>
          <table:table-cell table:number-columns-repeated="3"/>
          <table:table-cell table:formula="of:=([.D496]&lt;[.E495])+[.D496]-[.E49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5]); 0; IF([.E495]&gt;0.5; [.E495]; [.E49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6];&quot;DDDD&quot;)" office:value-type="string" office:string-value="Freitag" calcext:value-type="string">
            <text:p>Freitag</text:p>
          </table:table-cell>
          <table:table-cell office:value-type="date" office:date-value="2026-08-14" calcext:value-type="date">
            <text:p>14.08.26</text:p>
          </table:table-cell>
          <table:table-cell table:number-columns-repeated="3"/>
          <table:table-cell table:formula="of:=([.D497]&lt;[.E496])+[.D497]-[.E49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6]); 0; IF([.E496]&gt;0.5; [.E496]; [.E49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7];&quot;DDDD&quot;)" office:value-type="string" office:string-value="Samstag" calcext:value-type="string">
            <text:p>Samstag</text:p>
          </table:table-cell>
          <table:table-cell office:value-type="date" office:date-value="2026-08-15" calcext:value-type="date">
            <text:p>15.08.26</text:p>
          </table:table-cell>
          <table:table-cell table:number-columns-repeated="3"/>
          <table:table-cell table:formula="of:=([.D498]&lt;[.E497])+[.D498]-[.E49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7]); 0; IF([.E497]&gt;0.5; [.E497]; [.E49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8];&quot;DDDD&quot;)" office:value-type="string" office:string-value="Sonntag" calcext:value-type="string">
            <text:p>Sonntag</text:p>
          </table:table-cell>
          <table:table-cell office:value-type="date" office:date-value="2026-08-16" calcext:value-type="date">
            <text:p>16.08.26</text:p>
          </table:table-cell>
          <table:table-cell table:number-columns-repeated="3"/>
          <table:table-cell table:formula="of:=([.D499]&lt;[.E498])+[.D499]-[.E49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8]); 0; IF([.E498]&gt;0.5; [.E498]; [.E49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499];&quot;DDDD&quot;)" office:value-type="string" office:string-value="Montag" calcext:value-type="string">
            <text:p>Montag</text:p>
          </table:table-cell>
          <table:table-cell office:value-type="date" office:date-value="2026-08-17" calcext:value-type="date">
            <text:p>17.08.26</text:p>
          </table:table-cell>
          <table:table-cell table:number-columns-repeated="3"/>
          <table:table-cell table:formula="of:=([.D500]&lt;[.E499])+[.D500]-[.E49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499]); 0; IF([.E499]&gt;0.5; [.E499]; [.E49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0];&quot;DDDD&quot;)" office:value-type="string" office:string-value="Dienstag" calcext:value-type="string">
            <text:p>Dienstag</text:p>
          </table:table-cell>
          <table:table-cell office:value-type="date" office:date-value="2026-08-18" calcext:value-type="date">
            <text:p>18.08.26</text:p>
          </table:table-cell>
          <table:table-cell table:number-columns-repeated="3"/>
          <table:table-cell table:formula="of:=([.D501]&lt;[.E500])+[.D501]-[.E50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0]); 0; IF([.E500]&gt;0.5; [.E500]; [.E50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1];&quot;DDDD&quot;)" office:value-type="string" office:string-value="Mittwoch" calcext:value-type="string">
            <text:p>Mittwoch</text:p>
          </table:table-cell>
          <table:table-cell office:value-type="date" office:date-value="2026-08-19" calcext:value-type="date">
            <text:p>19.08.26</text:p>
          </table:table-cell>
          <table:table-cell table:number-columns-repeated="3"/>
          <table:table-cell table:formula="of:=([.D502]&lt;[.E501])+[.D502]-[.E50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1]); 0; IF([.E501]&gt;0.5; [.E501]; [.E50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2];&quot;DDDD&quot;)" office:value-type="string" office:string-value="Donnerstag" calcext:value-type="string">
            <text:p>Donnerstag</text:p>
          </table:table-cell>
          <table:table-cell office:value-type="date" office:date-value="2026-08-20" calcext:value-type="date">
            <text:p>20.08.26</text:p>
          </table:table-cell>
          <table:table-cell table:number-columns-repeated="3"/>
          <table:table-cell table:formula="of:=([.D503]&lt;[.E502])+[.D503]-[.E50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2]); 0; IF([.E502]&gt;0.5; [.E502]; [.E50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3];&quot;DDDD&quot;)" office:value-type="string" office:string-value="Freitag" calcext:value-type="string">
            <text:p>Freitag</text:p>
          </table:table-cell>
          <table:table-cell office:value-type="date" office:date-value="2026-08-21" calcext:value-type="date">
            <text:p>21.08.26</text:p>
          </table:table-cell>
          <table:table-cell table:number-columns-repeated="3"/>
          <table:table-cell table:formula="of:=([.D504]&lt;[.E503])+[.D504]-[.E50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3]); 0; IF([.E503]&gt;0.5; [.E503]; [.E50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4];&quot;DDDD&quot;)" office:value-type="string" office:string-value="Samstag" calcext:value-type="string">
            <text:p>Samstag</text:p>
          </table:table-cell>
          <table:table-cell office:value-type="date" office:date-value="2026-08-22" calcext:value-type="date">
            <text:p>22.08.26</text:p>
          </table:table-cell>
          <table:table-cell table:number-columns-repeated="3"/>
          <table:table-cell table:formula="of:=([.D505]&lt;[.E504])+[.D505]-[.E50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4]); 0; IF([.E504]&gt;0.5; [.E504]; [.E50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5];&quot;DDDD&quot;)" office:value-type="string" office:string-value="Sonntag" calcext:value-type="string">
            <text:p>Sonntag</text:p>
          </table:table-cell>
          <table:table-cell office:value-type="date" office:date-value="2026-08-23" calcext:value-type="date">
            <text:p>23.08.26</text:p>
          </table:table-cell>
          <table:table-cell table:number-columns-repeated="3"/>
          <table:table-cell table:formula="of:=([.D506]&lt;[.E505])+[.D506]-[.E50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5]); 0; IF([.E505]&gt;0.5; [.E505]; [.E50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6];&quot;DDDD&quot;)" office:value-type="string" office:string-value="Montag" calcext:value-type="string">
            <text:p>Montag</text:p>
          </table:table-cell>
          <table:table-cell office:value-type="date" office:date-value="2026-08-24" calcext:value-type="date">
            <text:p>24.08.26</text:p>
          </table:table-cell>
          <table:table-cell table:number-columns-repeated="3"/>
          <table:table-cell table:formula="of:=([.D507]&lt;[.E506])+[.D507]-[.E50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6]); 0; IF([.E506]&gt;0.5; [.E506]; [.E50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7];&quot;DDDD&quot;)" office:value-type="string" office:string-value="Dienstag" calcext:value-type="string">
            <text:p>Dienstag</text:p>
          </table:table-cell>
          <table:table-cell office:value-type="date" office:date-value="2026-08-25" calcext:value-type="date">
            <text:p>25.08.26</text:p>
          </table:table-cell>
          <table:table-cell table:number-columns-repeated="3"/>
          <table:table-cell table:formula="of:=([.D508]&lt;[.E507])+[.D508]-[.E50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7]); 0; IF([.E507]&gt;0.5; [.E507]; [.E50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8];&quot;DDDD&quot;)" office:value-type="string" office:string-value="Mittwoch" calcext:value-type="string">
            <text:p>Mittwoch</text:p>
          </table:table-cell>
          <table:table-cell office:value-type="date" office:date-value="2026-08-26" calcext:value-type="date">
            <text:p>26.08.26</text:p>
          </table:table-cell>
          <table:table-cell table:number-columns-repeated="3"/>
          <table:table-cell table:formula="of:=([.D509]&lt;[.E508])+[.D509]-[.E50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8]); 0; IF([.E508]&gt;0.5; [.E508]; [.E50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09];&quot;DDDD&quot;)" office:value-type="string" office:string-value="Donnerstag" calcext:value-type="string">
            <text:p>Donnerstag</text:p>
          </table:table-cell>
          <table:table-cell office:value-type="date" office:date-value="2026-08-27" calcext:value-type="date">
            <text:p>27.08.26</text:p>
          </table:table-cell>
          <table:table-cell table:number-columns-repeated="3"/>
          <table:table-cell table:formula="of:=([.D510]&lt;[.E509])+[.D510]-[.E50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09]); 0; IF([.E509]&gt;0.5; [.E509]; [.E50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0];&quot;DDDD&quot;)" office:value-type="string" office:string-value="Freitag" calcext:value-type="string">
            <text:p>Freitag</text:p>
          </table:table-cell>
          <table:table-cell office:value-type="date" office:date-value="2026-08-28" calcext:value-type="date">
            <text:p>28.08.26</text:p>
          </table:table-cell>
          <table:table-cell table:number-columns-repeated="3"/>
          <table:table-cell table:formula="of:=([.D511]&lt;[.E510])+[.D511]-[.E5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0]); 0; IF([.E510]&gt;0.5; [.E510]; [.E5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1];&quot;DDDD&quot;)" office:value-type="string" office:string-value="Samstag" calcext:value-type="string">
            <text:p>Samstag</text:p>
          </table:table-cell>
          <table:table-cell office:value-type="date" office:date-value="2026-08-29" calcext:value-type="date">
            <text:p>29.08.26</text:p>
          </table:table-cell>
          <table:table-cell table:number-columns-repeated="3"/>
          <table:table-cell table:formula="of:=([.D512]&lt;[.E511])+[.D512]-[.E5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1]); 0; IF([.E511]&gt;0.5; [.E511]; [.E5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2];&quot;DDDD&quot;)" office:value-type="string" office:string-value="Sonntag" calcext:value-type="string">
            <text:p>Sonntag</text:p>
          </table:table-cell>
          <table:table-cell office:value-type="date" office:date-value="2026-08-30" calcext:value-type="date">
            <text:p>30.08.26</text:p>
          </table:table-cell>
          <table:table-cell table:number-columns-repeated="3"/>
          <table:table-cell table:formula="of:=([.D513]&lt;[.E512])+[.D513]-[.E5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2]); 0; IF([.E512]&gt;0.5; [.E512]; [.E5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3];&quot;DDDD&quot;)" office:value-type="string" office:string-value="Montag" calcext:value-type="string">
            <text:p>Montag</text:p>
          </table:table-cell>
          <table:table-cell office:value-type="date" office:date-value="2026-08-31" calcext:value-type="date">
            <text:p>31.08.26</text:p>
          </table:table-cell>
          <table:table-cell table:number-columns-repeated="3"/>
          <table:table-cell table:formula="of:=([.D514]&lt;[.E513])+[.D514]-[.E5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3]); 0; IF([.E513]&gt;0.5; [.E513]; [.E5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4];&quot;DDDD&quot;)" office:value-type="string" office:string-value="Dienstag" calcext:value-type="string">
            <text:p>Dienstag</text:p>
          </table:table-cell>
          <table:table-cell office:value-type="date" office:date-value="2026-09-01" calcext:value-type="date">
            <text:p>01.09.26</text:p>
          </table:table-cell>
          <table:table-cell table:number-columns-repeated="3"/>
          <table:table-cell table:formula="of:=([.D515]&lt;[.E514])+[.D515]-[.E5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4]); 0; IF([.E514]&gt;0.5; [.E514]; [.E5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5];&quot;DDDD&quot;)" office:value-type="string" office:string-value="Mittwoch" calcext:value-type="string">
            <text:p>Mittwoch</text:p>
          </table:table-cell>
          <table:table-cell office:value-type="date" office:date-value="2026-09-02" calcext:value-type="date">
            <text:p>02.09.26</text:p>
          </table:table-cell>
          <table:table-cell table:number-columns-repeated="3"/>
          <table:table-cell table:formula="of:=([.D516]&lt;[.E515])+[.D516]-[.E5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5]); 0; IF([.E515]&gt;0.5; [.E515]; [.E5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6];&quot;DDDD&quot;)" office:value-type="string" office:string-value="Donnerstag" calcext:value-type="string">
            <text:p>Donnerstag</text:p>
          </table:table-cell>
          <table:table-cell office:value-type="date" office:date-value="2026-09-03" calcext:value-type="date">
            <text:p>03.09.26</text:p>
          </table:table-cell>
          <table:table-cell table:number-columns-repeated="3"/>
          <table:table-cell table:formula="of:=([.D517]&lt;[.E516])+[.D517]-[.E5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6]); 0; IF([.E516]&gt;0.5; [.E516]; [.E5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7];&quot;DDDD&quot;)" office:value-type="string" office:string-value="Freitag" calcext:value-type="string">
            <text:p>Freitag</text:p>
          </table:table-cell>
          <table:table-cell office:value-type="date" office:date-value="2026-09-04" calcext:value-type="date">
            <text:p>04.09.26</text:p>
          </table:table-cell>
          <table:table-cell table:number-columns-repeated="3"/>
          <table:table-cell table:formula="of:=([.D518]&lt;[.E517])+[.D518]-[.E5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7]); 0; IF([.E517]&gt;0.5; [.E517]; [.E5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8];&quot;DDDD&quot;)" office:value-type="string" office:string-value="Samstag" calcext:value-type="string">
            <text:p>Samstag</text:p>
          </table:table-cell>
          <table:table-cell office:value-type="date" office:date-value="2026-09-05" calcext:value-type="date">
            <text:p>05.09.26</text:p>
          </table:table-cell>
          <table:table-cell table:number-columns-repeated="3"/>
          <table:table-cell table:formula="of:=([.D519]&lt;[.E518])+[.D519]-[.E5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8]); 0; IF([.E518]&gt;0.5; [.E518]; [.E5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19];&quot;DDDD&quot;)" office:value-type="string" office:string-value="Sonntag" calcext:value-type="string">
            <text:p>Sonntag</text:p>
          </table:table-cell>
          <table:table-cell office:value-type="date" office:date-value="2026-09-06" calcext:value-type="date">
            <text:p>06.09.26</text:p>
          </table:table-cell>
          <table:table-cell table:number-columns-repeated="3"/>
          <table:table-cell table:formula="of:=([.D520]&lt;[.E519])+[.D520]-[.E5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19]); 0; IF([.E519]&gt;0.5; [.E519]; [.E5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0];&quot;DDDD&quot;)" office:value-type="string" office:string-value="Montag" calcext:value-type="string">
            <text:p>Montag</text:p>
          </table:table-cell>
          <table:table-cell office:value-type="date" office:date-value="2026-09-07" calcext:value-type="date">
            <text:p>07.09.26</text:p>
          </table:table-cell>
          <table:table-cell table:number-columns-repeated="3"/>
          <table:table-cell table:formula="of:=([.D521]&lt;[.E520])+[.D521]-[.E5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0]); 0; IF([.E520]&gt;0.5; [.E520]; [.E5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1];&quot;DDDD&quot;)" office:value-type="string" office:string-value="Dienstag" calcext:value-type="string">
            <text:p>Dienstag</text:p>
          </table:table-cell>
          <table:table-cell office:value-type="date" office:date-value="2026-09-08" calcext:value-type="date">
            <text:p>08.09.26</text:p>
          </table:table-cell>
          <table:table-cell table:number-columns-repeated="3"/>
          <table:table-cell table:formula="of:=([.D522]&lt;[.E521])+[.D522]-[.E5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1]); 0; IF([.E521]&gt;0.5; [.E521]; [.E5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2];&quot;DDDD&quot;)" office:value-type="string" office:string-value="Mittwoch" calcext:value-type="string">
            <text:p>Mittwoch</text:p>
          </table:table-cell>
          <table:table-cell office:value-type="date" office:date-value="2026-09-09" calcext:value-type="date">
            <text:p>09.09.26</text:p>
          </table:table-cell>
          <table:table-cell table:number-columns-repeated="3"/>
          <table:table-cell table:formula="of:=([.D523]&lt;[.E522])+[.D523]-[.E5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2]); 0; IF([.E522]&gt;0.5; [.E522]; [.E5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3];&quot;DDDD&quot;)" office:value-type="string" office:string-value="Donnerstag" calcext:value-type="string">
            <text:p>Donnerstag</text:p>
          </table:table-cell>
          <table:table-cell office:value-type="date" office:date-value="2026-09-10" calcext:value-type="date">
            <text:p>10.09.26</text:p>
          </table:table-cell>
          <table:table-cell table:number-columns-repeated="3"/>
          <table:table-cell table:formula="of:=([.D524]&lt;[.E523])+[.D524]-[.E5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3]); 0; IF([.E523]&gt;0.5; [.E523]; [.E5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4];&quot;DDDD&quot;)" office:value-type="string" office:string-value="Freitag" calcext:value-type="string">
            <text:p>Freitag</text:p>
          </table:table-cell>
          <table:table-cell office:value-type="date" office:date-value="2026-09-11" calcext:value-type="date">
            <text:p>11.09.26</text:p>
          </table:table-cell>
          <table:table-cell table:number-columns-repeated="3"/>
          <table:table-cell table:formula="of:=([.D525]&lt;[.E524])+[.D525]-[.E5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4]); 0; IF([.E524]&gt;0.5; [.E524]; [.E5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5];&quot;DDDD&quot;)" office:value-type="string" office:string-value="Samstag" calcext:value-type="string">
            <text:p>Samstag</text:p>
          </table:table-cell>
          <table:table-cell office:value-type="date" office:date-value="2026-09-12" calcext:value-type="date">
            <text:p>12.09.26</text:p>
          </table:table-cell>
          <table:table-cell table:number-columns-repeated="3"/>
          <table:table-cell table:formula="of:=([.D526]&lt;[.E525])+[.D526]-[.E5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5]); 0; IF([.E525]&gt;0.5; [.E525]; [.E5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6];&quot;DDDD&quot;)" office:value-type="string" office:string-value="Sonntag" calcext:value-type="string">
            <text:p>Sonntag</text:p>
          </table:table-cell>
          <table:table-cell office:value-type="date" office:date-value="2026-09-13" calcext:value-type="date">
            <text:p>13.09.26</text:p>
          </table:table-cell>
          <table:table-cell table:number-columns-repeated="3"/>
          <table:table-cell table:formula="of:=([.D527]&lt;[.E526])+[.D527]-[.E5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6]); 0; IF([.E526]&gt;0.5; [.E526]; [.E5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7];&quot;DDDD&quot;)" office:value-type="string" office:string-value="Montag" calcext:value-type="string">
            <text:p>Montag</text:p>
          </table:table-cell>
          <table:table-cell office:value-type="date" office:date-value="2026-09-14" calcext:value-type="date">
            <text:p>14.09.26</text:p>
          </table:table-cell>
          <table:table-cell table:number-columns-repeated="3"/>
          <table:table-cell table:formula="of:=([.D528]&lt;[.E527])+[.D528]-[.E5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7]); 0; IF([.E527]&gt;0.5; [.E527]; [.E5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8];&quot;DDDD&quot;)" office:value-type="string" office:string-value="Dienstag" calcext:value-type="string">
            <text:p>Dienstag</text:p>
          </table:table-cell>
          <table:table-cell office:value-type="date" office:date-value="2026-09-15" calcext:value-type="date">
            <text:p>15.09.26</text:p>
          </table:table-cell>
          <table:table-cell table:number-columns-repeated="3"/>
          <table:table-cell table:formula="of:=([.D529]&lt;[.E528])+[.D529]-[.E5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8]); 0; IF([.E528]&gt;0.5; [.E528]; [.E5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29];&quot;DDDD&quot;)" office:value-type="string" office:string-value="Mittwoch" calcext:value-type="string">
            <text:p>Mittwoch</text:p>
          </table:table-cell>
          <table:table-cell office:value-type="date" office:date-value="2026-09-16" calcext:value-type="date">
            <text:p>16.09.26</text:p>
          </table:table-cell>
          <table:table-cell table:number-columns-repeated="3"/>
          <table:table-cell table:formula="of:=([.D530]&lt;[.E529])+[.D530]-[.E5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29]); 0; IF([.E529]&gt;0.5; [.E529]; [.E5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0];&quot;DDDD&quot;)" office:value-type="string" office:string-value="Donnerstag" calcext:value-type="string">
            <text:p>Donnerstag</text:p>
          </table:table-cell>
          <table:table-cell office:value-type="date" office:date-value="2026-09-17" calcext:value-type="date">
            <text:p>17.09.26</text:p>
          </table:table-cell>
          <table:table-cell table:number-columns-repeated="3"/>
          <table:table-cell table:formula="of:=([.D531]&lt;[.E530])+[.D531]-[.E5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0]); 0; IF([.E530]&gt;0.5; [.E530]; [.E5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1];&quot;DDDD&quot;)" office:value-type="string" office:string-value="Freitag" calcext:value-type="string">
            <text:p>Freitag</text:p>
          </table:table-cell>
          <table:table-cell office:value-type="date" office:date-value="2026-09-18" calcext:value-type="date">
            <text:p>18.09.26</text:p>
          </table:table-cell>
          <table:table-cell table:number-columns-repeated="3"/>
          <table:table-cell table:formula="of:=([.D532]&lt;[.E531])+[.D532]-[.E5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1]); 0; IF([.E531]&gt;0.5; [.E531]; [.E5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2];&quot;DDDD&quot;)" office:value-type="string" office:string-value="Samstag" calcext:value-type="string">
            <text:p>Samstag</text:p>
          </table:table-cell>
          <table:table-cell office:value-type="date" office:date-value="2026-09-19" calcext:value-type="date">
            <text:p>19.09.26</text:p>
          </table:table-cell>
          <table:table-cell table:number-columns-repeated="3"/>
          <table:table-cell table:formula="of:=([.D533]&lt;[.E532])+[.D533]-[.E5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2]); 0; IF([.E532]&gt;0.5; [.E532]; [.E5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3];&quot;DDDD&quot;)" office:value-type="string" office:string-value="Sonntag" calcext:value-type="string">
            <text:p>Sonntag</text:p>
          </table:table-cell>
          <table:table-cell office:value-type="date" office:date-value="2026-09-20" calcext:value-type="date">
            <text:p>20.09.26</text:p>
          </table:table-cell>
          <table:table-cell table:number-columns-repeated="3"/>
          <table:table-cell table:formula="of:=([.D534]&lt;[.E533])+[.D534]-[.E5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3]); 0; IF([.E533]&gt;0.5; [.E533]; [.E5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4];&quot;DDDD&quot;)" office:value-type="string" office:string-value="Montag" calcext:value-type="string">
            <text:p>Montag</text:p>
          </table:table-cell>
          <table:table-cell office:value-type="date" office:date-value="2026-09-21" calcext:value-type="date">
            <text:p>21.09.26</text:p>
          </table:table-cell>
          <table:table-cell table:number-columns-repeated="3"/>
          <table:table-cell table:formula="of:=([.D535]&lt;[.E534])+[.D535]-[.E5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4]); 0; IF([.E534]&gt;0.5; [.E534]; [.E5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5];&quot;DDDD&quot;)" office:value-type="string" office:string-value="Dienstag" calcext:value-type="string">
            <text:p>Dienstag</text:p>
          </table:table-cell>
          <table:table-cell office:value-type="date" office:date-value="2026-09-22" calcext:value-type="date">
            <text:p>22.09.26</text:p>
          </table:table-cell>
          <table:table-cell table:number-columns-repeated="3"/>
          <table:table-cell table:formula="of:=([.D536]&lt;[.E535])+[.D536]-[.E5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5]); 0; IF([.E535]&gt;0.5; [.E535]; [.E5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6];&quot;DDDD&quot;)" office:value-type="string" office:string-value="Mittwoch" calcext:value-type="string">
            <text:p>Mittwoch</text:p>
          </table:table-cell>
          <table:table-cell office:value-type="date" office:date-value="2026-09-23" calcext:value-type="date">
            <text:p>23.09.26</text:p>
          </table:table-cell>
          <table:table-cell table:number-columns-repeated="3"/>
          <table:table-cell table:formula="of:=([.D537]&lt;[.E536])+[.D537]-[.E5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6]); 0; IF([.E536]&gt;0.5; [.E536]; [.E5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7];&quot;DDDD&quot;)" office:value-type="string" office:string-value="Donnerstag" calcext:value-type="string">
            <text:p>Donnerstag</text:p>
          </table:table-cell>
          <table:table-cell office:value-type="date" office:date-value="2026-09-24" calcext:value-type="date">
            <text:p>24.09.26</text:p>
          </table:table-cell>
          <table:table-cell table:number-columns-repeated="3"/>
          <table:table-cell table:formula="of:=([.D538]&lt;[.E537])+[.D538]-[.E5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7]); 0; IF([.E537]&gt;0.5; [.E537]; [.E5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8];&quot;DDDD&quot;)" office:value-type="string" office:string-value="Freitag" calcext:value-type="string">
            <text:p>Freitag</text:p>
          </table:table-cell>
          <table:table-cell office:value-type="date" office:date-value="2026-09-25" calcext:value-type="date">
            <text:p>25.09.26</text:p>
          </table:table-cell>
          <table:table-cell table:number-columns-repeated="3"/>
          <table:table-cell table:formula="of:=([.D539]&lt;[.E538])+[.D539]-[.E5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8]); 0; IF([.E538]&gt;0.5; [.E538]; [.E5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39];&quot;DDDD&quot;)" office:value-type="string" office:string-value="Samstag" calcext:value-type="string">
            <text:p>Samstag</text:p>
          </table:table-cell>
          <table:table-cell office:value-type="date" office:date-value="2026-09-26" calcext:value-type="date">
            <text:p>26.09.26</text:p>
          </table:table-cell>
          <table:table-cell table:number-columns-repeated="3"/>
          <table:table-cell table:formula="of:=([.D540]&lt;[.E539])+[.D540]-[.E5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39]); 0; IF([.E539]&gt;0.5; [.E539]; [.E5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0];&quot;DDDD&quot;)" office:value-type="string" office:string-value="Sonntag" calcext:value-type="string">
            <text:p>Sonntag</text:p>
          </table:table-cell>
          <table:table-cell office:value-type="date" office:date-value="2026-09-27" calcext:value-type="date">
            <text:p>27.09.26</text:p>
          </table:table-cell>
          <table:table-cell table:number-columns-repeated="3"/>
          <table:table-cell table:formula="of:=([.D541]&lt;[.E540])+[.D541]-[.E5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0]); 0; IF([.E540]&gt;0.5; [.E540]; [.E5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1];&quot;DDDD&quot;)" office:value-type="string" office:string-value="Montag" calcext:value-type="string">
            <text:p>Montag</text:p>
          </table:table-cell>
          <table:table-cell office:value-type="date" office:date-value="2026-09-28" calcext:value-type="date">
            <text:p>28.09.26</text:p>
          </table:table-cell>
          <table:table-cell table:number-columns-repeated="3"/>
          <table:table-cell table:formula="of:=([.D542]&lt;[.E541])+[.D542]-[.E5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1]); 0; IF([.E541]&gt;0.5; [.E541]; [.E5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2];&quot;DDDD&quot;)" office:value-type="string" office:string-value="Dienstag" calcext:value-type="string">
            <text:p>Dienstag</text:p>
          </table:table-cell>
          <table:table-cell office:value-type="date" office:date-value="2026-09-29" calcext:value-type="date">
            <text:p>29.09.26</text:p>
          </table:table-cell>
          <table:table-cell table:number-columns-repeated="3"/>
          <table:table-cell table:formula="of:=([.D543]&lt;[.E542])+[.D543]-[.E5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2]); 0; IF([.E542]&gt;0.5; [.E542]; [.E5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3];&quot;DDDD&quot;)" office:value-type="string" office:string-value="Mittwoch" calcext:value-type="string">
            <text:p>Mittwoch</text:p>
          </table:table-cell>
          <table:table-cell office:value-type="date" office:date-value="2026-09-30" calcext:value-type="date">
            <text:p>30.09.26</text:p>
          </table:table-cell>
          <table:table-cell table:number-columns-repeated="3"/>
          <table:table-cell table:formula="of:=([.D544]&lt;[.E543])+[.D544]-[.E5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3]); 0; IF([.E543]&gt;0.5; [.E543]; [.E5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4];&quot;DDDD&quot;)" office:value-type="string" office:string-value="Donnerstag" calcext:value-type="string">
            <text:p>Donnerstag</text:p>
          </table:table-cell>
          <table:table-cell office:value-type="date" office:date-value="2026-10-01" calcext:value-type="date">
            <text:p>01.10.26</text:p>
          </table:table-cell>
          <table:table-cell table:number-columns-repeated="3"/>
          <table:table-cell table:formula="of:=([.D545]&lt;[.E544])+[.D545]-[.E5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4]); 0; IF([.E544]&gt;0.5; [.E544]; [.E5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5];&quot;DDDD&quot;)" office:value-type="string" office:string-value="Freitag" calcext:value-type="string">
            <text:p>Freitag</text:p>
          </table:table-cell>
          <table:table-cell office:value-type="date" office:date-value="2026-10-02" calcext:value-type="date">
            <text:p>02.10.26</text:p>
          </table:table-cell>
          <table:table-cell table:number-columns-repeated="3"/>
          <table:table-cell table:formula="of:=([.D546]&lt;[.E545])+[.D546]-[.E5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5]); 0; IF([.E545]&gt;0.5; [.E545]; [.E5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6];&quot;DDDD&quot;)" office:value-type="string" office:string-value="Samstag" calcext:value-type="string">
            <text:p>Samstag</text:p>
          </table:table-cell>
          <table:table-cell office:value-type="date" office:date-value="2026-10-03" calcext:value-type="date">
            <text:p>03.10.26</text:p>
          </table:table-cell>
          <table:table-cell table:number-columns-repeated="3"/>
          <table:table-cell table:formula="of:=([.D547]&lt;[.E546])+[.D547]-[.E5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6]); 0; IF([.E546]&gt;0.5; [.E546]; [.E5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7];&quot;DDDD&quot;)" office:value-type="string" office:string-value="Sonntag" calcext:value-type="string">
            <text:p>Sonntag</text:p>
          </table:table-cell>
          <table:table-cell office:value-type="date" office:date-value="2026-10-04" calcext:value-type="date">
            <text:p>04.10.26</text:p>
          </table:table-cell>
          <table:table-cell table:number-columns-repeated="3"/>
          <table:table-cell table:formula="of:=([.D548]&lt;[.E547])+[.D548]-[.E5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7]); 0; IF([.E547]&gt;0.5; [.E547]; [.E5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8];&quot;DDDD&quot;)" office:value-type="string" office:string-value="Montag" calcext:value-type="string">
            <text:p>Montag</text:p>
          </table:table-cell>
          <table:table-cell office:value-type="date" office:date-value="2026-10-05" calcext:value-type="date">
            <text:p>05.10.26</text:p>
          </table:table-cell>
          <table:table-cell table:number-columns-repeated="3"/>
          <table:table-cell table:formula="of:=([.D549]&lt;[.E548])+[.D549]-[.E5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8]); 0; IF([.E548]&gt;0.5; [.E548]; [.E5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49];&quot;DDDD&quot;)" office:value-type="string" office:string-value="Dienstag" calcext:value-type="string">
            <text:p>Dienstag</text:p>
          </table:table-cell>
          <table:table-cell office:value-type="date" office:date-value="2026-10-06" calcext:value-type="date">
            <text:p>06.10.26</text:p>
          </table:table-cell>
          <table:table-cell table:number-columns-repeated="3"/>
          <table:table-cell table:formula="of:=([.D550]&lt;[.E549])+[.D550]-[.E5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49]); 0; IF([.E549]&gt;0.5; [.E549]; [.E5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0];&quot;DDDD&quot;)" office:value-type="string" office:string-value="Mittwoch" calcext:value-type="string">
            <text:p>Mittwoch</text:p>
          </table:table-cell>
          <table:table-cell office:value-type="date" office:date-value="2026-10-07" calcext:value-type="date">
            <text:p>07.10.26</text:p>
          </table:table-cell>
          <table:table-cell table:number-columns-repeated="3"/>
          <table:table-cell table:formula="of:=([.D551]&lt;[.E550])+[.D551]-[.E5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0]); 0; IF([.E550]&gt;0.5; [.E550]; [.E5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1];&quot;DDDD&quot;)" office:value-type="string" office:string-value="Donnerstag" calcext:value-type="string">
            <text:p>Donnerstag</text:p>
          </table:table-cell>
          <table:table-cell office:value-type="date" office:date-value="2026-10-08" calcext:value-type="date">
            <text:p>08.10.26</text:p>
          </table:table-cell>
          <table:table-cell table:number-columns-repeated="3"/>
          <table:table-cell table:formula="of:=([.D552]&lt;[.E551])+[.D552]-[.E5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1]); 0; IF([.E551]&gt;0.5; [.E551]; [.E5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2];&quot;DDDD&quot;)" office:value-type="string" office:string-value="Freitag" calcext:value-type="string">
            <text:p>Freitag</text:p>
          </table:table-cell>
          <table:table-cell office:value-type="date" office:date-value="2026-10-09" calcext:value-type="date">
            <text:p>09.10.26</text:p>
          </table:table-cell>
          <table:table-cell table:number-columns-repeated="3"/>
          <table:table-cell table:formula="of:=([.D553]&lt;[.E552])+[.D553]-[.E5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2]); 0; IF([.E552]&gt;0.5; [.E552]; [.E5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3];&quot;DDDD&quot;)" office:value-type="string" office:string-value="Samstag" calcext:value-type="string">
            <text:p>Samstag</text:p>
          </table:table-cell>
          <table:table-cell office:value-type="date" office:date-value="2026-10-10" calcext:value-type="date">
            <text:p>10.10.26</text:p>
          </table:table-cell>
          <table:table-cell table:number-columns-repeated="3"/>
          <table:table-cell table:formula="of:=([.D554]&lt;[.E553])+[.D554]-[.E5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3]); 0; IF([.E553]&gt;0.5; [.E553]; [.E5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4];&quot;DDDD&quot;)" office:value-type="string" office:string-value="Sonntag" calcext:value-type="string">
            <text:p>Sonntag</text:p>
          </table:table-cell>
          <table:table-cell office:value-type="date" office:date-value="2026-10-11" calcext:value-type="date">
            <text:p>11.10.26</text:p>
          </table:table-cell>
          <table:table-cell table:number-columns-repeated="3"/>
          <table:table-cell table:formula="of:=([.D555]&lt;[.E554])+[.D555]-[.E5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4]); 0; IF([.E554]&gt;0.5; [.E554]; [.E5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5];&quot;DDDD&quot;)" office:value-type="string" office:string-value="Montag" calcext:value-type="string">
            <text:p>Montag</text:p>
          </table:table-cell>
          <table:table-cell office:value-type="date" office:date-value="2026-10-12" calcext:value-type="date">
            <text:p>12.10.26</text:p>
          </table:table-cell>
          <table:table-cell table:number-columns-repeated="3"/>
          <table:table-cell table:formula="of:=([.D556]&lt;[.E555])+[.D556]-[.E5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5]); 0; IF([.E555]&gt;0.5; [.E555]; [.E5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6];&quot;DDDD&quot;)" office:value-type="string" office:string-value="Dienstag" calcext:value-type="string">
            <text:p>Dienstag</text:p>
          </table:table-cell>
          <table:table-cell office:value-type="date" office:date-value="2026-10-13" calcext:value-type="date">
            <text:p>13.10.26</text:p>
          </table:table-cell>
          <table:table-cell table:number-columns-repeated="3"/>
          <table:table-cell table:formula="of:=([.D557]&lt;[.E556])+[.D557]-[.E5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6]); 0; IF([.E556]&gt;0.5; [.E556]; [.E5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7];&quot;DDDD&quot;)" office:value-type="string" office:string-value="Mittwoch" calcext:value-type="string">
            <text:p>Mittwoch</text:p>
          </table:table-cell>
          <table:table-cell office:value-type="date" office:date-value="2026-10-14" calcext:value-type="date">
            <text:p>14.10.26</text:p>
          </table:table-cell>
          <table:table-cell table:number-columns-repeated="3"/>
          <table:table-cell table:formula="of:=([.D558]&lt;[.E557])+[.D558]-[.E5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7]); 0; IF([.E557]&gt;0.5; [.E557]; [.E5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8];&quot;DDDD&quot;)" office:value-type="string" office:string-value="Donnerstag" calcext:value-type="string">
            <text:p>Donnerstag</text:p>
          </table:table-cell>
          <table:table-cell office:value-type="date" office:date-value="2026-10-15" calcext:value-type="date">
            <text:p>15.10.26</text:p>
          </table:table-cell>
          <table:table-cell table:number-columns-repeated="3"/>
          <table:table-cell table:formula="of:=([.D559]&lt;[.E558])+[.D559]-[.E5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8]); 0; IF([.E558]&gt;0.5; [.E558]; [.E5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59];&quot;DDDD&quot;)" office:value-type="string" office:string-value="Freitag" calcext:value-type="string">
            <text:p>Freitag</text:p>
          </table:table-cell>
          <table:table-cell office:value-type="date" office:date-value="2026-10-16" calcext:value-type="date">
            <text:p>16.10.26</text:p>
          </table:table-cell>
          <table:table-cell table:number-columns-repeated="3"/>
          <table:table-cell table:formula="of:=([.D560]&lt;[.E559])+[.D560]-[.E5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59]); 0; IF([.E559]&gt;0.5; [.E559]; [.E5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0];&quot;DDDD&quot;)" office:value-type="string" office:string-value="Samstag" calcext:value-type="string">
            <text:p>Samstag</text:p>
          </table:table-cell>
          <table:table-cell office:value-type="date" office:date-value="2026-10-17" calcext:value-type="date">
            <text:p>17.10.26</text:p>
          </table:table-cell>
          <table:table-cell table:number-columns-repeated="3"/>
          <table:table-cell table:formula="of:=([.D561]&lt;[.E560])+[.D561]-[.E5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0]); 0; IF([.E560]&gt;0.5; [.E560]; [.E5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1];&quot;DDDD&quot;)" office:value-type="string" office:string-value="Sonntag" calcext:value-type="string">
            <text:p>Sonntag</text:p>
          </table:table-cell>
          <table:table-cell office:value-type="date" office:date-value="2026-10-18" calcext:value-type="date">
            <text:p>18.10.26</text:p>
          </table:table-cell>
          <table:table-cell table:number-columns-repeated="3"/>
          <table:table-cell table:formula="of:=([.D562]&lt;[.E561])+[.D562]-[.E5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1]); 0; IF([.E561]&gt;0.5; [.E561]; [.E5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2];&quot;DDDD&quot;)" office:value-type="string" office:string-value="Montag" calcext:value-type="string">
            <text:p>Montag</text:p>
          </table:table-cell>
          <table:table-cell office:value-type="date" office:date-value="2026-10-19" calcext:value-type="date">
            <text:p>19.10.26</text:p>
          </table:table-cell>
          <table:table-cell table:number-columns-repeated="3"/>
          <table:table-cell table:formula="of:=([.D563]&lt;[.E562])+[.D563]-[.E5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2]); 0; IF([.E562]&gt;0.5; [.E562]; [.E5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3];&quot;DDDD&quot;)" office:value-type="string" office:string-value="Dienstag" calcext:value-type="string">
            <text:p>Dienstag</text:p>
          </table:table-cell>
          <table:table-cell office:value-type="date" office:date-value="2026-10-20" calcext:value-type="date">
            <text:p>20.10.26</text:p>
          </table:table-cell>
          <table:table-cell table:number-columns-repeated="3"/>
          <table:table-cell table:formula="of:=([.D564]&lt;[.E563])+[.D564]-[.E5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3]); 0; IF([.E563]&gt;0.5; [.E563]; [.E5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4];&quot;DDDD&quot;)" office:value-type="string" office:string-value="Mittwoch" calcext:value-type="string">
            <text:p>Mittwoch</text:p>
          </table:table-cell>
          <table:table-cell office:value-type="date" office:date-value="2026-10-21" calcext:value-type="date">
            <text:p>21.10.26</text:p>
          </table:table-cell>
          <table:table-cell table:number-columns-repeated="3"/>
          <table:table-cell table:formula="of:=([.D565]&lt;[.E564])+[.D565]-[.E5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4]); 0; IF([.E564]&gt;0.5; [.E564]; [.E5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5];&quot;DDDD&quot;)" office:value-type="string" office:string-value="Donnerstag" calcext:value-type="string">
            <text:p>Donnerstag</text:p>
          </table:table-cell>
          <table:table-cell office:value-type="date" office:date-value="2026-10-22" calcext:value-type="date">
            <text:p>22.10.26</text:p>
          </table:table-cell>
          <table:table-cell table:number-columns-repeated="3"/>
          <table:table-cell table:formula="of:=([.D566]&lt;[.E565])+[.D566]-[.E5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5]); 0; IF([.E565]&gt;0.5; [.E565]; [.E5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6];&quot;DDDD&quot;)" office:value-type="string" office:string-value="Freitag" calcext:value-type="string">
            <text:p>Freitag</text:p>
          </table:table-cell>
          <table:table-cell office:value-type="date" office:date-value="2026-10-23" calcext:value-type="date">
            <text:p>23.10.26</text:p>
          </table:table-cell>
          <table:table-cell table:number-columns-repeated="3"/>
          <table:table-cell table:formula="of:=([.D567]&lt;[.E566])+[.D567]-[.E5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6]); 0; IF([.E566]&gt;0.5; [.E566]; [.E5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7];&quot;DDDD&quot;)" office:value-type="string" office:string-value="Samstag" calcext:value-type="string">
            <text:p>Samstag</text:p>
          </table:table-cell>
          <table:table-cell office:value-type="date" office:date-value="2026-10-24" calcext:value-type="date">
            <text:p>24.10.26</text:p>
          </table:table-cell>
          <table:table-cell table:number-columns-repeated="3"/>
          <table:table-cell table:formula="of:=([.D568]&lt;[.E567])+[.D568]-[.E5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7]); 0; IF([.E567]&gt;0.5; [.E567]; [.E5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8];&quot;DDDD&quot;)" office:value-type="string" office:string-value="Sonntag" calcext:value-type="string">
            <text:p>Sonntag</text:p>
          </table:table-cell>
          <table:table-cell office:value-type="date" office:date-value="2026-10-25" calcext:value-type="date">
            <text:p>25.10.26</text:p>
          </table:table-cell>
          <table:table-cell table:number-columns-repeated="3"/>
          <table:table-cell table:formula="of:=([.D569]&lt;[.E568])+[.D569]-[.E5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8]); 0; IF([.E568]&gt;0.5; [.E568]; [.E5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69];&quot;DDDD&quot;)" office:value-type="string" office:string-value="Montag" calcext:value-type="string">
            <text:p>Montag</text:p>
          </table:table-cell>
          <table:table-cell office:value-type="date" office:date-value="2026-10-26" calcext:value-type="date">
            <text:p>26.10.26</text:p>
          </table:table-cell>
          <table:table-cell table:number-columns-repeated="3"/>
          <table:table-cell table:formula="of:=([.D570]&lt;[.E569])+[.D570]-[.E5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69]); 0; IF([.E569]&gt;0.5; [.E569]; [.E5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0];&quot;DDDD&quot;)" office:value-type="string" office:string-value="Dienstag" calcext:value-type="string">
            <text:p>Dienstag</text:p>
          </table:table-cell>
          <table:table-cell office:value-type="date" office:date-value="2026-10-27" calcext:value-type="date">
            <text:p>27.10.26</text:p>
          </table:table-cell>
          <table:table-cell table:number-columns-repeated="3"/>
          <table:table-cell table:formula="of:=([.D571]&lt;[.E570])+[.D571]-[.E5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0]); 0; IF([.E570]&gt;0.5; [.E570]; [.E5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1];&quot;DDDD&quot;)" office:value-type="string" office:string-value="Mittwoch" calcext:value-type="string">
            <text:p>Mittwoch</text:p>
          </table:table-cell>
          <table:table-cell office:value-type="date" office:date-value="2026-10-28" calcext:value-type="date">
            <text:p>28.10.26</text:p>
          </table:table-cell>
          <table:table-cell table:number-columns-repeated="3"/>
          <table:table-cell table:formula="of:=([.D572]&lt;[.E571])+[.D572]-[.E5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1]); 0; IF([.E571]&gt;0.5; [.E571]; [.E5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2];&quot;DDDD&quot;)" office:value-type="string" office:string-value="Donnerstag" calcext:value-type="string">
            <text:p>Donnerstag</text:p>
          </table:table-cell>
          <table:table-cell office:value-type="date" office:date-value="2026-10-29" calcext:value-type="date">
            <text:p>29.10.26</text:p>
          </table:table-cell>
          <table:table-cell table:number-columns-repeated="3"/>
          <table:table-cell table:formula="of:=([.D573]&lt;[.E572])+[.D573]-[.E5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2]); 0; IF([.E572]&gt;0.5; [.E572]; [.E5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3];&quot;DDDD&quot;)" office:value-type="string" office:string-value="Freitag" calcext:value-type="string">
            <text:p>Freitag</text:p>
          </table:table-cell>
          <table:table-cell office:value-type="date" office:date-value="2026-10-30" calcext:value-type="date">
            <text:p>30.10.26</text:p>
          </table:table-cell>
          <table:table-cell table:number-columns-repeated="3"/>
          <table:table-cell table:formula="of:=([.D574]&lt;[.E573])+[.D574]-[.E5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3]); 0; IF([.E573]&gt;0.5; [.E573]; [.E5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4];&quot;DDDD&quot;)" office:value-type="string" office:string-value="Samstag" calcext:value-type="string">
            <text:p>Samstag</text:p>
          </table:table-cell>
          <table:table-cell office:value-type="date" office:date-value="2026-10-31" calcext:value-type="date">
            <text:p>31.10.26</text:p>
          </table:table-cell>
          <table:table-cell table:number-columns-repeated="3"/>
          <table:table-cell table:formula="of:=([.D575]&lt;[.E574])+[.D575]-[.E5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4]); 0; IF([.E574]&gt;0.5; [.E574]; [.E5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5];&quot;DDDD&quot;)" office:value-type="string" office:string-value="Sonntag" calcext:value-type="string">
            <text:p>Sonntag</text:p>
          </table:table-cell>
          <table:table-cell office:value-type="date" office:date-value="2026-11-01" calcext:value-type="date">
            <text:p>01.11.26</text:p>
          </table:table-cell>
          <table:table-cell table:number-columns-repeated="3"/>
          <table:table-cell table:formula="of:=([.D576]&lt;[.E575])+[.D576]-[.E5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5]); 0; IF([.E575]&gt;0.5; [.E575]; [.E5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6];&quot;DDDD&quot;)" office:value-type="string" office:string-value="Montag" calcext:value-type="string">
            <text:p>Montag</text:p>
          </table:table-cell>
          <table:table-cell office:value-type="date" office:date-value="2026-11-02" calcext:value-type="date">
            <text:p>02.11.26</text:p>
          </table:table-cell>
          <table:table-cell table:number-columns-repeated="3"/>
          <table:table-cell table:formula="of:=([.D577]&lt;[.E576])+[.D577]-[.E5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6]); 0; IF([.E576]&gt;0.5; [.E576]; [.E5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7];&quot;DDDD&quot;)" office:value-type="string" office:string-value="Dienstag" calcext:value-type="string">
            <text:p>Dienstag</text:p>
          </table:table-cell>
          <table:table-cell office:value-type="date" office:date-value="2026-11-03" calcext:value-type="date">
            <text:p>03.11.26</text:p>
          </table:table-cell>
          <table:table-cell table:number-columns-repeated="3"/>
          <table:table-cell table:formula="of:=([.D578]&lt;[.E577])+[.D578]-[.E5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7]); 0; IF([.E577]&gt;0.5; [.E577]; [.E5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8];&quot;DDDD&quot;)" office:value-type="string" office:string-value="Mittwoch" calcext:value-type="string">
            <text:p>Mittwoch</text:p>
          </table:table-cell>
          <table:table-cell office:value-type="date" office:date-value="2026-11-04" calcext:value-type="date">
            <text:p>04.11.26</text:p>
          </table:table-cell>
          <table:table-cell table:number-columns-repeated="3"/>
          <table:table-cell table:formula="of:=([.D579]&lt;[.E578])+[.D579]-[.E5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8]); 0; IF([.E578]&gt;0.5; [.E578]; [.E5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79];&quot;DDDD&quot;)" office:value-type="string" office:string-value="Donnerstag" calcext:value-type="string">
            <text:p>Donnerstag</text:p>
          </table:table-cell>
          <table:table-cell office:value-type="date" office:date-value="2026-11-05" calcext:value-type="date">
            <text:p>05.11.26</text:p>
          </table:table-cell>
          <table:table-cell table:number-columns-repeated="3"/>
          <table:table-cell table:formula="of:=([.D580]&lt;[.E579])+[.D580]-[.E5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79]); 0; IF([.E579]&gt;0.5; [.E579]; [.E5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0];&quot;DDDD&quot;)" office:value-type="string" office:string-value="Freitag" calcext:value-type="string">
            <text:p>Freitag</text:p>
          </table:table-cell>
          <table:table-cell office:value-type="date" office:date-value="2026-11-06" calcext:value-type="date">
            <text:p>06.11.26</text:p>
          </table:table-cell>
          <table:table-cell table:number-columns-repeated="3"/>
          <table:table-cell table:formula="of:=([.D581]&lt;[.E580])+[.D581]-[.E5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0]); 0; IF([.E580]&gt;0.5; [.E580]; [.E5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1];&quot;DDDD&quot;)" office:value-type="string" office:string-value="Samstag" calcext:value-type="string">
            <text:p>Samstag</text:p>
          </table:table-cell>
          <table:table-cell office:value-type="date" office:date-value="2026-11-07" calcext:value-type="date">
            <text:p>07.11.26</text:p>
          </table:table-cell>
          <table:table-cell table:number-columns-repeated="3"/>
          <table:table-cell table:formula="of:=([.D582]&lt;[.E581])+[.D582]-[.E5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1]); 0; IF([.E581]&gt;0.5; [.E581]; [.E5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2];&quot;DDDD&quot;)" office:value-type="string" office:string-value="Sonntag" calcext:value-type="string">
            <text:p>Sonntag</text:p>
          </table:table-cell>
          <table:table-cell office:value-type="date" office:date-value="2026-11-08" calcext:value-type="date">
            <text:p>08.11.26</text:p>
          </table:table-cell>
          <table:table-cell table:number-columns-repeated="3"/>
          <table:table-cell table:formula="of:=([.D583]&lt;[.E582])+[.D583]-[.E58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2]); 0; IF([.E582]&gt;0.5; [.E582]; [.E58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3];&quot;DDDD&quot;)" office:value-type="string" office:string-value="Montag" calcext:value-type="string">
            <text:p>Montag</text:p>
          </table:table-cell>
          <table:table-cell office:value-type="date" office:date-value="2026-11-09" calcext:value-type="date">
            <text:p>09.11.26</text:p>
          </table:table-cell>
          <table:table-cell table:number-columns-repeated="3"/>
          <table:table-cell table:formula="of:=([.D584]&lt;[.E583])+[.D584]-[.E58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3]); 0; IF([.E583]&gt;0.5; [.E583]; [.E58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4];&quot;DDDD&quot;)" office:value-type="string" office:string-value="Dienstag" calcext:value-type="string">
            <text:p>Dienstag</text:p>
          </table:table-cell>
          <table:table-cell office:value-type="date" office:date-value="2026-11-10" calcext:value-type="date">
            <text:p>10.11.26</text:p>
          </table:table-cell>
          <table:table-cell table:number-columns-repeated="3"/>
          <table:table-cell table:formula="of:=([.D585]&lt;[.E584])+[.D585]-[.E58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4]); 0; IF([.E584]&gt;0.5; [.E584]; [.E58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5];&quot;DDDD&quot;)" office:value-type="string" office:string-value="Mittwoch" calcext:value-type="string">
            <text:p>Mittwoch</text:p>
          </table:table-cell>
          <table:table-cell office:value-type="date" office:date-value="2026-11-11" calcext:value-type="date">
            <text:p>11.11.26</text:p>
          </table:table-cell>
          <table:table-cell table:number-columns-repeated="3"/>
          <table:table-cell table:formula="of:=([.D586]&lt;[.E585])+[.D586]-[.E58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5]); 0; IF([.E585]&gt;0.5; [.E585]; [.E58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6];&quot;DDDD&quot;)" office:value-type="string" office:string-value="Donnerstag" calcext:value-type="string">
            <text:p>Donnerstag</text:p>
          </table:table-cell>
          <table:table-cell office:value-type="date" office:date-value="2026-11-12" calcext:value-type="date">
            <text:p>12.11.26</text:p>
          </table:table-cell>
          <table:table-cell table:number-columns-repeated="3"/>
          <table:table-cell table:formula="of:=([.D587]&lt;[.E586])+[.D587]-[.E58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6]); 0; IF([.E586]&gt;0.5; [.E586]; [.E58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7];&quot;DDDD&quot;)" office:value-type="string" office:string-value="Freitag" calcext:value-type="string">
            <text:p>Freitag</text:p>
          </table:table-cell>
          <table:table-cell office:value-type="date" office:date-value="2026-11-13" calcext:value-type="date">
            <text:p>13.11.26</text:p>
          </table:table-cell>
          <table:table-cell table:number-columns-repeated="3"/>
          <table:table-cell table:formula="of:=([.D588]&lt;[.E587])+[.D588]-[.E58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7]); 0; IF([.E587]&gt;0.5; [.E587]; [.E58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8];&quot;DDDD&quot;)" office:value-type="string" office:string-value="Samstag" calcext:value-type="string">
            <text:p>Samstag</text:p>
          </table:table-cell>
          <table:table-cell office:value-type="date" office:date-value="2026-11-14" calcext:value-type="date">
            <text:p>14.11.26</text:p>
          </table:table-cell>
          <table:table-cell table:number-columns-repeated="3"/>
          <table:table-cell table:formula="of:=([.D589]&lt;[.E588])+[.D589]-[.E58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8]); 0; IF([.E588]&gt;0.5; [.E588]; [.E58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89];&quot;DDDD&quot;)" office:value-type="string" office:string-value="Sonntag" calcext:value-type="string">
            <text:p>Sonntag</text:p>
          </table:table-cell>
          <table:table-cell office:value-type="date" office:date-value="2026-11-15" calcext:value-type="date">
            <text:p>15.11.26</text:p>
          </table:table-cell>
          <table:table-cell table:number-columns-repeated="3"/>
          <table:table-cell table:formula="of:=([.D590]&lt;[.E589])+[.D590]-[.E58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89]); 0; IF([.E589]&gt;0.5; [.E589]; [.E58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0];&quot;DDDD&quot;)" office:value-type="string" office:string-value="Montag" calcext:value-type="string">
            <text:p>Montag</text:p>
          </table:table-cell>
          <table:table-cell office:value-type="date" office:date-value="2026-11-16" calcext:value-type="date">
            <text:p>16.11.26</text:p>
          </table:table-cell>
          <table:table-cell table:number-columns-repeated="3"/>
          <table:table-cell table:formula="of:=([.D591]&lt;[.E590])+[.D591]-[.E59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0]); 0; IF([.E590]&gt;0.5; [.E590]; [.E59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1];&quot;DDDD&quot;)" office:value-type="string" office:string-value="Dienstag" calcext:value-type="string">
            <text:p>Dienstag</text:p>
          </table:table-cell>
          <table:table-cell office:value-type="date" office:date-value="2026-11-17" calcext:value-type="date">
            <text:p>17.11.26</text:p>
          </table:table-cell>
          <table:table-cell table:number-columns-repeated="3"/>
          <table:table-cell table:formula="of:=([.D592]&lt;[.E591])+[.D592]-[.E59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1]); 0; IF([.E591]&gt;0.5; [.E591]; [.E59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2];&quot;DDDD&quot;)" office:value-type="string" office:string-value="Mittwoch" calcext:value-type="string">
            <text:p>Mittwoch</text:p>
          </table:table-cell>
          <table:table-cell office:value-type="date" office:date-value="2026-11-18" calcext:value-type="date">
            <text:p>18.11.26</text:p>
          </table:table-cell>
          <table:table-cell table:number-columns-repeated="3"/>
          <table:table-cell table:formula="of:=([.D593]&lt;[.E592])+[.D593]-[.E59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2]); 0; IF([.E592]&gt;0.5; [.E592]; [.E59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3];&quot;DDDD&quot;)" office:value-type="string" office:string-value="Donnerstag" calcext:value-type="string">
            <text:p>Donnerstag</text:p>
          </table:table-cell>
          <table:table-cell office:value-type="date" office:date-value="2026-11-19" calcext:value-type="date">
            <text:p>19.11.26</text:p>
          </table:table-cell>
          <table:table-cell table:number-columns-repeated="3"/>
          <table:table-cell table:formula="of:=([.D594]&lt;[.E593])+[.D594]-[.E59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3]); 0; IF([.E593]&gt;0.5; [.E593]; [.E59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4];&quot;DDDD&quot;)" office:value-type="string" office:string-value="Freitag" calcext:value-type="string">
            <text:p>Freitag</text:p>
          </table:table-cell>
          <table:table-cell office:value-type="date" office:date-value="2026-11-20" calcext:value-type="date">
            <text:p>20.11.26</text:p>
          </table:table-cell>
          <table:table-cell table:number-columns-repeated="3"/>
          <table:table-cell table:formula="of:=([.D595]&lt;[.E594])+[.D595]-[.E59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4]); 0; IF([.E594]&gt;0.5; [.E594]; [.E59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5];&quot;DDDD&quot;)" office:value-type="string" office:string-value="Samstag" calcext:value-type="string">
            <text:p>Samstag</text:p>
          </table:table-cell>
          <table:table-cell office:value-type="date" office:date-value="2026-11-21" calcext:value-type="date">
            <text:p>21.11.26</text:p>
          </table:table-cell>
          <table:table-cell table:number-columns-repeated="3"/>
          <table:table-cell table:formula="of:=([.D596]&lt;[.E595])+[.D596]-[.E59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5]); 0; IF([.E595]&gt;0.5; [.E595]; [.E59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6];&quot;DDDD&quot;)" office:value-type="string" office:string-value="Sonntag" calcext:value-type="string">
            <text:p>Sonntag</text:p>
          </table:table-cell>
          <table:table-cell office:value-type="date" office:date-value="2026-11-22" calcext:value-type="date">
            <text:p>22.11.26</text:p>
          </table:table-cell>
          <table:table-cell table:number-columns-repeated="3"/>
          <table:table-cell table:formula="of:=([.D597]&lt;[.E596])+[.D597]-[.E59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6]); 0; IF([.E596]&gt;0.5; [.E596]; [.E59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7];&quot;DDDD&quot;)" office:value-type="string" office:string-value="Montag" calcext:value-type="string">
            <text:p>Montag</text:p>
          </table:table-cell>
          <table:table-cell office:value-type="date" office:date-value="2026-11-23" calcext:value-type="date">
            <text:p>23.11.26</text:p>
          </table:table-cell>
          <table:table-cell table:number-columns-repeated="3"/>
          <table:table-cell table:formula="of:=([.D598]&lt;[.E597])+[.D598]-[.E59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7]); 0; IF([.E597]&gt;0.5; [.E597]; [.E59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8];&quot;DDDD&quot;)" office:value-type="string" office:string-value="Dienstag" calcext:value-type="string">
            <text:p>Dienstag</text:p>
          </table:table-cell>
          <table:table-cell office:value-type="date" office:date-value="2026-11-24" calcext:value-type="date">
            <text:p>24.11.26</text:p>
          </table:table-cell>
          <table:table-cell table:number-columns-repeated="3"/>
          <table:table-cell table:formula="of:=([.D599]&lt;[.E598])+[.D599]-[.E59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8]); 0; IF([.E598]&gt;0.5; [.E598]; [.E59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599];&quot;DDDD&quot;)" office:value-type="string" office:string-value="Mittwoch" calcext:value-type="string">
            <text:p>Mittwoch</text:p>
          </table:table-cell>
          <table:table-cell office:value-type="date" office:date-value="2026-11-25" calcext:value-type="date">
            <text:p>25.11.26</text:p>
          </table:table-cell>
          <table:table-cell table:number-columns-repeated="3"/>
          <table:table-cell table:formula="of:=([.D600]&lt;[.E599])+[.D600]-[.E59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599]); 0; IF([.E599]&gt;0.5; [.E599]; [.E59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0];&quot;DDDD&quot;)" office:value-type="string" office:string-value="Donnerstag" calcext:value-type="string">
            <text:p>Donnerstag</text:p>
          </table:table-cell>
          <table:table-cell office:value-type="date" office:date-value="2026-11-26" calcext:value-type="date">
            <text:p>26.11.26</text:p>
          </table:table-cell>
          <table:table-cell table:number-columns-repeated="3"/>
          <table:table-cell table:formula="of:=([.D601]&lt;[.E600])+[.D601]-[.E60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0]); 0; IF([.E600]&gt;0.5; [.E600]; [.E60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1];&quot;DDDD&quot;)" office:value-type="string" office:string-value="Freitag" calcext:value-type="string">
            <text:p>Freitag</text:p>
          </table:table-cell>
          <table:table-cell office:value-type="date" office:date-value="2026-11-27" calcext:value-type="date">
            <text:p>27.11.26</text:p>
          </table:table-cell>
          <table:table-cell table:number-columns-repeated="3"/>
          <table:table-cell table:formula="of:=([.D602]&lt;[.E601])+[.D602]-[.E60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1]); 0; IF([.E601]&gt;0.5; [.E601]; [.E60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2];&quot;DDDD&quot;)" office:value-type="string" office:string-value="Samstag" calcext:value-type="string">
            <text:p>Samstag</text:p>
          </table:table-cell>
          <table:table-cell office:value-type="date" office:date-value="2026-11-28" calcext:value-type="date">
            <text:p>28.11.26</text:p>
          </table:table-cell>
          <table:table-cell table:number-columns-repeated="3"/>
          <table:table-cell table:formula="of:=([.D603]&lt;[.E602])+[.D603]-[.E60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2]); 0; IF([.E602]&gt;0.5; [.E602]; [.E60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3];&quot;DDDD&quot;)" office:value-type="string" office:string-value="Sonntag" calcext:value-type="string">
            <text:p>Sonntag</text:p>
          </table:table-cell>
          <table:table-cell office:value-type="date" office:date-value="2026-11-29" calcext:value-type="date">
            <text:p>29.11.26</text:p>
          </table:table-cell>
          <table:table-cell table:number-columns-repeated="3"/>
          <table:table-cell table:formula="of:=([.D604]&lt;[.E603])+[.D604]-[.E60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3]); 0; IF([.E603]&gt;0.5; [.E603]; [.E60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4];&quot;DDDD&quot;)" office:value-type="string" office:string-value="Montag" calcext:value-type="string">
            <text:p>Montag</text:p>
          </table:table-cell>
          <table:table-cell office:value-type="date" office:date-value="2026-11-30" calcext:value-type="date">
            <text:p>30.11.26</text:p>
          </table:table-cell>
          <table:table-cell table:number-columns-repeated="3"/>
          <table:table-cell table:formula="of:=([.D605]&lt;[.E604])+[.D605]-[.E60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4]); 0; IF([.E604]&gt;0.5; [.E604]; [.E60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5];&quot;DDDD&quot;)" office:value-type="string" office:string-value="Dienstag" calcext:value-type="string">
            <text:p>Dienstag</text:p>
          </table:table-cell>
          <table:table-cell office:value-type="date" office:date-value="2026-12-01" calcext:value-type="date">
            <text:p>01.12.26</text:p>
          </table:table-cell>
          <table:table-cell table:number-columns-repeated="3"/>
          <table:table-cell table:formula="of:=([.D606]&lt;[.E605])+[.D606]-[.E60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5]); 0; IF([.E605]&gt;0.5; [.E605]; [.E60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6];&quot;DDDD&quot;)" office:value-type="string" office:string-value="Mittwoch" calcext:value-type="string">
            <text:p>Mittwoch</text:p>
          </table:table-cell>
          <table:table-cell office:value-type="date" office:date-value="2026-12-02" calcext:value-type="date">
            <text:p>02.12.26</text:p>
          </table:table-cell>
          <table:table-cell table:number-columns-repeated="3"/>
          <table:table-cell table:formula="of:=([.D607]&lt;[.E606])+[.D607]-[.E60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6]); 0; IF([.E606]&gt;0.5; [.E606]; [.E60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7];&quot;DDDD&quot;)" office:value-type="string" office:string-value="Donnerstag" calcext:value-type="string">
            <text:p>Donnerstag</text:p>
          </table:table-cell>
          <table:table-cell office:value-type="date" office:date-value="2026-12-03" calcext:value-type="date">
            <text:p>03.12.26</text:p>
          </table:table-cell>
          <table:table-cell table:number-columns-repeated="3"/>
          <table:table-cell table:formula="of:=([.D608]&lt;[.E607])+[.D608]-[.E60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7]); 0; IF([.E607]&gt;0.5; [.E607]; [.E60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8];&quot;DDDD&quot;)" office:value-type="string" office:string-value="Freitag" calcext:value-type="string">
            <text:p>Freitag</text:p>
          </table:table-cell>
          <table:table-cell office:value-type="date" office:date-value="2026-12-04" calcext:value-type="date">
            <text:p>04.12.26</text:p>
          </table:table-cell>
          <table:table-cell table:number-columns-repeated="3"/>
          <table:table-cell table:formula="of:=([.D609]&lt;[.E608])+[.D609]-[.E60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8]); 0; IF([.E608]&gt;0.5; [.E608]; [.E60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09];&quot;DDDD&quot;)" office:value-type="string" office:string-value="Samstag" calcext:value-type="string">
            <text:p>Samstag</text:p>
          </table:table-cell>
          <table:table-cell office:value-type="date" office:date-value="2026-12-05" calcext:value-type="date">
            <text:p>05.12.26</text:p>
          </table:table-cell>
          <table:table-cell table:number-columns-repeated="3"/>
          <table:table-cell table:formula="of:=([.D610]&lt;[.E609])+[.D610]-[.E60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09]); 0; IF([.E609]&gt;0.5; [.E609]; [.E60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0];&quot;DDDD&quot;)" office:value-type="string" office:string-value="Sonntag" calcext:value-type="string">
            <text:p>Sonntag</text:p>
          </table:table-cell>
          <table:table-cell office:value-type="date" office:date-value="2026-12-06" calcext:value-type="date">
            <text:p>06.12.26</text:p>
          </table:table-cell>
          <table:table-cell table:number-columns-repeated="3"/>
          <table:table-cell table:formula="of:=([.D611]&lt;[.E610])+[.D611]-[.E6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0]); 0; IF([.E610]&gt;0.5; [.E610]; [.E6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1];&quot;DDDD&quot;)" office:value-type="string" office:string-value="Montag" calcext:value-type="string">
            <text:p>Montag</text:p>
          </table:table-cell>
          <table:table-cell office:value-type="date" office:date-value="2026-12-07" calcext:value-type="date">
            <text:p>07.12.26</text:p>
          </table:table-cell>
          <table:table-cell table:number-columns-repeated="3"/>
          <table:table-cell table:formula="of:=([.D612]&lt;[.E611])+[.D612]-[.E6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1]); 0; IF([.E611]&gt;0.5; [.E611]; [.E6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2];&quot;DDDD&quot;)" office:value-type="string" office:string-value="Dienstag" calcext:value-type="string">
            <text:p>Dienstag</text:p>
          </table:table-cell>
          <table:table-cell office:value-type="date" office:date-value="2026-12-08" calcext:value-type="date">
            <text:p>08.12.26</text:p>
          </table:table-cell>
          <table:table-cell table:number-columns-repeated="3"/>
          <table:table-cell table:formula="of:=([.D613]&lt;[.E612])+[.D613]-[.E6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2]); 0; IF([.E612]&gt;0.5; [.E612]; [.E6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3];&quot;DDDD&quot;)" office:value-type="string" office:string-value="Mittwoch" calcext:value-type="string">
            <text:p>Mittwoch</text:p>
          </table:table-cell>
          <table:table-cell office:value-type="date" office:date-value="2026-12-09" calcext:value-type="date">
            <text:p>09.12.26</text:p>
          </table:table-cell>
          <table:table-cell table:number-columns-repeated="3"/>
          <table:table-cell table:formula="of:=([.D614]&lt;[.E613])+[.D614]-[.E6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3]); 0; IF([.E613]&gt;0.5; [.E613]; [.E6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4];&quot;DDDD&quot;)" office:value-type="string" office:string-value="Donnerstag" calcext:value-type="string">
            <text:p>Donnerstag</text:p>
          </table:table-cell>
          <table:table-cell office:value-type="date" office:date-value="2026-12-10" calcext:value-type="date">
            <text:p>10.12.26</text:p>
          </table:table-cell>
          <table:table-cell table:number-columns-repeated="3"/>
          <table:table-cell table:formula="of:=([.D615]&lt;[.E614])+[.D615]-[.E6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4]); 0; IF([.E614]&gt;0.5; [.E614]; [.E6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5];&quot;DDDD&quot;)" office:value-type="string" office:string-value="Freitag" calcext:value-type="string">
            <text:p>Freitag</text:p>
          </table:table-cell>
          <table:table-cell office:value-type="date" office:date-value="2026-12-11" calcext:value-type="date">
            <text:p>11.12.26</text:p>
          </table:table-cell>
          <table:table-cell table:number-columns-repeated="3"/>
          <table:table-cell table:formula="of:=([.D616]&lt;[.E615])+[.D616]-[.E6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5]); 0; IF([.E615]&gt;0.5; [.E615]; [.E6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6];&quot;DDDD&quot;)" office:value-type="string" office:string-value="Samstag" calcext:value-type="string">
            <text:p>Samstag</text:p>
          </table:table-cell>
          <table:table-cell office:value-type="date" office:date-value="2026-12-12" calcext:value-type="date">
            <text:p>12.12.26</text:p>
          </table:table-cell>
          <table:table-cell table:number-columns-repeated="3"/>
          <table:table-cell table:formula="of:=([.D617]&lt;[.E616])+[.D617]-[.E6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6]); 0; IF([.E616]&gt;0.5; [.E616]; [.E6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7];&quot;DDDD&quot;)" office:value-type="string" office:string-value="Sonntag" calcext:value-type="string">
            <text:p>Sonntag</text:p>
          </table:table-cell>
          <table:table-cell office:value-type="date" office:date-value="2026-12-13" calcext:value-type="date">
            <text:p>13.12.26</text:p>
          </table:table-cell>
          <table:table-cell table:number-columns-repeated="3"/>
          <table:table-cell table:formula="of:=([.D618]&lt;[.E617])+[.D618]-[.E6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7]); 0; IF([.E617]&gt;0.5; [.E617]; [.E6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8];&quot;DDDD&quot;)" office:value-type="string" office:string-value="Montag" calcext:value-type="string">
            <text:p>Montag</text:p>
          </table:table-cell>
          <table:table-cell office:value-type="date" office:date-value="2026-12-14" calcext:value-type="date">
            <text:p>14.12.26</text:p>
          </table:table-cell>
          <table:table-cell table:number-columns-repeated="3"/>
          <table:table-cell table:formula="of:=([.D619]&lt;[.E618])+[.D619]-[.E6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8]); 0; IF([.E618]&gt;0.5; [.E618]; [.E6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19];&quot;DDDD&quot;)" office:value-type="string" office:string-value="Dienstag" calcext:value-type="string">
            <text:p>Dienstag</text:p>
          </table:table-cell>
          <table:table-cell office:value-type="date" office:date-value="2026-12-15" calcext:value-type="date">
            <text:p>15.12.26</text:p>
          </table:table-cell>
          <table:table-cell table:number-columns-repeated="3"/>
          <table:table-cell table:formula="of:=([.D620]&lt;[.E619])+[.D620]-[.E6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19]); 0; IF([.E619]&gt;0.5; [.E619]; [.E6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0];&quot;DDDD&quot;)" office:value-type="string" office:string-value="Mittwoch" calcext:value-type="string">
            <text:p>Mittwoch</text:p>
          </table:table-cell>
          <table:table-cell office:value-type="date" office:date-value="2026-12-16" calcext:value-type="date">
            <text:p>16.12.26</text:p>
          </table:table-cell>
          <table:table-cell table:number-columns-repeated="3"/>
          <table:table-cell table:formula="of:=([.D621]&lt;[.E620])+[.D621]-[.E6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0]); 0; IF([.E620]&gt;0.5; [.E620]; [.E6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1];&quot;DDDD&quot;)" office:value-type="string" office:string-value="Donnerstag" calcext:value-type="string">
            <text:p>Donnerstag</text:p>
          </table:table-cell>
          <table:table-cell office:value-type="date" office:date-value="2026-12-17" calcext:value-type="date">
            <text:p>17.12.26</text:p>
          </table:table-cell>
          <table:table-cell table:number-columns-repeated="3"/>
          <table:table-cell table:formula="of:=([.D622]&lt;[.E621])+[.D622]-[.E6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1]); 0; IF([.E621]&gt;0.5; [.E621]; [.E6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2];&quot;DDDD&quot;)" office:value-type="string" office:string-value="Freitag" calcext:value-type="string">
            <text:p>Freitag</text:p>
          </table:table-cell>
          <table:table-cell office:value-type="date" office:date-value="2026-12-18" calcext:value-type="date">
            <text:p>18.12.26</text:p>
          </table:table-cell>
          <table:table-cell table:number-columns-repeated="3"/>
          <table:table-cell table:formula="of:=([.D623]&lt;[.E622])+[.D623]-[.E6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2]); 0; IF([.E622]&gt;0.5; [.E622]; [.E6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3];&quot;DDDD&quot;)" office:value-type="string" office:string-value="Samstag" calcext:value-type="string">
            <text:p>Samstag</text:p>
          </table:table-cell>
          <table:table-cell office:value-type="date" office:date-value="2026-12-19" calcext:value-type="date">
            <text:p>19.12.26</text:p>
          </table:table-cell>
          <table:table-cell table:number-columns-repeated="3"/>
          <table:table-cell table:formula="of:=([.D624]&lt;[.E623])+[.D624]-[.E6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3]); 0; IF([.E623]&gt;0.5; [.E623]; [.E6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4];&quot;DDDD&quot;)" office:value-type="string" office:string-value="Sonntag" calcext:value-type="string">
            <text:p>Sonntag</text:p>
          </table:table-cell>
          <table:table-cell office:value-type="date" office:date-value="2026-12-20" calcext:value-type="date">
            <text:p>20.12.26</text:p>
          </table:table-cell>
          <table:table-cell table:number-columns-repeated="3"/>
          <table:table-cell table:formula="of:=([.D625]&lt;[.E624])+[.D625]-[.E6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4]); 0; IF([.E624]&gt;0.5; [.E624]; [.E6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5];&quot;DDDD&quot;)" office:value-type="string" office:string-value="Montag" calcext:value-type="string">
            <text:p>Montag</text:p>
          </table:table-cell>
          <table:table-cell office:value-type="date" office:date-value="2026-12-21" calcext:value-type="date">
            <text:p>21.12.26</text:p>
          </table:table-cell>
          <table:table-cell table:number-columns-repeated="3"/>
          <table:table-cell table:formula="of:=([.D626]&lt;[.E625])+[.D626]-[.E6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5]); 0; IF([.E625]&gt;0.5; [.E625]; [.E6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6];&quot;DDDD&quot;)" office:value-type="string" office:string-value="Dienstag" calcext:value-type="string">
            <text:p>Dienstag</text:p>
          </table:table-cell>
          <table:table-cell office:value-type="date" office:date-value="2026-12-22" calcext:value-type="date">
            <text:p>22.12.26</text:p>
          </table:table-cell>
          <table:table-cell table:number-columns-repeated="3"/>
          <table:table-cell table:formula="of:=([.D627]&lt;[.E626])+[.D627]-[.E6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6]); 0; IF([.E626]&gt;0.5; [.E626]; [.E6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7];&quot;DDDD&quot;)" office:value-type="string" office:string-value="Mittwoch" calcext:value-type="string">
            <text:p>Mittwoch</text:p>
          </table:table-cell>
          <table:table-cell office:value-type="date" office:date-value="2026-12-23" calcext:value-type="date">
            <text:p>23.12.26</text:p>
          </table:table-cell>
          <table:table-cell table:number-columns-repeated="3"/>
          <table:table-cell table:formula="of:=([.D628]&lt;[.E627])+[.D628]-[.E6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7]); 0; IF([.E627]&gt;0.5; [.E627]; [.E6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8];&quot;DDDD&quot;)" office:value-type="string" office:string-value="Donnerstag" calcext:value-type="string">
            <text:p>Donnerstag</text:p>
          </table:table-cell>
          <table:table-cell office:value-type="date" office:date-value="2026-12-24" calcext:value-type="date">
            <text:p>24.12.26</text:p>
          </table:table-cell>
          <table:table-cell table:number-columns-repeated="3"/>
          <table:table-cell table:formula="of:=([.D629]&lt;[.E628])+[.D629]-[.E6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8]); 0; IF([.E628]&gt;0.5; [.E628]; [.E6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29];&quot;DDDD&quot;)" office:value-type="string" office:string-value="Freitag" calcext:value-type="string">
            <text:p>Freitag</text:p>
          </table:table-cell>
          <table:table-cell office:value-type="date" office:date-value="2026-12-25" calcext:value-type="date">
            <text:p>25.12.26</text:p>
          </table:table-cell>
          <table:table-cell table:number-columns-repeated="3"/>
          <table:table-cell table:formula="of:=([.D630]&lt;[.E629])+[.D630]-[.E6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29]); 0; IF([.E629]&gt;0.5; [.E629]; [.E6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0];&quot;DDDD&quot;)" office:value-type="string" office:string-value="Samstag" calcext:value-type="string">
            <text:p>Samstag</text:p>
          </table:table-cell>
          <table:table-cell office:value-type="date" office:date-value="2026-12-26" calcext:value-type="date">
            <text:p>26.12.26</text:p>
          </table:table-cell>
          <table:table-cell table:number-columns-repeated="3"/>
          <table:table-cell table:formula="of:=([.D631]&lt;[.E630])+[.D631]-[.E6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0]); 0; IF([.E630]&gt;0.5; [.E630]; [.E6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1];&quot;DDDD&quot;)" office:value-type="string" office:string-value="Sonntag" calcext:value-type="string">
            <text:p>Sonntag</text:p>
          </table:table-cell>
          <table:table-cell office:value-type="date" office:date-value="2026-12-27" calcext:value-type="date">
            <text:p>27.12.26</text:p>
          </table:table-cell>
          <table:table-cell table:number-columns-repeated="3"/>
          <table:table-cell table:formula="of:=([.D632]&lt;[.E631])+[.D632]-[.E6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1]); 0; IF([.E631]&gt;0.5; [.E631]; [.E6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2];&quot;DDDD&quot;)" office:value-type="string" office:string-value="Montag" calcext:value-type="string">
            <text:p>Montag</text:p>
          </table:table-cell>
          <table:table-cell office:value-type="date" office:date-value="2026-12-28" calcext:value-type="date">
            <text:p>28.12.26</text:p>
          </table:table-cell>
          <table:table-cell table:number-columns-repeated="3"/>
          <table:table-cell table:formula="of:=([.D633]&lt;[.E632])+[.D633]-[.E6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2]); 0; IF([.E632]&gt;0.5; [.E632]; [.E6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3];&quot;DDDD&quot;)" office:value-type="string" office:string-value="Dienstag" calcext:value-type="string">
            <text:p>Dienstag</text:p>
          </table:table-cell>
          <table:table-cell office:value-type="date" office:date-value="2026-12-29" calcext:value-type="date">
            <text:p>29.12.26</text:p>
          </table:table-cell>
          <table:table-cell table:number-columns-repeated="3"/>
          <table:table-cell table:formula="of:=([.D634]&lt;[.E633])+[.D634]-[.E6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3]); 0; IF([.E633]&gt;0.5; [.E633]; [.E6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4];&quot;DDDD&quot;)" office:value-type="string" office:string-value="Mittwoch" calcext:value-type="string">
            <text:p>Mittwoch</text:p>
          </table:table-cell>
          <table:table-cell office:value-type="date" office:date-value="2026-12-30" calcext:value-type="date">
            <text:p>30.12.26</text:p>
          </table:table-cell>
          <table:table-cell table:number-columns-repeated="3"/>
          <table:table-cell table:formula="of:=([.D635]&lt;[.E634])+[.D635]-[.E6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4]); 0; IF([.E634]&gt;0.5; [.E634]; [.E6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5];&quot;DDDD&quot;)" office:value-type="string" office:string-value="Donnerstag" calcext:value-type="string">
            <text:p>Donnerstag</text:p>
          </table:table-cell>
          <table:table-cell office:value-type="date" office:date-value="2026-12-31" calcext:value-type="date">
            <text:p>31.12.26</text:p>
          </table:table-cell>
          <table:table-cell table:number-columns-repeated="3"/>
          <table:table-cell table:formula="of:=([.D636]&lt;[.E635])+[.D636]-[.E6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5]); 0; IF([.E635]&gt;0.5; [.E635]; [.E6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6];&quot;DDDD&quot;)" office:value-type="string" office:string-value="Freitag" calcext:value-type="string">
            <text:p>Freitag</text:p>
          </table:table-cell>
          <table:table-cell office:value-type="date" office:date-value="2027-01-01" calcext:value-type="date">
            <text:p>01.01.27</text:p>
          </table:table-cell>
          <table:table-cell table:number-columns-repeated="3"/>
          <table:table-cell table:formula="of:=([.D637]&lt;[.E636])+[.D637]-[.E6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6]); 0; IF([.E636]&gt;0.5; [.E636]; [.E6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7];&quot;DDDD&quot;)" office:value-type="string" office:string-value="Samstag" calcext:value-type="string">
            <text:p>Samstag</text:p>
          </table:table-cell>
          <table:table-cell office:value-type="date" office:date-value="2027-01-02" calcext:value-type="date">
            <text:p>02.01.27</text:p>
          </table:table-cell>
          <table:table-cell table:number-columns-repeated="3"/>
          <table:table-cell table:formula="of:=([.D638]&lt;[.E637])+[.D638]-[.E6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7]); 0; IF([.E637]&gt;0.5; [.E637]; [.E6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8];&quot;DDDD&quot;)" office:value-type="string" office:string-value="Sonntag" calcext:value-type="string">
            <text:p>Sonntag</text:p>
          </table:table-cell>
          <table:table-cell office:value-type="date" office:date-value="2027-01-03" calcext:value-type="date">
            <text:p>03.01.27</text:p>
          </table:table-cell>
          <table:table-cell table:number-columns-repeated="3"/>
          <table:table-cell table:formula="of:=([.D639]&lt;[.E638])+[.D639]-[.E6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8]); 0; IF([.E638]&gt;0.5; [.E638]; [.E6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39];&quot;DDDD&quot;)" office:value-type="string" office:string-value="Montag" calcext:value-type="string">
            <text:p>Montag</text:p>
          </table:table-cell>
          <table:table-cell office:value-type="date" office:date-value="2027-01-04" calcext:value-type="date">
            <text:p>04.01.27</text:p>
          </table:table-cell>
          <table:table-cell table:number-columns-repeated="3"/>
          <table:table-cell table:formula="of:=([.D640]&lt;[.E639])+[.D640]-[.E6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39]); 0; IF([.E639]&gt;0.5; [.E639]; [.E6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0];&quot;DDDD&quot;)" office:value-type="string" office:string-value="Dienstag" calcext:value-type="string">
            <text:p>Dienstag</text:p>
          </table:table-cell>
          <table:table-cell office:value-type="date" office:date-value="2027-01-05" calcext:value-type="date">
            <text:p>05.01.27</text:p>
          </table:table-cell>
          <table:table-cell table:number-columns-repeated="3"/>
          <table:table-cell table:formula="of:=([.D641]&lt;[.E640])+[.D641]-[.E6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0]); 0; IF([.E640]&gt;0.5; [.E640]; [.E6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1];&quot;DDDD&quot;)" office:value-type="string" office:string-value="Mittwoch" calcext:value-type="string">
            <text:p>Mittwoch</text:p>
          </table:table-cell>
          <table:table-cell office:value-type="date" office:date-value="2027-01-06" calcext:value-type="date">
            <text:p>06.01.27</text:p>
          </table:table-cell>
          <table:table-cell table:number-columns-repeated="3"/>
          <table:table-cell table:formula="of:=([.D642]&lt;[.E641])+[.D642]-[.E6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1]); 0; IF([.E641]&gt;0.5; [.E641]; [.E6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2];&quot;DDDD&quot;)" office:value-type="string" office:string-value="Donnerstag" calcext:value-type="string">
            <text:p>Donnerstag</text:p>
          </table:table-cell>
          <table:table-cell office:value-type="date" office:date-value="2027-01-07" calcext:value-type="date">
            <text:p>07.01.27</text:p>
          </table:table-cell>
          <table:table-cell table:number-columns-repeated="3"/>
          <table:table-cell table:formula="of:=([.D643]&lt;[.E642])+[.D643]-[.E6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2]); 0; IF([.E642]&gt;0.5; [.E642]; [.E6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3];&quot;DDDD&quot;)" office:value-type="string" office:string-value="Freitag" calcext:value-type="string">
            <text:p>Freitag</text:p>
          </table:table-cell>
          <table:table-cell office:value-type="date" office:date-value="2027-01-08" calcext:value-type="date">
            <text:p>08.01.27</text:p>
          </table:table-cell>
          <table:table-cell table:number-columns-repeated="3"/>
          <table:table-cell table:formula="of:=([.D644]&lt;[.E643])+[.D644]-[.E6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3]); 0; IF([.E643]&gt;0.5; [.E643]; [.E6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4];&quot;DDDD&quot;)" office:value-type="string" office:string-value="Samstag" calcext:value-type="string">
            <text:p>Samstag</text:p>
          </table:table-cell>
          <table:table-cell office:value-type="date" office:date-value="2027-01-09" calcext:value-type="date">
            <text:p>09.01.27</text:p>
          </table:table-cell>
          <table:table-cell table:number-columns-repeated="3"/>
          <table:table-cell table:formula="of:=([.D645]&lt;[.E644])+[.D645]-[.E6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4]); 0; IF([.E644]&gt;0.5; [.E644]; [.E6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5];&quot;DDDD&quot;)" office:value-type="string" office:string-value="Sonntag" calcext:value-type="string">
            <text:p>Sonntag</text:p>
          </table:table-cell>
          <table:table-cell office:value-type="date" office:date-value="2027-01-10" calcext:value-type="date">
            <text:p>10.01.27</text:p>
          </table:table-cell>
          <table:table-cell table:number-columns-repeated="3"/>
          <table:table-cell table:formula="of:=([.D646]&lt;[.E645])+[.D646]-[.E6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5]); 0; IF([.E645]&gt;0.5; [.E645]; [.E6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6];&quot;DDDD&quot;)" office:value-type="string" office:string-value="Montag" calcext:value-type="string">
            <text:p>Montag</text:p>
          </table:table-cell>
          <table:table-cell office:value-type="date" office:date-value="2027-01-11" calcext:value-type="date">
            <text:p>11.01.27</text:p>
          </table:table-cell>
          <table:table-cell table:number-columns-repeated="3"/>
          <table:table-cell table:formula="of:=([.D647]&lt;[.E646])+[.D647]-[.E6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6]); 0; IF([.E646]&gt;0.5; [.E646]; [.E6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7];&quot;DDDD&quot;)" office:value-type="string" office:string-value="Dienstag" calcext:value-type="string">
            <text:p>Dienstag</text:p>
          </table:table-cell>
          <table:table-cell office:value-type="date" office:date-value="2027-01-12" calcext:value-type="date">
            <text:p>12.01.27</text:p>
          </table:table-cell>
          <table:table-cell table:number-columns-repeated="3"/>
          <table:table-cell table:formula="of:=([.D648]&lt;[.E647])+[.D648]-[.E6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7]); 0; IF([.E647]&gt;0.5; [.E647]; [.E6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8];&quot;DDDD&quot;)" office:value-type="string" office:string-value="Mittwoch" calcext:value-type="string">
            <text:p>Mittwoch</text:p>
          </table:table-cell>
          <table:table-cell office:value-type="date" office:date-value="2027-01-13" calcext:value-type="date">
            <text:p>13.01.27</text:p>
          </table:table-cell>
          <table:table-cell table:number-columns-repeated="3"/>
          <table:table-cell table:formula="of:=([.D649]&lt;[.E648])+[.D649]-[.E6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8]); 0; IF([.E648]&gt;0.5; [.E648]; [.E6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49];&quot;DDDD&quot;)" office:value-type="string" office:string-value="Donnerstag" calcext:value-type="string">
            <text:p>Donnerstag</text:p>
          </table:table-cell>
          <table:table-cell office:value-type="date" office:date-value="2027-01-14" calcext:value-type="date">
            <text:p>14.01.27</text:p>
          </table:table-cell>
          <table:table-cell table:number-columns-repeated="3"/>
          <table:table-cell table:formula="of:=([.D650]&lt;[.E649])+[.D650]-[.E6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49]); 0; IF([.E649]&gt;0.5; [.E649]; [.E6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0];&quot;DDDD&quot;)" office:value-type="string" office:string-value="Freitag" calcext:value-type="string">
            <text:p>Freitag</text:p>
          </table:table-cell>
          <table:table-cell office:value-type="date" office:date-value="2027-01-15" calcext:value-type="date">
            <text:p>15.01.27</text:p>
          </table:table-cell>
          <table:table-cell table:number-columns-repeated="3"/>
          <table:table-cell table:formula="of:=([.D651]&lt;[.E650])+[.D651]-[.E6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0]); 0; IF([.E650]&gt;0.5; [.E650]; [.E6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1];&quot;DDDD&quot;)" office:value-type="string" office:string-value="Samstag" calcext:value-type="string">
            <text:p>Samstag</text:p>
          </table:table-cell>
          <table:table-cell office:value-type="date" office:date-value="2027-01-16" calcext:value-type="date">
            <text:p>16.01.27</text:p>
          </table:table-cell>
          <table:table-cell table:number-columns-repeated="3"/>
          <table:table-cell table:formula="of:=([.D652]&lt;[.E651])+[.D652]-[.E6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1]); 0; IF([.E651]&gt;0.5; [.E651]; [.E6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2];&quot;DDDD&quot;)" office:value-type="string" office:string-value="Sonntag" calcext:value-type="string">
            <text:p>Sonntag</text:p>
          </table:table-cell>
          <table:table-cell office:value-type="date" office:date-value="2027-01-17" calcext:value-type="date">
            <text:p>17.01.27</text:p>
          </table:table-cell>
          <table:table-cell table:number-columns-repeated="3"/>
          <table:table-cell table:formula="of:=([.D653]&lt;[.E652])+[.D653]-[.E6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2]); 0; IF([.E652]&gt;0.5; [.E652]; [.E6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3];&quot;DDDD&quot;)" office:value-type="string" office:string-value="Montag" calcext:value-type="string">
            <text:p>Montag</text:p>
          </table:table-cell>
          <table:table-cell office:value-type="date" office:date-value="2027-01-18" calcext:value-type="date">
            <text:p>18.01.27</text:p>
          </table:table-cell>
          <table:table-cell table:number-columns-repeated="3"/>
          <table:table-cell table:formula="of:=([.D654]&lt;[.E653])+[.D654]-[.E6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3]); 0; IF([.E653]&gt;0.5; [.E653]; [.E6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4];&quot;DDDD&quot;)" office:value-type="string" office:string-value="Dienstag" calcext:value-type="string">
            <text:p>Dienstag</text:p>
          </table:table-cell>
          <table:table-cell office:value-type="date" office:date-value="2027-01-19" calcext:value-type="date">
            <text:p>19.01.27</text:p>
          </table:table-cell>
          <table:table-cell table:number-columns-repeated="3"/>
          <table:table-cell table:formula="of:=([.D655]&lt;[.E654])+[.D655]-[.E6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4]); 0; IF([.E654]&gt;0.5; [.E654]; [.E6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5];&quot;DDDD&quot;)" office:value-type="string" office:string-value="Mittwoch" calcext:value-type="string">
            <text:p>Mittwoch</text:p>
          </table:table-cell>
          <table:table-cell office:value-type="date" office:date-value="2027-01-20" calcext:value-type="date">
            <text:p>20.01.27</text:p>
          </table:table-cell>
          <table:table-cell table:number-columns-repeated="3"/>
          <table:table-cell table:formula="of:=([.D656]&lt;[.E655])+[.D656]-[.E6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5]); 0; IF([.E655]&gt;0.5; [.E655]; [.E6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6];&quot;DDDD&quot;)" office:value-type="string" office:string-value="Donnerstag" calcext:value-type="string">
            <text:p>Donnerstag</text:p>
          </table:table-cell>
          <table:table-cell office:value-type="date" office:date-value="2027-01-21" calcext:value-type="date">
            <text:p>21.01.27</text:p>
          </table:table-cell>
          <table:table-cell table:number-columns-repeated="3"/>
          <table:table-cell table:formula="of:=([.D657]&lt;[.E656])+[.D657]-[.E6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6]); 0; IF([.E656]&gt;0.5; [.E656]; [.E6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7];&quot;DDDD&quot;)" office:value-type="string" office:string-value="Freitag" calcext:value-type="string">
            <text:p>Freitag</text:p>
          </table:table-cell>
          <table:table-cell office:value-type="date" office:date-value="2027-01-22" calcext:value-type="date">
            <text:p>22.01.27</text:p>
          </table:table-cell>
          <table:table-cell table:number-columns-repeated="3"/>
          <table:table-cell table:formula="of:=([.D658]&lt;[.E657])+[.D658]-[.E6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7]); 0; IF([.E657]&gt;0.5; [.E657]; [.E6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8];&quot;DDDD&quot;)" office:value-type="string" office:string-value="Samstag" calcext:value-type="string">
            <text:p>Samstag</text:p>
          </table:table-cell>
          <table:table-cell office:value-type="date" office:date-value="2027-01-23" calcext:value-type="date">
            <text:p>23.01.27</text:p>
          </table:table-cell>
          <table:table-cell table:number-columns-repeated="3"/>
          <table:table-cell table:formula="of:=([.D659]&lt;[.E658])+[.D659]-[.E6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8]); 0; IF([.E658]&gt;0.5; [.E658]; [.E6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59];&quot;DDDD&quot;)" office:value-type="string" office:string-value="Sonntag" calcext:value-type="string">
            <text:p>Sonntag</text:p>
          </table:table-cell>
          <table:table-cell office:value-type="date" office:date-value="2027-01-24" calcext:value-type="date">
            <text:p>24.01.27</text:p>
          </table:table-cell>
          <table:table-cell table:number-columns-repeated="3"/>
          <table:table-cell table:formula="of:=([.D660]&lt;[.E659])+[.D660]-[.E6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59]); 0; IF([.E659]&gt;0.5; [.E659]; [.E6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0];&quot;DDDD&quot;)" office:value-type="string" office:string-value="Montag" calcext:value-type="string">
            <text:p>Montag</text:p>
          </table:table-cell>
          <table:table-cell office:value-type="date" office:date-value="2027-01-25" calcext:value-type="date">
            <text:p>25.01.27</text:p>
          </table:table-cell>
          <table:table-cell table:number-columns-repeated="3"/>
          <table:table-cell table:formula="of:=([.D661]&lt;[.E660])+[.D661]-[.E6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0]); 0; IF([.E660]&gt;0.5; [.E660]; [.E6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1];&quot;DDDD&quot;)" office:value-type="string" office:string-value="Dienstag" calcext:value-type="string">
            <text:p>Dienstag</text:p>
          </table:table-cell>
          <table:table-cell office:value-type="date" office:date-value="2027-01-26" calcext:value-type="date">
            <text:p>26.01.27</text:p>
          </table:table-cell>
          <table:table-cell table:number-columns-repeated="3"/>
          <table:table-cell table:formula="of:=([.D662]&lt;[.E661])+[.D662]-[.E6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1]); 0; IF([.E661]&gt;0.5; [.E661]; [.E6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2];&quot;DDDD&quot;)" office:value-type="string" office:string-value="Mittwoch" calcext:value-type="string">
            <text:p>Mittwoch</text:p>
          </table:table-cell>
          <table:table-cell office:value-type="date" office:date-value="2027-01-27" calcext:value-type="date">
            <text:p>27.01.27</text:p>
          </table:table-cell>
          <table:table-cell table:number-columns-repeated="3"/>
          <table:table-cell table:formula="of:=([.D663]&lt;[.E662])+[.D663]-[.E6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2]); 0; IF([.E662]&gt;0.5; [.E662]; [.E6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3];&quot;DDDD&quot;)" office:value-type="string" office:string-value="Donnerstag" calcext:value-type="string">
            <text:p>Donnerstag</text:p>
          </table:table-cell>
          <table:table-cell office:value-type="date" office:date-value="2027-01-28" calcext:value-type="date">
            <text:p>28.01.27</text:p>
          </table:table-cell>
          <table:table-cell table:number-columns-repeated="3"/>
          <table:table-cell table:formula="of:=([.D664]&lt;[.E663])+[.D664]-[.E6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3]); 0; IF([.E663]&gt;0.5; [.E663]; [.E6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4];&quot;DDDD&quot;)" office:value-type="string" office:string-value="Freitag" calcext:value-type="string">
            <text:p>Freitag</text:p>
          </table:table-cell>
          <table:table-cell office:value-type="date" office:date-value="2027-01-29" calcext:value-type="date">
            <text:p>29.01.27</text:p>
          </table:table-cell>
          <table:table-cell table:number-columns-repeated="3"/>
          <table:table-cell table:formula="of:=([.D665]&lt;[.E664])+[.D665]-[.E6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4]); 0; IF([.E664]&gt;0.5; [.E664]; [.E6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5];&quot;DDDD&quot;)" office:value-type="string" office:string-value="Samstag" calcext:value-type="string">
            <text:p>Samstag</text:p>
          </table:table-cell>
          <table:table-cell office:value-type="date" office:date-value="2027-01-30" calcext:value-type="date">
            <text:p>30.01.27</text:p>
          </table:table-cell>
          <table:table-cell table:number-columns-repeated="3"/>
          <table:table-cell table:formula="of:=([.D666]&lt;[.E665])+[.D666]-[.E6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5]); 0; IF([.E665]&gt;0.5; [.E665]; [.E6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6];&quot;DDDD&quot;)" office:value-type="string" office:string-value="Sonntag" calcext:value-type="string">
            <text:p>Sonntag</text:p>
          </table:table-cell>
          <table:table-cell office:value-type="date" office:date-value="2027-01-31" calcext:value-type="date">
            <text:p>31.01.27</text:p>
          </table:table-cell>
          <table:table-cell table:number-columns-repeated="3"/>
          <table:table-cell table:formula="of:=([.D667]&lt;[.E666])+[.D667]-[.E6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6]); 0; IF([.E666]&gt;0.5; [.E666]; [.E6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7];&quot;DDDD&quot;)" office:value-type="string" office:string-value="Montag" calcext:value-type="string">
            <text:p>Montag</text:p>
          </table:table-cell>
          <table:table-cell office:value-type="date" office:date-value="2027-02-01" calcext:value-type="date">
            <text:p>01.02.27</text:p>
          </table:table-cell>
          <table:table-cell table:number-columns-repeated="3"/>
          <table:table-cell table:formula="of:=([.D668]&lt;[.E667])+[.D668]-[.E6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7]); 0; IF([.E667]&gt;0.5; [.E667]; [.E6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8];&quot;DDDD&quot;)" office:value-type="string" office:string-value="Dienstag" calcext:value-type="string">
            <text:p>Dienstag</text:p>
          </table:table-cell>
          <table:table-cell office:value-type="date" office:date-value="2027-02-02" calcext:value-type="date">
            <text:p>02.02.27</text:p>
          </table:table-cell>
          <table:table-cell table:number-columns-repeated="3"/>
          <table:table-cell table:formula="of:=([.D669]&lt;[.E668])+[.D669]-[.E6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8]); 0; IF([.E668]&gt;0.5; [.E668]; [.E6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69];&quot;DDDD&quot;)" office:value-type="string" office:string-value="Mittwoch" calcext:value-type="string">
            <text:p>Mittwoch</text:p>
          </table:table-cell>
          <table:table-cell office:value-type="date" office:date-value="2027-02-03" calcext:value-type="date">
            <text:p>03.02.27</text:p>
          </table:table-cell>
          <table:table-cell table:number-columns-repeated="3"/>
          <table:table-cell table:formula="of:=([.D670]&lt;[.E669])+[.D670]-[.E6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69]); 0; IF([.E669]&gt;0.5; [.E669]; [.E6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0];&quot;DDDD&quot;)" office:value-type="string" office:string-value="Donnerstag" calcext:value-type="string">
            <text:p>Donnerstag</text:p>
          </table:table-cell>
          <table:table-cell office:value-type="date" office:date-value="2027-02-04" calcext:value-type="date">
            <text:p>04.02.27</text:p>
          </table:table-cell>
          <table:table-cell table:number-columns-repeated="3"/>
          <table:table-cell table:formula="of:=([.D671]&lt;[.E670])+[.D671]-[.E6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0]); 0; IF([.E670]&gt;0.5; [.E670]; [.E6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1];&quot;DDDD&quot;)" office:value-type="string" office:string-value="Freitag" calcext:value-type="string">
            <text:p>Freitag</text:p>
          </table:table-cell>
          <table:table-cell office:value-type="date" office:date-value="2027-02-05" calcext:value-type="date">
            <text:p>05.02.27</text:p>
          </table:table-cell>
          <table:table-cell table:number-columns-repeated="3"/>
          <table:table-cell table:formula="of:=([.D672]&lt;[.E671])+[.D672]-[.E6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1]); 0; IF([.E671]&gt;0.5; [.E671]; [.E6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2];&quot;DDDD&quot;)" office:value-type="string" office:string-value="Samstag" calcext:value-type="string">
            <text:p>Samstag</text:p>
          </table:table-cell>
          <table:table-cell office:value-type="date" office:date-value="2027-02-06" calcext:value-type="date">
            <text:p>06.02.27</text:p>
          </table:table-cell>
          <table:table-cell table:number-columns-repeated="3"/>
          <table:table-cell table:formula="of:=([.D673]&lt;[.E672])+[.D673]-[.E6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2]); 0; IF([.E672]&gt;0.5; [.E672]; [.E6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3];&quot;DDDD&quot;)" office:value-type="string" office:string-value="Sonntag" calcext:value-type="string">
            <text:p>Sonntag</text:p>
          </table:table-cell>
          <table:table-cell office:value-type="date" office:date-value="2027-02-07" calcext:value-type="date">
            <text:p>07.02.27</text:p>
          </table:table-cell>
          <table:table-cell table:number-columns-repeated="3"/>
          <table:table-cell table:formula="of:=([.D674]&lt;[.E673])+[.D674]-[.E6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3]); 0; IF([.E673]&gt;0.5; [.E673]; [.E6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4];&quot;DDDD&quot;)" office:value-type="string" office:string-value="Montag" calcext:value-type="string">
            <text:p>Montag</text:p>
          </table:table-cell>
          <table:table-cell office:value-type="date" office:date-value="2027-02-08" calcext:value-type="date">
            <text:p>08.02.27</text:p>
          </table:table-cell>
          <table:table-cell table:number-columns-repeated="3"/>
          <table:table-cell table:formula="of:=([.D675]&lt;[.E674])+[.D675]-[.E6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4]); 0; IF([.E674]&gt;0.5; [.E674]; [.E6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5];&quot;DDDD&quot;)" office:value-type="string" office:string-value="Dienstag" calcext:value-type="string">
            <text:p>Dienstag</text:p>
          </table:table-cell>
          <table:table-cell office:value-type="date" office:date-value="2027-02-09" calcext:value-type="date">
            <text:p>09.02.27</text:p>
          </table:table-cell>
          <table:table-cell table:number-columns-repeated="3"/>
          <table:table-cell table:formula="of:=([.D676]&lt;[.E675])+[.D676]-[.E6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5]); 0; IF([.E675]&gt;0.5; [.E675]; [.E6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6];&quot;DDDD&quot;)" office:value-type="string" office:string-value="Mittwoch" calcext:value-type="string">
            <text:p>Mittwoch</text:p>
          </table:table-cell>
          <table:table-cell office:value-type="date" office:date-value="2027-02-10" calcext:value-type="date">
            <text:p>10.02.27</text:p>
          </table:table-cell>
          <table:table-cell table:number-columns-repeated="3"/>
          <table:table-cell table:formula="of:=([.D677]&lt;[.E676])+[.D677]-[.E6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6]); 0; IF([.E676]&gt;0.5; [.E676]; [.E6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7];&quot;DDDD&quot;)" office:value-type="string" office:string-value="Donnerstag" calcext:value-type="string">
            <text:p>Donnerstag</text:p>
          </table:table-cell>
          <table:table-cell office:value-type="date" office:date-value="2027-02-11" calcext:value-type="date">
            <text:p>11.02.27</text:p>
          </table:table-cell>
          <table:table-cell table:number-columns-repeated="3"/>
          <table:table-cell table:formula="of:=([.D678]&lt;[.E677])+[.D678]-[.E6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7]); 0; IF([.E677]&gt;0.5; [.E677]; [.E6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8];&quot;DDDD&quot;)" office:value-type="string" office:string-value="Freitag" calcext:value-type="string">
            <text:p>Freitag</text:p>
          </table:table-cell>
          <table:table-cell office:value-type="date" office:date-value="2027-02-12" calcext:value-type="date">
            <text:p>12.02.27</text:p>
          </table:table-cell>
          <table:table-cell table:number-columns-repeated="3"/>
          <table:table-cell table:formula="of:=([.D679]&lt;[.E678])+[.D679]-[.E6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8]); 0; IF([.E678]&gt;0.5; [.E678]; [.E6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79];&quot;DDDD&quot;)" office:value-type="string" office:string-value="Samstag" calcext:value-type="string">
            <text:p>Samstag</text:p>
          </table:table-cell>
          <table:table-cell office:value-type="date" office:date-value="2027-02-13" calcext:value-type="date">
            <text:p>13.02.27</text:p>
          </table:table-cell>
          <table:table-cell table:number-columns-repeated="3"/>
          <table:table-cell table:formula="of:=([.D680]&lt;[.E679])+[.D680]-[.E6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79]); 0; IF([.E679]&gt;0.5; [.E679]; [.E6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0];&quot;DDDD&quot;)" office:value-type="string" office:string-value="Sonntag" calcext:value-type="string">
            <text:p>Sonntag</text:p>
          </table:table-cell>
          <table:table-cell office:value-type="date" office:date-value="2027-02-14" calcext:value-type="date">
            <text:p>14.02.27</text:p>
          </table:table-cell>
          <table:table-cell table:number-columns-repeated="3"/>
          <table:table-cell table:formula="of:=([.D681]&lt;[.E680])+[.D681]-[.E6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0]); 0; IF([.E680]&gt;0.5; [.E680]; [.E6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1];&quot;DDDD&quot;)" office:value-type="string" office:string-value="Montag" calcext:value-type="string">
            <text:p>Montag</text:p>
          </table:table-cell>
          <table:table-cell office:value-type="date" office:date-value="2027-02-15" calcext:value-type="date">
            <text:p>15.02.27</text:p>
          </table:table-cell>
          <table:table-cell table:number-columns-repeated="3"/>
          <table:table-cell table:formula="of:=([.D682]&lt;[.E681])+[.D682]-[.E6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1]); 0; IF([.E681]&gt;0.5; [.E681]; [.E6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2];&quot;DDDD&quot;)" office:value-type="string" office:string-value="Dienstag" calcext:value-type="string">
            <text:p>Dienstag</text:p>
          </table:table-cell>
          <table:table-cell office:value-type="date" office:date-value="2027-02-16" calcext:value-type="date">
            <text:p>16.02.27</text:p>
          </table:table-cell>
          <table:table-cell table:number-columns-repeated="3"/>
          <table:table-cell table:formula="of:=([.D683]&lt;[.E682])+[.D683]-[.E68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2]); 0; IF([.E682]&gt;0.5; [.E682]; [.E68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3];&quot;DDDD&quot;)" office:value-type="string" office:string-value="Mittwoch" calcext:value-type="string">
            <text:p>Mittwoch</text:p>
          </table:table-cell>
          <table:table-cell office:value-type="date" office:date-value="2027-02-17" calcext:value-type="date">
            <text:p>17.02.27</text:p>
          </table:table-cell>
          <table:table-cell table:number-columns-repeated="3"/>
          <table:table-cell table:formula="of:=([.D684]&lt;[.E683])+[.D684]-[.E68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3]); 0; IF([.E683]&gt;0.5; [.E683]; [.E68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4];&quot;DDDD&quot;)" office:value-type="string" office:string-value="Donnerstag" calcext:value-type="string">
            <text:p>Donnerstag</text:p>
          </table:table-cell>
          <table:table-cell office:value-type="date" office:date-value="2027-02-18" calcext:value-type="date">
            <text:p>18.02.27</text:p>
          </table:table-cell>
          <table:table-cell table:number-columns-repeated="3"/>
          <table:table-cell table:formula="of:=([.D685]&lt;[.E684])+[.D685]-[.E68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4]); 0; IF([.E684]&gt;0.5; [.E684]; [.E68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5];&quot;DDDD&quot;)" office:value-type="string" office:string-value="Freitag" calcext:value-type="string">
            <text:p>Freitag</text:p>
          </table:table-cell>
          <table:table-cell office:value-type="date" office:date-value="2027-02-19" calcext:value-type="date">
            <text:p>19.02.27</text:p>
          </table:table-cell>
          <table:table-cell table:number-columns-repeated="3"/>
          <table:table-cell table:formula="of:=([.D686]&lt;[.E685])+[.D686]-[.E68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5]); 0; IF([.E685]&gt;0.5; [.E685]; [.E68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6];&quot;DDDD&quot;)" office:value-type="string" office:string-value="Samstag" calcext:value-type="string">
            <text:p>Samstag</text:p>
          </table:table-cell>
          <table:table-cell office:value-type="date" office:date-value="2027-02-20" calcext:value-type="date">
            <text:p>20.02.27</text:p>
          </table:table-cell>
          <table:table-cell table:number-columns-repeated="3"/>
          <table:table-cell table:formula="of:=([.D687]&lt;[.E686])+[.D687]-[.E68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6]); 0; IF([.E686]&gt;0.5; [.E686]; [.E68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7];&quot;DDDD&quot;)" office:value-type="string" office:string-value="Sonntag" calcext:value-type="string">
            <text:p>Sonntag</text:p>
          </table:table-cell>
          <table:table-cell office:value-type="date" office:date-value="2027-02-21" calcext:value-type="date">
            <text:p>21.02.27</text:p>
          </table:table-cell>
          <table:table-cell table:number-columns-repeated="3"/>
          <table:table-cell table:formula="of:=([.D688]&lt;[.E687])+[.D688]-[.E68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7]); 0; IF([.E687]&gt;0.5; [.E687]; [.E68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8];&quot;DDDD&quot;)" office:value-type="string" office:string-value="Montag" calcext:value-type="string">
            <text:p>Montag</text:p>
          </table:table-cell>
          <table:table-cell office:value-type="date" office:date-value="2027-02-22" calcext:value-type="date">
            <text:p>22.02.27</text:p>
          </table:table-cell>
          <table:table-cell table:number-columns-repeated="3"/>
          <table:table-cell table:formula="of:=([.D689]&lt;[.E688])+[.D689]-[.E68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8]); 0; IF([.E688]&gt;0.5; [.E688]; [.E68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89];&quot;DDDD&quot;)" office:value-type="string" office:string-value="Dienstag" calcext:value-type="string">
            <text:p>Dienstag</text:p>
          </table:table-cell>
          <table:table-cell office:value-type="date" office:date-value="2027-02-23" calcext:value-type="date">
            <text:p>23.02.27</text:p>
          </table:table-cell>
          <table:table-cell table:number-columns-repeated="3"/>
          <table:table-cell table:formula="of:=([.D690]&lt;[.E689])+[.D690]-[.E68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89]); 0; IF([.E689]&gt;0.5; [.E689]; [.E68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0];&quot;DDDD&quot;)" office:value-type="string" office:string-value="Mittwoch" calcext:value-type="string">
            <text:p>Mittwoch</text:p>
          </table:table-cell>
          <table:table-cell office:value-type="date" office:date-value="2027-02-24" calcext:value-type="date">
            <text:p>24.02.27</text:p>
          </table:table-cell>
          <table:table-cell table:number-columns-repeated="3"/>
          <table:table-cell table:formula="of:=([.D691]&lt;[.E690])+[.D691]-[.E69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0]); 0; IF([.E690]&gt;0.5; [.E690]; [.E69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1];&quot;DDDD&quot;)" office:value-type="string" office:string-value="Donnerstag" calcext:value-type="string">
            <text:p>Donnerstag</text:p>
          </table:table-cell>
          <table:table-cell office:value-type="date" office:date-value="2027-02-25" calcext:value-type="date">
            <text:p>25.02.27</text:p>
          </table:table-cell>
          <table:table-cell table:number-columns-repeated="3"/>
          <table:table-cell table:formula="of:=([.D692]&lt;[.E691])+[.D692]-[.E69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1]); 0; IF([.E691]&gt;0.5; [.E691]; [.E69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2];&quot;DDDD&quot;)" office:value-type="string" office:string-value="Freitag" calcext:value-type="string">
            <text:p>Freitag</text:p>
          </table:table-cell>
          <table:table-cell office:value-type="date" office:date-value="2027-02-26" calcext:value-type="date">
            <text:p>26.02.27</text:p>
          </table:table-cell>
          <table:table-cell table:number-columns-repeated="3"/>
          <table:table-cell table:formula="of:=([.D693]&lt;[.E692])+[.D693]-[.E69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2]); 0; IF([.E692]&gt;0.5; [.E692]; [.E69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3];&quot;DDDD&quot;)" office:value-type="string" office:string-value="Samstag" calcext:value-type="string">
            <text:p>Samstag</text:p>
          </table:table-cell>
          <table:table-cell office:value-type="date" office:date-value="2027-02-27" calcext:value-type="date">
            <text:p>27.02.27</text:p>
          </table:table-cell>
          <table:table-cell table:number-columns-repeated="3"/>
          <table:table-cell table:formula="of:=([.D694]&lt;[.E693])+[.D694]-[.E69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3]); 0; IF([.E693]&gt;0.5; [.E693]; [.E69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4];&quot;DDDD&quot;)" office:value-type="string" office:string-value="Sonntag" calcext:value-type="string">
            <text:p>Sonntag</text:p>
          </table:table-cell>
          <table:table-cell office:value-type="date" office:date-value="2027-02-28" calcext:value-type="date">
            <text:p>28.02.27</text:p>
          </table:table-cell>
          <table:table-cell table:number-columns-repeated="3"/>
          <table:table-cell table:formula="of:=([.D695]&lt;[.E694])+[.D695]-[.E69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4]); 0; IF([.E694]&gt;0.5; [.E694]; [.E69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5];&quot;DDDD&quot;)" office:value-type="string" office:string-value="Montag" calcext:value-type="string">
            <text:p>Montag</text:p>
          </table:table-cell>
          <table:table-cell office:value-type="date" office:date-value="2027-03-01" calcext:value-type="date">
            <text:p>01.03.27</text:p>
          </table:table-cell>
          <table:table-cell table:number-columns-repeated="3"/>
          <table:table-cell table:formula="of:=([.D696]&lt;[.E695])+[.D696]-[.E69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5]); 0; IF([.E695]&gt;0.5; [.E695]; [.E69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6];&quot;DDDD&quot;)" office:value-type="string" office:string-value="Dienstag" calcext:value-type="string">
            <text:p>Dienstag</text:p>
          </table:table-cell>
          <table:table-cell office:value-type="date" office:date-value="2027-03-02" calcext:value-type="date">
            <text:p>02.03.27</text:p>
          </table:table-cell>
          <table:table-cell table:number-columns-repeated="3"/>
          <table:table-cell table:formula="of:=([.D697]&lt;[.E696])+[.D697]-[.E69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6]); 0; IF([.E696]&gt;0.5; [.E696]; [.E69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7];&quot;DDDD&quot;)" office:value-type="string" office:string-value="Mittwoch" calcext:value-type="string">
            <text:p>Mittwoch</text:p>
          </table:table-cell>
          <table:table-cell office:value-type="date" office:date-value="2027-03-03" calcext:value-type="date">
            <text:p>03.03.27</text:p>
          </table:table-cell>
          <table:table-cell table:number-columns-repeated="3"/>
          <table:table-cell table:formula="of:=([.D698]&lt;[.E697])+[.D698]-[.E69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7]); 0; IF([.E697]&gt;0.5; [.E697]; [.E69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8];&quot;DDDD&quot;)" office:value-type="string" office:string-value="Donnerstag" calcext:value-type="string">
            <text:p>Donnerstag</text:p>
          </table:table-cell>
          <table:table-cell office:value-type="date" office:date-value="2027-03-04" calcext:value-type="date">
            <text:p>04.03.27</text:p>
          </table:table-cell>
          <table:table-cell table:number-columns-repeated="3"/>
          <table:table-cell table:formula="of:=([.D699]&lt;[.E698])+[.D699]-[.E69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8]); 0; IF([.E698]&gt;0.5; [.E698]; [.E69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699];&quot;DDDD&quot;)" office:value-type="string" office:string-value="Freitag" calcext:value-type="string">
            <text:p>Freitag</text:p>
          </table:table-cell>
          <table:table-cell office:value-type="date" office:date-value="2027-03-05" calcext:value-type="date">
            <text:p>05.03.27</text:p>
          </table:table-cell>
          <table:table-cell table:number-columns-repeated="3"/>
          <table:table-cell table:formula="of:=([.D700]&lt;[.E699])+[.D700]-[.E69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699]); 0; IF([.E699]&gt;0.5; [.E699]; [.E69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0];&quot;DDDD&quot;)" office:value-type="string" office:string-value="Samstag" calcext:value-type="string">
            <text:p>Samstag</text:p>
          </table:table-cell>
          <table:table-cell office:value-type="date" office:date-value="2027-03-06" calcext:value-type="date">
            <text:p>06.03.27</text:p>
          </table:table-cell>
          <table:table-cell table:number-columns-repeated="3"/>
          <table:table-cell table:formula="of:=([.D701]&lt;[.E700])+[.D701]-[.E70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0]); 0; IF([.E700]&gt;0.5; [.E700]; [.E70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1];&quot;DDDD&quot;)" office:value-type="string" office:string-value="Sonntag" calcext:value-type="string">
            <text:p>Sonntag</text:p>
          </table:table-cell>
          <table:table-cell office:value-type="date" office:date-value="2027-03-07" calcext:value-type="date">
            <text:p>07.03.27</text:p>
          </table:table-cell>
          <table:table-cell table:number-columns-repeated="3"/>
          <table:table-cell table:formula="of:=([.D702]&lt;[.E701])+[.D702]-[.E70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1]); 0; IF([.E701]&gt;0.5; [.E701]; [.E70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2];&quot;DDDD&quot;)" office:value-type="string" office:string-value="Montag" calcext:value-type="string">
            <text:p>Montag</text:p>
          </table:table-cell>
          <table:table-cell office:value-type="date" office:date-value="2027-03-08" calcext:value-type="date">
            <text:p>08.03.27</text:p>
          </table:table-cell>
          <table:table-cell table:number-columns-repeated="3"/>
          <table:table-cell table:formula="of:=([.D703]&lt;[.E702])+[.D703]-[.E70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2]); 0; IF([.E702]&gt;0.5; [.E702]; [.E70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3];&quot;DDDD&quot;)" office:value-type="string" office:string-value="Dienstag" calcext:value-type="string">
            <text:p>Dienstag</text:p>
          </table:table-cell>
          <table:table-cell office:value-type="date" office:date-value="2027-03-09" calcext:value-type="date">
            <text:p>09.03.27</text:p>
          </table:table-cell>
          <table:table-cell table:number-columns-repeated="3"/>
          <table:table-cell table:formula="of:=([.D704]&lt;[.E703])+[.D704]-[.E70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3]); 0; IF([.E703]&gt;0.5; [.E703]; [.E70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4];&quot;DDDD&quot;)" office:value-type="string" office:string-value="Mittwoch" calcext:value-type="string">
            <text:p>Mittwoch</text:p>
          </table:table-cell>
          <table:table-cell office:value-type="date" office:date-value="2027-03-10" calcext:value-type="date">
            <text:p>10.03.27</text:p>
          </table:table-cell>
          <table:table-cell table:number-columns-repeated="3"/>
          <table:table-cell table:formula="of:=([.D705]&lt;[.E704])+[.D705]-[.E70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4]); 0; IF([.E704]&gt;0.5; [.E704]; [.E70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5];&quot;DDDD&quot;)" office:value-type="string" office:string-value="Donnerstag" calcext:value-type="string">
            <text:p>Donnerstag</text:p>
          </table:table-cell>
          <table:table-cell office:value-type="date" office:date-value="2027-03-11" calcext:value-type="date">
            <text:p>11.03.27</text:p>
          </table:table-cell>
          <table:table-cell table:number-columns-repeated="3"/>
          <table:table-cell table:formula="of:=([.D706]&lt;[.E705])+[.D706]-[.E70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5]); 0; IF([.E705]&gt;0.5; [.E705]; [.E70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6];&quot;DDDD&quot;)" office:value-type="string" office:string-value="Freitag" calcext:value-type="string">
            <text:p>Freitag</text:p>
          </table:table-cell>
          <table:table-cell office:value-type="date" office:date-value="2027-03-12" calcext:value-type="date">
            <text:p>12.03.27</text:p>
          </table:table-cell>
          <table:table-cell table:number-columns-repeated="3"/>
          <table:table-cell table:formula="of:=([.D707]&lt;[.E706])+[.D707]-[.E70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6]); 0; IF([.E706]&gt;0.5; [.E706]; [.E70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7];&quot;DDDD&quot;)" office:value-type="string" office:string-value="Samstag" calcext:value-type="string">
            <text:p>Samstag</text:p>
          </table:table-cell>
          <table:table-cell office:value-type="date" office:date-value="2027-03-13" calcext:value-type="date">
            <text:p>13.03.27</text:p>
          </table:table-cell>
          <table:table-cell table:number-columns-repeated="3"/>
          <table:table-cell table:formula="of:=([.D708]&lt;[.E707])+[.D708]-[.E70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7]); 0; IF([.E707]&gt;0.5; [.E707]; [.E70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8];&quot;DDDD&quot;)" office:value-type="string" office:string-value="Sonntag" calcext:value-type="string">
            <text:p>Sonntag</text:p>
          </table:table-cell>
          <table:table-cell office:value-type="date" office:date-value="2027-03-14" calcext:value-type="date">
            <text:p>14.03.27</text:p>
          </table:table-cell>
          <table:table-cell table:number-columns-repeated="3"/>
          <table:table-cell table:formula="of:=([.D709]&lt;[.E708])+[.D709]-[.E70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8]); 0; IF([.E708]&gt;0.5; [.E708]; [.E70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09];&quot;DDDD&quot;)" office:value-type="string" office:string-value="Montag" calcext:value-type="string">
            <text:p>Montag</text:p>
          </table:table-cell>
          <table:table-cell office:value-type="date" office:date-value="2027-03-15" calcext:value-type="date">
            <text:p>15.03.27</text:p>
          </table:table-cell>
          <table:table-cell table:number-columns-repeated="3"/>
          <table:table-cell table:formula="of:=([.D710]&lt;[.E709])+[.D710]-[.E70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09]); 0; IF([.E709]&gt;0.5; [.E709]; [.E70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0];&quot;DDDD&quot;)" office:value-type="string" office:string-value="Dienstag" calcext:value-type="string">
            <text:p>Dienstag</text:p>
          </table:table-cell>
          <table:table-cell office:value-type="date" office:date-value="2027-03-16" calcext:value-type="date">
            <text:p>16.03.27</text:p>
          </table:table-cell>
          <table:table-cell table:number-columns-repeated="3"/>
          <table:table-cell table:formula="of:=([.D711]&lt;[.E710])+[.D711]-[.E7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0]); 0; IF([.E710]&gt;0.5; [.E710]; [.E7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1];&quot;DDDD&quot;)" office:value-type="string" office:string-value="Mittwoch" calcext:value-type="string">
            <text:p>Mittwoch</text:p>
          </table:table-cell>
          <table:table-cell office:value-type="date" office:date-value="2027-03-17" calcext:value-type="date">
            <text:p>17.03.27</text:p>
          </table:table-cell>
          <table:table-cell table:number-columns-repeated="3"/>
          <table:table-cell table:formula="of:=([.D712]&lt;[.E711])+[.D712]-[.E7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1]); 0; IF([.E711]&gt;0.5; [.E711]; [.E7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2];&quot;DDDD&quot;)" office:value-type="string" office:string-value="Donnerstag" calcext:value-type="string">
            <text:p>Donnerstag</text:p>
          </table:table-cell>
          <table:table-cell office:value-type="date" office:date-value="2027-03-18" calcext:value-type="date">
            <text:p>18.03.27</text:p>
          </table:table-cell>
          <table:table-cell table:number-columns-repeated="3"/>
          <table:table-cell table:formula="of:=([.D713]&lt;[.E712])+[.D713]-[.E7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2]); 0; IF([.E712]&gt;0.5; [.E712]; [.E7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3];&quot;DDDD&quot;)" office:value-type="string" office:string-value="Freitag" calcext:value-type="string">
            <text:p>Freitag</text:p>
          </table:table-cell>
          <table:table-cell office:value-type="date" office:date-value="2027-03-19" calcext:value-type="date">
            <text:p>19.03.27</text:p>
          </table:table-cell>
          <table:table-cell table:number-columns-repeated="3"/>
          <table:table-cell table:formula="of:=([.D714]&lt;[.E713])+[.D714]-[.E7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3]); 0; IF([.E713]&gt;0.5; [.E713]; [.E7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4];&quot;DDDD&quot;)" office:value-type="string" office:string-value="Samstag" calcext:value-type="string">
            <text:p>Samstag</text:p>
          </table:table-cell>
          <table:table-cell office:value-type="date" office:date-value="2027-03-20" calcext:value-type="date">
            <text:p>20.03.27</text:p>
          </table:table-cell>
          <table:table-cell table:number-columns-repeated="3"/>
          <table:table-cell table:formula="of:=([.D715]&lt;[.E714])+[.D715]-[.E7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4]); 0; IF([.E714]&gt;0.5; [.E714]; [.E7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5];&quot;DDDD&quot;)" office:value-type="string" office:string-value="Sonntag" calcext:value-type="string">
            <text:p>Sonntag</text:p>
          </table:table-cell>
          <table:table-cell office:value-type="date" office:date-value="2027-03-21" calcext:value-type="date">
            <text:p>21.03.27</text:p>
          </table:table-cell>
          <table:table-cell table:number-columns-repeated="3"/>
          <table:table-cell table:formula="of:=([.D716]&lt;[.E715])+[.D716]-[.E7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5]); 0; IF([.E715]&gt;0.5; [.E715]; [.E7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6];&quot;DDDD&quot;)" office:value-type="string" office:string-value="Montag" calcext:value-type="string">
            <text:p>Montag</text:p>
          </table:table-cell>
          <table:table-cell office:value-type="date" office:date-value="2027-03-22" calcext:value-type="date">
            <text:p>22.03.27</text:p>
          </table:table-cell>
          <table:table-cell table:number-columns-repeated="3"/>
          <table:table-cell table:formula="of:=([.D717]&lt;[.E716])+[.D717]-[.E7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6]); 0; IF([.E716]&gt;0.5; [.E716]; [.E7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7];&quot;DDDD&quot;)" office:value-type="string" office:string-value="Dienstag" calcext:value-type="string">
            <text:p>Dienstag</text:p>
          </table:table-cell>
          <table:table-cell office:value-type="date" office:date-value="2027-03-23" calcext:value-type="date">
            <text:p>23.03.27</text:p>
          </table:table-cell>
          <table:table-cell table:number-columns-repeated="3"/>
          <table:table-cell table:formula="of:=([.D718]&lt;[.E717])+[.D718]-[.E7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7]); 0; IF([.E717]&gt;0.5; [.E717]; [.E7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8];&quot;DDDD&quot;)" office:value-type="string" office:string-value="Mittwoch" calcext:value-type="string">
            <text:p>Mittwoch</text:p>
          </table:table-cell>
          <table:table-cell office:value-type="date" office:date-value="2027-03-24" calcext:value-type="date">
            <text:p>24.03.27</text:p>
          </table:table-cell>
          <table:table-cell table:number-columns-repeated="3"/>
          <table:table-cell table:formula="of:=([.D719]&lt;[.E718])+[.D719]-[.E7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8]); 0; IF([.E718]&gt;0.5; [.E718]; [.E7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19];&quot;DDDD&quot;)" office:value-type="string" office:string-value="Donnerstag" calcext:value-type="string">
            <text:p>Donnerstag</text:p>
          </table:table-cell>
          <table:table-cell office:value-type="date" office:date-value="2027-03-25" calcext:value-type="date">
            <text:p>25.03.27</text:p>
          </table:table-cell>
          <table:table-cell table:number-columns-repeated="3"/>
          <table:table-cell table:formula="of:=([.D720]&lt;[.E719])+[.D720]-[.E7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19]); 0; IF([.E719]&gt;0.5; [.E719]; [.E7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0];&quot;DDDD&quot;)" office:value-type="string" office:string-value="Freitag" calcext:value-type="string">
            <text:p>Freitag</text:p>
          </table:table-cell>
          <table:table-cell office:value-type="date" office:date-value="2027-03-26" calcext:value-type="date">
            <text:p>26.03.27</text:p>
          </table:table-cell>
          <table:table-cell table:number-columns-repeated="3"/>
          <table:table-cell table:formula="of:=([.D721]&lt;[.E720])+[.D721]-[.E7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0]); 0; IF([.E720]&gt;0.5; [.E720]; [.E7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1];&quot;DDDD&quot;)" office:value-type="string" office:string-value="Samstag" calcext:value-type="string">
            <text:p>Samstag</text:p>
          </table:table-cell>
          <table:table-cell office:value-type="date" office:date-value="2027-03-27" calcext:value-type="date">
            <text:p>27.03.27</text:p>
          </table:table-cell>
          <table:table-cell table:number-columns-repeated="3"/>
          <table:table-cell table:formula="of:=([.D722]&lt;[.E721])+[.D722]-[.E7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1]); 0; IF([.E721]&gt;0.5; [.E721]; [.E7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2];&quot;DDDD&quot;)" office:value-type="string" office:string-value="Sonntag" calcext:value-type="string">
            <text:p>Sonntag</text:p>
          </table:table-cell>
          <table:table-cell office:value-type="date" office:date-value="2027-03-28" calcext:value-type="date">
            <text:p>28.03.27</text:p>
          </table:table-cell>
          <table:table-cell table:number-columns-repeated="3"/>
          <table:table-cell table:formula="of:=([.D723]&lt;[.E722])+[.D723]-[.E7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2]); 0; IF([.E722]&gt;0.5; [.E722]; [.E7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3];&quot;DDDD&quot;)" office:value-type="string" office:string-value="Montag" calcext:value-type="string">
            <text:p>Montag</text:p>
          </table:table-cell>
          <table:table-cell office:value-type="date" office:date-value="2027-03-29" calcext:value-type="date">
            <text:p>29.03.27</text:p>
          </table:table-cell>
          <table:table-cell table:number-columns-repeated="3"/>
          <table:table-cell table:formula="of:=([.D724]&lt;[.E723])+[.D724]-[.E7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3]); 0; IF([.E723]&gt;0.5; [.E723]; [.E7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4];&quot;DDDD&quot;)" office:value-type="string" office:string-value="Dienstag" calcext:value-type="string">
            <text:p>Dienstag</text:p>
          </table:table-cell>
          <table:table-cell office:value-type="date" office:date-value="2027-03-30" calcext:value-type="date">
            <text:p>30.03.27</text:p>
          </table:table-cell>
          <table:table-cell table:number-columns-repeated="3"/>
          <table:table-cell table:formula="of:=([.D725]&lt;[.E724])+[.D725]-[.E7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4]); 0; IF([.E724]&gt;0.5; [.E724]; [.E7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5];&quot;DDDD&quot;)" office:value-type="string" office:string-value="Mittwoch" calcext:value-type="string">
            <text:p>Mittwoch</text:p>
          </table:table-cell>
          <table:table-cell office:value-type="date" office:date-value="2027-03-31" calcext:value-type="date">
            <text:p>31.03.27</text:p>
          </table:table-cell>
          <table:table-cell table:number-columns-repeated="3"/>
          <table:table-cell table:formula="of:=([.D726]&lt;[.E725])+[.D726]-[.E7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5]); 0; IF([.E725]&gt;0.5; [.E725]; [.E7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6];&quot;DDDD&quot;)" office:value-type="string" office:string-value="Donnerstag" calcext:value-type="string">
            <text:p>Donnerstag</text:p>
          </table:table-cell>
          <table:table-cell office:value-type="date" office:date-value="2027-04-01" calcext:value-type="date">
            <text:p>01.04.27</text:p>
          </table:table-cell>
          <table:table-cell table:number-columns-repeated="3"/>
          <table:table-cell table:formula="of:=([.D727]&lt;[.E726])+[.D727]-[.E7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6]); 0; IF([.E726]&gt;0.5; [.E726]; [.E7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7];&quot;DDDD&quot;)" office:value-type="string" office:string-value="Freitag" calcext:value-type="string">
            <text:p>Freitag</text:p>
          </table:table-cell>
          <table:table-cell office:value-type="date" office:date-value="2027-04-02" calcext:value-type="date">
            <text:p>02.04.27</text:p>
          </table:table-cell>
          <table:table-cell table:number-columns-repeated="3"/>
          <table:table-cell table:formula="of:=([.D728]&lt;[.E727])+[.D728]-[.E7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7]); 0; IF([.E727]&gt;0.5; [.E727]; [.E7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8];&quot;DDDD&quot;)" office:value-type="string" office:string-value="Samstag" calcext:value-type="string">
            <text:p>Samstag</text:p>
          </table:table-cell>
          <table:table-cell office:value-type="date" office:date-value="2027-04-03" calcext:value-type="date">
            <text:p>03.04.27</text:p>
          </table:table-cell>
          <table:table-cell table:number-columns-repeated="3"/>
          <table:table-cell table:formula="of:=([.D729]&lt;[.E728])+[.D729]-[.E7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8]); 0; IF([.E728]&gt;0.5; [.E728]; [.E7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29];&quot;DDDD&quot;)" office:value-type="string" office:string-value="Sonntag" calcext:value-type="string">
            <text:p>Sonntag</text:p>
          </table:table-cell>
          <table:table-cell office:value-type="date" office:date-value="2027-04-04" calcext:value-type="date">
            <text:p>04.04.27</text:p>
          </table:table-cell>
          <table:table-cell table:number-columns-repeated="3"/>
          <table:table-cell table:formula="of:=([.D730]&lt;[.E729])+[.D730]-[.E7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29]); 0; IF([.E729]&gt;0.5; [.E729]; [.E7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0];&quot;DDDD&quot;)" office:value-type="string" office:string-value="Montag" calcext:value-type="string">
            <text:p>Montag</text:p>
          </table:table-cell>
          <table:table-cell office:value-type="date" office:date-value="2027-04-05" calcext:value-type="date">
            <text:p>05.04.27</text:p>
          </table:table-cell>
          <table:table-cell table:number-columns-repeated="3"/>
          <table:table-cell table:formula="of:=([.D731]&lt;[.E730])+[.D731]-[.E7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0]); 0; IF([.E730]&gt;0.5; [.E730]; [.E7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1];&quot;DDDD&quot;)" office:value-type="string" office:string-value="Dienstag" calcext:value-type="string">
            <text:p>Dienstag</text:p>
          </table:table-cell>
          <table:table-cell office:value-type="date" office:date-value="2027-04-06" calcext:value-type="date">
            <text:p>06.04.27</text:p>
          </table:table-cell>
          <table:table-cell table:number-columns-repeated="3"/>
          <table:table-cell table:formula="of:=([.D732]&lt;[.E731])+[.D732]-[.E7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1]); 0; IF([.E731]&gt;0.5; [.E731]; [.E7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2];&quot;DDDD&quot;)" office:value-type="string" office:string-value="Mittwoch" calcext:value-type="string">
            <text:p>Mittwoch</text:p>
          </table:table-cell>
          <table:table-cell office:value-type="date" office:date-value="2027-04-07" calcext:value-type="date">
            <text:p>07.04.27</text:p>
          </table:table-cell>
          <table:table-cell table:number-columns-repeated="3"/>
          <table:table-cell table:formula="of:=([.D733]&lt;[.E732])+[.D733]-[.E7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2]); 0; IF([.E732]&gt;0.5; [.E732]; [.E7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3];&quot;DDDD&quot;)" office:value-type="string" office:string-value="Donnerstag" calcext:value-type="string">
            <text:p>Donnerstag</text:p>
          </table:table-cell>
          <table:table-cell office:value-type="date" office:date-value="2027-04-08" calcext:value-type="date">
            <text:p>08.04.27</text:p>
          </table:table-cell>
          <table:table-cell table:number-columns-repeated="3"/>
          <table:table-cell table:formula="of:=([.D734]&lt;[.E733])+[.D734]-[.E7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3]); 0; IF([.E733]&gt;0.5; [.E733]; [.E7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4];&quot;DDDD&quot;)" office:value-type="string" office:string-value="Freitag" calcext:value-type="string">
            <text:p>Freitag</text:p>
          </table:table-cell>
          <table:table-cell office:value-type="date" office:date-value="2027-04-09" calcext:value-type="date">
            <text:p>09.04.27</text:p>
          </table:table-cell>
          <table:table-cell table:number-columns-repeated="3"/>
          <table:table-cell table:formula="of:=([.D735]&lt;[.E734])+[.D735]-[.E7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4]); 0; IF([.E734]&gt;0.5; [.E734]; [.E7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5];&quot;DDDD&quot;)" office:value-type="string" office:string-value="Samstag" calcext:value-type="string">
            <text:p>Samstag</text:p>
          </table:table-cell>
          <table:table-cell office:value-type="date" office:date-value="2027-04-10" calcext:value-type="date">
            <text:p>10.04.27</text:p>
          </table:table-cell>
          <table:table-cell table:number-columns-repeated="3"/>
          <table:table-cell table:formula="of:=([.D736]&lt;[.E735])+[.D736]-[.E7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5]); 0; IF([.E735]&gt;0.5; [.E735]; [.E7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6];&quot;DDDD&quot;)" office:value-type="string" office:string-value="Sonntag" calcext:value-type="string">
            <text:p>Sonntag</text:p>
          </table:table-cell>
          <table:table-cell office:value-type="date" office:date-value="2027-04-11" calcext:value-type="date">
            <text:p>11.04.27</text:p>
          </table:table-cell>
          <table:table-cell table:number-columns-repeated="3"/>
          <table:table-cell table:formula="of:=([.D737]&lt;[.E736])+[.D737]-[.E7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6]); 0; IF([.E736]&gt;0.5; [.E736]; [.E7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7];&quot;DDDD&quot;)" office:value-type="string" office:string-value="Montag" calcext:value-type="string">
            <text:p>Montag</text:p>
          </table:table-cell>
          <table:table-cell office:value-type="date" office:date-value="2027-04-12" calcext:value-type="date">
            <text:p>12.04.27</text:p>
          </table:table-cell>
          <table:table-cell table:number-columns-repeated="3"/>
          <table:table-cell table:formula="of:=([.D738]&lt;[.E737])+[.D738]-[.E7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7]); 0; IF([.E737]&gt;0.5; [.E737]; [.E7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8];&quot;DDDD&quot;)" office:value-type="string" office:string-value="Dienstag" calcext:value-type="string">
            <text:p>Dienstag</text:p>
          </table:table-cell>
          <table:table-cell office:value-type="date" office:date-value="2027-04-13" calcext:value-type="date">
            <text:p>13.04.27</text:p>
          </table:table-cell>
          <table:table-cell table:number-columns-repeated="3"/>
          <table:table-cell table:formula="of:=([.D739]&lt;[.E738])+[.D739]-[.E7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8]); 0; IF([.E738]&gt;0.5; [.E738]; [.E7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39];&quot;DDDD&quot;)" office:value-type="string" office:string-value="Mittwoch" calcext:value-type="string">
            <text:p>Mittwoch</text:p>
          </table:table-cell>
          <table:table-cell office:value-type="date" office:date-value="2027-04-14" calcext:value-type="date">
            <text:p>14.04.27</text:p>
          </table:table-cell>
          <table:table-cell table:number-columns-repeated="3"/>
          <table:table-cell table:formula="of:=([.D740]&lt;[.E739])+[.D740]-[.E7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39]); 0; IF([.E739]&gt;0.5; [.E739]; [.E7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0];&quot;DDDD&quot;)" office:value-type="string" office:string-value="Donnerstag" calcext:value-type="string">
            <text:p>Donnerstag</text:p>
          </table:table-cell>
          <table:table-cell office:value-type="date" office:date-value="2027-04-15" calcext:value-type="date">
            <text:p>15.04.27</text:p>
          </table:table-cell>
          <table:table-cell table:number-columns-repeated="3"/>
          <table:table-cell table:formula="of:=([.D741]&lt;[.E740])+[.D741]-[.E7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0]); 0; IF([.E740]&gt;0.5; [.E740]; [.E7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1];&quot;DDDD&quot;)" office:value-type="string" office:string-value="Freitag" calcext:value-type="string">
            <text:p>Freitag</text:p>
          </table:table-cell>
          <table:table-cell office:value-type="date" office:date-value="2027-04-16" calcext:value-type="date">
            <text:p>16.04.27</text:p>
          </table:table-cell>
          <table:table-cell table:number-columns-repeated="3"/>
          <table:table-cell table:formula="of:=([.D742]&lt;[.E741])+[.D742]-[.E7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1]); 0; IF([.E741]&gt;0.5; [.E741]; [.E7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2];&quot;DDDD&quot;)" office:value-type="string" office:string-value="Samstag" calcext:value-type="string">
            <text:p>Samstag</text:p>
          </table:table-cell>
          <table:table-cell office:value-type="date" office:date-value="2027-04-17" calcext:value-type="date">
            <text:p>17.04.27</text:p>
          </table:table-cell>
          <table:table-cell table:number-columns-repeated="3"/>
          <table:table-cell table:formula="of:=([.D743]&lt;[.E742])+[.D743]-[.E7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2]); 0; IF([.E742]&gt;0.5; [.E742]; [.E7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3];&quot;DDDD&quot;)" office:value-type="string" office:string-value="Sonntag" calcext:value-type="string">
            <text:p>Sonntag</text:p>
          </table:table-cell>
          <table:table-cell office:value-type="date" office:date-value="2027-04-18" calcext:value-type="date">
            <text:p>18.04.27</text:p>
          </table:table-cell>
          <table:table-cell table:number-columns-repeated="3"/>
          <table:table-cell table:formula="of:=([.D744]&lt;[.E743])+[.D744]-[.E7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3]); 0; IF([.E743]&gt;0.5; [.E743]; [.E7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4];&quot;DDDD&quot;)" office:value-type="string" office:string-value="Montag" calcext:value-type="string">
            <text:p>Montag</text:p>
          </table:table-cell>
          <table:table-cell office:value-type="date" office:date-value="2027-04-19" calcext:value-type="date">
            <text:p>19.04.27</text:p>
          </table:table-cell>
          <table:table-cell table:number-columns-repeated="3"/>
          <table:table-cell table:formula="of:=([.D745]&lt;[.E744])+[.D745]-[.E7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4]); 0; IF([.E744]&gt;0.5; [.E744]; [.E7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5];&quot;DDDD&quot;)" office:value-type="string" office:string-value="Dienstag" calcext:value-type="string">
            <text:p>Dienstag</text:p>
          </table:table-cell>
          <table:table-cell office:value-type="date" office:date-value="2027-04-20" calcext:value-type="date">
            <text:p>20.04.27</text:p>
          </table:table-cell>
          <table:table-cell table:number-columns-repeated="3"/>
          <table:table-cell table:formula="of:=([.D746]&lt;[.E745])+[.D746]-[.E7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5]); 0; IF([.E745]&gt;0.5; [.E745]; [.E7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6];&quot;DDDD&quot;)" office:value-type="string" office:string-value="Mittwoch" calcext:value-type="string">
            <text:p>Mittwoch</text:p>
          </table:table-cell>
          <table:table-cell office:value-type="date" office:date-value="2027-04-21" calcext:value-type="date">
            <text:p>21.04.27</text:p>
          </table:table-cell>
          <table:table-cell table:number-columns-repeated="3"/>
          <table:table-cell table:formula="of:=([.D747]&lt;[.E746])+[.D747]-[.E7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6]); 0; IF([.E746]&gt;0.5; [.E746]; [.E7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7];&quot;DDDD&quot;)" office:value-type="string" office:string-value="Donnerstag" calcext:value-type="string">
            <text:p>Donnerstag</text:p>
          </table:table-cell>
          <table:table-cell office:value-type="date" office:date-value="2027-04-22" calcext:value-type="date">
            <text:p>22.04.27</text:p>
          </table:table-cell>
          <table:table-cell table:number-columns-repeated="3"/>
          <table:table-cell table:formula="of:=([.D748]&lt;[.E747])+[.D748]-[.E7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7]); 0; IF([.E747]&gt;0.5; [.E747]; [.E7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8];&quot;DDDD&quot;)" office:value-type="string" office:string-value="Freitag" calcext:value-type="string">
            <text:p>Freitag</text:p>
          </table:table-cell>
          <table:table-cell office:value-type="date" office:date-value="2027-04-23" calcext:value-type="date">
            <text:p>23.04.27</text:p>
          </table:table-cell>
          <table:table-cell table:number-columns-repeated="3"/>
          <table:table-cell table:formula="of:=([.D749]&lt;[.E748])+[.D749]-[.E7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8]); 0; IF([.E748]&gt;0.5; [.E748]; [.E7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49];&quot;DDDD&quot;)" office:value-type="string" office:string-value="Samstag" calcext:value-type="string">
            <text:p>Samstag</text:p>
          </table:table-cell>
          <table:table-cell office:value-type="date" office:date-value="2027-04-24" calcext:value-type="date">
            <text:p>24.04.27</text:p>
          </table:table-cell>
          <table:table-cell table:number-columns-repeated="3"/>
          <table:table-cell table:formula="of:=([.D750]&lt;[.E749])+[.D750]-[.E7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49]); 0; IF([.E749]&gt;0.5; [.E749]; [.E7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0];&quot;DDDD&quot;)" office:value-type="string" office:string-value="Sonntag" calcext:value-type="string">
            <text:p>Sonntag</text:p>
          </table:table-cell>
          <table:table-cell office:value-type="date" office:date-value="2027-04-25" calcext:value-type="date">
            <text:p>25.04.27</text:p>
          </table:table-cell>
          <table:table-cell table:number-columns-repeated="3"/>
          <table:table-cell table:formula="of:=([.D751]&lt;[.E750])+[.D751]-[.E7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0]); 0; IF([.E750]&gt;0.5; [.E750]; [.E7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1];&quot;DDDD&quot;)" office:value-type="string" office:string-value="Montag" calcext:value-type="string">
            <text:p>Montag</text:p>
          </table:table-cell>
          <table:table-cell office:value-type="date" office:date-value="2027-04-26" calcext:value-type="date">
            <text:p>26.04.27</text:p>
          </table:table-cell>
          <table:table-cell table:number-columns-repeated="3"/>
          <table:table-cell table:formula="of:=([.D752]&lt;[.E751])+[.D752]-[.E7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1]); 0; IF([.E751]&gt;0.5; [.E751]; [.E7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2];&quot;DDDD&quot;)" office:value-type="string" office:string-value="Dienstag" calcext:value-type="string">
            <text:p>Dienstag</text:p>
          </table:table-cell>
          <table:table-cell office:value-type="date" office:date-value="2027-04-27" calcext:value-type="date">
            <text:p>27.04.27</text:p>
          </table:table-cell>
          <table:table-cell table:number-columns-repeated="3"/>
          <table:table-cell table:formula="of:=([.D753]&lt;[.E752])+[.D753]-[.E7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2]); 0; IF([.E752]&gt;0.5; [.E752]; [.E7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3];&quot;DDDD&quot;)" office:value-type="string" office:string-value="Mittwoch" calcext:value-type="string">
            <text:p>Mittwoch</text:p>
          </table:table-cell>
          <table:table-cell office:value-type="date" office:date-value="2027-04-28" calcext:value-type="date">
            <text:p>28.04.27</text:p>
          </table:table-cell>
          <table:table-cell table:number-columns-repeated="3"/>
          <table:table-cell table:formula="of:=([.D754]&lt;[.E753])+[.D754]-[.E7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3]); 0; IF([.E753]&gt;0.5; [.E753]; [.E7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4];&quot;DDDD&quot;)" office:value-type="string" office:string-value="Donnerstag" calcext:value-type="string">
            <text:p>Donnerstag</text:p>
          </table:table-cell>
          <table:table-cell office:value-type="date" office:date-value="2027-04-29" calcext:value-type="date">
            <text:p>29.04.27</text:p>
          </table:table-cell>
          <table:table-cell table:number-columns-repeated="3"/>
          <table:table-cell table:formula="of:=([.D755]&lt;[.E754])+[.D755]-[.E7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4]); 0; IF([.E754]&gt;0.5; [.E754]; [.E7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5];&quot;DDDD&quot;)" office:value-type="string" office:string-value="Freitag" calcext:value-type="string">
            <text:p>Freitag</text:p>
          </table:table-cell>
          <table:table-cell office:value-type="date" office:date-value="2027-04-30" calcext:value-type="date">
            <text:p>30.04.27</text:p>
          </table:table-cell>
          <table:table-cell table:number-columns-repeated="3"/>
          <table:table-cell table:formula="of:=([.D756]&lt;[.E755])+[.D756]-[.E7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5]); 0; IF([.E755]&gt;0.5; [.E755]; [.E7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6];&quot;DDDD&quot;)" office:value-type="string" office:string-value="Samstag" calcext:value-type="string">
            <text:p>Samstag</text:p>
          </table:table-cell>
          <table:table-cell office:value-type="date" office:date-value="2027-05-01" calcext:value-type="date">
            <text:p>01.05.27</text:p>
          </table:table-cell>
          <table:table-cell table:number-columns-repeated="3"/>
          <table:table-cell table:formula="of:=([.D757]&lt;[.E756])+[.D757]-[.E7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6]); 0; IF([.E756]&gt;0.5; [.E756]; [.E7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7];&quot;DDDD&quot;)" office:value-type="string" office:string-value="Sonntag" calcext:value-type="string">
            <text:p>Sonntag</text:p>
          </table:table-cell>
          <table:table-cell office:value-type="date" office:date-value="2027-05-02" calcext:value-type="date">
            <text:p>02.05.27</text:p>
          </table:table-cell>
          <table:table-cell table:number-columns-repeated="3"/>
          <table:table-cell table:formula="of:=([.D758]&lt;[.E757])+[.D758]-[.E7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7]); 0; IF([.E757]&gt;0.5; [.E757]; [.E7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8];&quot;DDDD&quot;)" office:value-type="string" office:string-value="Montag" calcext:value-type="string">
            <text:p>Montag</text:p>
          </table:table-cell>
          <table:table-cell office:value-type="date" office:date-value="2027-05-03" calcext:value-type="date">
            <text:p>03.05.27</text:p>
          </table:table-cell>
          <table:table-cell table:number-columns-repeated="3"/>
          <table:table-cell table:formula="of:=([.D759]&lt;[.E758])+[.D759]-[.E7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8]); 0; IF([.E758]&gt;0.5; [.E758]; [.E7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59];&quot;DDDD&quot;)" office:value-type="string" office:string-value="Dienstag" calcext:value-type="string">
            <text:p>Dienstag</text:p>
          </table:table-cell>
          <table:table-cell office:value-type="date" office:date-value="2027-05-04" calcext:value-type="date">
            <text:p>04.05.27</text:p>
          </table:table-cell>
          <table:table-cell table:number-columns-repeated="3"/>
          <table:table-cell table:formula="of:=([.D760]&lt;[.E759])+[.D760]-[.E7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59]); 0; IF([.E759]&gt;0.5; [.E759]; [.E7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0];&quot;DDDD&quot;)" office:value-type="string" office:string-value="Mittwoch" calcext:value-type="string">
            <text:p>Mittwoch</text:p>
          </table:table-cell>
          <table:table-cell office:value-type="date" office:date-value="2027-05-05" calcext:value-type="date">
            <text:p>05.05.27</text:p>
          </table:table-cell>
          <table:table-cell table:number-columns-repeated="3"/>
          <table:table-cell table:formula="of:=([.D761]&lt;[.E760])+[.D761]-[.E7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0]); 0; IF([.E760]&gt;0.5; [.E760]; [.E7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1];&quot;DDDD&quot;)" office:value-type="string" office:string-value="Donnerstag" calcext:value-type="string">
            <text:p>Donnerstag</text:p>
          </table:table-cell>
          <table:table-cell office:value-type="date" office:date-value="2027-05-06" calcext:value-type="date">
            <text:p>06.05.27</text:p>
          </table:table-cell>
          <table:table-cell table:number-columns-repeated="3"/>
          <table:table-cell table:formula="of:=([.D762]&lt;[.E761])+[.D762]-[.E7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1]); 0; IF([.E761]&gt;0.5; [.E761]; [.E7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2];&quot;DDDD&quot;)" office:value-type="string" office:string-value="Freitag" calcext:value-type="string">
            <text:p>Freitag</text:p>
          </table:table-cell>
          <table:table-cell office:value-type="date" office:date-value="2027-05-07" calcext:value-type="date">
            <text:p>07.05.27</text:p>
          </table:table-cell>
          <table:table-cell table:number-columns-repeated="3"/>
          <table:table-cell table:formula="of:=([.D763]&lt;[.E762])+[.D763]-[.E7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2]); 0; IF([.E762]&gt;0.5; [.E762]; [.E7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3];&quot;DDDD&quot;)" office:value-type="string" office:string-value="Samstag" calcext:value-type="string">
            <text:p>Samstag</text:p>
          </table:table-cell>
          <table:table-cell office:value-type="date" office:date-value="2027-05-08" calcext:value-type="date">
            <text:p>08.05.27</text:p>
          </table:table-cell>
          <table:table-cell table:number-columns-repeated="3"/>
          <table:table-cell table:formula="of:=([.D764]&lt;[.E763])+[.D764]-[.E7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3]); 0; IF([.E763]&gt;0.5; [.E763]; [.E7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4];&quot;DDDD&quot;)" office:value-type="string" office:string-value="Sonntag" calcext:value-type="string">
            <text:p>Sonntag</text:p>
          </table:table-cell>
          <table:table-cell office:value-type="date" office:date-value="2027-05-09" calcext:value-type="date">
            <text:p>09.05.27</text:p>
          </table:table-cell>
          <table:table-cell table:number-columns-repeated="3"/>
          <table:table-cell table:formula="of:=([.D765]&lt;[.E764])+[.D765]-[.E7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4]); 0; IF([.E764]&gt;0.5; [.E764]; [.E7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5];&quot;DDDD&quot;)" office:value-type="string" office:string-value="Montag" calcext:value-type="string">
            <text:p>Montag</text:p>
          </table:table-cell>
          <table:table-cell office:value-type="date" office:date-value="2027-05-10" calcext:value-type="date">
            <text:p>10.05.27</text:p>
          </table:table-cell>
          <table:table-cell table:number-columns-repeated="3"/>
          <table:table-cell table:formula="of:=([.D766]&lt;[.E765])+[.D766]-[.E7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5]); 0; IF([.E765]&gt;0.5; [.E765]; [.E7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6];&quot;DDDD&quot;)" office:value-type="string" office:string-value="Dienstag" calcext:value-type="string">
            <text:p>Dienstag</text:p>
          </table:table-cell>
          <table:table-cell office:value-type="date" office:date-value="2027-05-11" calcext:value-type="date">
            <text:p>11.05.27</text:p>
          </table:table-cell>
          <table:table-cell table:number-columns-repeated="3"/>
          <table:table-cell table:formula="of:=([.D767]&lt;[.E766])+[.D767]-[.E7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6]); 0; IF([.E766]&gt;0.5; [.E766]; [.E7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7];&quot;DDDD&quot;)" office:value-type="string" office:string-value="Mittwoch" calcext:value-type="string">
            <text:p>Mittwoch</text:p>
          </table:table-cell>
          <table:table-cell office:value-type="date" office:date-value="2027-05-12" calcext:value-type="date">
            <text:p>12.05.27</text:p>
          </table:table-cell>
          <table:table-cell table:number-columns-repeated="3"/>
          <table:table-cell table:formula="of:=([.D768]&lt;[.E767])+[.D768]-[.E7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7]); 0; IF([.E767]&gt;0.5; [.E767]; [.E7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8];&quot;DDDD&quot;)" office:value-type="string" office:string-value="Donnerstag" calcext:value-type="string">
            <text:p>Donnerstag</text:p>
          </table:table-cell>
          <table:table-cell office:value-type="date" office:date-value="2027-05-13" calcext:value-type="date">
            <text:p>13.05.27</text:p>
          </table:table-cell>
          <table:table-cell table:number-columns-repeated="3"/>
          <table:table-cell table:formula="of:=([.D769]&lt;[.E768])+[.D769]-[.E7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8]); 0; IF([.E768]&gt;0.5; [.E768]; [.E7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69];&quot;DDDD&quot;)" office:value-type="string" office:string-value="Freitag" calcext:value-type="string">
            <text:p>Freitag</text:p>
          </table:table-cell>
          <table:table-cell office:value-type="date" office:date-value="2027-05-14" calcext:value-type="date">
            <text:p>14.05.27</text:p>
          </table:table-cell>
          <table:table-cell table:number-columns-repeated="3"/>
          <table:table-cell table:formula="of:=([.D770]&lt;[.E769])+[.D770]-[.E7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69]); 0; IF([.E769]&gt;0.5; [.E769]; [.E7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0];&quot;DDDD&quot;)" office:value-type="string" office:string-value="Samstag" calcext:value-type="string">
            <text:p>Samstag</text:p>
          </table:table-cell>
          <table:table-cell office:value-type="date" office:date-value="2027-05-15" calcext:value-type="date">
            <text:p>15.05.27</text:p>
          </table:table-cell>
          <table:table-cell table:number-columns-repeated="3"/>
          <table:table-cell table:formula="of:=([.D771]&lt;[.E770])+[.D771]-[.E7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0]); 0; IF([.E770]&gt;0.5; [.E770]; [.E7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1];&quot;DDDD&quot;)" office:value-type="string" office:string-value="Sonntag" calcext:value-type="string">
            <text:p>Sonntag</text:p>
          </table:table-cell>
          <table:table-cell office:value-type="date" office:date-value="2027-05-16" calcext:value-type="date">
            <text:p>16.05.27</text:p>
          </table:table-cell>
          <table:table-cell table:number-columns-repeated="3"/>
          <table:table-cell table:formula="of:=([.D772]&lt;[.E771])+[.D772]-[.E7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1]); 0; IF([.E771]&gt;0.5; [.E771]; [.E7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2];&quot;DDDD&quot;)" office:value-type="string" office:string-value="Montag" calcext:value-type="string">
            <text:p>Montag</text:p>
          </table:table-cell>
          <table:table-cell office:value-type="date" office:date-value="2027-05-17" calcext:value-type="date">
            <text:p>17.05.27</text:p>
          </table:table-cell>
          <table:table-cell table:number-columns-repeated="3"/>
          <table:table-cell table:formula="of:=([.D773]&lt;[.E772])+[.D773]-[.E7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2]); 0; IF([.E772]&gt;0.5; [.E772]; [.E7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3];&quot;DDDD&quot;)" office:value-type="string" office:string-value="Dienstag" calcext:value-type="string">
            <text:p>Dienstag</text:p>
          </table:table-cell>
          <table:table-cell office:value-type="date" office:date-value="2027-05-18" calcext:value-type="date">
            <text:p>18.05.27</text:p>
          </table:table-cell>
          <table:table-cell table:number-columns-repeated="3"/>
          <table:table-cell table:formula="of:=([.D774]&lt;[.E773])+[.D774]-[.E7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3]); 0; IF([.E773]&gt;0.5; [.E773]; [.E7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4];&quot;DDDD&quot;)" office:value-type="string" office:string-value="Mittwoch" calcext:value-type="string">
            <text:p>Mittwoch</text:p>
          </table:table-cell>
          <table:table-cell office:value-type="date" office:date-value="2027-05-19" calcext:value-type="date">
            <text:p>19.05.27</text:p>
          </table:table-cell>
          <table:table-cell table:number-columns-repeated="3"/>
          <table:table-cell table:formula="of:=([.D775]&lt;[.E774])+[.D775]-[.E7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4]); 0; IF([.E774]&gt;0.5; [.E774]; [.E7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5];&quot;DDDD&quot;)" office:value-type="string" office:string-value="Donnerstag" calcext:value-type="string">
            <text:p>Donnerstag</text:p>
          </table:table-cell>
          <table:table-cell office:value-type="date" office:date-value="2027-05-20" calcext:value-type="date">
            <text:p>20.05.27</text:p>
          </table:table-cell>
          <table:table-cell table:number-columns-repeated="3"/>
          <table:table-cell table:formula="of:=([.D776]&lt;[.E775])+[.D776]-[.E7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5]); 0; IF([.E775]&gt;0.5; [.E775]; [.E7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6];&quot;DDDD&quot;)" office:value-type="string" office:string-value="Freitag" calcext:value-type="string">
            <text:p>Freitag</text:p>
          </table:table-cell>
          <table:table-cell office:value-type="date" office:date-value="2027-05-21" calcext:value-type="date">
            <text:p>21.05.27</text:p>
          </table:table-cell>
          <table:table-cell table:number-columns-repeated="3"/>
          <table:table-cell table:formula="of:=([.D777]&lt;[.E776])+[.D777]-[.E7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6]); 0; IF([.E776]&gt;0.5; [.E776]; [.E7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7];&quot;DDDD&quot;)" office:value-type="string" office:string-value="Samstag" calcext:value-type="string">
            <text:p>Samstag</text:p>
          </table:table-cell>
          <table:table-cell office:value-type="date" office:date-value="2027-05-22" calcext:value-type="date">
            <text:p>22.05.27</text:p>
          </table:table-cell>
          <table:table-cell table:number-columns-repeated="3"/>
          <table:table-cell table:formula="of:=([.D778]&lt;[.E777])+[.D778]-[.E7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7]); 0; IF([.E777]&gt;0.5; [.E777]; [.E7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8];&quot;DDDD&quot;)" office:value-type="string" office:string-value="Sonntag" calcext:value-type="string">
            <text:p>Sonntag</text:p>
          </table:table-cell>
          <table:table-cell office:value-type="date" office:date-value="2027-05-23" calcext:value-type="date">
            <text:p>23.05.27</text:p>
          </table:table-cell>
          <table:table-cell table:number-columns-repeated="3"/>
          <table:table-cell table:formula="of:=([.D779]&lt;[.E778])+[.D779]-[.E7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8]); 0; IF([.E778]&gt;0.5; [.E778]; [.E7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79];&quot;DDDD&quot;)" office:value-type="string" office:string-value="Montag" calcext:value-type="string">
            <text:p>Montag</text:p>
          </table:table-cell>
          <table:table-cell office:value-type="date" office:date-value="2027-05-24" calcext:value-type="date">
            <text:p>24.05.27</text:p>
          </table:table-cell>
          <table:table-cell table:number-columns-repeated="3"/>
          <table:table-cell table:formula="of:=([.D780]&lt;[.E779])+[.D780]-[.E7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79]); 0; IF([.E779]&gt;0.5; [.E779]; [.E7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0];&quot;DDDD&quot;)" office:value-type="string" office:string-value="Dienstag" calcext:value-type="string">
            <text:p>Dienstag</text:p>
          </table:table-cell>
          <table:table-cell office:value-type="date" office:date-value="2027-05-25" calcext:value-type="date">
            <text:p>25.05.27</text:p>
          </table:table-cell>
          <table:table-cell table:number-columns-repeated="3"/>
          <table:table-cell table:formula="of:=([.D781]&lt;[.E780])+[.D781]-[.E7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0]); 0; IF([.E780]&gt;0.5; [.E780]; [.E7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1];&quot;DDDD&quot;)" office:value-type="string" office:string-value="Mittwoch" calcext:value-type="string">
            <text:p>Mittwoch</text:p>
          </table:table-cell>
          <table:table-cell office:value-type="date" office:date-value="2027-05-26" calcext:value-type="date">
            <text:p>26.05.27</text:p>
          </table:table-cell>
          <table:table-cell table:number-columns-repeated="3"/>
          <table:table-cell table:formula="of:=([.D782]&lt;[.E781])+[.D782]-[.E7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1]); 0; IF([.E781]&gt;0.5; [.E781]; [.E7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2];&quot;DDDD&quot;)" office:value-type="string" office:string-value="Donnerstag" calcext:value-type="string">
            <text:p>Donnerstag</text:p>
          </table:table-cell>
          <table:table-cell office:value-type="date" office:date-value="2027-05-27" calcext:value-type="date">
            <text:p>27.05.27</text:p>
          </table:table-cell>
          <table:table-cell table:number-columns-repeated="3"/>
          <table:table-cell table:formula="of:=([.D783]&lt;[.E782])+[.D783]-[.E78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2]); 0; IF([.E782]&gt;0.5; [.E782]; [.E78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3];&quot;DDDD&quot;)" office:value-type="string" office:string-value="Freitag" calcext:value-type="string">
            <text:p>Freitag</text:p>
          </table:table-cell>
          <table:table-cell office:value-type="date" office:date-value="2027-05-28" calcext:value-type="date">
            <text:p>28.05.27</text:p>
          </table:table-cell>
          <table:table-cell table:number-columns-repeated="3"/>
          <table:table-cell table:formula="of:=([.D784]&lt;[.E783])+[.D784]-[.E78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3]); 0; IF([.E783]&gt;0.5; [.E783]; [.E78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4];&quot;DDDD&quot;)" office:value-type="string" office:string-value="Samstag" calcext:value-type="string">
            <text:p>Samstag</text:p>
          </table:table-cell>
          <table:table-cell office:value-type="date" office:date-value="2027-05-29" calcext:value-type="date">
            <text:p>29.05.27</text:p>
          </table:table-cell>
          <table:table-cell table:number-columns-repeated="3"/>
          <table:table-cell table:formula="of:=([.D785]&lt;[.E784])+[.D785]-[.E78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4]); 0; IF([.E784]&gt;0.5; [.E784]; [.E78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5];&quot;DDDD&quot;)" office:value-type="string" office:string-value="Sonntag" calcext:value-type="string">
            <text:p>Sonntag</text:p>
          </table:table-cell>
          <table:table-cell office:value-type="date" office:date-value="2027-05-30" calcext:value-type="date">
            <text:p>30.05.27</text:p>
          </table:table-cell>
          <table:table-cell table:number-columns-repeated="3"/>
          <table:table-cell table:formula="of:=([.D786]&lt;[.E785])+[.D786]-[.E78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5]); 0; IF([.E785]&gt;0.5; [.E785]; [.E78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6];&quot;DDDD&quot;)" office:value-type="string" office:string-value="Montag" calcext:value-type="string">
            <text:p>Montag</text:p>
          </table:table-cell>
          <table:table-cell office:value-type="date" office:date-value="2027-05-31" calcext:value-type="date">
            <text:p>31.05.27</text:p>
          </table:table-cell>
          <table:table-cell table:number-columns-repeated="3"/>
          <table:table-cell table:formula="of:=([.D787]&lt;[.E786])+[.D787]-[.E78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6]); 0; IF([.E786]&gt;0.5; [.E786]; [.E78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7];&quot;DDDD&quot;)" office:value-type="string" office:string-value="Dienstag" calcext:value-type="string">
            <text:p>Dienstag</text:p>
          </table:table-cell>
          <table:table-cell office:value-type="date" office:date-value="2027-06-01" calcext:value-type="date">
            <text:p>01.06.27</text:p>
          </table:table-cell>
          <table:table-cell table:number-columns-repeated="3"/>
          <table:table-cell table:formula="of:=([.D788]&lt;[.E787])+[.D788]-[.E78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7]); 0; IF([.E787]&gt;0.5; [.E787]; [.E78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8];&quot;DDDD&quot;)" office:value-type="string" office:string-value="Mittwoch" calcext:value-type="string">
            <text:p>Mittwoch</text:p>
          </table:table-cell>
          <table:table-cell office:value-type="date" office:date-value="2027-06-02" calcext:value-type="date">
            <text:p>02.06.27</text:p>
          </table:table-cell>
          <table:table-cell table:number-columns-repeated="3"/>
          <table:table-cell table:formula="of:=([.D789]&lt;[.E788])+[.D789]-[.E78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8]); 0; IF([.E788]&gt;0.5; [.E788]; [.E78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89];&quot;DDDD&quot;)" office:value-type="string" office:string-value="Donnerstag" calcext:value-type="string">
            <text:p>Donnerstag</text:p>
          </table:table-cell>
          <table:table-cell office:value-type="date" office:date-value="2027-06-03" calcext:value-type="date">
            <text:p>03.06.27</text:p>
          </table:table-cell>
          <table:table-cell table:number-columns-repeated="3"/>
          <table:table-cell table:formula="of:=([.D790]&lt;[.E789])+[.D790]-[.E78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89]); 0; IF([.E789]&gt;0.5; [.E789]; [.E78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0];&quot;DDDD&quot;)" office:value-type="string" office:string-value="Freitag" calcext:value-type="string">
            <text:p>Freitag</text:p>
          </table:table-cell>
          <table:table-cell office:value-type="date" office:date-value="2027-06-04" calcext:value-type="date">
            <text:p>04.06.27</text:p>
          </table:table-cell>
          <table:table-cell table:number-columns-repeated="3"/>
          <table:table-cell table:formula="of:=([.D791]&lt;[.E790])+[.D791]-[.E79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0]); 0; IF([.E790]&gt;0.5; [.E790]; [.E79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1];&quot;DDDD&quot;)" office:value-type="string" office:string-value="Samstag" calcext:value-type="string">
            <text:p>Samstag</text:p>
          </table:table-cell>
          <table:table-cell office:value-type="date" office:date-value="2027-06-05" calcext:value-type="date">
            <text:p>05.06.27</text:p>
          </table:table-cell>
          <table:table-cell table:number-columns-repeated="3"/>
          <table:table-cell table:formula="of:=([.D792]&lt;[.E791])+[.D792]-[.E79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1]); 0; IF([.E791]&gt;0.5; [.E791]; [.E79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2];&quot;DDDD&quot;)" office:value-type="string" office:string-value="Sonntag" calcext:value-type="string">
            <text:p>Sonntag</text:p>
          </table:table-cell>
          <table:table-cell office:value-type="date" office:date-value="2027-06-06" calcext:value-type="date">
            <text:p>06.06.27</text:p>
          </table:table-cell>
          <table:table-cell table:number-columns-repeated="3"/>
          <table:table-cell table:formula="of:=([.D793]&lt;[.E792])+[.D793]-[.E79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2]); 0; IF([.E792]&gt;0.5; [.E792]; [.E79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3];&quot;DDDD&quot;)" office:value-type="string" office:string-value="Montag" calcext:value-type="string">
            <text:p>Montag</text:p>
          </table:table-cell>
          <table:table-cell office:value-type="date" office:date-value="2027-06-07" calcext:value-type="date">
            <text:p>07.06.27</text:p>
          </table:table-cell>
          <table:table-cell table:number-columns-repeated="3"/>
          <table:table-cell table:formula="of:=([.D794]&lt;[.E793])+[.D794]-[.E79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3]); 0; IF([.E793]&gt;0.5; [.E793]; [.E79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4];&quot;DDDD&quot;)" office:value-type="string" office:string-value="Dienstag" calcext:value-type="string">
            <text:p>Dienstag</text:p>
          </table:table-cell>
          <table:table-cell office:value-type="date" office:date-value="2027-06-08" calcext:value-type="date">
            <text:p>08.06.27</text:p>
          </table:table-cell>
          <table:table-cell table:number-columns-repeated="3"/>
          <table:table-cell table:formula="of:=([.D795]&lt;[.E794])+[.D795]-[.E79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4]); 0; IF([.E794]&gt;0.5; [.E794]; [.E79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5];&quot;DDDD&quot;)" office:value-type="string" office:string-value="Mittwoch" calcext:value-type="string">
            <text:p>Mittwoch</text:p>
          </table:table-cell>
          <table:table-cell office:value-type="date" office:date-value="2027-06-09" calcext:value-type="date">
            <text:p>09.06.27</text:p>
          </table:table-cell>
          <table:table-cell table:number-columns-repeated="3"/>
          <table:table-cell table:formula="of:=([.D796]&lt;[.E795])+[.D796]-[.E79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5]); 0; IF([.E795]&gt;0.5; [.E795]; [.E79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6];&quot;DDDD&quot;)" office:value-type="string" office:string-value="Donnerstag" calcext:value-type="string">
            <text:p>Donnerstag</text:p>
          </table:table-cell>
          <table:table-cell office:value-type="date" office:date-value="2027-06-10" calcext:value-type="date">
            <text:p>10.06.27</text:p>
          </table:table-cell>
          <table:table-cell table:number-columns-repeated="3"/>
          <table:table-cell table:formula="of:=([.D797]&lt;[.E796])+[.D797]-[.E79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6]); 0; IF([.E796]&gt;0.5; [.E796]; [.E79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7];&quot;DDDD&quot;)" office:value-type="string" office:string-value="Freitag" calcext:value-type="string">
            <text:p>Freitag</text:p>
          </table:table-cell>
          <table:table-cell office:value-type="date" office:date-value="2027-06-11" calcext:value-type="date">
            <text:p>11.06.27</text:p>
          </table:table-cell>
          <table:table-cell table:number-columns-repeated="3"/>
          <table:table-cell table:formula="of:=([.D798]&lt;[.E797])+[.D798]-[.E79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7]); 0; IF([.E797]&gt;0.5; [.E797]; [.E79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8];&quot;DDDD&quot;)" office:value-type="string" office:string-value="Samstag" calcext:value-type="string">
            <text:p>Samstag</text:p>
          </table:table-cell>
          <table:table-cell office:value-type="date" office:date-value="2027-06-12" calcext:value-type="date">
            <text:p>12.06.27</text:p>
          </table:table-cell>
          <table:table-cell table:number-columns-repeated="3"/>
          <table:table-cell table:formula="of:=([.D799]&lt;[.E798])+[.D799]-[.E79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8]); 0; IF([.E798]&gt;0.5; [.E798]; [.E79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799];&quot;DDDD&quot;)" office:value-type="string" office:string-value="Sonntag" calcext:value-type="string">
            <text:p>Sonntag</text:p>
          </table:table-cell>
          <table:table-cell office:value-type="date" office:date-value="2027-06-13" calcext:value-type="date">
            <text:p>13.06.27</text:p>
          </table:table-cell>
          <table:table-cell table:number-columns-repeated="3"/>
          <table:table-cell table:formula="of:=([.D800]&lt;[.E799])+[.D800]-[.E79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799]); 0; IF([.E799]&gt;0.5; [.E799]; [.E79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0];&quot;DDDD&quot;)" office:value-type="string" office:string-value="Montag" calcext:value-type="string">
            <text:p>Montag</text:p>
          </table:table-cell>
          <table:table-cell office:value-type="date" office:date-value="2027-06-14" calcext:value-type="date">
            <text:p>14.06.27</text:p>
          </table:table-cell>
          <table:table-cell table:number-columns-repeated="3"/>
          <table:table-cell table:formula="of:=([.D801]&lt;[.E800])+[.D801]-[.E80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0]); 0; IF([.E800]&gt;0.5; [.E800]; [.E80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1];&quot;DDDD&quot;)" office:value-type="string" office:string-value="Dienstag" calcext:value-type="string">
            <text:p>Dienstag</text:p>
          </table:table-cell>
          <table:table-cell office:value-type="date" office:date-value="2027-06-15" calcext:value-type="date">
            <text:p>15.06.27</text:p>
          </table:table-cell>
          <table:table-cell table:number-columns-repeated="3"/>
          <table:table-cell table:formula="of:=([.D802]&lt;[.E801])+[.D802]-[.E80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1]); 0; IF([.E801]&gt;0.5; [.E801]; [.E80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2];&quot;DDDD&quot;)" office:value-type="string" office:string-value="Mittwoch" calcext:value-type="string">
            <text:p>Mittwoch</text:p>
          </table:table-cell>
          <table:table-cell office:value-type="date" office:date-value="2027-06-16" calcext:value-type="date">
            <text:p>16.06.27</text:p>
          </table:table-cell>
          <table:table-cell table:number-columns-repeated="3"/>
          <table:table-cell table:formula="of:=([.D803]&lt;[.E802])+[.D803]-[.E80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2]); 0; IF([.E802]&gt;0.5; [.E802]; [.E80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3];&quot;DDDD&quot;)" office:value-type="string" office:string-value="Donnerstag" calcext:value-type="string">
            <text:p>Donnerstag</text:p>
          </table:table-cell>
          <table:table-cell office:value-type="date" office:date-value="2027-06-17" calcext:value-type="date">
            <text:p>17.06.27</text:p>
          </table:table-cell>
          <table:table-cell table:number-columns-repeated="3"/>
          <table:table-cell table:formula="of:=([.D804]&lt;[.E803])+[.D804]-[.E80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3]); 0; IF([.E803]&gt;0.5; [.E803]; [.E80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4];&quot;DDDD&quot;)" office:value-type="string" office:string-value="Freitag" calcext:value-type="string">
            <text:p>Freitag</text:p>
          </table:table-cell>
          <table:table-cell office:value-type="date" office:date-value="2027-06-18" calcext:value-type="date">
            <text:p>18.06.27</text:p>
          </table:table-cell>
          <table:table-cell table:number-columns-repeated="3"/>
          <table:table-cell table:formula="of:=([.D805]&lt;[.E804])+[.D805]-[.E80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4]); 0; IF([.E804]&gt;0.5; [.E804]; [.E80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5];&quot;DDDD&quot;)" office:value-type="string" office:string-value="Samstag" calcext:value-type="string">
            <text:p>Samstag</text:p>
          </table:table-cell>
          <table:table-cell office:value-type="date" office:date-value="2027-06-19" calcext:value-type="date">
            <text:p>19.06.27</text:p>
          </table:table-cell>
          <table:table-cell table:number-columns-repeated="3"/>
          <table:table-cell table:formula="of:=([.D806]&lt;[.E805])+[.D806]-[.E80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5]); 0; IF([.E805]&gt;0.5; [.E805]; [.E80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6];&quot;DDDD&quot;)" office:value-type="string" office:string-value="Sonntag" calcext:value-type="string">
            <text:p>Sonntag</text:p>
          </table:table-cell>
          <table:table-cell office:value-type="date" office:date-value="2027-06-20" calcext:value-type="date">
            <text:p>20.06.27</text:p>
          </table:table-cell>
          <table:table-cell table:number-columns-repeated="3"/>
          <table:table-cell table:formula="of:=([.D807]&lt;[.E806])+[.D807]-[.E80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6]); 0; IF([.E806]&gt;0.5; [.E806]; [.E80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7];&quot;DDDD&quot;)" office:value-type="string" office:string-value="Montag" calcext:value-type="string">
            <text:p>Montag</text:p>
          </table:table-cell>
          <table:table-cell office:value-type="date" office:date-value="2027-06-21" calcext:value-type="date">
            <text:p>21.06.27</text:p>
          </table:table-cell>
          <table:table-cell table:number-columns-repeated="3"/>
          <table:table-cell table:formula="of:=([.D808]&lt;[.E807])+[.D808]-[.E80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7]); 0; IF([.E807]&gt;0.5; [.E807]; [.E80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8];&quot;DDDD&quot;)" office:value-type="string" office:string-value="Dienstag" calcext:value-type="string">
            <text:p>Dienstag</text:p>
          </table:table-cell>
          <table:table-cell office:value-type="date" office:date-value="2027-06-22" calcext:value-type="date">
            <text:p>22.06.27</text:p>
          </table:table-cell>
          <table:table-cell table:number-columns-repeated="3"/>
          <table:table-cell table:formula="of:=([.D809]&lt;[.E808])+[.D809]-[.E80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8]); 0; IF([.E808]&gt;0.5; [.E808]; [.E80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09];&quot;DDDD&quot;)" office:value-type="string" office:string-value="Mittwoch" calcext:value-type="string">
            <text:p>Mittwoch</text:p>
          </table:table-cell>
          <table:table-cell office:value-type="date" office:date-value="2027-06-23" calcext:value-type="date">
            <text:p>23.06.27</text:p>
          </table:table-cell>
          <table:table-cell table:number-columns-repeated="3"/>
          <table:table-cell table:formula="of:=([.D810]&lt;[.E809])+[.D810]-[.E80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09]); 0; IF([.E809]&gt;0.5; [.E809]; [.E80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0];&quot;DDDD&quot;)" office:value-type="string" office:string-value="Donnerstag" calcext:value-type="string">
            <text:p>Donnerstag</text:p>
          </table:table-cell>
          <table:table-cell office:value-type="date" office:date-value="2027-06-24" calcext:value-type="date">
            <text:p>24.06.27</text:p>
          </table:table-cell>
          <table:table-cell table:number-columns-repeated="3"/>
          <table:table-cell table:formula="of:=([.D811]&lt;[.E810])+[.D811]-[.E81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0]); 0; IF([.E810]&gt;0.5; [.E810]; [.E81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1];&quot;DDDD&quot;)" office:value-type="string" office:string-value="Freitag" calcext:value-type="string">
            <text:p>Freitag</text:p>
          </table:table-cell>
          <table:table-cell office:value-type="date" office:date-value="2027-06-25" calcext:value-type="date">
            <text:p>25.06.27</text:p>
          </table:table-cell>
          <table:table-cell table:number-columns-repeated="3"/>
          <table:table-cell table:formula="of:=([.D812]&lt;[.E811])+[.D812]-[.E81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1]); 0; IF([.E811]&gt;0.5; [.E811]; [.E81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2];&quot;DDDD&quot;)" office:value-type="string" office:string-value="Samstag" calcext:value-type="string">
            <text:p>Samstag</text:p>
          </table:table-cell>
          <table:table-cell office:value-type="date" office:date-value="2027-06-26" calcext:value-type="date">
            <text:p>26.06.27</text:p>
          </table:table-cell>
          <table:table-cell table:number-columns-repeated="3"/>
          <table:table-cell table:formula="of:=([.D813]&lt;[.E812])+[.D813]-[.E81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2]); 0; IF([.E812]&gt;0.5; [.E812]; [.E81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3];&quot;DDDD&quot;)" office:value-type="string" office:string-value="Sonntag" calcext:value-type="string">
            <text:p>Sonntag</text:p>
          </table:table-cell>
          <table:table-cell office:value-type="date" office:date-value="2027-06-27" calcext:value-type="date">
            <text:p>27.06.27</text:p>
          </table:table-cell>
          <table:table-cell table:number-columns-repeated="3"/>
          <table:table-cell table:formula="of:=([.D814]&lt;[.E813])+[.D814]-[.E81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3]); 0; IF([.E813]&gt;0.5; [.E813]; [.E81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4];&quot;DDDD&quot;)" office:value-type="string" office:string-value="Montag" calcext:value-type="string">
            <text:p>Montag</text:p>
          </table:table-cell>
          <table:table-cell office:value-type="date" office:date-value="2027-06-28" calcext:value-type="date">
            <text:p>28.06.27</text:p>
          </table:table-cell>
          <table:table-cell table:number-columns-repeated="3"/>
          <table:table-cell table:formula="of:=([.D815]&lt;[.E814])+[.D815]-[.E81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4]); 0; IF([.E814]&gt;0.5; [.E814]; [.E81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5];&quot;DDDD&quot;)" office:value-type="string" office:string-value="Dienstag" calcext:value-type="string">
            <text:p>Dienstag</text:p>
          </table:table-cell>
          <table:table-cell office:value-type="date" office:date-value="2027-06-29" calcext:value-type="date">
            <text:p>29.06.27</text:p>
          </table:table-cell>
          <table:table-cell table:number-columns-repeated="3"/>
          <table:table-cell table:formula="of:=([.D816]&lt;[.E815])+[.D816]-[.E81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5]); 0; IF([.E815]&gt;0.5; [.E815]; [.E81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6];&quot;DDDD&quot;)" office:value-type="string" office:string-value="Mittwoch" calcext:value-type="string">
            <text:p>Mittwoch</text:p>
          </table:table-cell>
          <table:table-cell office:value-type="date" office:date-value="2027-06-30" calcext:value-type="date">
            <text:p>30.06.27</text:p>
          </table:table-cell>
          <table:table-cell table:number-columns-repeated="3"/>
          <table:table-cell table:formula="of:=([.D817]&lt;[.E816])+[.D817]-[.E81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6]); 0; IF([.E816]&gt;0.5; [.E816]; [.E81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7];&quot;DDDD&quot;)" office:value-type="string" office:string-value="Donnerstag" calcext:value-type="string">
            <text:p>Donnerstag</text:p>
          </table:table-cell>
          <table:table-cell office:value-type="date" office:date-value="2027-07-01" calcext:value-type="date">
            <text:p>01.07.27</text:p>
          </table:table-cell>
          <table:table-cell table:number-columns-repeated="3"/>
          <table:table-cell table:formula="of:=([.D818]&lt;[.E817])+[.D818]-[.E81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7]); 0; IF([.E817]&gt;0.5; [.E817]; [.E81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8];&quot;DDDD&quot;)" office:value-type="string" office:string-value="Freitag" calcext:value-type="string">
            <text:p>Freitag</text:p>
          </table:table-cell>
          <table:table-cell office:value-type="date" office:date-value="2027-07-02" calcext:value-type="date">
            <text:p>02.07.27</text:p>
          </table:table-cell>
          <table:table-cell table:number-columns-repeated="3"/>
          <table:table-cell table:formula="of:=([.D819]&lt;[.E818])+[.D819]-[.E81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8]); 0; IF([.E818]&gt;0.5; [.E818]; [.E81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19];&quot;DDDD&quot;)" office:value-type="string" office:string-value="Samstag" calcext:value-type="string">
            <text:p>Samstag</text:p>
          </table:table-cell>
          <table:table-cell office:value-type="date" office:date-value="2027-07-03" calcext:value-type="date">
            <text:p>03.07.27</text:p>
          </table:table-cell>
          <table:table-cell table:number-columns-repeated="3"/>
          <table:table-cell table:formula="of:=([.D820]&lt;[.E819])+[.D820]-[.E81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19]); 0; IF([.E819]&gt;0.5; [.E819]; [.E81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0];&quot;DDDD&quot;)" office:value-type="string" office:string-value="Sonntag" calcext:value-type="string">
            <text:p>Sonntag</text:p>
          </table:table-cell>
          <table:table-cell office:value-type="date" office:date-value="2027-07-04" calcext:value-type="date">
            <text:p>04.07.27</text:p>
          </table:table-cell>
          <table:table-cell table:number-columns-repeated="3"/>
          <table:table-cell table:formula="of:=([.D821]&lt;[.E820])+[.D821]-[.E82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0]); 0; IF([.E820]&gt;0.5; [.E820]; [.E82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1];&quot;DDDD&quot;)" office:value-type="string" office:string-value="Montag" calcext:value-type="string">
            <text:p>Montag</text:p>
          </table:table-cell>
          <table:table-cell office:value-type="date" office:date-value="2027-07-05" calcext:value-type="date">
            <text:p>05.07.27</text:p>
          </table:table-cell>
          <table:table-cell table:number-columns-repeated="3"/>
          <table:table-cell table:formula="of:=([.D822]&lt;[.E821])+[.D822]-[.E82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1]); 0; IF([.E821]&gt;0.5; [.E821]; [.E82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2];&quot;DDDD&quot;)" office:value-type="string" office:string-value="Dienstag" calcext:value-type="string">
            <text:p>Dienstag</text:p>
          </table:table-cell>
          <table:table-cell office:value-type="date" office:date-value="2027-07-06" calcext:value-type="date">
            <text:p>06.07.27</text:p>
          </table:table-cell>
          <table:table-cell table:number-columns-repeated="3"/>
          <table:table-cell table:formula="of:=([.D823]&lt;[.E822])+[.D823]-[.E82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2]); 0; IF([.E822]&gt;0.5; [.E822]; [.E82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3];&quot;DDDD&quot;)" office:value-type="string" office:string-value="Mittwoch" calcext:value-type="string">
            <text:p>Mittwoch</text:p>
          </table:table-cell>
          <table:table-cell office:value-type="date" office:date-value="2027-07-07" calcext:value-type="date">
            <text:p>07.07.27</text:p>
          </table:table-cell>
          <table:table-cell table:number-columns-repeated="3"/>
          <table:table-cell table:formula="of:=([.D824]&lt;[.E823])+[.D824]-[.E82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3]); 0; IF([.E823]&gt;0.5; [.E823]; [.E82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4];&quot;DDDD&quot;)" office:value-type="string" office:string-value="Donnerstag" calcext:value-type="string">
            <text:p>Donnerstag</text:p>
          </table:table-cell>
          <table:table-cell office:value-type="date" office:date-value="2027-07-08" calcext:value-type="date">
            <text:p>08.07.27</text:p>
          </table:table-cell>
          <table:table-cell table:number-columns-repeated="3"/>
          <table:table-cell table:formula="of:=([.D825]&lt;[.E824])+[.D825]-[.E82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4]); 0; IF([.E824]&gt;0.5; [.E824]; [.E82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5];&quot;DDDD&quot;)" office:value-type="string" office:string-value="Freitag" calcext:value-type="string">
            <text:p>Freitag</text:p>
          </table:table-cell>
          <table:table-cell office:value-type="date" office:date-value="2027-07-09" calcext:value-type="date">
            <text:p>09.07.27</text:p>
          </table:table-cell>
          <table:table-cell table:number-columns-repeated="3"/>
          <table:table-cell table:formula="of:=([.D826]&lt;[.E825])+[.D826]-[.E82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5]); 0; IF([.E825]&gt;0.5; [.E825]; [.E82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6];&quot;DDDD&quot;)" office:value-type="string" office:string-value="Samstag" calcext:value-type="string">
            <text:p>Samstag</text:p>
          </table:table-cell>
          <table:table-cell office:value-type="date" office:date-value="2027-07-10" calcext:value-type="date">
            <text:p>10.07.27</text:p>
          </table:table-cell>
          <table:table-cell table:number-columns-repeated="3"/>
          <table:table-cell table:formula="of:=([.D827]&lt;[.E826])+[.D827]-[.E82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6]); 0; IF([.E826]&gt;0.5; [.E826]; [.E82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7];&quot;DDDD&quot;)" office:value-type="string" office:string-value="Sonntag" calcext:value-type="string">
            <text:p>Sonntag</text:p>
          </table:table-cell>
          <table:table-cell office:value-type="date" office:date-value="2027-07-11" calcext:value-type="date">
            <text:p>11.07.27</text:p>
          </table:table-cell>
          <table:table-cell table:number-columns-repeated="3"/>
          <table:table-cell table:formula="of:=([.D828]&lt;[.E827])+[.D828]-[.E82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7]); 0; IF([.E827]&gt;0.5; [.E827]; [.E82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8];&quot;DDDD&quot;)" office:value-type="string" office:string-value="Montag" calcext:value-type="string">
            <text:p>Montag</text:p>
          </table:table-cell>
          <table:table-cell office:value-type="date" office:date-value="2027-07-12" calcext:value-type="date">
            <text:p>12.07.27</text:p>
          </table:table-cell>
          <table:table-cell table:number-columns-repeated="3"/>
          <table:table-cell table:formula="of:=([.D829]&lt;[.E828])+[.D829]-[.E82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8]); 0; IF([.E828]&gt;0.5; [.E828]; [.E82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29];&quot;DDDD&quot;)" office:value-type="string" office:string-value="Dienstag" calcext:value-type="string">
            <text:p>Dienstag</text:p>
          </table:table-cell>
          <table:table-cell office:value-type="date" office:date-value="2027-07-13" calcext:value-type="date">
            <text:p>13.07.27</text:p>
          </table:table-cell>
          <table:table-cell table:number-columns-repeated="3"/>
          <table:table-cell table:formula="of:=([.D830]&lt;[.E829])+[.D830]-[.E82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29]); 0; IF([.E829]&gt;0.5; [.E829]; [.E82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0];&quot;DDDD&quot;)" office:value-type="string" office:string-value="Mittwoch" calcext:value-type="string">
            <text:p>Mittwoch</text:p>
          </table:table-cell>
          <table:table-cell office:value-type="date" office:date-value="2027-07-14" calcext:value-type="date">
            <text:p>14.07.27</text:p>
          </table:table-cell>
          <table:table-cell table:number-columns-repeated="3"/>
          <table:table-cell table:formula="of:=([.D831]&lt;[.E830])+[.D831]-[.E83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0]); 0; IF([.E830]&gt;0.5; [.E830]; [.E83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1];&quot;DDDD&quot;)" office:value-type="string" office:string-value="Donnerstag" calcext:value-type="string">
            <text:p>Donnerstag</text:p>
          </table:table-cell>
          <table:table-cell office:value-type="date" office:date-value="2027-07-15" calcext:value-type="date">
            <text:p>15.07.27</text:p>
          </table:table-cell>
          <table:table-cell table:number-columns-repeated="3"/>
          <table:table-cell table:formula="of:=([.D832]&lt;[.E831])+[.D832]-[.E83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1]); 0; IF([.E831]&gt;0.5; [.E831]; [.E83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2];&quot;DDDD&quot;)" office:value-type="string" office:string-value="Freitag" calcext:value-type="string">
            <text:p>Freitag</text:p>
          </table:table-cell>
          <table:table-cell office:value-type="date" office:date-value="2027-07-16" calcext:value-type="date">
            <text:p>16.07.27</text:p>
          </table:table-cell>
          <table:table-cell table:number-columns-repeated="3"/>
          <table:table-cell table:formula="of:=([.D833]&lt;[.E832])+[.D833]-[.E83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2]); 0; IF([.E832]&gt;0.5; [.E832]; [.E83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3];&quot;DDDD&quot;)" office:value-type="string" office:string-value="Samstag" calcext:value-type="string">
            <text:p>Samstag</text:p>
          </table:table-cell>
          <table:table-cell office:value-type="date" office:date-value="2027-07-17" calcext:value-type="date">
            <text:p>17.07.27</text:p>
          </table:table-cell>
          <table:table-cell table:number-columns-repeated="3"/>
          <table:table-cell table:formula="of:=([.D834]&lt;[.E833])+[.D834]-[.E83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3]); 0; IF([.E833]&gt;0.5; [.E833]; [.E83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4];&quot;DDDD&quot;)" office:value-type="string" office:string-value="Sonntag" calcext:value-type="string">
            <text:p>Sonntag</text:p>
          </table:table-cell>
          <table:table-cell office:value-type="date" office:date-value="2027-07-18" calcext:value-type="date">
            <text:p>18.07.27</text:p>
          </table:table-cell>
          <table:table-cell table:number-columns-repeated="3"/>
          <table:table-cell table:formula="of:=([.D835]&lt;[.E834])+[.D835]-[.E83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4]); 0; IF([.E834]&gt;0.5; [.E834]; [.E83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5];&quot;DDDD&quot;)" office:value-type="string" office:string-value="Montag" calcext:value-type="string">
            <text:p>Montag</text:p>
          </table:table-cell>
          <table:table-cell office:value-type="date" office:date-value="2027-07-19" calcext:value-type="date">
            <text:p>19.07.27</text:p>
          </table:table-cell>
          <table:table-cell table:number-columns-repeated="3"/>
          <table:table-cell table:formula="of:=([.D836]&lt;[.E835])+[.D836]-[.E83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5]); 0; IF([.E835]&gt;0.5; [.E835]; [.E83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6];&quot;DDDD&quot;)" office:value-type="string" office:string-value="Dienstag" calcext:value-type="string">
            <text:p>Dienstag</text:p>
          </table:table-cell>
          <table:table-cell office:value-type="date" office:date-value="2027-07-20" calcext:value-type="date">
            <text:p>20.07.27</text:p>
          </table:table-cell>
          <table:table-cell table:number-columns-repeated="3"/>
          <table:table-cell table:formula="of:=([.D837]&lt;[.E836])+[.D837]-[.E83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6]); 0; IF([.E836]&gt;0.5; [.E836]; [.E83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7];&quot;DDDD&quot;)" office:value-type="string" office:string-value="Mittwoch" calcext:value-type="string">
            <text:p>Mittwoch</text:p>
          </table:table-cell>
          <table:table-cell office:value-type="date" office:date-value="2027-07-21" calcext:value-type="date">
            <text:p>21.07.27</text:p>
          </table:table-cell>
          <table:table-cell table:number-columns-repeated="3"/>
          <table:table-cell table:formula="of:=([.D838]&lt;[.E837])+[.D838]-[.E83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7]); 0; IF([.E837]&gt;0.5; [.E837]; [.E83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8];&quot;DDDD&quot;)" office:value-type="string" office:string-value="Donnerstag" calcext:value-type="string">
            <text:p>Donnerstag</text:p>
          </table:table-cell>
          <table:table-cell office:value-type="date" office:date-value="2027-07-22" calcext:value-type="date">
            <text:p>22.07.27</text:p>
          </table:table-cell>
          <table:table-cell table:number-columns-repeated="3"/>
          <table:table-cell table:formula="of:=([.D839]&lt;[.E838])+[.D839]-[.E83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8]); 0; IF([.E838]&gt;0.5; [.E838]; [.E83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39];&quot;DDDD&quot;)" office:value-type="string" office:string-value="Freitag" calcext:value-type="string">
            <text:p>Freitag</text:p>
          </table:table-cell>
          <table:table-cell office:value-type="date" office:date-value="2027-07-23" calcext:value-type="date">
            <text:p>23.07.27</text:p>
          </table:table-cell>
          <table:table-cell table:number-columns-repeated="3"/>
          <table:table-cell table:formula="of:=([.D840]&lt;[.E839])+[.D840]-[.E83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39]); 0; IF([.E839]&gt;0.5; [.E839]; [.E83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0];&quot;DDDD&quot;)" office:value-type="string" office:string-value="Samstag" calcext:value-type="string">
            <text:p>Samstag</text:p>
          </table:table-cell>
          <table:table-cell office:value-type="date" office:date-value="2027-07-24" calcext:value-type="date">
            <text:p>24.07.27</text:p>
          </table:table-cell>
          <table:table-cell table:number-columns-repeated="3"/>
          <table:table-cell table:formula="of:=([.D841]&lt;[.E840])+[.D841]-[.E84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0]); 0; IF([.E840]&gt;0.5; [.E840]; [.E84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1];&quot;DDDD&quot;)" office:value-type="string" office:string-value="Sonntag" calcext:value-type="string">
            <text:p>Sonntag</text:p>
          </table:table-cell>
          <table:table-cell office:value-type="date" office:date-value="2027-07-25" calcext:value-type="date">
            <text:p>25.07.27</text:p>
          </table:table-cell>
          <table:table-cell table:number-columns-repeated="3"/>
          <table:table-cell table:formula="of:=([.D842]&lt;[.E841])+[.D842]-[.E84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1]); 0; IF([.E841]&gt;0.5; [.E841]; [.E84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2];&quot;DDDD&quot;)" office:value-type="string" office:string-value="Montag" calcext:value-type="string">
            <text:p>Montag</text:p>
          </table:table-cell>
          <table:table-cell office:value-type="date" office:date-value="2027-07-26" calcext:value-type="date">
            <text:p>26.07.27</text:p>
          </table:table-cell>
          <table:table-cell table:number-columns-repeated="3"/>
          <table:table-cell table:formula="of:=([.D843]&lt;[.E842])+[.D843]-[.E84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2]); 0; IF([.E842]&gt;0.5; [.E842]; [.E84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3];&quot;DDDD&quot;)" office:value-type="string" office:string-value="Dienstag" calcext:value-type="string">
            <text:p>Dienstag</text:p>
          </table:table-cell>
          <table:table-cell office:value-type="date" office:date-value="2027-07-27" calcext:value-type="date">
            <text:p>27.07.27</text:p>
          </table:table-cell>
          <table:table-cell table:number-columns-repeated="3"/>
          <table:table-cell table:formula="of:=([.D844]&lt;[.E843])+[.D844]-[.E84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3]); 0; IF([.E843]&gt;0.5; [.E843]; [.E84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4];&quot;DDDD&quot;)" office:value-type="string" office:string-value="Mittwoch" calcext:value-type="string">
            <text:p>Mittwoch</text:p>
          </table:table-cell>
          <table:table-cell office:value-type="date" office:date-value="2027-07-28" calcext:value-type="date">
            <text:p>28.07.27</text:p>
          </table:table-cell>
          <table:table-cell table:number-columns-repeated="3"/>
          <table:table-cell table:formula="of:=([.D845]&lt;[.E844])+[.D845]-[.E84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4]); 0; IF([.E844]&gt;0.5; [.E844]; [.E84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5];&quot;DDDD&quot;)" office:value-type="string" office:string-value="Donnerstag" calcext:value-type="string">
            <text:p>Donnerstag</text:p>
          </table:table-cell>
          <table:table-cell office:value-type="date" office:date-value="2027-07-29" calcext:value-type="date">
            <text:p>29.07.27</text:p>
          </table:table-cell>
          <table:table-cell table:number-columns-repeated="3"/>
          <table:table-cell table:formula="of:=([.D846]&lt;[.E845])+[.D846]-[.E84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5]); 0; IF([.E845]&gt;0.5; [.E845]; [.E84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6];&quot;DDDD&quot;)" office:value-type="string" office:string-value="Freitag" calcext:value-type="string">
            <text:p>Freitag</text:p>
          </table:table-cell>
          <table:table-cell office:value-type="date" office:date-value="2027-07-30" calcext:value-type="date">
            <text:p>30.07.27</text:p>
          </table:table-cell>
          <table:table-cell table:number-columns-repeated="3"/>
          <table:table-cell table:formula="of:=([.D847]&lt;[.E846])+[.D847]-[.E84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6]); 0; IF([.E846]&gt;0.5; [.E846]; [.E84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7];&quot;DDDD&quot;)" office:value-type="string" office:string-value="Samstag" calcext:value-type="string">
            <text:p>Samstag</text:p>
          </table:table-cell>
          <table:table-cell office:value-type="date" office:date-value="2027-07-31" calcext:value-type="date">
            <text:p>31.07.27</text:p>
          </table:table-cell>
          <table:table-cell table:number-columns-repeated="3"/>
          <table:table-cell table:formula="of:=([.D848]&lt;[.E847])+[.D848]-[.E84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7]); 0; IF([.E847]&gt;0.5; [.E847]; [.E84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8];&quot;DDDD&quot;)" office:value-type="string" office:string-value="Sonntag" calcext:value-type="string">
            <text:p>Sonntag</text:p>
          </table:table-cell>
          <table:table-cell office:value-type="date" office:date-value="2027-08-01" calcext:value-type="date">
            <text:p>01.08.27</text:p>
          </table:table-cell>
          <table:table-cell table:number-columns-repeated="3"/>
          <table:table-cell table:formula="of:=([.D849]&lt;[.E848])+[.D849]-[.E84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8]); 0; IF([.E848]&gt;0.5; [.E848]; [.E84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49];&quot;DDDD&quot;)" office:value-type="string" office:string-value="Montag" calcext:value-type="string">
            <text:p>Montag</text:p>
          </table:table-cell>
          <table:table-cell office:value-type="date" office:date-value="2027-08-02" calcext:value-type="date">
            <text:p>02.08.27</text:p>
          </table:table-cell>
          <table:table-cell table:number-columns-repeated="3"/>
          <table:table-cell table:formula="of:=([.D850]&lt;[.E849])+[.D850]-[.E84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49]); 0; IF([.E849]&gt;0.5; [.E849]; [.E84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0];&quot;DDDD&quot;)" office:value-type="string" office:string-value="Dienstag" calcext:value-type="string">
            <text:p>Dienstag</text:p>
          </table:table-cell>
          <table:table-cell office:value-type="date" office:date-value="2027-08-03" calcext:value-type="date">
            <text:p>03.08.27</text:p>
          </table:table-cell>
          <table:table-cell table:number-columns-repeated="3"/>
          <table:table-cell table:formula="of:=([.D851]&lt;[.E850])+[.D851]-[.E85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0]); 0; IF([.E850]&gt;0.5; [.E850]; [.E85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1];&quot;DDDD&quot;)" office:value-type="string" office:string-value="Mittwoch" calcext:value-type="string">
            <text:p>Mittwoch</text:p>
          </table:table-cell>
          <table:table-cell office:value-type="date" office:date-value="2027-08-04" calcext:value-type="date">
            <text:p>04.08.27</text:p>
          </table:table-cell>
          <table:table-cell table:number-columns-repeated="3"/>
          <table:table-cell table:formula="of:=([.D852]&lt;[.E851])+[.D852]-[.E85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1]); 0; IF([.E851]&gt;0.5; [.E851]; [.E85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2];&quot;DDDD&quot;)" office:value-type="string" office:string-value="Donnerstag" calcext:value-type="string">
            <text:p>Donnerstag</text:p>
          </table:table-cell>
          <table:table-cell office:value-type="date" office:date-value="2027-08-05" calcext:value-type="date">
            <text:p>05.08.27</text:p>
          </table:table-cell>
          <table:table-cell table:number-columns-repeated="3"/>
          <table:table-cell table:formula="of:=([.D853]&lt;[.E852])+[.D853]-[.E85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2]); 0; IF([.E852]&gt;0.5; [.E852]; [.E85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3];&quot;DDDD&quot;)" office:value-type="string" office:string-value="Freitag" calcext:value-type="string">
            <text:p>Freitag</text:p>
          </table:table-cell>
          <table:table-cell office:value-type="date" office:date-value="2027-08-06" calcext:value-type="date">
            <text:p>06.08.27</text:p>
          </table:table-cell>
          <table:table-cell table:number-columns-repeated="3"/>
          <table:table-cell table:formula="of:=([.D854]&lt;[.E853])+[.D854]-[.E85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3]); 0; IF([.E853]&gt;0.5; [.E853]; [.E85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4];&quot;DDDD&quot;)" office:value-type="string" office:string-value="Samstag" calcext:value-type="string">
            <text:p>Samstag</text:p>
          </table:table-cell>
          <table:table-cell office:value-type="date" office:date-value="2027-08-07" calcext:value-type="date">
            <text:p>07.08.27</text:p>
          </table:table-cell>
          <table:table-cell table:number-columns-repeated="3"/>
          <table:table-cell table:formula="of:=([.D855]&lt;[.E854])+[.D855]-[.E85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4]); 0; IF([.E854]&gt;0.5; [.E854]; [.E85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5];&quot;DDDD&quot;)" office:value-type="string" office:string-value="Sonntag" calcext:value-type="string">
            <text:p>Sonntag</text:p>
          </table:table-cell>
          <table:table-cell office:value-type="date" office:date-value="2027-08-08" calcext:value-type="date">
            <text:p>08.08.27</text:p>
          </table:table-cell>
          <table:table-cell table:number-columns-repeated="3"/>
          <table:table-cell table:formula="of:=([.D856]&lt;[.E855])+[.D856]-[.E85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5]); 0; IF([.E855]&gt;0.5; [.E855]; [.E85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6];&quot;DDDD&quot;)" office:value-type="string" office:string-value="Montag" calcext:value-type="string">
            <text:p>Montag</text:p>
          </table:table-cell>
          <table:table-cell office:value-type="date" office:date-value="2027-08-09" calcext:value-type="date">
            <text:p>09.08.27</text:p>
          </table:table-cell>
          <table:table-cell table:number-columns-repeated="3"/>
          <table:table-cell table:formula="of:=([.D857]&lt;[.E856])+[.D857]-[.E85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6]); 0; IF([.E856]&gt;0.5; [.E856]; [.E85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7];&quot;DDDD&quot;)" office:value-type="string" office:string-value="Dienstag" calcext:value-type="string">
            <text:p>Dienstag</text:p>
          </table:table-cell>
          <table:table-cell office:value-type="date" office:date-value="2027-08-10" calcext:value-type="date">
            <text:p>10.08.27</text:p>
          </table:table-cell>
          <table:table-cell table:number-columns-repeated="3"/>
          <table:table-cell table:formula="of:=([.D858]&lt;[.E857])+[.D858]-[.E85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7]); 0; IF([.E857]&gt;0.5; [.E857]; [.E85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8];&quot;DDDD&quot;)" office:value-type="string" office:string-value="Mittwoch" calcext:value-type="string">
            <text:p>Mittwoch</text:p>
          </table:table-cell>
          <table:table-cell office:value-type="date" office:date-value="2027-08-11" calcext:value-type="date">
            <text:p>11.08.27</text:p>
          </table:table-cell>
          <table:table-cell table:number-columns-repeated="3"/>
          <table:table-cell table:formula="of:=([.D859]&lt;[.E858])+[.D859]-[.E85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8]); 0; IF([.E858]&gt;0.5; [.E858]; [.E85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59];&quot;DDDD&quot;)" office:value-type="string" office:string-value="Donnerstag" calcext:value-type="string">
            <text:p>Donnerstag</text:p>
          </table:table-cell>
          <table:table-cell office:value-type="date" office:date-value="2027-08-12" calcext:value-type="date">
            <text:p>12.08.27</text:p>
          </table:table-cell>
          <table:table-cell table:number-columns-repeated="3"/>
          <table:table-cell table:formula="of:=([.D860]&lt;[.E859])+[.D860]-[.E85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59]); 0; IF([.E859]&gt;0.5; [.E859]; [.E85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0];&quot;DDDD&quot;)" office:value-type="string" office:string-value="Freitag" calcext:value-type="string">
            <text:p>Freitag</text:p>
          </table:table-cell>
          <table:table-cell office:value-type="date" office:date-value="2027-08-13" calcext:value-type="date">
            <text:p>13.08.27</text:p>
          </table:table-cell>
          <table:table-cell table:number-columns-repeated="3"/>
          <table:table-cell table:formula="of:=([.D861]&lt;[.E860])+[.D861]-[.E86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0]); 0; IF([.E860]&gt;0.5; [.E860]; [.E86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1];&quot;DDDD&quot;)" office:value-type="string" office:string-value="Samstag" calcext:value-type="string">
            <text:p>Samstag</text:p>
          </table:table-cell>
          <table:table-cell office:value-type="date" office:date-value="2027-08-14" calcext:value-type="date">
            <text:p>14.08.27</text:p>
          </table:table-cell>
          <table:table-cell table:number-columns-repeated="3"/>
          <table:table-cell table:formula="of:=([.D862]&lt;[.E861])+[.D862]-[.E86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1]); 0; IF([.E861]&gt;0.5; [.E861]; [.E86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2];&quot;DDDD&quot;)" office:value-type="string" office:string-value="Sonntag" calcext:value-type="string">
            <text:p>Sonntag</text:p>
          </table:table-cell>
          <table:table-cell office:value-type="date" office:date-value="2027-08-15" calcext:value-type="date">
            <text:p>15.08.27</text:p>
          </table:table-cell>
          <table:table-cell table:number-columns-repeated="3"/>
          <table:table-cell table:formula="of:=([.D863]&lt;[.E862])+[.D863]-[.E86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2]); 0; IF([.E862]&gt;0.5; [.E862]; [.E86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3];&quot;DDDD&quot;)" office:value-type="string" office:string-value="Montag" calcext:value-type="string">
            <text:p>Montag</text:p>
          </table:table-cell>
          <table:table-cell office:value-type="date" office:date-value="2027-08-16" calcext:value-type="date">
            <text:p>16.08.27</text:p>
          </table:table-cell>
          <table:table-cell table:number-columns-repeated="3"/>
          <table:table-cell table:formula="of:=([.D864]&lt;[.E863])+[.D864]-[.E86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3]); 0; IF([.E863]&gt;0.5; [.E863]; [.E86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4];&quot;DDDD&quot;)" office:value-type="string" office:string-value="Dienstag" calcext:value-type="string">
            <text:p>Dienstag</text:p>
          </table:table-cell>
          <table:table-cell office:value-type="date" office:date-value="2027-08-17" calcext:value-type="date">
            <text:p>17.08.27</text:p>
          </table:table-cell>
          <table:table-cell table:number-columns-repeated="3"/>
          <table:table-cell table:formula="of:=([.D865]&lt;[.E864])+[.D865]-[.E86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4]); 0; IF([.E864]&gt;0.5; [.E864]; [.E86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5];&quot;DDDD&quot;)" office:value-type="string" office:string-value="Mittwoch" calcext:value-type="string">
            <text:p>Mittwoch</text:p>
          </table:table-cell>
          <table:table-cell office:value-type="date" office:date-value="2027-08-18" calcext:value-type="date">
            <text:p>18.08.27</text:p>
          </table:table-cell>
          <table:table-cell table:number-columns-repeated="3"/>
          <table:table-cell table:formula="of:=([.D866]&lt;[.E865])+[.D866]-[.E86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5]); 0; IF([.E865]&gt;0.5; [.E865]; [.E86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6];&quot;DDDD&quot;)" office:value-type="string" office:string-value="Donnerstag" calcext:value-type="string">
            <text:p>Donnerstag</text:p>
          </table:table-cell>
          <table:table-cell office:value-type="date" office:date-value="2027-08-19" calcext:value-type="date">
            <text:p>19.08.27</text:p>
          </table:table-cell>
          <table:table-cell table:number-columns-repeated="3"/>
          <table:table-cell table:formula="of:=([.D867]&lt;[.E866])+[.D867]-[.E86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6]); 0; IF([.E866]&gt;0.5; [.E866]; [.E86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7];&quot;DDDD&quot;)" office:value-type="string" office:string-value="Freitag" calcext:value-type="string">
            <text:p>Freitag</text:p>
          </table:table-cell>
          <table:table-cell office:value-type="date" office:date-value="2027-08-20" calcext:value-type="date">
            <text:p>20.08.27</text:p>
          </table:table-cell>
          <table:table-cell table:number-columns-repeated="3"/>
          <table:table-cell table:formula="of:=([.D868]&lt;[.E867])+[.D868]-[.E86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7]); 0; IF([.E867]&gt;0.5; [.E867]; [.E86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8];&quot;DDDD&quot;)" office:value-type="string" office:string-value="Samstag" calcext:value-type="string">
            <text:p>Samstag</text:p>
          </table:table-cell>
          <table:table-cell office:value-type="date" office:date-value="2027-08-21" calcext:value-type="date">
            <text:p>21.08.27</text:p>
          </table:table-cell>
          <table:table-cell table:number-columns-repeated="3"/>
          <table:table-cell table:formula="of:=([.D869]&lt;[.E868])+[.D869]-[.E86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8]); 0; IF([.E868]&gt;0.5; [.E868]; [.E86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69];&quot;DDDD&quot;)" office:value-type="string" office:string-value="Sonntag" calcext:value-type="string">
            <text:p>Sonntag</text:p>
          </table:table-cell>
          <table:table-cell office:value-type="date" office:date-value="2027-08-22" calcext:value-type="date">
            <text:p>22.08.27</text:p>
          </table:table-cell>
          <table:table-cell table:number-columns-repeated="3"/>
          <table:table-cell table:formula="of:=([.D870]&lt;[.E869])+[.D870]-[.E86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69]); 0; IF([.E869]&gt;0.5; [.E869]; [.E86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0];&quot;DDDD&quot;)" office:value-type="string" office:string-value="Montag" calcext:value-type="string">
            <text:p>Montag</text:p>
          </table:table-cell>
          <table:table-cell office:value-type="date" office:date-value="2027-08-23" calcext:value-type="date">
            <text:p>23.08.27</text:p>
          </table:table-cell>
          <table:table-cell table:number-columns-repeated="3"/>
          <table:table-cell table:formula="of:=([.D871]&lt;[.E870])+[.D871]-[.E87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0]); 0; IF([.E870]&gt;0.5; [.E870]; [.E87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1];&quot;DDDD&quot;)" office:value-type="string" office:string-value="Dienstag" calcext:value-type="string">
            <text:p>Dienstag</text:p>
          </table:table-cell>
          <table:table-cell office:value-type="date" office:date-value="2027-08-24" calcext:value-type="date">
            <text:p>24.08.27</text:p>
          </table:table-cell>
          <table:table-cell table:number-columns-repeated="3"/>
          <table:table-cell table:formula="of:=([.D872]&lt;[.E871])+[.D872]-[.E87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1]); 0; IF([.E871]&gt;0.5; [.E871]; [.E87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2];&quot;DDDD&quot;)" office:value-type="string" office:string-value="Mittwoch" calcext:value-type="string">
            <text:p>Mittwoch</text:p>
          </table:table-cell>
          <table:table-cell office:value-type="date" office:date-value="2027-08-25" calcext:value-type="date">
            <text:p>25.08.27</text:p>
          </table:table-cell>
          <table:table-cell table:number-columns-repeated="3"/>
          <table:table-cell table:formula="of:=([.D873]&lt;[.E872])+[.D873]-[.E872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2]); 0; IF([.E872]&gt;0.5; [.E872]; [.E872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3];&quot;DDDD&quot;)" office:value-type="string" office:string-value="Donnerstag" calcext:value-type="string">
            <text:p>Donnerstag</text:p>
          </table:table-cell>
          <table:table-cell office:value-type="date" office:date-value="2027-08-26" calcext:value-type="date">
            <text:p>26.08.27</text:p>
          </table:table-cell>
          <table:table-cell table:number-columns-repeated="3"/>
          <table:table-cell table:formula="of:=([.D874]&lt;[.E873])+[.D874]-[.E873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3]); 0; IF([.E873]&gt;0.5; [.E873]; [.E873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4];&quot;DDDD&quot;)" office:value-type="string" office:string-value="Freitag" calcext:value-type="string">
            <text:p>Freitag</text:p>
          </table:table-cell>
          <table:table-cell office:value-type="date" office:date-value="2027-08-27" calcext:value-type="date">
            <text:p>27.08.27</text:p>
          </table:table-cell>
          <table:table-cell table:number-columns-repeated="3"/>
          <table:table-cell table:formula="of:=([.D875]&lt;[.E874])+[.D875]-[.E874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4]); 0; IF([.E874]&gt;0.5; [.E874]; [.E874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5];&quot;DDDD&quot;)" office:value-type="string" office:string-value="Samstag" calcext:value-type="string">
            <text:p>Samstag</text:p>
          </table:table-cell>
          <table:table-cell office:value-type="date" office:date-value="2027-08-28" calcext:value-type="date">
            <text:p>28.08.27</text:p>
          </table:table-cell>
          <table:table-cell table:number-columns-repeated="3"/>
          <table:table-cell table:formula="of:=([.D876]&lt;[.E875])+[.D876]-[.E875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5]); 0; IF([.E875]&gt;0.5; [.E875]; [.E875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6];&quot;DDDD&quot;)" office:value-type="string" office:string-value="Sonntag" calcext:value-type="string">
            <text:p>Sonntag</text:p>
          </table:table-cell>
          <table:table-cell office:value-type="date" office:date-value="2027-08-29" calcext:value-type="date">
            <text:p>29.08.27</text:p>
          </table:table-cell>
          <table:table-cell table:number-columns-repeated="3"/>
          <table:table-cell table:formula="of:=([.D877]&lt;[.E876])+[.D877]-[.E876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6]); 0; IF([.E876]&gt;0.5; [.E876]; [.E876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7];&quot;DDDD&quot;)" office:value-type="string" office:string-value="Montag" calcext:value-type="string">
            <text:p>Montag</text:p>
          </table:table-cell>
          <table:table-cell office:value-type="date" office:date-value="2027-08-30" calcext:value-type="date">
            <text:p>30.08.27</text:p>
          </table:table-cell>
          <table:table-cell table:number-columns-repeated="3"/>
          <table:table-cell table:formula="of:=([.D878]&lt;[.E877])+[.D878]-[.E877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7]); 0; IF([.E877]&gt;0.5; [.E877]; [.E877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8];&quot;DDDD&quot;)" office:value-type="string" office:string-value="Dienstag" calcext:value-type="string">
            <text:p>Dienstag</text:p>
          </table:table-cell>
          <table:table-cell office:value-type="date" office:date-value="2027-08-31" calcext:value-type="date">
            <text:p>31.08.27</text:p>
          </table:table-cell>
          <table:table-cell table:number-columns-repeated="3"/>
          <table:table-cell table:formula="of:=([.D879]&lt;[.E878])+[.D879]-[.E878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8]); 0; IF([.E878]&gt;0.5; [.E878]; [.E878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79];&quot;DDDD&quot;)" office:value-type="string" office:string-value="Mittwoch" calcext:value-type="string">
            <text:p>Mittwoch</text:p>
          </table:table-cell>
          <table:table-cell office:value-type="date" office:date-value="2027-09-01" calcext:value-type="date">
            <text:p>01.09.27</text:p>
          </table:table-cell>
          <table:table-cell table:number-columns-repeated="3"/>
          <table:table-cell table:formula="of:=([.D880]&lt;[.E879])+[.D880]-[.E879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79]); 0; IF([.E879]&gt;0.5; [.E879]; [.E879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80];&quot;DDDD&quot;)" office:value-type="string" office:string-value="Donnerstag" calcext:value-type="string">
            <text:p>Donnerstag</text:p>
          </table:table-cell>
          <table:table-cell office:value-type="date" office:date-value="2027-09-02" calcext:value-type="date">
            <text:p>02.09.27</text:p>
          </table:table-cell>
          <table:table-cell table:number-columns-repeated="3"/>
          <table:table-cell table:formula="of:=([.D881]&lt;[.E880])+[.D881]-[.E880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80]); 0; IF([.E880]&gt;0.5; [.E880]; [.E880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style-name="ce49" table:formula="of:=TEXT([.B881];&quot;DDDD&quot;)" office:value-type="string" office:string-value="Freitag" calcext:value-type="string">
            <text:p>Freitag</text:p>
          </table:table-cell>
          <table:table-cell office:value-type="date" office:date-value="2027-09-03" calcext:value-type="date">
            <text:p>03.09.27</text:p>
          </table:table-cell>
          <table:table-cell table:number-columns-repeated="3"/>
          <table:table-cell table:formula="of:=([.D882]&lt;[.E881])+[.D882]-[.E881]" office:value-type="time" office:time-value="PT00H00M00S" calcext:value-type="time">
            <text:p>00:00:00</text:p>
          </table:table-cell>
          <table:table-cell table:number-columns-repeated="5"/>
          <table:table-cell table:style-name="ce77" table:formula="of:=IF(ISBLANK([.E881]); 0; IF([.E881]&gt;0.5; [.E881]; [.E881]+1)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 table:number-rows-repeated="1047575">
          <table:table-cell table:number-columns-repeated="16384"/>
        </table:table-row>
        <table:table-row table:style-name="ro3" table:number-rows-repeated="11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Tagebuch.C1:Tagebuch.C2">
            <calcext:condition calcext:apply-style-name="Good" calcext:value="contains-text(&quot;y&quot;)" calcext:base-cell-address="Tagebuch.C1"/>
          </calcext:conditional-format>
          <calcext:conditional-format calcext:target-range-address="Tagebuch.C1:Tagebuch.C2">
            <calcext:condition calcext:apply-style-name="Bad" calcext:value="contains-text(&quot;n&quot;)" calcext:base-cell-address="Tagebuch.C1"/>
          </calcext:conditional-format>
          <calcext:conditional-format calcext:target-range-address="Tagebuch.C1:Tagebuch.C2">
            <calcext:condition calcext:apply-style-name="Neutral" calcext:value="contains-text(&quot;u&quot;)" calcext:base-cell-address="Tagebuch.C1"/>
          </calcext:conditional-format>
          <calcext:conditional-format calcext:target-range-address="Tagebuch.J1:Tagebuch.J2">
            <calcext:color-scale>
              <calcext:color-scale-entry calcext:value="2" calcext:type="number" calcext:color="#ff0000"/>
              <calcext:color-scale-entry calcext:value="5" calcext:type="number" calcext:color="#ff972f"/>
              <calcext:color-scale-entry calcext:value="9" calcext:type="number" calcext:color="#00a933"/>
            </calcext:color-scale>
          </calcext:conditional-format>
          <calcext:conditional-format calcext:target-range-address="Tagebuch.C3:Tagebuch.C1048576">
            <calcext:condition calcext:apply-style-name="Good" calcext:value="contains-text(&quot;y&quot;)" calcext:base-cell-address="Tagebuch.C4"/>
          </calcext:conditional-format>
          <calcext:conditional-format calcext:target-range-address="Tagebuch.C3:Tagebuch.C1048576">
            <calcext:condition calcext:apply-style-name="Bad" calcext:value="contains-text(&quot;n&quot;)" calcext:base-cell-address="Tagebuch.C4"/>
          </calcext:conditional-format>
          <calcext:conditional-format calcext:target-range-address="Tagebuch.C3:Tagebuch.C1048576">
            <calcext:condition calcext:apply-style-name="Neutral" calcext:value="contains-text(&quot;u&quot;)" calcext:base-cell-address="Tagebuch.C4"/>
          </calcext:conditional-format>
          <calcext:conditional-format calcext:target-range-address="Tagebuch.J3:Tagebuch.J1048576">
            <calcext:color-scale>
              <calcext:color-scale-entry calcext:value="2" calcext:type="number" calcext:color="#ff0000"/>
              <calcext:color-scale-entry calcext:value="5" calcext:type="number" calcext:color="#ff972f"/>
              <calcext:color-scale-entry calcext:value="9" calcext:type="number" calcext:color="#00a933"/>
            </calcext:color-scale>
          </calcext:conditional-format>
          <calcext:conditional-format calcext:target-range-address="Tagebuch.C3:Tagebuch.C15">
            <calcext:condition calcext:apply-style-name="Good" calcext:value="contains-text(&quot;y&quot;)" calcext:base-cell-address="Tagebuch.C4"/>
          </calcext:conditional-format>
          <calcext:conditional-format calcext:target-range-address="Tagebuch.C3:Tagebuch.C15">
            <calcext:condition calcext:apply-style-name="Bad" calcext:value="contains-text(&quot;n&quot;)" calcext:base-cell-address="Tagebuch.C4"/>
          </calcext:conditional-format>
          <calcext:conditional-format calcext:target-range-address="Tagebuch.C3:Tagebuch.C15">
            <calcext:condition calcext:apply-style-name="Neutral" calcext:value="contains-text(&quot;u&quot;)" calcext:base-cell-address="Tagebuch.C4"/>
          </calcext:conditional-format>
          <calcext:conditional-format calcext:target-range-address="Tagebuch.C3:Tagebuch.C15">
            <calcext:condition calcext:apply-style-name="Good" calcext:value="contains-text(&quot;y&quot;)" calcext:base-cell-address="Tagebuch.C3"/>
          </calcext:conditional-format>
          <calcext:conditional-format calcext:target-range-address="Tagebuch.C3:Tagebuch.C15">
            <calcext:condition calcext:apply-style-name="Bad" calcext:value="contains-text(&quot;n&quot;)" calcext:base-cell-address="Tagebuch.C3"/>
          </calcext:conditional-format>
          <calcext:conditional-format calcext:target-range-address="Tagebuch.C3:Tagebuch.C15">
            <calcext:condition calcext:apply-style-name="Neutral" calcext:value="contains-text(&quot;u&quot;)" calcext:base-cell-address="Tagebuch.C3"/>
          </calcext:conditional-format>
        </calcext:conditional-formats>
      </table:table>
      <table:table table:name="Statistik" table:style-name="ta1">
        <table:table-column table:style-name="co10" table:default-cell-style-name="Default"/>
        <table:table-column table:style-name="co9" table:number-columns-repeated="2" table:default-cell-style-name="Default"/>
        <table:table-row table:style-name="ro4">
          <table:table-cell table:style-name="ce54" office:value-type="string" calcext:value-type="string" table:number-columns-spanned="3" table:number-rows-spanned="1">
            <text:p>Statistik</text:p>
          </table:table-cell>
          <table:covered-table-cell table:number-columns-repeated="2" table:style-name="ce56"/>
        </table:table-row>
        <table:table-row table:style-name="ro4">
          <table:table-cell table:style-name="ce55" office:value-type="string" calcext:value-type="string">
            <text:p>Ø Stimmung</text:p>
          </table:table-cell>
          <table:table-cell table:style-name="ce58" table:formula="of:=[Tagebuch.J2]" office:value-type="string" office:string-value="" calcext:value-type="error">
            <text:p>#DIV/0!</text:p>
          </table:table-cell>
          <table:table-cell table:style-name="ce62" office:value-type="string" calcext:value-type="string">
            <text:p>/10</text:p>
          </table:table-cell>
        </table:table-row>
        <table:table-row table:style-name="ro4">
          <table:table-cell table:style-name="ce55" office:value-type="string" calcext:value-type="string">
            <text:p>Ø Aufstehzeit</text:p>
          </table:table-cell>
          <table:table-cell table:style-name="ce59" table:formula="of:=[Tagebuch.D2]" office:value-type="string" office:string-value="" calcext:value-type="error">
            <text:p>#DIV/0!</text:p>
          </table:table-cell>
          <table:table-cell table:style-name="ce72" office:value-type="string" calcext:value-type="string">
            <text:p>Uhr</text:p>
          </table:table-cell>
        </table:table-row>
        <table:table-row table:style-name="ro4">
          <table:table-cell table:style-name="ce55" office:value-type="string" calcext:value-type="string">
            <text:p>Ø Schlafenszeit</text:p>
          </table:table-cell>
          <table:table-cell table:style-name="ce59" table:formula="of:=[Tagebuch.E2]" office:value-type="string" office:string-value="" calcext:value-type="error">
            <text:p>#DIV/0!</text:p>
          </table:table-cell>
          <table:table-cell table:style-name="ce72" office:value-type="string" calcext:value-type="string">
            <text:p>Uhr</text:p>
          </table:table-cell>
        </table:table-row>
        <table:table-row table:style-name="ro4">
          <table:table-cell table:style-name="ce55" office:value-type="string" calcext:value-type="string">
            <text:p>Ø Schlafstunden</text:p>
          </table:table-cell>
          <table:table-cell table:style-name="ce59" table:formula="of:=[Tagebuch.F2]" office:value-type="string" office:string-value="" calcext:value-type="error">
            <text:p>#DIV/0!</text:p>
          </table:table-cell>
          <table:table-cell table:style-name="ce72" office:value-type="string" calcext:value-type="string">
            <text:p>Stunden</text:p>
          </table:table-cell>
        </table:table-row>
        <table:table-row table:style-name="ro4">
          <table:table-cell table:style-name="ce55" office:value-type="string" calcext:value-type="string">
            <text:p>Ø Arbeitszeit</text:p>
          </table:table-cell>
          <table:table-cell table:style-name="ce59" table:formula="of:=[Tagebuch.G2]" office:value-type="string" office:string-value="" calcext:value-type="error">
            <text:p>#DIV/0!</text:p>
          </table:table-cell>
          <table:table-cell table:style-name="ce72" office:value-type="string" calcext:value-type="string">
            <text:p>Stunden</text:p>
          </table:table-cell>
        </table:table-row>
        <table:table-row table:style-name="ro4">
          <table:table-cell table:style-name="ce55" office:value-type="string" calcext:value-type="string">
            <text:p>Ø Nickerchen</text:p>
          </table:table-cell>
          <table:table-cell table:style-name="ce59" table:formula="of:=[Tagebuch.H2]" office:value-type="string" office:string-value="" calcext:value-type="error">
            <text:p>#DIV/0!</text:p>
          </table:table-cell>
          <table:table-cell table:style-name="ce72" office:value-type="string" calcext:value-type="string">
            <text:p>Stunden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table:style-name="ce55" office:value-type="string" calcext:value-type="string">
            <text:p>vollst. aufgezeichnet</text:p>
          </table:table-cell>
          <table:table-cell table:style-name="ce60" table:formula="of:=COUNTIF([Tagebuch.J:.J]; &quot;&gt; 0&quot;) - 1" office:value-type="float" office:value="-1" calcext:value-type="float">
            <text:p>-1</text:p>
          </table:table-cell>
          <table:table-cell table:style-name="ce72" office:value-type="string" calcext:value-type="string">
            <text:p>Tage</text:p>
          </table:table-cell>
        </table:table-row>
        <table:table-row table:style-name="ro4">
          <table:table-cell table:style-name="ce55" office:value-type="string" calcext:value-type="string">
            <text:p>Urlaub (u)</text:p>
          </table:table-cell>
          <table:table-cell table:style-name="ce60" table:formula="of:=COUNTIF([Tagebuch.C:.C]; &quot;u&quot;)" office:value-type="float" office:value="0" calcext:value-type="float">
            <text:p>0</text:p>
          </table:table-cell>
          <table:table-cell table:style-name="ce72" office:value-type="string" calcext:value-type="string">
            <text:p>Tage</text:p>
          </table:table-cell>
        </table:table-row>
        <table:table-row table:style-name="ro4">
          <table:table-cell table:style-name="ce55" office:value-type="string" calcext:value-type="string">
            <text:p>Arbeit (n)</text:p>
          </table:table-cell>
          <table:table-cell table:style-name="ce60" table:formula="of:=COUNTIF([Tagebuch.C:.C]; &quot;n&quot;)" office:value-type="float" office:value="0" calcext:value-type="float">
            <text:p>0</text:p>
          </table:table-cell>
          <table:table-cell table:style-name="ce72" office:value-type="string" calcext:value-type="string">
            <text:p>Tage</text:p>
          </table:table-cell>
        </table:table-row>
        <table:table-row table:style-name="ro4">
          <table:table-cell table:style-name="ce55" office:value-type="string" calcext:value-type="string">
            <text:p>Frei (y)</text:p>
          </table:table-cell>
          <table:table-cell table:style-name="ce60" table:formula="of:=COUNTIF([Tagebuch.C:.C]; &quot;y&quot;)" office:value-type="float" office:value="0" calcext:value-type="float">
            <text:p>0</text:p>
          </table:table-cell>
          <table:table-cell table:style-name="ce72" office:value-type="string" calcext:value-type="string">
            <text:p>Tage</text:p>
          </table:table-cell>
        </table:table-row>
        <table:table-row table:style-name="ro4">
          <table:table-cell table:style-name="ce55" office:value-type="string" calcext:value-type="string">
            <text:p>Nickerchen</text:p>
          </table:table-cell>
          <table:table-cell table:style-name="ce60" table:formula="of:=COUNTIF([Tagebuch.H:.H]; &quot;&gt;0&quot;) - 1" office:value-type="float" office:value="-1" calcext:value-type="float">
            <text:p>-1</text:p>
          </table:table-cell>
          <table:table-cell table:style-name="ce72" office:value-type="string" calcext:value-type="string">
            <text:p>insgesamt</text:p>
          </table:table-cell>
        </table:table-row>
        <table:table-row table:style-name="ro4">
          <table:table-cell table:style-name="ce55" office:value-type="string" calcext:value-type="string">
            <text:p>gearbeitete Zeit</text:p>
          </table:table-cell>
          <table:table-cell table:style-name="ce45" table:formula="of:=SUMIF([Tagebuch.G3:.G9879]; &quot;&gt;0&quot;)" office:value-type="time" office:time-value="PT00H00M00S" calcext:value-type="time">
            <text:p>00:00:00</text:p>
          </table:table-cell>
          <table:table-cell table:style-name="ce72" office:value-type="string" calcext:value-type="string">
            <text:p>insgesamt</text:p>
          </table:table-cell>
        </table:table-row>
        <table:table-row table:style-name="ro4">
          <table:table-cell table:style-name="ce55" office:value-type="string" calcext:value-type="string">
            <text:p>geschlafene Zeit</text:p>
          </table:table-cell>
          <table:table-cell table:style-name="ce45" table:formula="of:=SUMIF([Tagebuch.F3:.F9879]; &quot;&gt;0&quot;)" office:value-type="time" office:time-value="PT00H00M00S" calcext:value-type="time">
            <text:p>00:00:00</text:p>
          </table:table-cell>
          <table:table-cell table:style-name="ce72" office:value-type="string" calcext:value-type="string">
            <text:p>insgesamt</text:p>
          </table:table-cell>
        </table:table-row>
        <table:table-row table:style-name="ro4">
          <table:table-cell table:style-name="ce55" office:value-type="string" calcext:value-type="string">
            <text:p>genapte Zeit</text:p>
          </table:table-cell>
          <table:table-cell table:style-name="ce45" table:formula="of:=SUMIF([Tagebuch.H3:.H9879]; &quot;&gt;0&quot;)" office:value-type="time" office:time-value="PT00H00M00S" calcext:value-type="time">
            <text:p>00:00:00</text:p>
          </table:table-cell>
          <table:table-cell table:style-name="ce72" office:value-type="string" calcext:value-type="string">
            <text:p>insgesamt</text:p>
          </table:table-cell>
        </table:table-row>
        <table:table-row table:style-name="ro4" table:number-rows-repeated="1048559">
          <table:table-cell table:number-columns-repeated="3"/>
        </table:table-row>
        <table:table-row table:style-name="ro4">
          <table:table-cell table:number-columns-repeated="3"/>
        </table:table-row>
        <calcext:conditional-formats>
          <calcext:conditional-format calcext:target-range-address="Statistik.B2:Statistik.B2">
            <calcext:color-scale>
              <calcext:color-scale-entry calcext:value="2" calcext:type="number" calcext:color="#ff0000"/>
              <calcext:color-scale-entry calcext:value="5" calcext:type="number" calcext:color="#ff972f"/>
              <calcext:color-scale-entry calcext:value="9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14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0115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3P0"/>
    </number:currency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 number:calendar="jewish"/>
      <number:text> </number:text>
      <number:month number:calendar="jewish" number:style="long" number:textual="true"/>
    </number:date-style>
    <number:date-style style:name="N139">
      <number:month number:calendar="jewish" number:style="long" number:textual="true"/>
      <number:text> </number:text>
      <number:day number:calendar="jewish"/>
    </number:date-style>
    <number:date-style style:name="N140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  <number:time-style style:name="N142">
      <number:text>Ø </number:text>
      <number:hours number:style="long"/>
      <number:text>:</number:text>
      <number:minutes number:style="long"/>
    </number:time-style>
    <number:number-style style:name="N143">
      <number:text>Ø </number:text>
      <number:number number:decimal-places="1" number:min-decimal-places="1" number:min-integer-digits="1"/>
    </number:number-style>
    <number:currency-style style:name="N14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5P0"/>
    </number:currency-style>
    <number:number-style style:name="N146">
      <number:number number:decimal-places="1" number:min-decimal-places="1" number:min-integer-digits="1" number:grouping="true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1" number:min-decimal-places="11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51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6" number:min-decimal-places="6" number:min-integer-digits="1"/>
    </number:number-style>
    <number:number-style style:name="N155">
      <number:number number:decimal-places="5" number:min-decimal-places="5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3" number:min-decimal-places="3" number:min-integer-digits="1"/>
    </number:number-style>
    <number:number-style style:name="N158">
      <number:number number:decimal-places="1" number:min-decimal-places="1" number:min-integer-digits="1"/>
    </number:number-style>
    <number:currency-style style:name="N160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60"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60P0"/>
    </number:currency-style>
    <number:currency-style style:name="N162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62"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62P0"/>
    </number:currency-style>
    <number:currency-style style:name="N163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63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63P0"/>
    </number:currency-style>
    <number:currency-style style:name="N164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64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64P0"/>
    </number:currency-style>
    <number:currency-style style:name="N166P0" style:volatile="true">
      <number:currency-symbol number:language="de" number:country="AT">öS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66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0" number:decimal-replacement="--" number:min-integer-digits="1" number:grouping="true"/>
      <style:map style:condition="value()&gt;=0" style:apply-style-name="N166P0"/>
    </number:currency-style>
    <number:time-style style:name="N167">
      <number:text>Ø </number:text>
      <number:hours number:style="long"/>
      <number:text>:</number:text>
      <number:minutes number:style="long"/>
      <number:text>:</number:text>
      <number:seconds number:style="long"/>
    </number:time-style>
    <number:number-style style:name="N168">
      <number:text>Ø </number:text>
      <number:number number:decimal-places="2" number:min-decimal-places="2" number:min-integer-digits="1"/>
    </number:number-style>
    <number:number-style style:name="N10116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urchschnitt_20_Zeit" style:display-name="Durchschnitt Zeit" style:family="table-cell" style:parent-style-name="Default" style:data-style-name="N10114"/>
    <style:style style:name="Durchschnitt_20_Zahl" style:display-name="Durchschnitt Zahl" style:family="table-cell" style:parent-style-name="Default" style:data-style-name="N10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.00.0000</text:date>, <text:time style:data-style-name="N2" text:time-value="23:43:27.5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3:15:41.577000000</meta:creation-date>
    <dc:date>2025-04-08T23:44:29.288000000</dc:date>
    <meta:editing-duration>PT17H35M21S</meta:editing-duration>
    <meta:editing-cycles>311</meta:editing-cycles>
    <meta:generator>LibreOffice/24.8.5.2$Windows_X86_64 LibreOffice_project/fddf2685c70b461e7832239a0162a77216259f22</meta:generator>
    <meta:document-statistic meta:table-count="2" meta:cell-count="3575" meta:object-count="0"/>
  </office:meta>
</office:document-meta>
</file>